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ODEJS-128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321.456" calcext:value-type="float">
            <text:p>321,456</text:p>
          </table:table-cell>
          <table:table-cell table:number-columns-repeated="2"/>
          <table:table-cell office:value-type="float" office:value="182.146" calcext:value-type="float">
            <text:p>182,146</text:p>
          </table:table-cell>
          <table:table-cell table:number-columns-repeated="2"/>
          <table:table-cell office:value-type="float" office:value="4818.047" calcext:value-type="float">
            <text:p>4818,047</text:p>
          </table:table-cell>
          <table:table-cell office:value-type="float" office:value="999.868704" calcext:value-type="float">
            <text:p>999,868704</text:p>
          </table:table-cell>
          <table:table-cell table:number-columns-repeated="5"/>
          <table:table-cell table:formula="of:=['NODEJS-128MB'.N7]-['NODEJS-128MB'.$L7]" office:value-type="float" office:value="-0.0115410989010989" calcext:value-type="float">
            <text:p>-0,0115410989</text:p>
          </table:table-cell>
          <table:table-cell table:formula="of:=['NODEJS-128MB'.O7]-['NODEJS-128MB'.$L7]" office:value-type="float" office:value="0.0179729010989011" calcext:value-type="float">
            <text:p>0,0179729011</text:p>
          </table:table-cell>
        </table:table-row>
        <table:table-row table:style-name="ro1">
          <table:table-cell office:value-type="float" office:value="186.231" calcext:value-type="float">
            <text:p>186,231</text:p>
          </table:table-cell>
          <table:table-cell table:number-columns-repeated="2"/>
          <table:table-cell office:value-type="float" office:value="495.871" calcext:value-type="float">
            <text:p>495,871</text:p>
          </table:table-cell>
          <table:table-cell table:number-columns-repeated="2"/>
          <table:table-cell office:value-type="float" office:value="3957.148" calcext:value-type="float">
            <text:p>3957,148</text:p>
          </table:table-cell>
          <table:table-cell office:value-type="float" office:value="999.799819" calcext:value-type="float">
            <text:p>999,799819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60.193" calcext:value-type="float">
            <text:p>160,193</text:p>
          </table:table-cell>
          <table:table-cell table:number-columns-repeated="2"/>
          <table:table-cell office:value-type="float" office:value="284.136" calcext:value-type="float">
            <text:p>284,136</text:p>
          </table:table-cell>
          <table:table-cell table:number-columns-repeated="2"/>
          <table:table-cell office:value-type="float" office:value="3199.557" calcext:value-type="float">
            <text:p>3199,557</text:p>
          </table:table-cell>
          <table:table-cell office:value-type="float" office:value="999.680097" calcext:value-type="float">
            <text:p>999,68009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NODEJS-128MB'.$B$5:.$B$104])" office:value-type="float" office:value="0.0380780989010989" calcext:value-type="float">
            <text:p>0,0380780989</text:p>
          </table:table-cell>
          <table:table-cell table:formula="of:=STDEV(['NODEJS-128MB'.$B$5:.$B$104])" office:value-type="float" office:value="0.00679829239189265" calcext:value-type="float">
            <text:p>0,0067982924</text:p>
          </table:table-cell>
          <table:table-cell table:formula="of:=MIN(['NODEJS-128MB'.$B$5:.$B$104])" office:value-type="float" office:value="0.026537" calcext:value-type="float">
            <text:p>0,026537</text:p>
          </table:table-cell>
          <table:table-cell table:formula="of:=MAX(['NODEJS-128MB'.$B$5:.$B$104])" office:value-type="float" office:value="0.056051" calcext:value-type="float">
            <text:p>0,056051</text:p>
          </table:table-cell>
        </table:table-row>
        <table:table-row table:style-name="ro1">
          <table:table-cell office:value-type="float" office:value="207.072" calcext:value-type="float">
            <text:p>207,072</text:p>
          </table:table-cell>
          <table:table-cell table:number-columns-repeated="2"/>
          <table:table-cell office:value-type="float" office:value="95.374" calcext:value-type="float">
            <text:p>95,374</text:p>
          </table:table-cell>
          <table:table-cell table:number-columns-repeated="2"/>
          <table:table-cell office:value-type="float" office:value="3624.331" calcext:value-type="float">
            <text:p>3624,331</text:p>
          </table:table-cell>
          <table:table-cell office:value-type="float" office:value="999.376762" calcext:value-type="float">
            <text:p>999,376762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NODEJS-128MB'.$E$5:.$E$104])" office:value-type="float" office:value="4.34041735294118" calcext:value-type="float">
            <text:p>4,3404173529</text:p>
          </table:table-cell>
          <table:table-cell table:formula="of:=STDEV(['NODEJS-128MB'.$E$5:.$E$104])" office:value-type="float" office:value="1.55519616166214" calcext:value-type="float">
            <text:p>1,5551961617</text:p>
          </table:table-cell>
          <table:table-cell table:formula="of:=MIN(['NODEJS-128MB'.$E$5:.$E$104])" office:value-type="float" office:value="2.909433" calcext:value-type="float">
            <text:p>2,909433</text:p>
          </table:table-cell>
          <table:table-cell table:formula="of:=MAX(['NODEJS-128MB'.$E$5:.$E$104])" office:value-type="float" office:value="10.01733" calcext:value-type="float">
            <text:p>10,01733</text:p>
          </table:table-cell>
        </table:table-row>
        <table:table-row table:style-name="ro1">
          <table:table-cell office:value-type="float" office:value="1843.397" calcext:value-type="float">
            <text:p>1843,397</text:p>
          </table:table-cell>
          <table:table-cell table:number-columns-repeated="2"/>
          <table:table-cell office:value-type="float" office:value="99.78" calcext:value-type="float">
            <text:p>99,78</text:p>
          </table:table-cell>
          <table:table-cell table:number-columns-repeated="2"/>
          <table:table-cell office:value-type="float" office:value="3194.793" calcext:value-type="float">
            <text:p>3194,793</text:p>
          </table:table-cell>
          <table:table-cell office:value-type="float" office:value="998.628694" calcext:value-type="float">
            <text:p>998,628694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NODEJS-128MB'.$H$5:.$H$51])" office:value-type="float" office:value="936.350993914894" calcext:value-type="float">
            <text:p>936,3509939149</text:p>
          </table:table-cell>
          <table:table-cell table:formula="of:=STDEV(['NODEJS-128MB'.$H$5:.$H$51])" office:value-type="float" office:value="94.9458892959093" calcext:value-type="float">
            <text:p>94,9458892959</text:p>
          </table:table-cell>
          <table:table-cell table:formula="of:=MIN(['NODEJS-128MB'.$H$5:.$H$51])" office:value-type="float" office:value="394.239564" calcext:value-type="float">
            <text:p>394,239564</text:p>
          </table:table-cell>
          <table:table-cell table:formula="of:=MAX(['NODEJS-128MB'.$H$5:.$H$51])" office:value-type="float" office:value="999.868704" calcext:value-type="float">
            <text:p>999,868704</text:p>
          </table:table-cell>
        </table:table-row>
        <table:table-row table:style-name="ro1">
          <table:table-cell office:value-type="float" office:value="185.421" calcext:value-type="float">
            <text:p>185,421</text:p>
          </table:table-cell>
          <table:table-cell table:number-columns-repeated="2"/>
          <table:table-cell office:value-type="float" office:value="93.256" calcext:value-type="float">
            <text:p>93,256</text:p>
          </table:table-cell>
          <table:table-cell table:number-columns-repeated="2"/>
          <table:table-cell office:value-type="float" office:value="3190.434" calcext:value-type="float">
            <text:p>3190,434</text:p>
          </table:table-cell>
          <table:table-cell office:value-type="float" office:value="998.217328" calcext:value-type="float">
            <text:p>998,217328</text:p>
          </table:table-cell>
          <table:table-cell table:number-columns-repeated="7"/>
        </table:table-row>
        <table:table-row table:style-name="ro1">
          <table:table-cell office:value-type="float" office:value="186.106" calcext:value-type="float">
            <text:p>186,106</text:p>
          </table:table-cell>
          <table:table-cell table:number-columns-repeated="2"/>
          <table:table-cell office:value-type="float" office:value="95.512" calcext:value-type="float">
            <text:p>95,512</text:p>
          </table:table-cell>
          <table:table-cell table:number-columns-repeated="2"/>
          <table:table-cell office:value-type="float" office:value="3107.41" calcext:value-type="float">
            <text:p>3107,41</text:p>
          </table:table-cell>
          <table:table-cell office:value-type="float" office:value="997.924129" calcext:value-type="float">
            <text:p>997,924129</text:p>
          </table:table-cell>
          <table:table-cell table:number-columns-repeated="7"/>
        </table:table-row>
        <table:table-row table:style-name="ro1">
          <table:table-cell office:value-type="float" office:value="153.591" calcext:value-type="float">
            <text:p>153,591</text:p>
          </table:table-cell>
          <table:table-cell table:number-columns-repeated="2"/>
          <table:table-cell office:value-type="float" office:value="86.52" calcext:value-type="float">
            <text:p>86,52</text:p>
          </table:table-cell>
          <table:table-cell table:number-columns-repeated="2"/>
          <table:table-cell office:value-type="float" office:value="3228.101" calcext:value-type="float">
            <text:p>3228,101</text:p>
          </table:table-cell>
          <table:table-cell office:value-type="float" office:value="997.368881" calcext:value-type="float">
            <text:p>997,368881</text:p>
          </table:table-cell>
          <table:table-cell table:number-columns-repeated="7"/>
        </table:table-row>
        <table:table-row table:style-name="ro1">
          <table:table-cell office:value-type="float" office:value="846.106" calcext:value-type="float">
            <text:p>846,106</text:p>
          </table:table-cell>
          <table:table-cell table:number-columns-repeated="2"/>
          <table:table-cell office:value-type="float" office:value="85.268" calcext:value-type="float">
            <text:p>85,268</text:p>
          </table:table-cell>
          <table:table-cell table:number-columns-repeated="2"/>
          <table:table-cell office:value-type="float" office:value="4774.707" calcext:value-type="float">
            <text:p>4774,707</text:p>
          </table:table-cell>
          <table:table-cell office:value-type="float" office:value="997.348342" calcext:value-type="float">
            <text:p>997,348342</text:p>
          </table:table-cell>
          <table:table-cell table:number-columns-repeated="7"/>
        </table:table-row>
        <table:table-row table:style-name="ro1">
          <table:table-cell office:value-type="float" office:value="191.171" calcext:value-type="float">
            <text:p>191,171</text:p>
          </table:table-cell>
          <table:table-cell office:value-type="float" office:value="0.056051" calcext:value-type="float">
            <text:p>0,056051</text:p>
          </table:table-cell>
          <table:table-cell/>
          <table:table-cell office:value-type="float" office:value="89.456" calcext:value-type="float">
            <text:p>89,456</text:p>
          </table:table-cell>
          <table:table-cell table:number-columns-repeated="2"/>
          <table:table-cell office:value-type="float" office:value="3305.591" calcext:value-type="float">
            <text:p>3305,591</text:p>
          </table:table-cell>
          <table:table-cell office:value-type="float" office:value="997.03758" calcext:value-type="float">
            <text:p>997,03758</text:p>
          </table:table-cell>
          <table:table-cell table:number-columns-repeated="7"/>
        </table:table-row>
        <table:table-row table:style-name="ro1">
          <table:table-cell office:value-type="float" office:value="252.527" calcext:value-type="float">
            <text:p>252,527</text:p>
          </table:table-cell>
          <table:table-cell office:value-type="float" office:value="0.055144" calcext:value-type="float">
            <text:p>0,055144</text:p>
          </table:table-cell>
          <table:table-cell/>
          <table:table-cell office:value-type="float" office:value="106.819" calcext:value-type="float">
            <text:p>106,819</text:p>
          </table:table-cell>
          <table:table-cell table:number-columns-repeated="2"/>
          <table:table-cell office:value-type="float" office:value="3235.399" calcext:value-type="float">
            <text:p>3235,399</text:p>
          </table:table-cell>
          <table:table-cell office:value-type="float" office:value="996.821038" calcext:value-type="float">
            <text:p>996,821038</text:p>
          </table:table-cell>
          <table:table-cell table:number-columns-repeated="7"/>
        </table:table-row>
        <table:table-row table:style-name="ro1">
          <table:table-cell office:value-type="float" office:value="189.545" calcext:value-type="float">
            <text:p>189,545</text:p>
          </table:table-cell>
          <table:table-cell office:value-type="float" office:value="0.054376" calcext:value-type="float">
            <text:p>0,054376</text:p>
          </table:table-cell>
          <table:table-cell/>
          <table:table-cell office:value-type="float" office:value="66.74" calcext:value-type="float">
            <text:p>66,74</text:p>
          </table:table-cell>
          <table:table-cell table:number-columns-repeated="2"/>
          <table:table-cell office:value-type="float" office:value="3472.181" calcext:value-type="float">
            <text:p>3472,181</text:p>
          </table:table-cell>
          <table:table-cell office:value-type="float" office:value="996.618859" calcext:value-type="float">
            <text:p>996,618859</text:p>
          </table:table-cell>
          <table:table-cell table:number-columns-repeated="7"/>
        </table:table-row>
        <table:table-row table:style-name="ro1">
          <table:table-cell office:value-type="float" office:value="157.377" calcext:value-type="float">
            <text:p>157,377</text:p>
          </table:table-cell>
          <table:table-cell office:value-type="float" office:value="0.053291" calcext:value-type="float">
            <text:p>0,053291</text:p>
          </table:table-cell>
          <table:table-cell/>
          <table:table-cell office:value-type="float" office:value="59.946" calcext:value-type="float">
            <text:p>59,946</text:p>
          </table:table-cell>
          <table:table-cell table:number-columns-repeated="2"/>
          <table:table-cell office:value-type="float" office:value="3193.727" calcext:value-type="float">
            <text:p>3193,727</text:p>
          </table:table-cell>
          <table:table-cell office:value-type="float" office:value="995.275083" calcext:value-type="float">
            <text:p>995,275083</text:p>
          </table:table-cell>
          <table:table-cell table:number-columns-repeated="7"/>
        </table:table-row>
        <table:table-row table:style-name="ro1">
          <table:table-cell office:value-type="float" office:value="53.808" calcext:value-type="float">
            <text:p>53,808</text:p>
          </table:table-cell>
          <table:table-cell office:value-type="float" office:value="0.051316" calcext:value-type="float">
            <text:p>0,051316</text:p>
          </table:table-cell>
          <table:table-cell/>
          <table:table-cell office:value-type="float" office:value="128.061" calcext:value-type="float">
            <text:p>128,061</text:p>
          </table:table-cell>
          <table:table-cell table:number-columns-repeated="2"/>
          <table:table-cell office:value-type="float" office:value="3442.762" calcext:value-type="float">
            <text:p>3442,762</text:p>
          </table:table-cell>
          <table:table-cell office:value-type="float" office:value="995.117961" calcext:value-type="float">
            <text:p>995,117961</text:p>
          </table:table-cell>
          <table:table-cell table:number-columns-repeated="7"/>
        </table:table-row>
        <table:table-row table:style-name="ro1">
          <table:table-cell office:value-type="float" office:value="189.941" calcext:value-type="float">
            <text:p>189,941</text:p>
          </table:table-cell>
          <table:table-cell office:value-type="float" office:value="0.049787" calcext:value-type="float">
            <text:p>0,049787</text:p>
          </table:table-cell>
          <table:table-cell/>
          <table:table-cell office:value-type="float" office:value="55.824" calcext:value-type="float">
            <text:p>55,824</text:p>
          </table:table-cell>
          <table:table-cell table:number-columns-repeated="2"/>
          <table:table-cell office:value-type="float" office:value="3101.258" calcext:value-type="float">
            <text:p>3101,258</text:p>
          </table:table-cell>
          <table:table-cell office:value-type="float" office:value="994.736756" calcext:value-type="float">
            <text:p>994,736756</text:p>
          </table:table-cell>
          <table:table-cell table:number-columns-repeated="7"/>
        </table:table-row>
        <table:table-row table:style-name="ro1">
          <table:table-cell office:value-type="float" office:value="178.219" calcext:value-type="float">
            <text:p>178,219</text:p>
          </table:table-cell>
          <table:table-cell office:value-type="float" office:value="0.049168" calcext:value-type="float">
            <text:p>0,049168</text:p>
          </table:table-cell>
          <table:table-cell/>
          <table:table-cell office:value-type="float" office:value="51.856" calcext:value-type="float">
            <text:p>51,856</text:p>
          </table:table-cell>
          <table:table-cell office:value-type="float" office:value="10.01733" calcext:value-type="float">
            <text:p>10,01733</text:p>
          </table:table-cell>
          <table:table-cell/>
          <table:table-cell office:value-type="float" office:value="3090.801" calcext:value-type="float">
            <text:p>3090,801</text:p>
          </table:table-cell>
          <table:table-cell office:value-type="float" office:value="993.935695" calcext:value-type="float">
            <text:p>993,935695</text:p>
          </table:table-cell>
          <table:table-cell table:number-columns-repeated="7"/>
        </table:table-row>
        <table:table-row table:style-name="ro1">
          <table:table-cell office:value-type="float" office:value="246.902" calcext:value-type="float">
            <text:p>246,902</text:p>
          </table:table-cell>
          <table:table-cell office:value-type="float" office:value="0.047216" calcext:value-type="float">
            <text:p>0,047216</text:p>
          </table:table-cell>
          <table:table-cell/>
          <table:table-cell office:value-type="float" office:value="56.956" calcext:value-type="float">
            <text:p>56,956</text:p>
          </table:table-cell>
          <table:table-cell office:value-type="float" office:value="9.961358" calcext:value-type="float">
            <text:p>9,961358</text:p>
          </table:table-cell>
          <table:table-cell/>
          <table:table-cell office:value-type="float" office:value="3519.512" calcext:value-type="float">
            <text:p>3519,512</text:p>
          </table:table-cell>
          <table:table-cell office:value-type="float" office:value="993.860619" calcext:value-type="float">
            <text:p>993,860619</text:p>
          </table:table-cell>
          <table:table-cell table:number-columns-repeated="7"/>
        </table:table-row>
        <table:table-row table:style-name="ro1">
          <table:table-cell office:value-type="float" office:value="69.297" calcext:value-type="float">
            <text:p>69,297</text:p>
          </table:table-cell>
          <table:table-cell office:value-type="float" office:value="0.046321" calcext:value-type="float">
            <text:p>0,046321</text:p>
          </table:table-cell>
          <table:table-cell/>
          <table:table-cell office:value-type="float" office:value="47.722" calcext:value-type="float">
            <text:p>47,722</text:p>
          </table:table-cell>
          <table:table-cell office:value-type="float" office:value="9.067173" calcext:value-type="float">
            <text:p>9,067173</text:p>
          </table:table-cell>
          <table:table-cell/>
          <table:table-cell office:value-type="float" office:value="3104.788" calcext:value-type="float">
            <text:p>3104,788</text:p>
          </table:table-cell>
          <table:table-cell office:value-type="float" office:value="993.648752" calcext:value-type="float">
            <text:p>993,648752</text:p>
          </table:table-cell>
          <table:table-cell table:number-columns-repeated="7"/>
        </table:table-row>
        <table:table-row table:style-name="ro1">
          <table:table-cell office:value-type="float" office:value="157.004" calcext:value-type="float">
            <text:p>157,004</text:p>
          </table:table-cell>
          <table:table-cell office:value-type="float" office:value="0.046276" calcext:value-type="float">
            <text:p>0,046276</text:p>
          </table:table-cell>
          <table:table-cell/>
          <table:table-cell office:value-type="float" office:value="61.772" calcext:value-type="float">
            <text:p>61,772</text:p>
          </table:table-cell>
          <table:table-cell office:value-type="float" office:value="9.024907" calcext:value-type="float">
            <text:p>9,024907</text:p>
          </table:table-cell>
          <table:table-cell/>
          <table:table-cell office:value-type="float" office:value="4251.684" calcext:value-type="float">
            <text:p>4251,684</text:p>
          </table:table-cell>
          <table:table-cell office:value-type="float" office:value="993.463979" calcext:value-type="float">
            <text:p>993,463979</text:p>
          </table:table-cell>
          <table:table-cell table:number-columns-repeated="7"/>
        </table:table-row>
        <table:table-row table:style-name="ro1">
          <table:table-cell office:value-type="float" office:value="124.509" calcext:value-type="float">
            <text:p>124,509</text:p>
          </table:table-cell>
          <table:table-cell office:value-type="float" office:value="0.046191" calcext:value-type="float">
            <text:p>0,046191</text:p>
          </table:table-cell>
          <table:table-cell/>
          <table:table-cell office:value-type="float" office:value="251.845" calcext:value-type="float">
            <text:p>251,845</text:p>
          </table:table-cell>
          <table:table-cell office:value-type="float" office:value="8.207218" calcext:value-type="float">
            <text:p>8,207218</text:p>
          </table:table-cell>
          <table:table-cell/>
          <table:table-cell office:value-type="float" office:value="5249.375" calcext:value-type="float">
            <text:p>5249,375</text:p>
          </table:table-cell>
          <table:table-cell office:value-type="float" office:value="993.187837" calcext:value-type="float">
            <text:p>993,187837</text:p>
          </table:table-cell>
          <table:table-cell table:number-columns-repeated="7"/>
        </table:table-row>
        <table:table-row table:style-name="ro1">
          <table:table-cell office:value-type="float" office:value="208.437" calcext:value-type="float">
            <text:p>208,437</text:p>
          </table:table-cell>
          <table:table-cell office:value-type="float" office:value="0.045585" calcext:value-type="float">
            <text:p>0,045585</text:p>
          </table:table-cell>
          <table:table-cell/>
          <table:table-cell office:value-type="float" office:value="47.633" calcext:value-type="float">
            <text:p>47,633</text:p>
          </table:table-cell>
          <table:table-cell office:value-type="float" office:value="8.111202" calcext:value-type="float">
            <text:p>8,111202</text:p>
          </table:table-cell>
          <table:table-cell/>
          <table:table-cell office:value-type="float" office:value="3918.515" calcext:value-type="float">
            <text:p>3918,515</text:p>
          </table:table-cell>
          <table:table-cell office:value-type="float" office:value="992.899682" calcext:value-type="float">
            <text:p>992,899682</text:p>
          </table:table-cell>
          <table:table-cell table:number-columns-repeated="7"/>
        </table:table-row>
        <table:table-row table:style-name="ro1">
          <table:table-cell office:value-type="float" office:value="207.147" calcext:value-type="float">
            <text:p>207,147</text:p>
          </table:table-cell>
          <table:table-cell office:value-type="float" office:value="0.045572" calcext:value-type="float">
            <text:p>0,045572</text:p>
          </table:table-cell>
          <table:table-cell/>
          <table:table-cell office:value-type="float" office:value="56.8" calcext:value-type="float">
            <text:p>56,8</text:p>
          </table:table-cell>
          <table:table-cell office:value-type="float" office:value="7.432384" calcext:value-type="float">
            <text:p>7,432384</text:p>
          </table:table-cell>
          <table:table-cell/>
          <table:table-cell office:value-type="float" office:value="3103.326" calcext:value-type="float">
            <text:p>3103,326</text:p>
          </table:table-cell>
          <table:table-cell office:value-type="float" office:value="992.647185" calcext:value-type="float">
            <text:p>992,647185</text:p>
          </table:table-cell>
          <table:table-cell table:number-columns-repeated="7"/>
        </table:table-row>
        <table:table-row table:style-name="ro1">
          <table:table-cell office:value-type="float" office:value="61.798" calcext:value-type="float">
            <text:p>61,798</text:p>
          </table:table-cell>
          <table:table-cell office:value-type="float" office:value="0.04488" calcext:value-type="float">
            <text:p>0,04488</text:p>
          </table:table-cell>
          <table:table-cell/>
          <table:table-cell office:value-type="float" office:value="46.832" calcext:value-type="float">
            <text:p>46,832</text:p>
          </table:table-cell>
          <table:table-cell office:value-type="float" office:value="6.317759" calcext:value-type="float">
            <text:p>6,317759</text:p>
          </table:table-cell>
          <table:table-cell/>
          <table:table-cell office:value-type="float" office:value="3435.131" calcext:value-type="float">
            <text:p>3435,131</text:p>
          </table:table-cell>
          <table:table-cell office:value-type="float" office:value="991.526513" calcext:value-type="float">
            <text:p>991,526513</text:p>
          </table:table-cell>
          <table:table-cell table:number-columns-repeated="7"/>
        </table:table-row>
        <table:table-row table:style-name="ro1">
          <table:table-cell office:value-type="float" office:value="189.353" calcext:value-type="float">
            <text:p>189,353</text:p>
          </table:table-cell>
          <table:table-cell office:value-type="float" office:value="0.044787" calcext:value-type="float">
            <text:p>0,044787</text:p>
          </table:table-cell>
          <table:table-cell/>
          <table:table-cell office:value-type="float" office:value="51.768" calcext:value-type="float">
            <text:p>51,768</text:p>
          </table:table-cell>
          <table:table-cell office:value-type="float" office:value="6.133953" calcext:value-type="float">
            <text:p>6,133953</text:p>
          </table:table-cell>
          <table:table-cell/>
          <table:table-cell office:value-type="float" office:value="3340.427" calcext:value-type="float">
            <text:p>3340,427</text:p>
          </table:table-cell>
          <table:table-cell office:value-type="float" office:value="910.473932" calcext:value-type="float">
            <text:p>910,473932</text:p>
          </table:table-cell>
          <table:table-cell table:number-columns-repeated="7"/>
        </table:table-row>
        <table:table-row table:style-name="ro1">
          <table:table-cell office:value-type="float" office:value="190.188" calcext:value-type="float">
            <text:p>190,188</text:p>
          </table:table-cell>
          <table:table-cell office:value-type="float" office:value="0.044746" calcext:value-type="float">
            <text:p>0,044746</text:p>
          </table:table-cell>
          <table:table-cell/>
          <table:table-cell office:value-type="float" office:value="95.222" calcext:value-type="float">
            <text:p>95,222</text:p>
          </table:table-cell>
          <table:table-cell office:value-type="float" office:value="6.06644" calcext:value-type="float">
            <text:p>6,06644</text:p>
          </table:table-cell>
          <table:table-cell/>
          <table:table-cell office:value-type="float" office:value="5499.771" calcext:value-type="float">
            <text:p>5499,771</text:p>
          </table:table-cell>
          <table:table-cell office:value-type="float" office:value="909.067881" calcext:value-type="float">
            <text:p>909,067881</text:p>
          </table:table-cell>
          <table:table-cell table:number-columns-repeated="7"/>
        </table:table-row>
        <table:table-row table:style-name="ro1">
          <table:table-cell office:value-type="float" office:value="186.54" calcext:value-type="float">
            <text:p>186,54</text:p>
          </table:table-cell>
          <table:table-cell office:value-type="float" office:value="0.044658" calcext:value-type="float">
            <text:p>0,044658</text:p>
          </table:table-cell>
          <table:table-cell/>
          <table:table-cell office:value-type="float" office:value="59.918" calcext:value-type="float">
            <text:p>59,918</text:p>
          </table:table-cell>
          <table:table-cell office:value-type="float" office:value="5.880534" calcext:value-type="float">
            <text:p>5,880534</text:p>
          </table:table-cell>
          <table:table-cell/>
          <table:table-cell office:value-type="float" office:value="3229.368" calcext:value-type="float">
            <text:p>3229,368</text:p>
          </table:table-cell>
          <table:table-cell office:value-type="float" office:value="907.611201" calcext:value-type="float">
            <text:p>907,611201</text:p>
          </table:table-cell>
          <table:table-cell table:number-columns-repeated="7"/>
        </table:table-row>
        <table:table-row table:style-name="ro1">
          <table:table-cell office:value-type="float" office:value="485.535" calcext:value-type="float">
            <text:p>485,535</text:p>
          </table:table-cell>
          <table:table-cell office:value-type="float" office:value="0.044484" calcext:value-type="float">
            <text:p>0,044484</text:p>
          </table:table-cell>
          <table:table-cell/>
          <table:table-cell office:value-type="float" office:value="48.631" calcext:value-type="float">
            <text:p>48,631</text:p>
          </table:table-cell>
          <table:table-cell office:value-type="float" office:value="5.619548" calcext:value-type="float">
            <text:p>5,619548</text:p>
          </table:table-cell>
          <table:table-cell/>
          <table:table-cell office:value-type="float" office:value="5380.615" calcext:value-type="float">
            <text:p>5380,615</text:p>
          </table:table-cell>
          <table:table-cell office:value-type="float" office:value="907.411236" calcext:value-type="float">
            <text:p>907,411236</text:p>
          </table:table-cell>
          <table:table-cell table:number-columns-repeated="7"/>
        </table:table-row>
        <table:table-row table:style-name="ro1">
          <table:table-cell office:value-type="float" office:value="191.636" calcext:value-type="float">
            <text:p>191,636</text:p>
          </table:table-cell>
          <table:table-cell office:value-type="float" office:value="0.044305" calcext:value-type="float">
            <text:p>0,044305</text:p>
          </table:table-cell>
          <table:table-cell/>
          <table:table-cell office:value-type="float" office:value="63.259" calcext:value-type="float">
            <text:p>63,259</text:p>
          </table:table-cell>
          <table:table-cell office:value-type="float" office:value="5.294769" calcext:value-type="float">
            <text:p>5,294769</text:p>
          </table:table-cell>
          <table:table-cell/>
          <table:table-cell office:value-type="float" office:value="3474.938" calcext:value-type="float">
            <text:p>3474,938</text:p>
          </table:table-cell>
          <table:table-cell office:value-type="float" office:value="907.092323" calcext:value-type="float">
            <text:p>907,092323</text:p>
          </table:table-cell>
          <table:table-cell table:number-columns-repeated="7"/>
        </table:table-row>
        <table:table-row table:style-name="ro1">
          <table:table-cell office:value-type="float" office:value="152.472" calcext:value-type="float">
            <text:p>152,472</text:p>
          </table:table-cell>
          <table:table-cell office:value-type="float" office:value="0.044275" calcext:value-type="float">
            <text:p>0,044275</text:p>
          </table:table-cell>
          <table:table-cell/>
          <table:table-cell office:value-type="float" office:value="49.788" calcext:value-type="float">
            <text:p>49,788</text:p>
          </table:table-cell>
          <table:table-cell office:value-type="float" office:value="5.194934" calcext:value-type="float">
            <text:p>5,194934</text:p>
          </table:table-cell>
          <table:table-cell/>
          <table:table-cell office:value-type="float" office:value="3935.193" calcext:value-type="float">
            <text:p>3935,193</text:p>
          </table:table-cell>
          <table:table-cell office:value-type="float" office:value="906.374376" calcext:value-type="float">
            <text:p>906,374376</text:p>
          </table:table-cell>
          <table:table-cell table:number-columns-repeated="7"/>
        </table:table-row>
        <table:table-row table:style-name="ro1">
          <table:table-cell office:value-type="float" office:value="101.337" calcext:value-type="float">
            <text:p>101,337</text:p>
          </table:table-cell>
          <table:table-cell office:value-type="float" office:value="0.043639" calcext:value-type="float">
            <text:p>0,043639</text:p>
          </table:table-cell>
          <table:table-cell/>
          <table:table-cell office:value-type="float" office:value="46.116" calcext:value-type="float">
            <text:p>46,116</text:p>
          </table:table-cell>
          <table:table-cell office:value-type="float" office:value="5.167145" calcext:value-type="float">
            <text:p>5,167145</text:p>
          </table:table-cell>
          <table:table-cell/>
          <table:table-cell office:value-type="float" office:value="3091.469" calcext:value-type="float">
            <text:p>3091,469</text:p>
          </table:table-cell>
          <table:table-cell office:value-type="float" office:value="906.157331" calcext:value-type="float">
            <text:p>906,157331</text:p>
          </table:table-cell>
          <table:table-cell table:number-columns-repeated="7"/>
        </table:table-row>
        <table:table-row table:style-name="ro1">
          <table:table-cell office:value-type="float" office:value="196.918" calcext:value-type="float">
            <text:p>196,918</text:p>
          </table:table-cell>
          <table:table-cell office:value-type="float" office:value="0.043306" calcext:value-type="float">
            <text:p>0,043306</text:p>
          </table:table-cell>
          <table:table-cell/>
          <table:table-cell office:value-type="float" office:value="47.753" calcext:value-type="float">
            <text:p>47,753</text:p>
          </table:table-cell>
          <table:table-cell office:value-type="float" office:value="5.106761" calcext:value-type="float">
            <text:p>5,106761</text:p>
          </table:table-cell>
          <table:table-cell/>
          <table:table-cell office:value-type="float" office:value="14104.306" calcext:value-type="float">
            <text:p>14104,306</text:p>
          </table:table-cell>
          <table:table-cell office:value-type="float" office:value="906.010314" calcext:value-type="float">
            <text:p>906,010314</text:p>
          </table:table-cell>
          <table:table-cell table:number-columns-repeated="7"/>
        </table:table-row>
        <table:table-row table:style-name="ro1">
          <table:table-cell office:value-type="float" office:value="179.801" calcext:value-type="float">
            <text:p>179,801</text:p>
          </table:table-cell>
          <table:table-cell office:value-type="float" office:value="0.043033" calcext:value-type="float">
            <text:p>0,043033</text:p>
          </table:table-cell>
          <table:table-cell/>
          <table:table-cell office:value-type="float" office:value="46.493" calcext:value-type="float">
            <text:p>46,493</text:p>
          </table:table-cell>
          <table:table-cell office:value-type="float" office:value="4.910571" calcext:value-type="float">
            <text:p>4,910571</text:p>
          </table:table-cell>
          <table:table-cell/>
          <table:table-cell office:value-type="float" office:value="3126.19" calcext:value-type="float">
            <text:p>3126,19</text:p>
          </table:table-cell>
          <table:table-cell office:value-type="float" office:value="905.149721" calcext:value-type="float">
            <text:p>905,149721</text:p>
          </table:table-cell>
          <table:table-cell table:number-columns-repeated="7"/>
        </table:table-row>
        <table:table-row table:style-name="ro1">
          <table:table-cell office:value-type="float" office:value="123.117" calcext:value-type="float">
            <text:p>123,117</text:p>
          </table:table-cell>
          <table:table-cell office:value-type="float" office:value="0.042314" calcext:value-type="float">
            <text:p>0,042314</text:p>
          </table:table-cell>
          <table:table-cell/>
          <table:table-cell office:value-type="float" office:value="44.917" calcext:value-type="float">
            <text:p>44,917</text:p>
          </table:table-cell>
          <table:table-cell office:value-type="float" office:value="4.800572" calcext:value-type="float">
            <text:p>4,800572</text:p>
          </table:table-cell>
          <table:table-cell/>
          <table:table-cell office:value-type="float" office:value="4648.491" calcext:value-type="float">
            <text:p>4648,491</text:p>
          </table:table-cell>
          <table:table-cell office:value-type="float" office:value="904.288874" calcext:value-type="float">
            <text:p>904,288874</text:p>
          </table:table-cell>
          <table:table-cell table:number-columns-repeated="7"/>
        </table:table-row>
        <table:table-row table:style-name="ro1">
          <table:table-cell office:value-type="float" office:value="184.068" calcext:value-type="float">
            <text:p>184,068</text:p>
          </table:table-cell>
          <table:table-cell office:value-type="float" office:value="0.041608" calcext:value-type="float">
            <text:p>0,041608</text:p>
          </table:table-cell>
          <table:table-cell/>
          <table:table-cell office:value-type="float" office:value="49.115" calcext:value-type="float">
            <text:p>49,115</text:p>
          </table:table-cell>
          <table:table-cell office:value-type="float" office:value="4.597971" calcext:value-type="float">
            <text:p>4,597971</text:p>
          </table:table-cell>
          <table:table-cell/>
          <table:table-cell office:value-type="float" office:value="3458.886" calcext:value-type="float">
            <text:p>3458,886</text:p>
          </table:table-cell>
          <table:table-cell office:value-type="float" office:value="903.856276" calcext:value-type="float">
            <text:p>903,856276</text:p>
          </table:table-cell>
          <table:table-cell table:number-columns-repeated="7"/>
        </table:table-row>
        <table:table-row table:style-name="ro1">
          <table:table-cell office:value-type="float" office:value="122.644" calcext:value-type="float">
            <text:p>122,644</text:p>
          </table:table-cell>
          <table:table-cell office:value-type="float" office:value="0.041509" calcext:value-type="float">
            <text:p>0,041509</text:p>
          </table:table-cell>
          <table:table-cell/>
          <table:table-cell office:value-type="float" office:value="132.557" calcext:value-type="float">
            <text:p>132,557</text:p>
          </table:table-cell>
          <table:table-cell office:value-type="float" office:value="4.581241" calcext:value-type="float">
            <text:p>4,581241</text:p>
          </table:table-cell>
          <table:table-cell/>
          <table:table-cell office:value-type="float" office:value="3095.531" calcext:value-type="float">
            <text:p>3095,531</text:p>
          </table:table-cell>
          <table:table-cell office:value-type="float" office:value="903.723499" calcext:value-type="float">
            <text:p>903,723499</text:p>
          </table:table-cell>
          <table:table-cell table:number-columns-repeated="7"/>
        </table:table-row>
        <table:table-row table:style-name="ro1">
          <table:table-cell office:value-type="float" office:value="128.994" calcext:value-type="float">
            <text:p>128,994</text:p>
          </table:table-cell>
          <table:table-cell office:value-type="float" office:value="0.041281" calcext:value-type="float">
            <text:p>0,041281</text:p>
          </table:table-cell>
          <table:table-cell/>
          <table:table-cell office:value-type="float" office:value="118.734" calcext:value-type="float">
            <text:p>118,734</text:p>
          </table:table-cell>
          <table:table-cell office:value-type="float" office:value="4.494813" calcext:value-type="float">
            <text:p>4,494813</text:p>
          </table:table-cell>
          <table:table-cell/>
          <table:table-cell office:value-type="float" office:value="3108.736" calcext:value-type="float">
            <text:p>3108,736</text:p>
          </table:table-cell>
          <table:table-cell office:value-type="float" office:value="903.382524" calcext:value-type="float">
            <text:p>903,382524</text:p>
          </table:table-cell>
          <table:table-cell table:number-columns-repeated="7"/>
        </table:table-row>
        <table:table-row table:style-name="ro1">
          <table:table-cell office:value-type="float" office:value="155.264" calcext:value-type="float">
            <text:p>155,264</text:p>
          </table:table-cell>
          <table:table-cell office:value-type="float" office:value="0.040823" calcext:value-type="float">
            <text:p>0,040823</text:p>
          </table:table-cell>
          <table:table-cell/>
          <table:table-cell office:value-type="float" office:value="57.152" calcext:value-type="float">
            <text:p>57,152</text:p>
          </table:table-cell>
          <table:table-cell office:value-type="float" office:value="4.403066" calcext:value-type="float">
            <text:p>4,403066</text:p>
          </table:table-cell>
          <table:table-cell/>
          <table:table-cell office:value-type="float" office:value="4391.017" calcext:value-type="float">
            <text:p>4391,017</text:p>
          </table:table-cell>
          <table:table-cell office:value-type="float" office:value="903.296411" calcext:value-type="float">
            <text:p>903,296411</text:p>
          </table:table-cell>
          <table:table-cell table:number-columns-repeated="7"/>
        </table:table-row>
        <table:table-row table:style-name="ro1">
          <table:table-cell office:value-type="float" office:value="158.76" calcext:value-type="float">
            <text:p>158,76</text:p>
          </table:table-cell>
          <table:table-cell office:value-type="float" office:value="0.04075" calcext:value-type="float">
            <text:p>0,04075</text:p>
          </table:table-cell>
          <table:table-cell/>
          <table:table-cell office:value-type="float" office:value="56.857" calcext:value-type="float">
            <text:p>56,857</text:p>
          </table:table-cell>
          <table:table-cell office:value-type="float" office:value="4.303391" calcext:value-type="float">
            <text:p>4,303391</text:p>
          </table:table-cell>
          <table:table-cell/>
          <table:table-cell office:value-type="float" office:value="3095.255" calcext:value-type="float">
            <text:p>3095,255</text:p>
          </table:table-cell>
          <table:table-cell office:value-type="float" office:value="903.217093" calcext:value-type="float">
            <text:p>903,217093</text:p>
          </table:table-cell>
          <table:table-cell table:number-columns-repeated="7"/>
        </table:table-row>
        <table:table-row table:style-name="ro1">
          <table:table-cell office:value-type="float" office:value="219.15" calcext:value-type="float">
            <text:p>219,15</text:p>
          </table:table-cell>
          <table:table-cell office:value-type="float" office:value="0.040305" calcext:value-type="float">
            <text:p>0,040305</text:p>
          </table:table-cell>
          <table:table-cell/>
          <table:table-cell office:value-type="float" office:value="46.29" calcext:value-type="float">
            <text:p>46,29</text:p>
          </table:table-cell>
          <table:table-cell office:value-type="float" office:value="4.279213" calcext:value-type="float">
            <text:p>4,279213</text:p>
          </table:table-cell>
          <table:table-cell/>
          <table:table-cell office:value-type="float" office:value="3075.488" calcext:value-type="float">
            <text:p>3075,488</text:p>
          </table:table-cell>
          <table:table-cell office:value-type="float" office:value="902.107022" calcext:value-type="float">
            <text:p>902,107022</text:p>
          </table:table-cell>
          <table:table-cell table:number-columns-repeated="7"/>
        </table:table-row>
        <table:table-row table:style-name="ro1">
          <table:table-cell office:value-type="float" office:value="126.884" calcext:value-type="float">
            <text:p>126,884</text:p>
          </table:table-cell>
          <table:table-cell office:value-type="float" office:value="0.039546" calcext:value-type="float">
            <text:p>0,039546</text:p>
          </table:table-cell>
          <table:table-cell/>
          <table:table-cell office:value-type="float" office:value="57.59" calcext:value-type="float">
            <text:p>57,59</text:p>
          </table:table-cell>
          <table:table-cell office:value-type="float" office:value="4.222271" calcext:value-type="float">
            <text:p>4,222271</text:p>
          </table:table-cell>
          <table:table-cell/>
          <table:table-cell office:value-type="float" office:value="5055.324" calcext:value-type="float">
            <text:p>5055,324</text:p>
          </table:table-cell>
          <table:table-cell office:value-type="float" office:value="902.047954" calcext:value-type="float">
            <text:p>902,047954</text:p>
          </table:table-cell>
          <table:table-cell table:number-columns-repeated="7"/>
        </table:table-row>
        <table:table-row table:style-name="ro1">
          <table:table-cell office:value-type="float" office:value="190.277" calcext:value-type="float">
            <text:p>190,277</text:p>
          </table:table-cell>
          <table:table-cell office:value-type="float" office:value="0.039458" calcext:value-type="float">
            <text:p>0,039458</text:p>
          </table:table-cell>
          <table:table-cell/>
          <table:table-cell office:value-type="float" office:value="81.903" calcext:value-type="float">
            <text:p>81,903</text:p>
          </table:table-cell>
          <table:table-cell office:value-type="float" office:value="4.191414" calcext:value-type="float">
            <text:p>4,191414</text:p>
          </table:table-cell>
          <table:table-cell/>
          <table:table-cell office:value-type="float" office:value="3264.968" calcext:value-type="float">
            <text:p>3264,968</text:p>
          </table:table-cell>
          <table:table-cell office:value-type="float" office:value="901.658154" calcext:value-type="float">
            <text:p>901,658154</text:p>
          </table:table-cell>
          <table:table-cell table:number-columns-repeated="7"/>
        </table:table-row>
        <table:table-row table:style-name="ro1">
          <table:table-cell office:value-type="float" office:value="115.729" calcext:value-type="float">
            <text:p>115,729</text:p>
          </table:table-cell>
          <table:table-cell office:value-type="float" office:value="0.039402" calcext:value-type="float">
            <text:p>0,039402</text:p>
          </table:table-cell>
          <table:table-cell/>
          <table:table-cell office:value-type="float" office:value="45.153" calcext:value-type="float">
            <text:p>45,153</text:p>
          </table:table-cell>
          <table:table-cell office:value-type="float" office:value="4.18432" calcext:value-type="float">
            <text:p>4,18432</text:p>
          </table:table-cell>
          <table:table-cell/>
          <table:table-cell office:value-type="float" office:value="3557.066" calcext:value-type="float">
            <text:p>3557,066</text:p>
          </table:table-cell>
          <table:table-cell office:value-type="float" office:value="901.386324" calcext:value-type="float">
            <text:p>901,386324</text:p>
          </table:table-cell>
          <table:table-cell table:number-columns-repeated="7"/>
        </table:table-row>
        <table:table-row table:style-name="ro1">
          <table:table-cell office:value-type="float" office:value="157.179" calcext:value-type="float">
            <text:p>157,179</text:p>
          </table:table-cell>
          <table:table-cell office:value-type="float" office:value="0.039391" calcext:value-type="float">
            <text:p>0,039391</text:p>
          </table:table-cell>
          <table:table-cell/>
          <table:table-cell office:value-type="float" office:value="200.973" calcext:value-type="float">
            <text:p>200,973</text:p>
          </table:table-cell>
          <table:table-cell office:value-type="float" office:value="4.139016" calcext:value-type="float">
            <text:p>4,139016</text:p>
          </table:table-cell>
          <table:table-cell/>
          <table:table-cell office:value-type="float" office:value="3201.653" calcext:value-type="float">
            <text:p>3201,653</text:p>
          </table:table-cell>
          <table:table-cell office:value-type="float" office:value="900.820162" calcext:value-type="float">
            <text:p>900,820162</text:p>
          </table:table-cell>
          <table:table-cell table:number-columns-repeated="7"/>
        </table:table-row>
        <table:table-row table:style-name="ro1">
          <table:table-cell office:value-type="float" office:value="271.372" calcext:value-type="float">
            <text:p>271,372</text:p>
          </table:table-cell>
          <table:table-cell office:value-type="float" office:value="0.039252" calcext:value-type="float">
            <text:p>0,039252</text:p>
          </table:table-cell>
          <table:table-cell/>
          <table:table-cell office:value-type="float" office:value="45.616" calcext:value-type="float">
            <text:p>45,616</text:p>
          </table:table-cell>
          <table:table-cell office:value-type="float" office:value="4.096317" calcext:value-type="float">
            <text:p>4,096317</text:p>
          </table:table-cell>
          <table:table-cell/>
          <table:table-cell office:value-type="float" office:value="3818.52" calcext:value-type="float">
            <text:p>3818,52</text:p>
          </table:table-cell>
          <table:table-cell office:value-type="float" office:value="900.473665" calcext:value-type="float">
            <text:p>900,473665</text:p>
          </table:table-cell>
          <table:table-cell table:number-columns-repeated="7"/>
        </table:table-row>
        <table:table-row table:style-name="ro1">
          <table:table-cell office:value-type="float" office:value="160.136" calcext:value-type="float">
            <text:p>160,136</text:p>
          </table:table-cell>
          <table:table-cell office:value-type="float" office:value="0.039231" calcext:value-type="float">
            <text:p>0,039231</text:p>
          </table:table-cell>
          <table:table-cell/>
          <table:table-cell office:value-type="float" office:value="45.066" calcext:value-type="float">
            <text:p>45,066</text:p>
          </table:table-cell>
          <table:table-cell office:value-type="float" office:value="4.093432" calcext:value-type="float">
            <text:p>4,093432</text:p>
          </table:table-cell>
          <table:table-cell/>
          <table:table-cell office:value-type="float" office:value="3222.853" calcext:value-type="float">
            <text:p>3222,853</text:p>
          </table:table-cell>
          <table:table-cell office:value-type="float" office:value="899.618448" calcext:value-type="float">
            <text:p>899,618448</text:p>
          </table:table-cell>
          <table:table-cell table:number-columns-repeated="7"/>
        </table:table-row>
        <table:table-row table:style-name="ro1">
          <table:table-cell office:value-type="float" office:value="153.218" calcext:value-type="float">
            <text:p>153,218</text:p>
          </table:table-cell>
          <table:table-cell office:value-type="float" office:value="0.039087" calcext:value-type="float">
            <text:p>0,039087</text:p>
          </table:table-cell>
          <table:table-cell/>
          <table:table-cell office:value-type="float" office:value="42.264" calcext:value-type="float">
            <text:p>42,264</text:p>
          </table:table-cell>
          <table:table-cell office:value-type="float" office:value="4.04395" calcext:value-type="float">
            <text:p>4,04395</text:p>
          </table:table-cell>
          <table:table-cell/>
          <table:table-cell office:value-type="float" office:value="7590.015" calcext:value-type="float">
            <text:p>7590,015</text:p>
          </table:table-cell>
          <table:table-cell office:value-type="float" office:value="810.042134" calcext:value-type="float">
            <text:p>810,042134</text:p>
          </table:table-cell>
          <table:table-cell table:number-columns-repeated="7"/>
        </table:table-row>
        <table:table-row table:style-name="ro1">
          <table:table-cell office:value-type="float" office:value="169.64" calcext:value-type="float">
            <text:p>169,64</text:p>
          </table:table-cell>
          <table:table-cell office:value-type="float" office:value="0.038928" calcext:value-type="float">
            <text:p>0,038928</text:p>
          </table:table-cell>
          <table:table-cell/>
          <table:table-cell office:value-type="float" office:value="60.593" calcext:value-type="float">
            <text:p>60,593</text:p>
          </table:table-cell>
          <table:table-cell office:value-type="float" office:value="4.040737" calcext:value-type="float">
            <text:p>4,040737</text:p>
          </table:table-cell>
          <table:table-cell/>
          <table:table-cell office:value-type="float" office:value="10437.905" calcext:value-type="float">
            <text:p>10437,905</text:p>
          </table:table-cell>
          <table:table-cell office:value-type="float" office:value="394.239564" calcext:value-type="float">
            <text:p>394,239564</text:p>
          </table:table-cell>
          <table:table-cell office:value-type="string" calcext:value-type="string">
            <text:p>&lt;-</text:p>
          </table:table-cell>
          <table:table-cell table:number-columns-repeated="6"/>
        </table:table-row>
        <table:table-row table:style-name="ro1">
          <table:table-cell office:value-type="float" office:value="218.982" calcext:value-type="float">
            <text:p>218,982</text:p>
          </table:table-cell>
          <table:table-cell office:value-type="float" office:value="0.038675" calcext:value-type="float">
            <text:p>0,038675</text:p>
          </table:table-cell>
          <table:table-cell/>
          <table:table-cell office:value-type="float" office:value="45.701" calcext:value-type="float">
            <text:p>45,701</text:p>
          </table:table-cell>
          <table:table-cell office:value-type="float" office:value="4.037141" calcext:value-type="float">
            <text:p>4,037141</text:p>
          </table:table-cell>
          <table:table-cell/>
          <table:table-cell office:value-type="float" office:value="3500.285" calcext:value-type="float">
            <text:p>3500,285</text:p>
          </table:table-cell>
          <table:table-cell office:value-type="float" office:value="393.668157" calcext:value-type="float">
            <text:p>393,668157</text:p>
          </table:table-cell>
          <table:table-cell table:number-columns-repeated="7"/>
        </table:table-row>
        <table:table-row table:style-name="ro1">
          <table:table-cell office:value-type="float" office:value="560.135" calcext:value-type="float">
            <text:p>560,135</text:p>
          </table:table-cell>
          <table:table-cell office:value-type="float" office:value="0.03864" calcext:value-type="float">
            <text:p>0,03864</text:p>
          </table:table-cell>
          <table:table-cell/>
          <table:table-cell office:value-type="float" office:value="74.533" calcext:value-type="float">
            <text:p>74,533</text:p>
          </table:table-cell>
          <table:table-cell office:value-type="float" office:value="3.997722" calcext:value-type="float">
            <text:p>3,997722</text:p>
          </table:table-cell>
          <table:table-cell/>
          <table:table-cell office:value-type="float" office:value="3501.152" calcext:value-type="float">
            <text:p>3501,152</text:p>
          </table:table-cell>
          <table:table-cell office:value-type="float" office:value="303.520115" calcext:value-type="float">
            <text:p>303,520115</text:p>
          </table:table-cell>
          <table:table-cell table:number-columns-repeated="7"/>
        </table:table-row>
        <table:table-row table:style-name="ro1">
          <table:table-cell office:value-type="float" office:value="189.804" calcext:value-type="float">
            <text:p>189,804</text:p>
          </table:table-cell>
          <table:table-cell office:value-type="float" office:value="0.038175" calcext:value-type="float">
            <text:p>0,038175</text:p>
          </table:table-cell>
          <table:table-cell/>
          <table:table-cell office:value-type="float" office:value="50.042" calcext:value-type="float">
            <text:p>50,042</text:p>
          </table:table-cell>
          <table:table-cell office:value-type="float" office:value="3.977923" calcext:value-type="float">
            <text:p>3,977923</text:p>
          </table:table-cell>
          <table:table-cell/>
          <table:table-cell office:value-type="float" office:value="4116.389" calcext:value-type="float">
            <text:p>4116,389</text:p>
          </table:table-cell>
          <table:table-cell office:value-type="float" office:value="301.22482" calcext:value-type="float">
            <text:p>301,22482</text:p>
          </table:table-cell>
          <table:table-cell table:number-columns-repeated="7"/>
        </table:table-row>
        <table:table-row table:style-name="ro1">
          <table:table-cell office:value-type="float" office:value="150.324" calcext:value-type="float">
            <text:p>150,324</text:p>
          </table:table-cell>
          <table:table-cell office:value-type="float" office:value="0.03805" calcext:value-type="float">
            <text:p>0,03805</text:p>
          </table:table-cell>
          <table:table-cell/>
          <table:table-cell office:value-type="float" office:value="100.539" calcext:value-type="float">
            <text:p>100,539</text:p>
          </table:table-cell>
          <table:table-cell office:value-type="float" office:value="3.966423" calcext:value-type="float">
            <text:p>3,966423</text:p>
          </table:table-cell>
          <table:table-cell/>
          <table:table-cell office:value-type="float" office:value="3829.352" calcext:value-type="float">
            <text:p>3829,352</text:p>
          </table:table-cell>
          <table:table-cell office:value-type="float" office:value="299.257557" calcext:value-type="float">
            <text:p>299,257557</text:p>
          </table:table-cell>
          <table:table-cell table:number-columns-repeated="7"/>
        </table:table-row>
        <table:table-row table:style-name="ro1">
          <table:table-cell office:value-type="float" office:value="123.683" calcext:value-type="float">
            <text:p>123,683</text:p>
          </table:table-cell>
          <table:table-cell office:value-type="float" office:value="0.037998" calcext:value-type="float">
            <text:p>0,037998</text:p>
          </table:table-cell>
          <table:table-cell/>
          <table:table-cell office:value-type="float" office:value="49.426" calcext:value-type="float">
            <text:p>49,426</text:p>
          </table:table-cell>
          <table:table-cell office:value-type="float" office:value="3.937689" calcext:value-type="float">
            <text:p>3,937689</text:p>
          </table:table-cell>
          <table:table-cell/>
          <table:table-cell office:value-type="float" office:value="3598.871" calcext:value-type="float">
            <text:p>3598,871</text:p>
          </table:table-cell>
          <table:table-cell office:value-type="float" office:value="295.128801" calcext:value-type="float">
            <text:p>295,128801</text:p>
          </table:table-cell>
          <table:table-cell table:number-columns-repeated="7"/>
        </table:table-row>
        <table:table-row table:style-name="ro1">
          <table:table-cell office:value-type="float" office:value="98.458" calcext:value-type="float">
            <text:p>98,458</text:p>
          </table:table-cell>
          <table:table-cell office:value-type="float" office:value="0.037906" calcext:value-type="float">
            <text:p>0,037906</text:p>
          </table:table-cell>
          <table:table-cell/>
          <table:table-cell office:value-type="float" office:value="56.427" calcext:value-type="float">
            <text:p>56,427</text:p>
          </table:table-cell>
          <table:table-cell office:value-type="float" office:value="3.874658" calcext:value-type="float">
            <text:p>3,874658</text:p>
          </table:table-cell>
          <table:table-cell/>
          <table:table-cell office:value-type="float" office:value="5375.575" calcext:value-type="float">
            <text:p>5375,575</text:p>
          </table:table-cell>
          <table:table-cell office:value-type="float" office:value="209.423973" calcext:value-type="float">
            <text:p>209,423973</text:p>
          </table:table-cell>
          <table:table-cell table:number-columns-repeated="7"/>
        </table:table-row>
        <table:table-row table:style-name="ro1">
          <table:table-cell office:value-type="float" office:value="154.118" calcext:value-type="float">
            <text:p>154,118</text:p>
          </table:table-cell>
          <table:table-cell office:value-type="float" office:value="0.037883" calcext:value-type="float">
            <text:p>0,037883</text:p>
          </table:table-cell>
          <table:table-cell/>
          <table:table-cell office:value-type="float" office:value="52.285" calcext:value-type="float">
            <text:p>52,285</text:p>
          </table:table-cell>
          <table:table-cell office:value-type="float" office:value="3.833756" calcext:value-type="float">
            <text:p>3,833756</text:p>
          </table:table-cell>
          <table:table-cell/>
          <table:table-cell office:value-type="float" office:value="3431.566" calcext:value-type="float">
            <text:p>3431,566</text:p>
          </table:table-cell>
          <table:table-cell office:value-type="float" office:value="207.515677" calcext:value-type="float">
            <text:p>207,515677</text:p>
          </table:table-cell>
          <table:table-cell table:number-columns-repeated="7"/>
        </table:table-row>
        <table:table-row table:style-name="ro1">
          <table:table-cell office:value-type="float" office:value="152.187" calcext:value-type="float">
            <text:p>152,187</text:p>
          </table:table-cell>
          <table:table-cell office:value-type="float" office:value="0.037828" calcext:value-type="float">
            <text:p>0,037828</text:p>
          </table:table-cell>
          <table:table-cell/>
          <table:table-cell office:value-type="float" office:value="46.219" calcext:value-type="float">
            <text:p>46,219</text:p>
          </table:table-cell>
          <table:table-cell office:value-type="float" office:value="3.805274" calcext:value-type="float">
            <text:p>3,805274</text:p>
          </table:table-cell>
          <table:table-cell/>
          <table:table-cell office:value-type="float" office:value="5203.629" calcext:value-type="float">
            <text:p>5203,629</text:p>
          </table:table-cell>
          <table:table-cell office:value-type="float" office:value="206.037685" calcext:value-type="float">
            <text:p>206,037685</text:p>
          </table:table-cell>
          <table:table-cell table:number-columns-repeated="7"/>
        </table:table-row>
        <table:table-row table:style-name="ro1">
          <table:table-cell office:value-type="float" office:value="147.524" calcext:value-type="float">
            <text:p>147,524</text:p>
          </table:table-cell>
          <table:table-cell office:value-type="float" office:value="0.037815" calcext:value-type="float">
            <text:p>0,037815</text:p>
          </table:table-cell>
          <table:table-cell/>
          <table:table-cell office:value-type="float" office:value="105.722" calcext:value-type="float">
            <text:p>105,722</text:p>
          </table:table-cell>
          <table:table-cell office:value-type="float" office:value="3.781503" calcext:value-type="float">
            <text:p>3,781503</text:p>
          </table:table-cell>
          <table:table-cell/>
          <table:table-cell office:value-type="float" office:value="3616.092" calcext:value-type="float">
            <text:p>3616,092</text:p>
          </table:table-cell>
          <table:table-cell office:value-type="float" office:value="205.597092" calcext:value-type="float">
            <text:p>205,597092</text:p>
          </table:table-cell>
          <table:table-cell table:number-columns-repeated="7"/>
        </table:table-row>
        <table:table-row table:style-name="ro1">
          <table:table-cell office:value-type="float" office:value="192.126" calcext:value-type="float">
            <text:p>192,126</text:p>
          </table:table-cell>
          <table:table-cell office:value-type="float" office:value="0.037642" calcext:value-type="float">
            <text:p>0,037642</text:p>
          </table:table-cell>
          <table:table-cell/>
          <table:table-cell office:value-type="float" office:value="44.157" calcext:value-type="float">
            <text:p>44,157</text:p>
          </table:table-cell>
          <table:table-cell office:value-type="float" office:value="3.764737" calcext:value-type="float">
            <text:p>3,764737</text:p>
          </table:table-cell>
          <table:table-cell/>
          <table:table-cell office:value-type="float" office:value="21929.785" calcext:value-type="float">
            <text:p>21929,785</text:p>
          </table:table-cell>
          <table:table-cell office:value-type="float" office:value="204.940957" calcext:value-type="float">
            <text:p>204,940957</text:p>
          </table:table-cell>
          <table:table-cell table:number-columns-repeated="7"/>
        </table:table-row>
        <table:table-row table:style-name="ro1">
          <table:table-cell office:value-type="float" office:value="189.085" calcext:value-type="float">
            <text:p>189,085</text:p>
          </table:table-cell>
          <table:table-cell office:value-type="float" office:value="0.037592" calcext:value-type="float">
            <text:p>0,037592</text:p>
          </table:table-cell>
          <table:table-cell/>
          <table:table-cell office:value-type="float" office:value="44.558" calcext:value-type="float">
            <text:p>44,558</text:p>
          </table:table-cell>
          <table:table-cell office:value-type="float" office:value="3.758261" calcext:value-type="float">
            <text:p>3,758261</text:p>
          </table:table-cell>
          <table:table-cell/>
          <table:table-cell office:value-type="float" office:value="3767.154" calcext:value-type="float">
            <text:p>3767,154</text:p>
          </table:table-cell>
          <table:table-cell office:value-type="float" office:value="204.206439" calcext:value-type="float">
            <text:p>204,206439</text:p>
          </table:table-cell>
          <table:table-cell table:number-columns-repeated="7"/>
        </table:table-row>
        <table:table-row table:style-name="ro1">
          <table:table-cell office:value-type="float" office:value="168.159" calcext:value-type="float">
            <text:p>168,159</text:p>
          </table:table-cell>
          <table:table-cell office:value-type="float" office:value="0.037547" calcext:value-type="float">
            <text:p>0,037547</text:p>
          </table:table-cell>
          <table:table-cell/>
          <table:table-cell office:value-type="float" office:value="62.749" calcext:value-type="float">
            <text:p>62,749</text:p>
          </table:table-cell>
          <table:table-cell office:value-type="float" office:value="3.743457" calcext:value-type="float">
            <text:p>3,743457</text:p>
          </table:table-cell>
          <table:table-cell/>
          <table:table-cell office:value-type="float" office:value="4433.913" calcext:value-type="float">
            <text:p>4433,913</text:p>
          </table:table-cell>
          <table:table-cell office:value-type="float" office:value="202.68828" calcext:value-type="float">
            <text:p>202,68828</text:p>
          </table:table-cell>
          <table:table-cell table:number-columns-repeated="7"/>
        </table:table-row>
        <table:table-row table:style-name="ro1">
          <table:table-cell office:value-type="float" office:value="180.818" calcext:value-type="float">
            <text:p>180,818</text:p>
          </table:table-cell>
          <table:table-cell office:value-type="float" office:value="0.03706" calcext:value-type="float">
            <text:p>0,03706</text:p>
          </table:table-cell>
          <table:table-cell/>
          <table:table-cell office:value-type="float" office:value="49.199" calcext:value-type="float">
            <text:p>49,199</text:p>
          </table:table-cell>
          <table:table-cell office:value-type="float" office:value="3.71512" calcext:value-type="float">
            <text:p>3,71512</text:p>
          </table:table-cell>
          <table:table-cell/>
          <table:table-cell office:value-type="float" office:value="3419.331" calcext:value-type="float">
            <text:p>3419,331</text:p>
          </table:table-cell>
          <table:table-cell office:value-type="float" office:value="202.020148" calcext:value-type="float">
            <text:p>202,020148</text:p>
          </table:table-cell>
          <table:table-cell table:number-columns-repeated="7"/>
        </table:table-row>
        <table:table-row table:style-name="ro1">
          <table:table-cell office:value-type="float" office:value="166.203" calcext:value-type="float">
            <text:p>166,203</text:p>
          </table:table-cell>
          <table:table-cell office:value-type="float" office:value="0.036518" calcext:value-type="float">
            <text:p>0,036518</text:p>
          </table:table-cell>
          <table:table-cell/>
          <table:table-cell office:value-type="float" office:value="46.451" calcext:value-type="float">
            <text:p>46,451</text:p>
          </table:table-cell>
          <table:table-cell office:value-type="float" office:value="3.682679" calcext:value-type="float">
            <text:p>3,682679</text:p>
          </table:table-cell>
          <table:table-cell/>
          <table:table-cell office:value-type="float" office:value="3926.592" calcext:value-type="float">
            <text:p>3926,592</text:p>
          </table:table-cell>
          <table:table-cell office:value-type="float" office:value="201.026217" calcext:value-type="float">
            <text:p>201,026217</text:p>
          </table:table-cell>
          <table:table-cell table:number-columns-repeated="7"/>
        </table:table-row>
        <table:table-row table:style-name="ro1">
          <table:table-cell office:value-type="float" office:value="313.116" calcext:value-type="float">
            <text:p>313,116</text:p>
          </table:table-cell>
          <table:table-cell office:value-type="float" office:value="0.036503" calcext:value-type="float">
            <text:p>0,036503</text:p>
          </table:table-cell>
          <table:table-cell/>
          <table:table-cell office:value-type="float" office:value="42.613" calcext:value-type="float">
            <text:p>42,613</text:p>
          </table:table-cell>
          <table:table-cell office:value-type="float" office:value="3.677802" calcext:value-type="float">
            <text:p>3,677802</text:p>
          </table:table-cell>
          <table:table-cell/>
          <table:table-cell office:value-type="float" office:value="3397.984" calcext:value-type="float">
            <text:p>3397,984</text:p>
          </table:table-cell>
          <table:table-cell office:value-type="float" office:value="200.007073" calcext:value-type="float">
            <text:p>200,007073</text:p>
          </table:table-cell>
          <table:table-cell table:number-columns-repeated="7"/>
        </table:table-row>
        <table:table-row table:style-name="ro1">
          <table:table-cell office:value-type="float" office:value="164.051" calcext:value-type="float">
            <text:p>164,051</text:p>
          </table:table-cell>
          <table:table-cell office:value-type="float" office:value="0.036444" calcext:value-type="float">
            <text:p>0,036444</text:p>
          </table:table-cell>
          <table:table-cell/>
          <table:table-cell office:value-type="float" office:value="45.866" calcext:value-type="float">
            <text:p>45,866</text:p>
          </table:table-cell>
          <table:table-cell office:value-type="float" office:value="3.675343" calcext:value-type="float">
            <text:p>3,675343</text:p>
          </table:table-cell>
          <table:table-cell/>
          <table:table-cell office:value-type="float" office:value="6017.649" calcext:value-type="float">
            <text:p>6017,649</text:p>
          </table:table-cell>
          <table:table-cell office:value-type="float" office:value="199.337069" calcext:value-type="float">
            <text:p>199,337069</text:p>
          </table:table-cell>
          <table:table-cell table:number-columns-repeated="7"/>
        </table:table-row>
        <table:table-row table:style-name="ro1">
          <table:table-cell office:value-type="float" office:value="184.831" calcext:value-type="float">
            <text:p>184,831</text:p>
          </table:table-cell>
          <table:table-cell office:value-type="float" office:value="0.036185" calcext:value-type="float">
            <text:p>0,036185</text:p>
          </table:table-cell>
          <table:table-cell/>
          <table:table-cell office:value-type="float" office:value="44.946" calcext:value-type="float">
            <text:p>44,946</text:p>
          </table:table-cell>
          <table:table-cell office:value-type="float" office:value="3.672277" calcext:value-type="float">
            <text:p>3,672277</text:p>
          </table:table-cell>
          <table:table-cell/>
          <table:table-cell office:value-type="float" office:value="3388.726" calcext:value-type="float">
            <text:p>3388,726</text:p>
          </table:table-cell>
          <table:table-cell office:value-type="float" office:value="198.493624" calcext:value-type="float">
            <text:p>198,493624</text:p>
          </table:table-cell>
          <table:table-cell table:number-columns-repeated="7"/>
        </table:table-row>
        <table:table-row table:style-name="ro1">
          <table:table-cell office:value-type="float" office:value="500.276" calcext:value-type="float">
            <text:p>500,276</text:p>
          </table:table-cell>
          <table:table-cell office:value-type="float" office:value="0.035926" calcext:value-type="float">
            <text:p>0,035926</text:p>
          </table:table-cell>
          <table:table-cell/>
          <table:table-cell office:value-type="float" office:value="45.071" calcext:value-type="float">
            <text:p>45,071</text:p>
          </table:table-cell>
          <table:table-cell office:value-type="float" office:value="3.660494" calcext:value-type="float">
            <text:p>3,660494</text:p>
          </table:table-cell>
          <table:table-cell/>
          <table:table-cell office:value-type="float" office:value="3321.999" calcext:value-type="float">
            <text:p>3321,999</text:p>
          </table:table-cell>
          <table:table-cell office:value-type="float" office:value="195.478306" calcext:value-type="float">
            <text:p>195,478306</text:p>
          </table:table-cell>
          <table:table-cell table:number-columns-repeated="7"/>
        </table:table-row>
        <table:table-row table:style-name="ro1">
          <table:table-cell office:value-type="float" office:value="530.02" calcext:value-type="float">
            <text:p>530,02</text:p>
          </table:table-cell>
          <table:table-cell office:value-type="float" office:value="0.035818" calcext:value-type="float">
            <text:p>0,035818</text:p>
          </table:table-cell>
          <table:table-cell/>
          <table:table-cell office:value-type="float" office:value="51.676" calcext:value-type="float">
            <text:p>51,676</text:p>
          </table:table-cell>
          <table:table-cell office:value-type="float" office:value="3.630346" calcext:value-type="float">
            <text:p>3,630346</text:p>
          </table:table-cell>
          <table:table-cell/>
          <table:table-cell office:value-type="float" office:value="4483.417" calcext:value-type="float">
            <text:p>4483,417</text:p>
          </table:table-cell>
          <table:table-cell office:value-type="float" office:value="192.796778" calcext:value-type="float">
            <text:p>192,796778</text:p>
          </table:table-cell>
          <table:table-cell table:number-columns-repeated="7"/>
        </table:table-row>
        <table:table-row table:style-name="ro1">
          <table:table-cell office:value-type="float" office:value="145.238" calcext:value-type="float">
            <text:p>145,238</text:p>
          </table:table-cell>
          <table:table-cell office:value-type="float" office:value="0.035448" calcext:value-type="float">
            <text:p>0,035448</text:p>
          </table:table-cell>
          <table:table-cell/>
          <table:table-cell office:value-type="float" office:value="52.566" calcext:value-type="float">
            <text:p>52,566</text:p>
          </table:table-cell>
          <table:table-cell office:value-type="float" office:value="3.579577" calcext:value-type="float">
            <text:p>3,579577</text:p>
          </table:table-cell>
          <table:table-cell/>
          <table:table-cell office:value-type="float" office:value="3345.977" calcext:value-type="float">
            <text:p>3345,977</text:p>
          </table:table-cell>
          <table:table-cell table:number-columns-repeated="8"/>
        </table:table-row>
        <table:table-row table:style-name="ro1">
          <table:table-cell office:value-type="float" office:value="66.504" calcext:value-type="float">
            <text:p>66,504</text:p>
          </table:table-cell>
          <table:table-cell office:value-type="float" office:value="0.034863" calcext:value-type="float">
            <text:p>0,034863</text:p>
          </table:table-cell>
          <table:table-cell/>
          <table:table-cell office:value-type="float" office:value="47.017" calcext:value-type="float">
            <text:p>47,017</text:p>
          </table:table-cell>
          <table:table-cell office:value-type="float" office:value="3.532607" calcext:value-type="float">
            <text:p>3,532607</text:p>
          </table:table-cell>
          <table:table-cell/>
          <table:table-cell office:value-type="float" office:value="3759.724" calcext:value-type="float">
            <text:p>3759,724</text:p>
          </table:table-cell>
          <table:table-cell table:number-columns-repeated="8"/>
        </table:table-row>
        <table:table-row table:style-name="ro1">
          <table:table-cell office:value-type="float" office:value="208.665" calcext:value-type="float">
            <text:p>208,665</text:p>
          </table:table-cell>
          <table:table-cell office:value-type="float" office:value="0.034569" calcext:value-type="float">
            <text:p>0,034569</text:p>
          </table:table-cell>
          <table:table-cell/>
          <table:table-cell office:value-type="float" office:value="195.071" calcext:value-type="float">
            <text:p>195,071</text:p>
          </table:table-cell>
          <table:table-cell office:value-type="float" office:value="3.529227" calcext:value-type="float">
            <text:p>3,529227</text:p>
          </table:table-cell>
          <table:table-cell/>
          <table:table-cell office:value-type="float" office:value="5510.466" calcext:value-type="float">
            <text:p>5510,466</text:p>
          </table:table-cell>
          <table:table-cell table:number-columns-repeated="8"/>
        </table:table-row>
        <table:table-row table:style-name="ro1">
          <table:table-cell office:value-type="float" office:value="157.59" calcext:value-type="float">
            <text:p>157,59</text:p>
          </table:table-cell>
          <table:table-cell office:value-type="float" office:value="0.034206" calcext:value-type="float">
            <text:p>0,034206</text:p>
          </table:table-cell>
          <table:table-cell/>
          <table:table-cell office:value-type="float" office:value="41.938" calcext:value-type="float">
            <text:p>41,938</text:p>
          </table:table-cell>
          <table:table-cell office:value-type="float" office:value="3.520589" calcext:value-type="float">
            <text:p>3,520589</text:p>
          </table:table-cell>
          <table:table-cell/>
          <table:table-cell office:value-type="float" office:value="3453.941" calcext:value-type="float">
            <text:p>3453,941</text:p>
          </table:table-cell>
          <table:table-cell table:number-columns-repeated="8"/>
        </table:table-row>
        <table:table-row table:style-name="ro1">
          <table:table-cell office:value-type="float" office:value="191.312" calcext:value-type="float">
            <text:p>191,312</text:p>
          </table:table-cell>
          <table:table-cell office:value-type="float" office:value="0.033859" calcext:value-type="float">
            <text:p>0,033859</text:p>
          </table:table-cell>
          <table:table-cell/>
          <table:table-cell office:value-type="float" office:value="43.846" calcext:value-type="float">
            <text:p>43,846</text:p>
          </table:table-cell>
          <table:table-cell office:value-type="float" office:value="3.492864" calcext:value-type="float">
            <text:p>3,492864</text:p>
          </table:table-cell>
          <table:table-cell/>
          <table:table-cell office:value-type="float" office:value="9982.466" calcext:value-type="float">
            <text:p>9982,466</text:p>
          </table:table-cell>
          <table:table-cell table:number-columns-repeated="8"/>
        </table:table-row>
        <table:table-row table:style-name="ro1">
          <table:table-cell office:value-type="float" office:value="181.359" calcext:value-type="float">
            <text:p>181,359</text:p>
          </table:table-cell>
          <table:table-cell office:value-type="float" office:value="0.033609" calcext:value-type="float">
            <text:p>0,033609</text:p>
          </table:table-cell>
          <table:table-cell/>
          <table:table-cell office:value-type="float" office:value="44.57" calcext:value-type="float">
            <text:p>44,57</text:p>
          </table:table-cell>
          <table:table-cell office:value-type="float" office:value="3.492017" calcext:value-type="float">
            <text:p>3,492017</text:p>
          </table:table-cell>
          <table:table-cell/>
          <table:table-cell office:value-type="float" office:value="4020.883" calcext:value-type="float">
            <text:p>4020,883</text:p>
          </table:table-cell>
          <table:table-cell table:number-columns-repeated="8"/>
        </table:table-row>
        <table:table-row table:style-name="ro1">
          <table:table-cell office:value-type="float" office:value="141.889" calcext:value-type="float">
            <text:p>141,889</text:p>
          </table:table-cell>
          <table:table-cell office:value-type="float" office:value="0.033501" calcext:value-type="float">
            <text:p>0,033501</text:p>
          </table:table-cell>
          <table:table-cell/>
          <table:table-cell office:value-type="float" office:value="47.4" calcext:value-type="float">
            <text:p>47,4</text:p>
          </table:table-cell>
          <table:table-cell office:value-type="float" office:value="3.487365" calcext:value-type="float">
            <text:p>3,487365</text:p>
          </table:table-cell>
          <table:table-cell/>
          <table:table-cell office:value-type="float" office:value="3297.853" calcext:value-type="float">
            <text:p>3297,853</text:p>
          </table:table-cell>
          <table:table-cell table:number-columns-repeated="8"/>
        </table:table-row>
        <table:table-row table:style-name="ro1">
          <table:table-cell office:value-type="float" office:value="468.305" calcext:value-type="float">
            <text:p>468,305</text:p>
          </table:table-cell>
          <table:table-cell office:value-type="float" office:value="0.033078" calcext:value-type="float">
            <text:p>0,033078</text:p>
          </table:table-cell>
          <table:table-cell/>
          <table:table-cell office:value-type="float" office:value="47.264" calcext:value-type="float">
            <text:p>47,264</text:p>
          </table:table-cell>
          <table:table-cell office:value-type="float" office:value="3.481989" calcext:value-type="float">
            <text:p>3,481989</text:p>
          </table:table-cell>
          <table:table-cell/>
          <table:table-cell office:value-type="float" office:value="4890.948" calcext:value-type="float">
            <text:p>4890,948</text:p>
          </table:table-cell>
          <table:table-cell table:number-columns-repeated="8"/>
        </table:table-row>
        <table:table-row table:style-name="ro1">
          <table:table-cell office:value-type="float" office:value="234.136" calcext:value-type="float">
            <text:p>234,136</text:p>
          </table:table-cell>
          <table:table-cell office:value-type="float" office:value="0.032766" calcext:value-type="float">
            <text:p>0,032766</text:p>
          </table:table-cell>
          <table:table-cell/>
          <table:table-cell office:value-type="float" office:value="50.558" calcext:value-type="float">
            <text:p>50,558</text:p>
          </table:table-cell>
          <table:table-cell office:value-type="float" office:value="3.462399" calcext:value-type="float">
            <text:p>3,462399</text:p>
          </table:table-cell>
          <table:table-cell/>
          <table:table-cell office:value-type="float" office:value="3317.132" calcext:value-type="float">
            <text:p>3317,132</text:p>
          </table:table-cell>
          <table:table-cell table:number-columns-repeated="8"/>
        </table:table-row>
        <table:table-row table:style-name="ro1">
          <table:table-cell office:value-type="float" office:value="145.276" calcext:value-type="float">
            <text:p>145,276</text:p>
          </table:table-cell>
          <table:table-cell office:value-type="float" office:value="0.032494" calcext:value-type="float">
            <text:p>0,032494</text:p>
          </table:table-cell>
          <table:table-cell/>
          <table:table-cell office:value-type="float" office:value="51.119" calcext:value-type="float">
            <text:p>51,119</text:p>
          </table:table-cell>
          <table:table-cell office:value-type="float" office:value="3.461594" calcext:value-type="float">
            <text:p>3,461594</text:p>
          </table:table-cell>
          <table:table-cell/>
          <table:table-cell office:value-type="float" office:value="3655.349" calcext:value-type="float">
            <text:p>3655,349</text:p>
          </table:table-cell>
          <table:table-cell table:number-columns-repeated="8"/>
        </table:table-row>
        <table:table-row table:style-name="ro1">
          <table:table-cell office:value-type="float" office:value="156.577" calcext:value-type="float">
            <text:p>156,577</text:p>
          </table:table-cell>
          <table:table-cell office:value-type="float" office:value="0.032391" calcext:value-type="float">
            <text:p>0,032391</text:p>
          </table:table-cell>
          <table:table-cell/>
          <table:table-cell office:value-type="float" office:value="43.463" calcext:value-type="float">
            <text:p>43,463</text:p>
          </table:table-cell>
          <table:table-cell office:value-type="float" office:value="3.460728" calcext:value-type="float">
            <text:p>3,460728</text:p>
          </table:table-cell>
          <table:table-cell/>
          <table:table-cell office:value-type="float" office:value="6984.934" calcext:value-type="float">
            <text:p>6984,934</text:p>
          </table:table-cell>
          <table:table-cell table:number-columns-repeated="8"/>
        </table:table-row>
        <table:table-row table:style-name="ro1">
          <table:table-cell office:value-type="float" office:value="157.789" calcext:value-type="float">
            <text:p>157,789</text:p>
          </table:table-cell>
          <table:table-cell office:value-type="float" office:value="0.032182" calcext:value-type="float">
            <text:p>0,032182</text:p>
          </table:table-cell>
          <table:table-cell/>
          <table:table-cell office:value-type="float" office:value="52.375" calcext:value-type="float">
            <text:p>52,375</text:p>
          </table:table-cell>
          <table:table-cell office:value-type="float" office:value="3.455989" calcext:value-type="float">
            <text:p>3,455989</text:p>
          </table:table-cell>
          <table:table-cell/>
          <table:table-cell office:value-type="float" office:value="4532.985" calcext:value-type="float">
            <text:p>4532,985</text:p>
          </table:table-cell>
          <table:table-cell table:number-columns-repeated="8"/>
        </table:table-row>
        <table:table-row table:style-name="ro1">
          <table:table-cell office:value-type="float" office:value="93.532" calcext:value-type="float">
            <text:p>93,532</text:p>
          </table:table-cell>
          <table:table-cell office:value-type="float" office:value="0.03214" calcext:value-type="float">
            <text:p>0,03214</text:p>
          </table:table-cell>
          <table:table-cell/>
          <table:table-cell office:value-type="float" office:value="55.306" calcext:value-type="float">
            <text:p>55,306</text:p>
          </table:table-cell>
          <table:table-cell office:value-type="float" office:value="3.447824" calcext:value-type="float">
            <text:p>3,447824</text:p>
          </table:table-cell>
          <table:table-cell/>
          <table:table-cell office:value-type="float" office:value="3224.734" calcext:value-type="float">
            <text:p>3224,734</text:p>
          </table:table-cell>
          <table:table-cell table:number-columns-repeated="8"/>
        </table:table-row>
        <table:table-row table:style-name="ro1">
          <table:table-cell office:value-type="float" office:value="121.41" calcext:value-type="float">
            <text:p>121,41</text:p>
          </table:table-cell>
          <table:table-cell office:value-type="float" office:value="0.031932" calcext:value-type="float">
            <text:p>0,031932</text:p>
          </table:table-cell>
          <table:table-cell/>
          <table:table-cell office:value-type="float" office:value="42.545" calcext:value-type="float">
            <text:p>42,545</text:p>
          </table:table-cell>
          <table:table-cell office:value-type="float" office:value="3.43005" calcext:value-type="float">
            <text:p>3,43005</text:p>
          </table:table-cell>
          <table:table-cell/>
          <table:table-cell office:value-type="float" office:value="4932.502" calcext:value-type="float">
            <text:p>4932,502</text:p>
          </table:table-cell>
          <table:table-cell table:number-columns-repeated="8"/>
        </table:table-row>
        <table:table-row table:style-name="ro1">
          <table:table-cell office:value-type="float" office:value="185.443" calcext:value-type="float">
            <text:p>185,443</text:p>
          </table:table-cell>
          <table:table-cell office:value-type="float" office:value="0.031882" calcext:value-type="float">
            <text:p>0,031882</text:p>
          </table:table-cell>
          <table:table-cell/>
          <table:table-cell office:value-type="float" office:value="84.573" calcext:value-type="float">
            <text:p>84,573</text:p>
          </table:table-cell>
          <table:table-cell office:value-type="float" office:value="3.427097" calcext:value-type="float">
            <text:p>3,427097</text:p>
          </table:table-cell>
          <table:table-cell/>
          <table:table-cell office:value-type="float" office:value="5023.792" calcext:value-type="float">
            <text:p>5023,792</text:p>
          </table:table-cell>
          <table:table-cell table:number-columns-repeated="8"/>
        </table:table-row>
        <table:table-row table:style-name="ro1">
          <table:table-cell office:value-type="float" office:value="153.558" calcext:value-type="float">
            <text:p>153,558</text:p>
          </table:table-cell>
          <table:table-cell office:value-type="float" office:value="0.031573" calcext:value-type="float">
            <text:p>0,031573</text:p>
          </table:table-cell>
          <table:table-cell/>
          <table:table-cell office:value-type="float" office:value="119.066" calcext:value-type="float">
            <text:p>119,066</text:p>
          </table:table-cell>
          <table:table-cell office:value-type="float" office:value="3.4263" calcext:value-type="float">
            <text:p>3,4263</text:p>
          </table:table-cell>
          <table:table-cell/>
          <table:table-cell office:value-type="float" office:value="3275.488" calcext:value-type="float">
            <text:p>3275,488</text:p>
          </table:table-cell>
          <table:table-cell table:number-columns-repeated="8"/>
        </table:table-row>
        <table:table-row table:style-name="ro1">
          <table:table-cell office:value-type="float" office:value="198.199" calcext:value-type="float">
            <text:p>198,199</text:p>
          </table:table-cell>
          <table:table-cell office:value-type="float" office:value="0.031424" calcext:value-type="float">
            <text:p>0,031424</text:p>
          </table:table-cell>
          <table:table-cell/>
          <table:table-cell office:value-type="float" office:value="58.536" calcext:value-type="float">
            <text:p>58,536</text:p>
          </table:table-cell>
          <table:table-cell office:value-type="float" office:value="3.420123" calcext:value-type="float">
            <text:p>3,420123</text:p>
          </table:table-cell>
          <table:table-cell/>
          <table:table-cell office:value-type="float" office:value="6039.994" calcext:value-type="float">
            <text:p>6039,994</text:p>
          </table:table-cell>
          <table:table-cell table:number-columns-repeated="8"/>
        </table:table-row>
        <table:table-row table:style-name="ro1">
          <table:table-cell office:value-type="float" office:value="167.392" calcext:value-type="float">
            <text:p>167,392</text:p>
          </table:table-cell>
          <table:table-cell office:value-type="float" office:value="0.031371" calcext:value-type="float">
            <text:p>0,031371</text:p>
          </table:table-cell>
          <table:table-cell/>
          <table:table-cell office:value-type="float" office:value="170.001" calcext:value-type="float">
            <text:p>170,001</text:p>
          </table:table-cell>
          <table:table-cell office:value-type="float" office:value="3.409902" calcext:value-type="float">
            <text:p>3,409902</text:p>
          </table:table-cell>
          <table:table-cell/>
          <table:table-cell office:value-type="float" office:value="5411.824" calcext:value-type="float">
            <text:p>5411,824</text:p>
          </table:table-cell>
          <table:table-cell table:number-columns-repeated="8"/>
        </table:table-row>
        <table:table-row table:style-name="ro1">
          <table:table-cell office:value-type="float" office:value="188.791" calcext:value-type="float">
            <text:p>188,791</text:p>
          </table:table-cell>
          <table:table-cell office:value-type="float" office:value="0.030871" calcext:value-type="float">
            <text:p>0,030871</text:p>
          </table:table-cell>
          <table:table-cell/>
          <table:table-cell office:value-type="float" office:value="105.289" calcext:value-type="float">
            <text:p>105,289</text:p>
          </table:table-cell>
          <table:table-cell office:value-type="float" office:value="3.385787" calcext:value-type="float">
            <text:p>3,385787</text:p>
          </table:table-cell>
          <table:table-cell/>
          <table:table-cell office:value-type="float" office:value="3281.635" calcext:value-type="float">
            <text:p>3281,635</text:p>
          </table:table-cell>
          <table:table-cell table:number-columns-repeated="8"/>
        </table:table-row>
        <table:table-row table:style-name="ro1">
          <table:table-cell office:value-type="float" office:value="152.711" calcext:value-type="float">
            <text:p>152,711</text:p>
          </table:table-cell>
          <table:table-cell office:value-type="float" office:value="0.030868" calcext:value-type="float">
            <text:p>0,030868</text:p>
          </table:table-cell>
          <table:table-cell/>
          <table:table-cell office:value-type="float" office:value="47.152" calcext:value-type="float">
            <text:p>47,152</text:p>
          </table:table-cell>
          <table:table-cell office:value-type="float" office:value="3.382353" calcext:value-type="float">
            <text:p>3,382353</text:p>
          </table:table-cell>
          <table:table-cell/>
          <table:table-cell office:value-type="float" office:value="8915.383" calcext:value-type="float">
            <text:p>8915,383</text:p>
          </table:table-cell>
          <table:table-cell table:number-columns-repeated="8"/>
        </table:table-row>
        <table:table-row table:style-name="ro1">
          <table:table-cell office:value-type="float" office:value="189.984" calcext:value-type="float">
            <text:p>189,984</text:p>
          </table:table-cell>
          <table:table-cell office:value-type="float" office:value="0.030686" calcext:value-type="float">
            <text:p>0,030686</text:p>
          </table:table-cell>
          <table:table-cell/>
          <table:table-cell office:value-type="float" office:value="69.812" calcext:value-type="float">
            <text:p>69,812</text:p>
          </table:table-cell>
          <table:table-cell office:value-type="float" office:value="3.379173" calcext:value-type="float">
            <text:p>3,379173</text:p>
          </table:table-cell>
          <table:table-cell/>
          <table:table-cell office:value-type="float" office:value="5382.39" calcext:value-type="float">
            <text:p>5382,39</text:p>
          </table:table-cell>
          <table:table-cell table:number-columns-repeated="8"/>
        </table:table-row>
        <table:table-row table:style-name="ro1">
          <table:table-cell office:value-type="float" office:value="208.324" calcext:value-type="float">
            <text:p>208,324</text:p>
          </table:table-cell>
          <table:table-cell office:value-type="float" office:value="0.030357" calcext:value-type="float">
            <text:p>0,030357</text:p>
          </table:table-cell>
          <table:table-cell/>
          <table:table-cell office:value-type="float" office:value="49.209" calcext:value-type="float">
            <text:p>49,209</text:p>
          </table:table-cell>
          <table:table-cell office:value-type="float" office:value="3.353232" calcext:value-type="float">
            <text:p>3,353232</text:p>
          </table:table-cell>
          <table:table-cell/>
          <table:table-cell office:value-type="float" office:value="3203.843" calcext:value-type="float">
            <text:p>3203,843</text:p>
          </table:table-cell>
          <table:table-cell table:number-columns-repeated="8"/>
        </table:table-row>
        <table:table-row table:style-name="ro1">
          <table:table-cell office:value-type="float" office:value="208.329" calcext:value-type="float">
            <text:p>208,329</text:p>
          </table:table-cell>
          <table:table-cell office:value-type="float" office:value="0.030288" calcext:value-type="float">
            <text:p>0,030288</text:p>
          </table:table-cell>
          <table:table-cell/>
          <table:table-cell office:value-type="float" office:value="43.463" calcext:value-type="float">
            <text:p>43,463</text:p>
          </table:table-cell>
          <table:table-cell office:value-type="float" office:value="3.35162" calcext:value-type="float">
            <text:p>3,35162</text:p>
          </table:table-cell>
          <table:table-cell/>
          <table:table-cell office:value-type="float" office:value="3221.402" calcext:value-type="float">
            <text:p>3221,402</text:p>
          </table:table-cell>
          <table:table-cell table:number-columns-repeated="8"/>
        </table:table-row>
        <table:table-row table:style-name="ro1">
          <table:table-cell office:value-type="float" office:value="128.914" calcext:value-type="float">
            <text:p>128,914</text:p>
          </table:table-cell>
          <table:table-cell office:value-type="float" office:value="0.030286" calcext:value-type="float">
            <text:p>0,030286</text:p>
          </table:table-cell>
          <table:table-cell/>
          <table:table-cell office:value-type="float" office:value="46.129" calcext:value-type="float">
            <text:p>46,129</text:p>
          </table:table-cell>
          <table:table-cell office:value-type="float" office:value="3.349288" calcext:value-type="float">
            <text:p>3,349288</text:p>
          </table:table-cell>
          <table:table-cell/>
          <table:table-cell office:value-type="float" office:value="6014.552" calcext:value-type="float">
            <text:p>6014,552</text:p>
          </table:table-cell>
          <table:table-cell table:number-columns-repeated="8"/>
        </table:table-row>
        <table:table-row table:style-name="ro1">
          <table:table-cell office:value-type="float" office:value="193.875" calcext:value-type="float">
            <text:p>193,875</text:p>
          </table:table-cell>
          <table:table-cell office:value-type="float" office:value="0.030224" calcext:value-type="float">
            <text:p>0,030224</text:p>
          </table:table-cell>
          <table:table-cell/>
          <table:table-cell office:value-type="float" office:value="62.89" calcext:value-type="float">
            <text:p>62,89</text:p>
          </table:table-cell>
          <table:table-cell office:value-type="float" office:value="3.33737" calcext:value-type="float">
            <text:p>3,33737</text:p>
          </table:table-cell>
          <table:table-cell/>
          <table:table-cell office:value-type="float" office:value="3198.16" calcext:value-type="float">
            <text:p>3198,16</text:p>
          </table:table-cell>
          <table:table-cell table:number-columns-repeated="8"/>
        </table:table-row>
        <table:table-row table:style-name="ro1">
          <table:table-cell office:value-type="float" office:value="157.935" calcext:value-type="float">
            <text:p>157,935</text:p>
          </table:table-cell>
          <table:table-cell office:value-type="float" office:value="0.029716" calcext:value-type="float">
            <text:p>0,029716</text:p>
          </table:table-cell>
          <table:table-cell/>
          <table:table-cell office:value-type="float" office:value="42.069" calcext:value-type="float">
            <text:p>42,069</text:p>
          </table:table-cell>
          <table:table-cell office:value-type="float" office:value="3.321077" calcext:value-type="float">
            <text:p>3,321077</text:p>
          </table:table-cell>
          <table:table-cell/>
          <table:table-cell office:value-type="float" office:value="3284.746" calcext:value-type="float">
            <text:p>3284,746</text:p>
          </table:table-cell>
          <table:table-cell table:number-columns-repeated="8"/>
        </table:table-row>
        <table:table-row table:style-name="ro1">
          <table:table-cell office:value-type="float" office:value="161.274" calcext:value-type="float">
            <text:p>161,274</text:p>
          </table:table-cell>
          <table:table-cell office:value-type="float" office:value="0.029355" calcext:value-type="float">
            <text:p>0,029355</text:p>
          </table:table-cell>
          <table:table-cell/>
          <table:table-cell office:value-type="float" office:value="46.626" calcext:value-type="float">
            <text:p>46,626</text:p>
          </table:table-cell>
          <table:table-cell office:value-type="float" office:value="3.314762" calcext:value-type="float">
            <text:p>3,314762</text:p>
          </table:table-cell>
          <table:table-cell/>
          <table:table-cell office:value-type="float" office:value="4571.986" calcext:value-type="float">
            <text:p>4571,986</text:p>
          </table:table-cell>
          <table:table-cell table:number-columns-repeated="8"/>
        </table:table-row>
        <table:table-row table:style-name="ro1">
          <table:table-cell office:value-type="float" office:value="208.131" calcext:value-type="float">
            <text:p>208,131</text:p>
          </table:table-cell>
          <table:table-cell office:value-type="float" office:value="0.029188" calcext:value-type="float">
            <text:p>0,029188</text:p>
          </table:table-cell>
          <table:table-cell/>
          <table:table-cell office:value-type="float" office:value="45.487" calcext:value-type="float">
            <text:p>45,487</text:p>
          </table:table-cell>
          <table:table-cell office:value-type="float" office:value="3.299125" calcext:value-type="float">
            <text:p>3,299125</text:p>
          </table:table-cell>
          <table:table-cell/>
          <table:table-cell office:value-type="float" office:value="5946.156" calcext:value-type="float">
            <text:p>5946,156</text:p>
          </table:table-cell>
          <table:table-cell table:number-columns-repeated="8"/>
        </table:table-row>
        <table:table-row table:style-name="ro1">
          <table:table-cell office:value-type="float" office:value="187.328" calcext:value-type="float">
            <text:p>187,328</text:p>
          </table:table-cell>
          <table:table-cell office:value-type="float" office:value="0.029004" calcext:value-type="float">
            <text:p>0,029004</text:p>
          </table:table-cell>
          <table:table-cell/>
          <table:table-cell office:value-type="float" office:value="45.407" calcext:value-type="float">
            <text:p>45,407</text:p>
          </table:table-cell>
          <table:table-cell office:value-type="float" office:value="3.26125" calcext:value-type="float">
            <text:p>3,26125</text:p>
          </table:table-cell>
          <table:table-cell/>
          <table:table-cell office:value-type="float" office:value="3210.989" calcext:value-type="float">
            <text:p>3210,989</text:p>
          </table:table-cell>
          <table:table-cell table:number-columns-repeated="8"/>
        </table:table-row>
        <table:table-row table:style-name="ro1">
          <table:table-cell office:value-type="float" office:value="583.577" calcext:value-type="float">
            <text:p>583,577</text:p>
          </table:table-cell>
          <table:table-cell office:value-type="float" office:value="0.028786" calcext:value-type="float">
            <text:p>0,02878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.200361" calcext:value-type="float">
            <text:p>3,200361</text:p>
          </table:table-cell>
          <table:table-cell/>
          <table:table-cell office:value-type="float" office:value="3201.434" calcext:value-type="float">
            <text:p>3201,434</text:p>
          </table:table-cell>
          <table:table-cell table:number-columns-repeated="8"/>
        </table:table-row>
        <table:table-row table:style-name="ro1">
          <table:table-cell office:value-type="float" office:value="283.03" calcext:value-type="float">
            <text:p>283,03</text:p>
          </table:table-cell>
          <table:table-cell office:value-type="float" office:value="0.028681" calcext:value-type="float">
            <text:p>0,028681</text:p>
          </table:table-cell>
          <table:table-cell/>
          <table:table-cell office:value-type="float" office:value="369.171" calcext:value-type="float">
            <text:p>369,171</text:p>
          </table:table-cell>
          <table:table-cell office:value-type="float" office:value="3.196733" calcext:value-type="float">
            <text:p>3,196733</text:p>
          </table:table-cell>
          <table:table-cell/>
          <table:table-cell office:value-type="float" office:value="3374.844" calcext:value-type="float">
            <text:p>3374,844</text:p>
          </table:table-cell>
          <table:table-cell table:number-columns-repeated="8"/>
        </table:table-row>
        <table:table-row table:style-name="ro1">
          <table:table-cell office:value-type="float" office:value="133.764" calcext:value-type="float">
            <text:p>133,764</text:p>
          </table:table-cell>
          <table:table-cell office:value-type="float" office:value="0.027927" calcext:value-type="float">
            <text:p>0,027927</text:p>
          </table:table-cell>
          <table:table-cell/>
          <table:table-cell office:value-type="float" office:value="41.535" calcext:value-type="float">
            <text:p>41,535</text:p>
          </table:table-cell>
          <table:table-cell office:value-type="float" office:value="3.125252" calcext:value-type="float">
            <text:p>3,125252</text:p>
          </table:table-cell>
          <table:table-cell/>
          <table:table-cell office:value-type="float" office:value="6844.097" calcext:value-type="float">
            <text:p>6844,097</text:p>
          </table:table-cell>
          <table:table-cell table:number-columns-repeated="8"/>
        </table:table-row>
        <table:table-row table:style-name="ro1">
          <table:table-cell office:value-type="float" office:value="188.177" calcext:value-type="float">
            <text:p>188,177</text:p>
          </table:table-cell>
          <table:table-cell office:value-type="float" office:value="0.027548" calcext:value-type="float">
            <text:p>0,027548</text:p>
          </table:table-cell>
          <table:table-cell/>
          <table:table-cell office:value-type="float" office:value="45.077" calcext:value-type="float">
            <text:p>45,077</text:p>
          </table:table-cell>
          <table:table-cell office:value-type="float" office:value="3.072103" calcext:value-type="float">
            <text:p>3,072103</text:p>
          </table:table-cell>
          <table:table-cell/>
          <table:table-cell office:value-type="float" office:value="9794.966" calcext:value-type="float">
            <text:p>9794,966</text:p>
          </table:table-cell>
          <table:table-cell table:number-columns-repeated="8"/>
        </table:table-row>
        <table:table-row table:style-name="ro1">
          <table:table-cell office:value-type="float" office:value="185.757" calcext:value-type="float">
            <text:p>185,757</text:p>
          </table:table-cell>
          <table:table-cell office:value-type="float" office:value="0.026537" calcext:value-type="float">
            <text:p>0,026537</text:p>
          </table:table-cell>
          <table:table-cell/>
          <table:table-cell office:value-type="float" office:value="306.633" calcext:value-type="float">
            <text:p>306,633</text:p>
          </table:table-cell>
          <table:table-cell office:value-type="float" office:value="2.909433" calcext:value-type="float">
            <text:p>2,909433</text:p>
          </table:table-cell>
          <table:table-cell/>
          <table:table-cell office:value-type="float" office:value="4263.549" calcext:value-type="float">
            <text:p>4263,549</text:p>
          </table:table-cell>
          <table:table-cell table:number-columns-repeated="8"/>
        </table:table-row>
      </table:table>
      <table:table table:name="NODEJS-256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72.942" calcext:value-type="float">
            <text:p>72,942</text:p>
          </table:table-cell>
          <table:table-cell table:number-columns-repeated="2"/>
          <table:table-cell office:value-type="float" office:value="5174.558" calcext:value-type="float">
            <text:p>5174,558</text:p>
          </table:table-cell>
          <table:table-cell table:number-columns-repeated="2"/>
          <table:table-cell office:value-type="float" office:value="2098.798" calcext:value-type="float">
            <text:p>2098,798</text:p>
          </table:table-cell>
          <table:table-cell table:number-columns-repeated="6"/>
          <table:table-cell table:formula="of:=['NODEJS-256MB'.N7]-['NODEJS-256MB'.$L7]" office:value-type="float" office:value="-0.00907546511627906" calcext:value-type="float">
            <text:p>-0,0090754651</text:p>
          </table:table-cell>
          <table:table-cell table:formula="of:=['NODEJS-256MB'.O7]-['NODEJS-256MB'.$L7]" office:value-type="float" office:value="0.0151265348837209" calcext:value-type="float">
            <text:p>0,0151265349</text:p>
          </table:table-cell>
        </table:table-row>
        <table:table-row table:style-name="ro1">
          <table:table-cell office:value-type="float" office:value="101.428" calcext:value-type="float">
            <text:p>101,428</text:p>
          </table:table-cell>
          <table:table-cell table:number-columns-repeated="2"/>
          <table:table-cell office:value-type="float" office:value="92.209" calcext:value-type="float">
            <text:p>92,209</text:p>
          </table:table-cell>
          <table:table-cell table:number-columns-repeated="2"/>
          <table:table-cell office:value-type="float" office:value="2282.928" calcext:value-type="float">
            <text:p>2282,928</text:p>
          </table:table-cell>
          <table:table-cell table:number-columns-repeated="5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3528.16" calcext:value-type="float">
            <text:p>3528,16</text:p>
          </table:table-cell>
          <table:table-cell table:number-columns-repeated="2"/>
          <table:table-cell office:value-type="float" office:value="94.858" calcext:value-type="float">
            <text:p>94,858</text:p>
          </table:table-cell>
          <table:table-cell table:number-columns-repeated="2"/>
          <table:table-cell office:value-type="float" office:value="2002.061" calcext:value-type="float">
            <text:p>2002,06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AVERAGE(['NODEJS-256MB'.$B$5:.$B$104])" office:value-type="float" office:value="0.0351734651162791" calcext:value-type="float">
            <text:p>0,0351734651</text:p>
          </table:table-cell>
          <table:table-cell table:formula="of:=STDEV(['NODEJS-256MB'.$B$5:.$B$104])" office:value-type="float" office:value="0.00520832028403801" calcext:value-type="float">
            <text:p>0,0052083203</text:p>
          </table:table-cell>
          <table:table-cell table:formula="of:=MIN(['NODEJS-256MB'.$B$5:.$B$104])" office:value-type="float" office:value="0.026098" calcext:value-type="float">
            <text:p>0,026098</text:p>
          </table:table-cell>
          <table:table-cell table:formula="of:=MAX(['NODEJS-256MB'.$B$5:.$B$104])" office:value-type="float" office:value="0.0503" calcext:value-type="float">
            <text:p>0,0503</text:p>
          </table:table-cell>
        </table:table-row>
        <table:table-row table:style-name="ro1">
          <table:table-cell office:value-type="float" office:value="61.336" calcext:value-type="float">
            <text:p>61,336</text:p>
          </table:table-cell>
          <table:table-cell table:number-columns-repeated="2"/>
          <table:table-cell office:value-type="float" office:value="81.508" calcext:value-type="float">
            <text:p>81,508</text:p>
          </table:table-cell>
          <table:table-cell table:number-columns-repeated="2"/>
          <table:table-cell office:value-type="float" office:value="1997.541" calcext:value-type="float">
            <text:p>1997,541</text:p>
          </table:table-cell>
          <table:table-cell office:value-type="float" office:value="933.432961" calcext:value-type="float">
            <text:p>933,432961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NODEJS-256MB'.$E$5:.$E$104])" office:value-type="float" office:value="3.03965476344086" calcext:value-type="float">
            <text:p>3,0396547634</text:p>
          </table:table-cell>
          <table:table-cell table:formula="of:=STDEV(['NODEJS-256MB'.$E$5:.$E$104])" office:value-type="float" office:value="0.440404337069638" calcext:value-type="float">
            <text:p>0,4404043371</text:p>
          </table:table-cell>
          <table:table-cell table:formula="of:=MIN(['NODEJS-256MB'.$E$5:.$E$104])" office:value-type="float" office:value="2.399863" calcext:value-type="float">
            <text:p>2,399863</text:p>
          </table:table-cell>
          <table:table-cell table:formula="of:=MAX(['NODEJS-256MB'.$E$5:.$E$104])" office:value-type="float" office:value="4.920103" calcext:value-type="float">
            <text:p>4,920103</text:p>
          </table:table-cell>
        </table:table-row>
        <table:table-row table:style-name="ro1">
          <table:table-cell office:value-type="float" office:value="73.36" calcext:value-type="float">
            <text:p>73,36</text:p>
          </table:table-cell>
          <table:table-cell table:number-columns-repeated="2"/>
          <table:table-cell office:value-type="float" office:value="111.084" calcext:value-type="float">
            <text:p>111,084</text:p>
          </table:table-cell>
          <table:table-cell table:number-columns-repeated="2"/>
          <table:table-cell office:value-type="float" office:value="2191.734" calcext:value-type="float">
            <text:p>2191,734</text:p>
          </table:table-cell>
          <table:table-cell office:value-type="float" office:value="910.637065" calcext:value-type="float">
            <text:p>910,63706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NODEJS-256MB'.$H$5:.$H$104])" office:value-type="float" office:value="765.860611030928" calcext:value-type="float">
            <text:p>765,8606110309</text:p>
          </table:table-cell>
          <table:table-cell table:formula="of:=STDEV(['NODEJS-256MB'.$H$5:.$H$104])" office:value-type="float" office:value="75.469259379391" calcext:value-type="float">
            <text:p>75,4692593794</text:p>
          </table:table-cell>
          <table:table-cell table:formula="of:=MIN(['NODEJS-256MB'.$H$5:.$H$104])" office:value-type="float" office:value="612.293182" calcext:value-type="float">
            <text:p>612,293182</text:p>
          </table:table-cell>
          <table:table-cell table:formula="of:=MAX(['NODEJS-256MB'.$H$5:.$H$104])" office:value-type="float" office:value="933.432961" calcext:value-type="float">
            <text:p>933,432961</text:p>
          </table:table-cell>
        </table:table-row>
        <table:table-row table:style-name="ro1">
          <table:table-cell office:value-type="float" office:value="63.747" calcext:value-type="float">
            <text:p>63,747</text:p>
          </table:table-cell>
          <table:table-cell table:number-columns-repeated="2"/>
          <table:table-cell office:value-type="float" office:value="80.21" calcext:value-type="float">
            <text:p>80,21</text:p>
          </table:table-cell>
          <table:table-cell table:number-columns-repeated="2"/>
          <table:table-cell office:value-type="float" office:value="2008.114" calcext:value-type="float">
            <text:p>2008,114</text:p>
          </table:table-cell>
          <table:table-cell office:value-type="float" office:value="908.599512" calcext:value-type="float">
            <text:p>908,599512</text:p>
          </table:table-cell>
          <table:table-cell table:number-columns-repeated="7"/>
        </table:table-row>
        <table:table-row table:style-name="ro1">
          <table:table-cell office:value-type="float" office:value="98.719" calcext:value-type="float">
            <text:p>98,719</text:p>
          </table:table-cell>
          <table:table-cell table:number-columns-repeated="2"/>
          <table:table-cell office:value-type="float" office:value="73.975" calcext:value-type="float">
            <text:p>73,975</text:p>
          </table:table-cell>
          <table:table-cell table:number-columns-repeated="2"/>
          <table:table-cell office:value-type="float" office:value="2009.058" calcext:value-type="float">
            <text:p>2009,058</text:p>
          </table:table-cell>
          <table:table-cell office:value-type="float" office:value="903.883198" calcext:value-type="float">
            <text:p>903,883198</text:p>
          </table:table-cell>
          <table:table-cell table:number-columns-repeated="7"/>
        </table:table-row>
        <table:table-row table:style-name="ro1">
          <table:table-cell office:value-type="float" office:value="86.597" calcext:value-type="float">
            <text:p>86,597</text:p>
          </table:table-cell>
          <table:table-cell table:number-columns-repeated="2"/>
          <table:table-cell office:value-type="float" office:value="78.047" calcext:value-type="float">
            <text:p>78,047</text:p>
          </table:table-cell>
          <table:table-cell office:value-type="float" office:value="4.920103" calcext:value-type="float">
            <text:p>4,920103</text:p>
          </table:table-cell>
          <table:table-cell/>
          <table:table-cell office:value-type="float" office:value="1994.545" calcext:value-type="float">
            <text:p>1994,545</text:p>
          </table:table-cell>
          <table:table-cell office:value-type="float" office:value="903.380325" calcext:value-type="float">
            <text:p>903,380325</text:p>
          </table:table-cell>
          <table:table-cell table:number-columns-repeated="7"/>
        </table:table-row>
        <table:table-row table:style-name="ro1">
          <table:table-cell office:value-type="float" office:value="235.626" calcext:value-type="float">
            <text:p>235,626</text:p>
          </table:table-cell>
          <table:table-cell table:number-columns-repeated="2"/>
          <table:table-cell office:value-type="float" office:value="48.172" calcext:value-type="float">
            <text:p>48,172</text:p>
          </table:table-cell>
          <table:table-cell office:value-type="float" office:value="4.277395" calcext:value-type="float">
            <text:p>4,277395</text:p>
          </table:table-cell>
          <table:table-cell/>
          <table:table-cell office:value-type="float" office:value="2689.122" calcext:value-type="float">
            <text:p>2689,122</text:p>
          </table:table-cell>
          <table:table-cell office:value-type="float" office:value="902.247124" calcext:value-type="float">
            <text:p>902,247124</text:p>
          </table:table-cell>
          <table:table-cell table:number-columns-repeated="7"/>
        </table:table-row>
        <table:table-row table:style-name="ro1">
          <table:table-cell office:value-type="float" office:value="62.824" calcext:value-type="float">
            <text:p>62,824</text:p>
          </table:table-cell>
          <table:table-cell table:number-columns-repeated="2"/>
          <table:table-cell office:value-type="float" office:value="320.791" calcext:value-type="float">
            <text:p>320,791</text:p>
          </table:table-cell>
          <table:table-cell office:value-type="float" office:value="4.187529" calcext:value-type="float">
            <text:p>4,187529</text:p>
          </table:table-cell>
          <table:table-cell/>
          <table:table-cell office:value-type="float" office:value="1988.226" calcext:value-type="float">
            <text:p>1988,226</text:p>
          </table:table-cell>
          <table:table-cell office:value-type="float" office:value="901.396349" calcext:value-type="float">
            <text:p>901,396349</text:p>
          </table:table-cell>
          <table:table-cell table:number-columns-repeated="7"/>
        </table:table-row>
        <table:table-row table:style-name="ro1">
          <table:table-cell office:value-type="float" office:value="351.116" calcext:value-type="float">
            <text:p>351,116</text:p>
          </table:table-cell>
          <table:table-cell table:number-columns-repeated="2"/>
          <table:table-cell office:value-type="float" office:value="65.299" calcext:value-type="float">
            <text:p>65,299</text:p>
          </table:table-cell>
          <table:table-cell office:value-type="float" office:value="4.125116" calcext:value-type="float">
            <text:p>4,125116</text:p>
          </table:table-cell>
          <table:table-cell/>
          <table:table-cell office:value-type="float" office:value="1998.958" calcext:value-type="float">
            <text:p>1998,958</text:p>
          </table:table-cell>
          <table:table-cell office:value-type="float" office:value="899.793567" calcext:value-type="float">
            <text:p>899,793567</text:p>
          </table:table-cell>
          <table:table-cell table:number-columns-repeated="7"/>
        </table:table-row>
        <table:table-row table:style-name="ro1">
          <table:table-cell office:value-type="float" office:value="50.388" calcext:value-type="float">
            <text:p>50,388</text:p>
          </table:table-cell>
          <table:table-cell table:number-columns-repeated="2"/>
          <table:table-cell office:value-type="float" office:value="52.913" calcext:value-type="float">
            <text:p>52,913</text:p>
          </table:table-cell>
          <table:table-cell office:value-type="float" office:value="4.105325" calcext:value-type="float">
            <text:p>4,105325</text:p>
          </table:table-cell>
          <table:table-cell/>
          <table:table-cell office:value-type="float" office:value="1979.202" calcext:value-type="float">
            <text:p>1979,202</text:p>
          </table:table-cell>
          <table:table-cell office:value-type="float" office:value="897.907885" calcext:value-type="float">
            <text:p>897,907885</text:p>
          </table:table-cell>
          <table:table-cell table:number-columns-repeated="7"/>
        </table:table-row>
        <table:table-row table:style-name="ro1">
          <table:table-cell office:value-type="float" office:value="61.212" calcext:value-type="float">
            <text:p>61,212</text:p>
          </table:table-cell>
          <table:table-cell table:number-columns-repeated="2"/>
          <table:table-cell office:value-type="float" office:value="54.696" calcext:value-type="float">
            <text:p>54,696</text:p>
          </table:table-cell>
          <table:table-cell office:value-type="float" office:value="3.919274" calcext:value-type="float">
            <text:p>3,919274</text:p>
          </table:table-cell>
          <table:table-cell/>
          <table:table-cell office:value-type="float" office:value="1966.239" calcext:value-type="float">
            <text:p>1966,239</text:p>
          </table:table-cell>
          <table:table-cell office:value-type="float" office:value="894.032857" calcext:value-type="float">
            <text:p>894,032857</text:p>
          </table:table-cell>
          <table:table-cell table:number-columns-repeated="7"/>
        </table:table-row>
        <table:table-row table:style-name="ro1">
          <table:table-cell office:value-type="float" office:value="64.376" calcext:value-type="float">
            <text:p>64,376</text:p>
          </table:table-cell>
          <table:table-cell table:number-columns-repeated="2"/>
          <table:table-cell office:value-type="float" office:value="94.197" calcext:value-type="float">
            <text:p>94,197</text:p>
          </table:table-cell>
          <table:table-cell office:value-type="float" office:value="3.870623" calcext:value-type="float">
            <text:p>3,870623</text:p>
          </table:table-cell>
          <table:table-cell/>
          <table:table-cell office:value-type="float" office:value="1983.53" calcext:value-type="float">
            <text:p>1983,53</text:p>
          </table:table-cell>
          <table:table-cell office:value-type="float" office:value="891.976123" calcext:value-type="float">
            <text:p>891,976123</text:p>
          </table:table-cell>
          <table:table-cell table:number-columns-repeated="7"/>
        </table:table-row>
        <table:table-row table:style-name="ro1">
          <table:table-cell office:value-type="float" office:value="44.899" calcext:value-type="float">
            <text:p>44,899</text:p>
          </table:table-cell>
          <table:table-cell office:value-type="float" office:value="0.0503" calcext:value-type="float">
            <text:p>0,0503</text:p>
          </table:table-cell>
          <table:table-cell/>
          <table:table-cell office:value-type="float" office:value="124.291" calcext:value-type="float">
            <text:p>124,291</text:p>
          </table:table-cell>
          <table:table-cell office:value-type="float" office:value="3.682542" calcext:value-type="float">
            <text:p>3,682542</text:p>
          </table:table-cell>
          <table:table-cell/>
          <table:table-cell office:value-type="float" office:value="1999.847" calcext:value-type="float">
            <text:p>1999,847</text:p>
          </table:table-cell>
          <table:table-cell office:value-type="float" office:value="891.166448" calcext:value-type="float">
            <text:p>891,166448</text:p>
          </table:table-cell>
          <table:table-cell table:number-columns-repeated="7"/>
        </table:table-row>
        <table:table-row table:style-name="ro1">
          <table:table-cell office:value-type="float" office:value="60.914" calcext:value-type="float">
            <text:p>60,914</text:p>
          </table:table-cell>
          <table:table-cell office:value-type="float" office:value="0.045961" calcext:value-type="float">
            <text:p>0,045961</text:p>
          </table:table-cell>
          <table:table-cell/>
          <table:table-cell office:value-type="float" office:value="81.871" calcext:value-type="float">
            <text:p>81,871</text:p>
          </table:table-cell>
          <table:table-cell office:value-type="float" office:value="3.650399" calcext:value-type="float">
            <text:p>3,650399</text:p>
          </table:table-cell>
          <table:table-cell/>
          <table:table-cell office:value-type="float" office:value="1930.216" calcext:value-type="float">
            <text:p>1930,216</text:p>
          </table:table-cell>
          <table:table-cell office:value-type="float" office:value="860.928858" calcext:value-type="float">
            <text:p>860,928858</text:p>
          </table:table-cell>
          <table:table-cell table:number-columns-repeated="7"/>
        </table:table-row>
        <table:table-row table:style-name="ro1">
          <table:table-cell office:value-type="float" office:value="47.454" calcext:value-type="float">
            <text:p>47,454</text:p>
          </table:table-cell>
          <table:table-cell office:value-type="float" office:value="0.04472" calcext:value-type="float">
            <text:p>0,04472</text:p>
          </table:table-cell>
          <table:table-cell/>
          <table:table-cell office:value-type="float" office:value="41.732" calcext:value-type="float">
            <text:p>41,732</text:p>
          </table:table-cell>
          <table:table-cell office:value-type="float" office:value="3.561443" calcext:value-type="float">
            <text:p>3,561443</text:p>
          </table:table-cell>
          <table:table-cell/>
          <table:table-cell office:value-type="float" office:value="1904.331" calcext:value-type="float">
            <text:p>1904,331</text:p>
          </table:table-cell>
          <table:table-cell office:value-type="float" office:value="851.513485" calcext:value-type="float">
            <text:p>851,513485</text:p>
          </table:table-cell>
          <table:table-cell table:number-columns-repeated="7"/>
        </table:table-row>
        <table:table-row table:style-name="ro1">
          <table:table-cell office:value-type="float" office:value="168.982" calcext:value-type="float">
            <text:p>168,982</text:p>
          </table:table-cell>
          <table:table-cell office:value-type="float" office:value="0.044253" calcext:value-type="float">
            <text:p>0,044253</text:p>
          </table:table-cell>
          <table:table-cell/>
          <table:table-cell office:value-type="float" office:value="50.438" calcext:value-type="float">
            <text:p>50,438</text:p>
          </table:table-cell>
          <table:table-cell office:value-type="float" office:value="3.549432" calcext:value-type="float">
            <text:p>3,549432</text:p>
          </table:table-cell>
          <table:table-cell/>
          <table:table-cell office:value-type="float" office:value="1907.041" calcext:value-type="float">
            <text:p>1907,041</text:p>
          </table:table-cell>
          <table:table-cell office:value-type="float" office:value="847.591757" calcext:value-type="float">
            <text:p>847,591757</text:p>
          </table:table-cell>
          <table:table-cell table:number-columns-repeated="7"/>
        </table:table-row>
        <table:table-row table:style-name="ro1">
          <table:table-cell office:value-type="float" office:value="47.136" calcext:value-type="float">
            <text:p>47,136</text:p>
          </table:table-cell>
          <table:table-cell office:value-type="float" office:value="0.043618" calcext:value-type="float">
            <text:p>0,043618</text:p>
          </table:table-cell>
          <table:table-cell/>
          <table:table-cell office:value-type="float" office:value="55.726" calcext:value-type="float">
            <text:p>55,726</text:p>
          </table:table-cell>
          <table:table-cell office:value-type="float" office:value="3.524602" calcext:value-type="float">
            <text:p>3,524602</text:p>
          </table:table-cell>
          <table:table-cell/>
          <table:table-cell office:value-type="float" office:value="1909.09" calcext:value-type="float">
            <text:p>1909,09</text:p>
          </table:table-cell>
          <table:table-cell office:value-type="float" office:value="835.366814" calcext:value-type="float">
            <text:p>835,366814</text:p>
          </table:table-cell>
          <table:table-cell table:number-columns-repeated="7"/>
        </table:table-row>
        <table:table-row table:style-name="ro1">
          <table:table-cell office:value-type="float" office:value="48.612" calcext:value-type="float">
            <text:p>48,612</text:p>
          </table:table-cell>
          <table:table-cell office:value-type="float" office:value="0.042829" calcext:value-type="float">
            <text:p>0,042829</text:p>
          </table:table-cell>
          <table:table-cell/>
          <table:table-cell office:value-type="float" office:value="87.393" calcext:value-type="float">
            <text:p>87,393</text:p>
          </table:table-cell>
          <table:table-cell office:value-type="float" office:value="3.497346" calcext:value-type="float">
            <text:p>3,497346</text:p>
          </table:table-cell>
          <table:table-cell/>
          <table:table-cell office:value-type="float" office:value="1901.475" calcext:value-type="float">
            <text:p>1901,475</text:p>
          </table:table-cell>
          <table:table-cell office:value-type="float" office:value="834.000447" calcext:value-type="float">
            <text:p>834,000447</text:p>
          </table:table-cell>
          <table:table-cell table:number-columns-repeated="7"/>
        </table:table-row>
        <table:table-row table:style-name="ro1">
          <table:table-cell office:value-type="float" office:value="66.533" calcext:value-type="float">
            <text:p>66,533</text:p>
          </table:table-cell>
          <table:table-cell office:value-type="float" office:value="0.042668" calcext:value-type="float">
            <text:p>0,042668</text:p>
          </table:table-cell>
          <table:table-cell/>
          <table:table-cell office:value-type="float" office:value="69.717" calcext:value-type="float">
            <text:p>69,717</text:p>
          </table:table-cell>
          <table:table-cell office:value-type="float" office:value="3.405634" calcext:value-type="float">
            <text:p>3,405634</text:p>
          </table:table-cell>
          <table:table-cell/>
          <table:table-cell office:value-type="float" office:value="2119.588" calcext:value-type="float">
            <text:p>2119,588</text:p>
          </table:table-cell>
          <table:table-cell office:value-type="float" office:value="811.784825" calcext:value-type="float">
            <text:p>811,784825</text:p>
          </table:table-cell>
          <table:table-cell table:number-columns-repeated="7"/>
        </table:table-row>
        <table:table-row table:style-name="ro1">
          <table:table-cell office:value-type="float" office:value="208.817" calcext:value-type="float">
            <text:p>208,817</text:p>
          </table:table-cell>
          <table:table-cell office:value-type="float" office:value="0.04218" calcext:value-type="float">
            <text:p>0,04218</text:p>
          </table:table-cell>
          <table:table-cell/>
          <table:table-cell office:value-type="float" office:value="62.523" calcext:value-type="float">
            <text:p>62,523</text:p>
          </table:table-cell>
          <table:table-cell office:value-type="float" office:value="3.383714" calcext:value-type="float">
            <text:p>3,383714</text:p>
          </table:table-cell>
          <table:table-cell/>
          <table:table-cell office:value-type="float" office:value="1904.731" calcext:value-type="float">
            <text:p>1904,731</text:p>
          </table:table-cell>
          <table:table-cell office:value-type="float" office:value="808.62779" calcext:value-type="float">
            <text:p>808,62779</text:p>
          </table:table-cell>
          <table:table-cell table:number-columns-repeated="7"/>
        </table:table-row>
        <table:table-row table:style-name="ro1">
          <table:table-cell office:value-type="float" office:value="45.884" calcext:value-type="float">
            <text:p>45,884</text:p>
          </table:table-cell>
          <table:table-cell office:value-type="float" office:value="0.042115" calcext:value-type="float">
            <text:p>0,042115</text:p>
          </table:table-cell>
          <table:table-cell/>
          <table:table-cell office:value-type="float" office:value="82.986" calcext:value-type="float">
            <text:p>82,986</text:p>
          </table:table-cell>
          <table:table-cell office:value-type="float" office:value="3.352539" calcext:value-type="float">
            <text:p>3,352539</text:p>
          </table:table-cell>
          <table:table-cell/>
          <table:table-cell office:value-type="float" office:value="1894.955" calcext:value-type="float">
            <text:p>1894,955</text:p>
          </table:table-cell>
          <table:table-cell office:value-type="float" office:value="806.337354" calcext:value-type="float">
            <text:p>806,337354</text:p>
          </table:table-cell>
          <table:table-cell table:number-columns-repeated="7"/>
        </table:table-row>
        <table:table-row table:style-name="ro1">
          <table:table-cell office:value-type="float" office:value="314.858" calcext:value-type="float">
            <text:p>314,858</text:p>
          </table:table-cell>
          <table:table-cell office:value-type="float" office:value="0.04196" calcext:value-type="float">
            <text:p>0,04196</text:p>
          </table:table-cell>
          <table:table-cell/>
          <table:table-cell office:value-type="float" office:value="83.765" calcext:value-type="float">
            <text:p>83,765</text:p>
          </table:table-cell>
          <table:table-cell office:value-type="float" office:value="3.321993" calcext:value-type="float">
            <text:p>3,321993</text:p>
          </table:table-cell>
          <table:table-cell/>
          <table:table-cell office:value-type="float" office:value="1902.594" calcext:value-type="float">
            <text:p>1902,594</text:p>
          </table:table-cell>
          <table:table-cell office:value-type="float" office:value="806.330475" calcext:value-type="float">
            <text:p>806,330475</text:p>
          </table:table-cell>
          <table:table-cell table:number-columns-repeated="7"/>
        </table:table-row>
        <table:table-row table:style-name="ro1">
          <table:table-cell office:value-type="float" office:value="47.999" calcext:value-type="float">
            <text:p>47,999</text:p>
          </table:table-cell>
          <table:table-cell office:value-type="float" office:value="0.041827" calcext:value-type="float">
            <text:p>0,041827</text:p>
          </table:table-cell>
          <table:table-cell/>
          <table:table-cell office:value-type="float" office:value="1049.228" calcext:value-type="float">
            <text:p>1049,228</text:p>
          </table:table-cell>
          <table:table-cell office:value-type="float" office:value="3.318594" calcext:value-type="float">
            <text:p>3,318594</text:p>
          </table:table-cell>
          <table:table-cell/>
          <table:table-cell office:value-type="float" office:value="2094.987" calcext:value-type="float">
            <text:p>2094,987</text:p>
          </table:table-cell>
          <table:table-cell office:value-type="float" office:value="805.56441" calcext:value-type="float">
            <text:p>805,56441</text:p>
          </table:table-cell>
          <table:table-cell table:number-columns-repeated="7"/>
        </table:table-row>
        <table:table-row table:style-name="ro1">
          <table:table-cell office:value-type="float" office:value="231.396" calcext:value-type="float">
            <text:p>231,396</text:p>
          </table:table-cell>
          <table:table-cell office:value-type="float" office:value="0.041603" calcext:value-type="float">
            <text:p>0,041603</text:p>
          </table:table-cell>
          <table:table-cell/>
          <table:table-cell office:value-type="float" office:value="72.125" calcext:value-type="float">
            <text:p>72,125</text:p>
          </table:table-cell>
          <table:table-cell office:value-type="float" office:value="3.30491" calcext:value-type="float">
            <text:p>3,30491</text:p>
          </table:table-cell>
          <table:table-cell/>
          <table:table-cell office:value-type="float" office:value="1908.514" calcext:value-type="float">
            <text:p>1908,514</text:p>
          </table:table-cell>
          <table:table-cell office:value-type="float" office:value="805.303771" calcext:value-type="float">
            <text:p>805,303771</text:p>
          </table:table-cell>
          <table:table-cell table:number-columns-repeated="7"/>
        </table:table-row>
        <table:table-row table:style-name="ro1">
          <table:table-cell office:value-type="float" office:value="55.528" calcext:value-type="float">
            <text:p>55,528</text:p>
          </table:table-cell>
          <table:table-cell office:value-type="float" office:value="0.041561" calcext:value-type="float">
            <text:p>0,041561</text:p>
          </table:table-cell>
          <table:table-cell/>
          <table:table-cell office:value-type="float" office:value="61.944" calcext:value-type="float">
            <text:p>61,944</text:p>
          </table:table-cell>
          <table:table-cell office:value-type="float" office:value="3.262861" calcext:value-type="float">
            <text:p>3,262861</text:p>
          </table:table-cell>
          <table:table-cell/>
          <table:table-cell office:value-type="float" office:value="1895.738" calcext:value-type="float">
            <text:p>1895,738</text:p>
          </table:table-cell>
          <table:table-cell office:value-type="float" office:value="803.69941" calcext:value-type="float">
            <text:p>803,69941</text:p>
          </table:table-cell>
          <table:table-cell table:number-columns-repeated="7"/>
        </table:table-row>
        <table:table-row table:style-name="ro1">
          <table:table-cell office:value-type="float" office:value="64.377" calcext:value-type="float">
            <text:p>64,377</text:p>
          </table:table-cell>
          <table:table-cell office:value-type="float" office:value="0.04144" calcext:value-type="float">
            <text:p>0,04144</text:p>
          </table:table-cell>
          <table:table-cell/>
          <table:table-cell office:value-type="float" office:value="158.187" calcext:value-type="float">
            <text:p>158,187</text:p>
          </table:table-cell>
          <table:table-cell office:value-type="float" office:value="3.232062" calcext:value-type="float">
            <text:p>3,232062</text:p>
          </table:table-cell>
          <table:table-cell/>
          <table:table-cell office:value-type="float" office:value="1898.542" calcext:value-type="float">
            <text:p>1898,542</text:p>
          </table:table-cell>
          <table:table-cell office:value-type="float" office:value="803.639473" calcext:value-type="float">
            <text:p>803,639473</text:p>
          </table:table-cell>
          <table:table-cell table:number-columns-repeated="7"/>
        </table:table-row>
        <table:table-row table:style-name="ro1">
          <table:table-cell office:value-type="float" office:value="480.861" calcext:value-type="float">
            <text:p>480,861</text:p>
          </table:table-cell>
          <table:table-cell office:value-type="float" office:value="0.0412" calcext:value-type="float">
            <text:p>0,0412</text:p>
          </table:table-cell>
          <table:table-cell/>
          <table:table-cell office:value-type="float" office:value="60.074" calcext:value-type="float">
            <text:p>60,074</text:p>
          </table:table-cell>
          <table:table-cell office:value-type="float" office:value="3.222039" calcext:value-type="float">
            <text:p>3,222039</text:p>
          </table:table-cell>
          <table:table-cell/>
          <table:table-cell office:value-type="float" office:value="1888.048" calcext:value-type="float">
            <text:p>1888,048</text:p>
          </table:table-cell>
          <table:table-cell office:value-type="float" office:value="802.981125" calcext:value-type="float">
            <text:p>802,981125</text:p>
          </table:table-cell>
          <table:table-cell table:number-columns-repeated="7"/>
        </table:table-row>
        <table:table-row table:style-name="ro1">
          <table:table-cell office:value-type="float" office:value="45.866" calcext:value-type="float">
            <text:p>45,866</text:p>
          </table:table-cell>
          <table:table-cell office:value-type="float" office:value="0.041163" calcext:value-type="float">
            <text:p>0,041163</text:p>
          </table:table-cell>
          <table:table-cell/>
          <table:table-cell office:value-type="float" office:value="106.555" calcext:value-type="float">
            <text:p>106,555</text:p>
          </table:table-cell>
          <table:table-cell office:value-type="float" office:value="3.206348" calcext:value-type="float">
            <text:p>3,206348</text:p>
          </table:table-cell>
          <table:table-cell/>
          <table:table-cell office:value-type="float" office:value="1890.129" calcext:value-type="float">
            <text:p>1890,129</text:p>
          </table:table-cell>
          <table:table-cell office:value-type="float" office:value="802.56432" calcext:value-type="float">
            <text:p>802,56432</text:p>
          </table:table-cell>
          <table:table-cell table:number-columns-repeated="7"/>
        </table:table-row>
        <table:table-row table:style-name="ro1">
          <table:table-cell office:value-type="float" office:value="91.654" calcext:value-type="float">
            <text:p>91,654</text:p>
          </table:table-cell>
          <table:table-cell office:value-type="float" office:value="0.04105" calcext:value-type="float">
            <text:p>0,04105</text:p>
          </table:table-cell>
          <table:table-cell/>
          <table:table-cell office:value-type="float" office:value="418.855" calcext:value-type="float">
            <text:p>418,855</text:p>
          </table:table-cell>
          <table:table-cell office:value-type="float" office:value="3.187613" calcext:value-type="float">
            <text:p>3,187613</text:p>
          </table:table-cell>
          <table:table-cell/>
          <table:table-cell office:value-type="float" office:value="1891.56" calcext:value-type="float">
            <text:p>1891,56</text:p>
          </table:table-cell>
          <table:table-cell office:value-type="float" office:value="801.738409" calcext:value-type="float">
            <text:p>801,738409</text:p>
          </table:table-cell>
          <table:table-cell table:number-columns-repeated="7"/>
        </table:table-row>
        <table:table-row table:style-name="ro1">
          <table:table-cell office:value-type="float" office:value="118.85" calcext:value-type="float">
            <text:p>118,85</text:p>
          </table:table-cell>
          <table:table-cell office:value-type="float" office:value="0.040925" calcext:value-type="float">
            <text:p>0,040925</text:p>
          </table:table-cell>
          <table:table-cell/>
          <table:table-cell office:value-type="float" office:value="525.493" calcext:value-type="float">
            <text:p>525,493</text:p>
          </table:table-cell>
          <table:table-cell office:value-type="float" office:value="3.181312" calcext:value-type="float">
            <text:p>3,181312</text:p>
          </table:table-cell>
          <table:table-cell/>
          <table:table-cell office:value-type="float" office:value="1906.333" calcext:value-type="float">
            <text:p>1906,333</text:p>
          </table:table-cell>
          <table:table-cell office:value-type="float" office:value="800.882853" calcext:value-type="float">
            <text:p>800,882853</text:p>
          </table:table-cell>
          <table:table-cell table:number-columns-repeated="7"/>
        </table:table-row>
        <table:table-row table:style-name="ro1">
          <table:table-cell office:value-type="float" office:value="43.089" calcext:value-type="float">
            <text:p>43,089</text:p>
          </table:table-cell>
          <table:table-cell office:value-type="float" office:value="0.040197" calcext:value-type="float">
            <text:p>0,040197</text:p>
          </table:table-cell>
          <table:table-cell/>
          <table:table-cell office:value-type="float" office:value="113.759" calcext:value-type="float">
            <text:p>113,759</text:p>
          </table:table-cell>
          <table:table-cell office:value-type="float" office:value="3.175176" calcext:value-type="float">
            <text:p>3,175176</text:p>
          </table:table-cell>
          <table:table-cell/>
          <table:table-cell office:value-type="float" office:value="1881.373" calcext:value-type="float">
            <text:p>1881,373</text:p>
          </table:table-cell>
          <table:table-cell office:value-type="float" office:value="800.478087" calcext:value-type="float">
            <text:p>800,478087</text:p>
          </table:table-cell>
          <table:table-cell table:number-columns-repeated="7"/>
        </table:table-row>
        <table:table-row table:style-name="ro1">
          <table:table-cell office:value-type="float" office:value="46.687" calcext:value-type="float">
            <text:p>46,687</text:p>
          </table:table-cell>
          <table:table-cell office:value-type="float" office:value="0.040125" calcext:value-type="float">
            <text:p>0,040125</text:p>
          </table:table-cell>
          <table:table-cell/>
          <table:table-cell office:value-type="float" office:value="78.354" calcext:value-type="float">
            <text:p>78,354</text:p>
          </table:table-cell>
          <table:table-cell office:value-type="float" office:value="3.145762" calcext:value-type="float">
            <text:p>3,145762</text:p>
          </table:table-cell>
          <table:table-cell/>
          <table:table-cell office:value-type="float" office:value="1913.287" calcext:value-type="float">
            <text:p>1913,287</text:p>
          </table:table-cell>
          <table:table-cell office:value-type="float" office:value="800.091466" calcext:value-type="float">
            <text:p>800,091466</text:p>
          </table:table-cell>
          <table:table-cell table:number-columns-repeated="7"/>
        </table:table-row>
        <table:table-row table:style-name="ro1">
          <table:table-cell office:value-type="float" office:value="55.969" calcext:value-type="float">
            <text:p>55,969</text:p>
          </table:table-cell>
          <table:table-cell office:value-type="float" office:value="0.040041" calcext:value-type="float">
            <text:p>0,040041</text:p>
          </table:table-cell>
          <table:table-cell/>
          <table:table-cell office:value-type="float" office:value="82.065" calcext:value-type="float">
            <text:p>82,065</text:p>
          </table:table-cell>
          <table:table-cell office:value-type="float" office:value="3.145318" calcext:value-type="float">
            <text:p>3,145318</text:p>
          </table:table-cell>
          <table:table-cell/>
          <table:table-cell office:value-type="float" office:value="1899.909" calcext:value-type="float">
            <text:p>1899,909</text:p>
          </table:table-cell>
          <table:table-cell office:value-type="float" office:value="799.428904" calcext:value-type="float">
            <text:p>799,428904</text:p>
          </table:table-cell>
          <table:table-cell table:number-columns-repeated="7"/>
        </table:table-row>
        <table:table-row table:style-name="ro1">
          <table:table-cell office:value-type="float" office:value="84.891" calcext:value-type="float">
            <text:p>84,891</text:p>
          </table:table-cell>
          <table:table-cell office:value-type="float" office:value="0.039349" calcext:value-type="float">
            <text:p>0,039349</text:p>
          </table:table-cell>
          <table:table-cell/>
          <table:table-cell office:value-type="float" office:value="304.846" calcext:value-type="float">
            <text:p>304,846</text:p>
          </table:table-cell>
          <table:table-cell office:value-type="float" office:value="3.106062" calcext:value-type="float">
            <text:p>3,106062</text:p>
          </table:table-cell>
          <table:table-cell/>
          <table:table-cell office:value-type="float" office:value="2086.953" calcext:value-type="float">
            <text:p>2086,953</text:p>
          </table:table-cell>
          <table:table-cell office:value-type="float" office:value="799.095072" calcext:value-type="float">
            <text:p>799,095072</text:p>
          </table:table-cell>
          <table:table-cell table:number-columns-repeated="7"/>
        </table:table-row>
        <table:table-row table:style-name="ro1">
          <table:table-cell office:value-type="float" office:value="389.877" calcext:value-type="float">
            <text:p>389,877</text:p>
          </table:table-cell>
          <table:table-cell office:value-type="float" office:value="0.039281" calcext:value-type="float">
            <text:p>0,039281</text:p>
          </table:table-cell>
          <table:table-cell/>
          <table:table-cell office:value-type="float" office:value="300.311" calcext:value-type="float">
            <text:p>300,311</text:p>
          </table:table-cell>
          <table:table-cell office:value-type="float" office:value="3.093553" calcext:value-type="float">
            <text:p>3,093553</text:p>
          </table:table-cell>
          <table:table-cell/>
          <table:table-cell office:value-type="float" office:value="1900.162" calcext:value-type="float">
            <text:p>1900,162</text:p>
          </table:table-cell>
          <table:table-cell office:value-type="float" office:value="798.991337" calcext:value-type="float">
            <text:p>798,991337</text:p>
          </table:table-cell>
          <table:table-cell table:number-columns-repeated="7"/>
        </table:table-row>
        <table:table-row table:style-name="ro1">
          <table:table-cell office:value-type="float" office:value="65.665" calcext:value-type="float">
            <text:p>65,665</text:p>
          </table:table-cell>
          <table:table-cell office:value-type="float" office:value="0.038915" calcext:value-type="float">
            <text:p>0,038915</text:p>
          </table:table-cell>
          <table:table-cell/>
          <table:table-cell office:value-type="float" office:value="46.61" calcext:value-type="float">
            <text:p>46,61</text:p>
          </table:table-cell>
          <table:table-cell office:value-type="float" office:value="3.084154" calcext:value-type="float">
            <text:p>3,084154</text:p>
          </table:table-cell>
          <table:table-cell/>
          <table:table-cell office:value-type="float" office:value="1905.459" calcext:value-type="float">
            <text:p>1905,459</text:p>
          </table:table-cell>
          <table:table-cell office:value-type="float" office:value="798.893294" calcext:value-type="float">
            <text:p>798,893294</text:p>
          </table:table-cell>
          <table:table-cell table:number-columns-repeated="7"/>
        </table:table-row>
        <table:table-row table:style-name="ro1">
          <table:table-cell office:value-type="float" office:value="899.926" calcext:value-type="float">
            <text:p>899,926</text:p>
          </table:table-cell>
          <table:table-cell office:value-type="float" office:value="0.038887" calcext:value-type="float">
            <text:p>0,038887</text:p>
          </table:table-cell>
          <table:table-cell/>
          <table:table-cell office:value-type="float" office:value="431.908" calcext:value-type="float">
            <text:p>431,908</text:p>
          </table:table-cell>
          <table:table-cell office:value-type="float" office:value="3.066329" calcext:value-type="float">
            <text:p>3,066329</text:p>
          </table:table-cell>
          <table:table-cell/>
          <table:table-cell office:value-type="float" office:value="1877.38" calcext:value-type="float">
            <text:p>1877,38</text:p>
          </table:table-cell>
          <table:table-cell office:value-type="float" office:value="798.000423" calcext:value-type="float">
            <text:p>798,000423</text:p>
          </table:table-cell>
          <table:table-cell table:number-columns-repeated="7"/>
        </table:table-row>
        <table:table-row table:style-name="ro1">
          <table:table-cell office:value-type="float" office:value="410.095" calcext:value-type="float">
            <text:p>410,095</text:p>
          </table:table-cell>
          <table:table-cell office:value-type="float" office:value="0.037965" calcext:value-type="float">
            <text:p>0,037965</text:p>
          </table:table-cell>
          <table:table-cell/>
          <table:table-cell office:value-type="float" office:value="44.864" calcext:value-type="float">
            <text:p>44,864</text:p>
          </table:table-cell>
          <table:table-cell office:value-type="float" office:value="3.057039" calcext:value-type="float">
            <text:p>3,057039</text:p>
          </table:table-cell>
          <table:table-cell/>
          <table:table-cell office:value-type="float" office:value="1883.866" calcext:value-type="float">
            <text:p>1883,866</text:p>
          </table:table-cell>
          <table:table-cell office:value-type="float" office:value="797.883218" calcext:value-type="float">
            <text:p>797,883218</text:p>
          </table:table-cell>
          <table:table-cell table:number-columns-repeated="7"/>
        </table:table-row>
        <table:table-row table:style-name="ro1">
          <table:table-cell office:value-type="float" office:value="194.814" calcext:value-type="float">
            <text:p>194,814</text:p>
          </table:table-cell>
          <table:table-cell office:value-type="float" office:value="0.037907" calcext:value-type="float">
            <text:p>0,037907</text:p>
          </table:table-cell>
          <table:table-cell/>
          <table:table-cell office:value-type="float" office:value="42.306" calcext:value-type="float">
            <text:p>42,306</text:p>
          </table:table-cell>
          <table:table-cell office:value-type="float" office:value="3.03472" calcext:value-type="float">
            <text:p>3,03472</text:p>
          </table:table-cell>
          <table:table-cell/>
          <table:table-cell office:value-type="float" office:value="1917.136" calcext:value-type="float">
            <text:p>1917,136</text:p>
          </table:table-cell>
          <table:table-cell office:value-type="float" office:value="792.986536" calcext:value-type="float">
            <text:p>792,986536</text:p>
          </table:table-cell>
          <table:table-cell table:number-columns-repeated="7"/>
        </table:table-row>
        <table:table-row table:style-name="ro1">
          <table:table-cell office:value-type="float" office:value="304.338" calcext:value-type="float">
            <text:p>304,338</text:p>
          </table:table-cell>
          <table:table-cell office:value-type="float" office:value="0.037751" calcext:value-type="float">
            <text:p>0,037751</text:p>
          </table:table-cell>
          <table:table-cell/>
          <table:table-cell office:value-type="float" office:value="50.851" calcext:value-type="float">
            <text:p>50,851</text:p>
          </table:table-cell>
          <table:table-cell office:value-type="float" office:value="3.031513" calcext:value-type="float">
            <text:p>3,031513</text:p>
          </table:table-cell>
          <table:table-cell/>
          <table:table-cell office:value-type="float" office:value="2405.163" calcext:value-type="float">
            <text:p>2405,163</text:p>
          </table:table-cell>
          <table:table-cell office:value-type="float" office:value="792.923194" calcext:value-type="float">
            <text:p>792,923194</text:p>
          </table:table-cell>
          <table:table-cell table:number-columns-repeated="7"/>
        </table:table-row>
        <table:table-row table:style-name="ro1">
          <table:table-cell office:value-type="float" office:value="70.697" calcext:value-type="float">
            <text:p>70,697</text:p>
          </table:table-cell>
          <table:table-cell office:value-type="float" office:value="0.037035" calcext:value-type="float">
            <text:p>0,037035</text:p>
          </table:table-cell>
          <table:table-cell/>
          <table:table-cell office:value-type="float" office:value="57.411" calcext:value-type="float">
            <text:p>57,411</text:p>
          </table:table-cell>
          <table:table-cell office:value-type="float" office:value="3.023895" calcext:value-type="float">
            <text:p>3,023895</text:p>
          </table:table-cell>
          <table:table-cell/>
          <table:table-cell office:value-type="float" office:value="1888.545" calcext:value-type="float">
            <text:p>1888,545</text:p>
          </table:table-cell>
          <table:table-cell office:value-type="float" office:value="792.463972" calcext:value-type="float">
            <text:p>792,463972</text:p>
          </table:table-cell>
          <table:table-cell table:number-columns-repeated="7"/>
        </table:table-row>
        <table:table-row table:style-name="ro1">
          <table:table-cell office:value-type="float" office:value="111.15" calcext:value-type="float">
            <text:p>111,15</text:p>
          </table:table-cell>
          <table:table-cell office:value-type="float" office:value="0.037024" calcext:value-type="float">
            <text:p>0,037024</text:p>
          </table:table-cell>
          <table:table-cell/>
          <table:table-cell office:value-type="float" office:value="92.379" calcext:value-type="float">
            <text:p>92,379</text:p>
          </table:table-cell>
          <table:table-cell office:value-type="float" office:value="3.014978" calcext:value-type="float">
            <text:p>3,014978</text:p>
          </table:table-cell>
          <table:table-cell/>
          <table:table-cell office:value-type="float" office:value="1859.651" calcext:value-type="float">
            <text:p>1859,651</text:p>
          </table:table-cell>
          <table:table-cell office:value-type="float" office:value="792.112515" calcext:value-type="float">
            <text:p>792,112515</text:p>
          </table:table-cell>
          <table:table-cell table:number-columns-repeated="7"/>
        </table:table-row>
        <table:table-row table:style-name="ro1">
          <table:table-cell office:value-type="float" office:value="152.759" calcext:value-type="float">
            <text:p>152,759</text:p>
          </table:table-cell>
          <table:table-cell office:value-type="float" office:value="0.036779" calcext:value-type="float">
            <text:p>0,036779</text:p>
          </table:table-cell>
          <table:table-cell/>
          <table:table-cell office:value-type="float" office:value="100.28" calcext:value-type="float">
            <text:p>100,28</text:p>
          </table:table-cell>
          <table:table-cell office:value-type="float" office:value="3.007599" calcext:value-type="float">
            <text:p>3,007599</text:p>
          </table:table-cell>
          <table:table-cell/>
          <table:table-cell office:value-type="float" office:value="2313.106" calcext:value-type="float">
            <text:p>2313,106</text:p>
          </table:table-cell>
          <table:table-cell office:value-type="float" office:value="791.998296" calcext:value-type="float">
            <text:p>791,998296</text:p>
          </table:table-cell>
          <table:table-cell table:number-columns-repeated="7"/>
        </table:table-row>
        <table:table-row table:style-name="ro1">
          <table:table-cell office:value-type="float" office:value="54.268" calcext:value-type="float">
            <text:p>54,268</text:p>
          </table:table-cell>
          <table:table-cell office:value-type="float" office:value="0.036634" calcext:value-type="float">
            <text:p>0,036634</text:p>
          </table:table-cell>
          <table:table-cell/>
          <table:table-cell office:value-type="float" office:value="43.272" calcext:value-type="float">
            <text:p>43,272</text:p>
          </table:table-cell>
          <table:table-cell office:value-type="float" office:value="2.987343" calcext:value-type="float">
            <text:p>2,987343</text:p>
          </table:table-cell>
          <table:table-cell/>
          <table:table-cell office:value-type="float" office:value="1900.336" calcext:value-type="float">
            <text:p>1900,336</text:p>
          </table:table-cell>
          <table:table-cell office:value-type="float" office:value="789.53157" calcext:value-type="float">
            <text:p>789,53157</text:p>
          </table:table-cell>
          <table:table-cell table:number-columns-repeated="7"/>
        </table:table-row>
        <table:table-row table:style-name="ro1">
          <table:table-cell office:value-type="float" office:value="101.293" calcext:value-type="float">
            <text:p>101,293</text:p>
          </table:table-cell>
          <table:table-cell office:value-type="float" office:value="0.03661" calcext:value-type="float">
            <text:p>0,03661</text:p>
          </table:table-cell>
          <table:table-cell/>
          <table:table-cell office:value-type="float" office:value="297.419" calcext:value-type="float">
            <text:p>297,419</text:p>
          </table:table-cell>
          <table:table-cell office:value-type="float" office:value="2.986307" calcext:value-type="float">
            <text:p>2,986307</text:p>
          </table:table-cell>
          <table:table-cell/>
          <table:table-cell office:value-type="float" office:value="1872.744" calcext:value-type="float">
            <text:p>1872,744</text:p>
          </table:table-cell>
          <table:table-cell office:value-type="float" office:value="789.015371" calcext:value-type="float">
            <text:p>789,015371</text:p>
          </table:table-cell>
          <table:table-cell table:number-columns-repeated="7"/>
        </table:table-row>
        <table:table-row table:style-name="ro1">
          <table:table-cell office:value-type="float" office:value="57.34" calcext:value-type="float">
            <text:p>57,34</text:p>
          </table:table-cell>
          <table:table-cell office:value-type="float" office:value="0.036594" calcext:value-type="float">
            <text:p>0,036594</text:p>
          </table:table-cell>
          <table:table-cell/>
          <table:table-cell office:value-type="float" office:value="54.316" calcext:value-type="float">
            <text:p>54,316</text:p>
          </table:table-cell>
          <table:table-cell office:value-type="float" office:value="2.984891" calcext:value-type="float">
            <text:p>2,984891</text:p>
          </table:table-cell>
          <table:table-cell/>
          <table:table-cell office:value-type="float" office:value="2075.508" calcext:value-type="float">
            <text:p>2075,508</text:p>
          </table:table-cell>
          <table:table-cell office:value-type="float" office:value="788.749193" calcext:value-type="float">
            <text:p>788,749193</text:p>
          </table:table-cell>
          <table:table-cell table:number-columns-repeated="7"/>
        </table:table-row>
        <table:table-row table:style-name="ro1">
          <table:table-cell office:value-type="float" office:value="221.142" calcext:value-type="float">
            <text:p>221,142</text:p>
          </table:table-cell>
          <table:table-cell office:value-type="float" office:value="0.036429" calcext:value-type="float">
            <text:p>0,036429</text:p>
          </table:table-cell>
          <table:table-cell/>
          <table:table-cell office:value-type="float" office:value="51.171" calcext:value-type="float">
            <text:p>51,171</text:p>
          </table:table-cell>
          <table:table-cell office:value-type="float" office:value="2.984574" calcext:value-type="float">
            <text:p>2,984574</text:p>
          </table:table-cell>
          <table:table-cell/>
          <table:table-cell office:value-type="float" office:value="1865.579" calcext:value-type="float">
            <text:p>1865,579</text:p>
          </table:table-cell>
          <table:table-cell office:value-type="float" office:value="782.413037" calcext:value-type="float">
            <text:p>782,413037</text:p>
          </table:table-cell>
          <table:table-cell table:number-columns-repeated="7"/>
        </table:table-row>
        <table:table-row table:style-name="ro1">
          <table:table-cell office:value-type="float" office:value="43.766" calcext:value-type="float">
            <text:p>43,766</text:p>
          </table:table-cell>
          <table:table-cell office:value-type="float" office:value="0.036309" calcext:value-type="float">
            <text:p>0,036309</text:p>
          </table:table-cell>
          <table:table-cell/>
          <table:table-cell office:value-type="float" office:value="98.478" calcext:value-type="float">
            <text:p>98,478</text:p>
          </table:table-cell>
          <table:table-cell office:value-type="float" office:value="2.981324" calcext:value-type="float">
            <text:p>2,981324</text:p>
          </table:table-cell>
          <table:table-cell/>
          <table:table-cell office:value-type="float" office:value="1844.108" calcext:value-type="float">
            <text:p>1844,108</text:p>
          </table:table-cell>
          <table:table-cell office:value-type="float" office:value="781.146708" calcext:value-type="float">
            <text:p>781,146708</text:p>
          </table:table-cell>
          <table:table-cell table:number-columns-repeated="7"/>
        </table:table-row>
        <table:table-row table:style-name="ro1">
          <table:table-cell office:value-type="float" office:value="111.459" calcext:value-type="float">
            <text:p>111,459</text:p>
          </table:table-cell>
          <table:table-cell office:value-type="float" office:value="0.036235" calcext:value-type="float">
            <text:p>0,036235</text:p>
          </table:table-cell>
          <table:table-cell/>
          <table:table-cell office:value-type="float" office:value="81.505" calcext:value-type="float">
            <text:p>81,505</text:p>
          </table:table-cell>
          <table:table-cell office:value-type="float" office:value="2.980071" calcext:value-type="float">
            <text:p>2,980071</text:p>
          </table:table-cell>
          <table:table-cell/>
          <table:table-cell office:value-type="float" office:value="2293.634" calcext:value-type="float">
            <text:p>2293,634</text:p>
          </table:table-cell>
          <table:table-cell office:value-type="float" office:value="780.656788" calcext:value-type="float">
            <text:p>780,656788</text:p>
          </table:table-cell>
          <table:table-cell table:number-columns-repeated="7"/>
        </table:table-row>
        <table:table-row table:style-name="ro1">
          <table:table-cell office:value-type="float" office:value="93.835" calcext:value-type="float">
            <text:p>93,835</text:p>
          </table:table-cell>
          <table:table-cell office:value-type="float" office:value="0.035433" calcext:value-type="float">
            <text:p>0,035433</text:p>
          </table:table-cell>
          <table:table-cell/>
          <table:table-cell office:value-type="float" office:value="49.746" calcext:value-type="float">
            <text:p>49,746</text:p>
          </table:table-cell>
          <table:table-cell office:value-type="float" office:value="2.947499" calcext:value-type="float">
            <text:p>2,947499</text:p>
          </table:table-cell>
          <table:table-cell/>
          <table:table-cell office:value-type="float" office:value="1838.51" calcext:value-type="float">
            <text:p>1838,51</text:p>
          </table:table-cell>
          <table:table-cell office:value-type="float" office:value="767.305179" calcext:value-type="float">
            <text:p>767,305179</text:p>
          </table:table-cell>
          <table:table-cell table:number-columns-repeated="7"/>
        </table:table-row>
        <table:table-row table:style-name="ro1">
          <table:table-cell office:value-type="float" office:value="402.394" calcext:value-type="float">
            <text:p>402,394</text:p>
          </table:table-cell>
          <table:table-cell office:value-type="float" office:value="0.035161" calcext:value-type="float">
            <text:p>0,035161</text:p>
          </table:table-cell>
          <table:table-cell/>
          <table:table-cell office:value-type="float" office:value="51.041" calcext:value-type="float">
            <text:p>51,041</text:p>
          </table:table-cell>
          <table:table-cell office:value-type="float" office:value="2.947445" calcext:value-type="float">
            <text:p>2,947445</text:p>
          </table:table-cell>
          <table:table-cell/>
          <table:table-cell office:value-type="float" office:value="1817.881" calcext:value-type="float">
            <text:p>1817,881</text:p>
          </table:table-cell>
          <table:table-cell office:value-type="float" office:value="762.740044" calcext:value-type="float">
            <text:p>762,740044</text:p>
          </table:table-cell>
          <table:table-cell table:number-columns-repeated="7"/>
        </table:table-row>
        <table:table-row table:style-name="ro1">
          <table:table-cell office:value-type="float" office:value="63.385" calcext:value-type="float">
            <text:p>63,385</text:p>
          </table:table-cell>
          <table:table-cell office:value-type="float" office:value="0.034964" calcext:value-type="float">
            <text:p>0,034964</text:p>
          </table:table-cell>
          <table:table-cell/>
          <table:table-cell office:value-type="float" office:value="318.119" calcext:value-type="float">
            <text:p>318,119</text:p>
          </table:table-cell>
          <table:table-cell office:value-type="float" office:value="2.946275" calcext:value-type="float">
            <text:p>2,946275</text:p>
          </table:table-cell>
          <table:table-cell/>
          <table:table-cell office:value-type="float" office:value="1805.68" calcext:value-type="float">
            <text:p>1805,68</text:p>
          </table:table-cell>
          <table:table-cell office:value-type="float" office:value="758.176355" calcext:value-type="float">
            <text:p>758,176355</text:p>
          </table:table-cell>
          <table:table-cell table:number-columns-repeated="7"/>
        </table:table-row>
        <table:table-row table:style-name="ro1">
          <table:table-cell office:value-type="float" office:value="43.116" calcext:value-type="float">
            <text:p>43,116</text:p>
          </table:table-cell>
          <table:table-cell office:value-type="float" office:value="0.034671" calcext:value-type="float">
            <text:p>0,034671</text:p>
          </table:table-cell>
          <table:table-cell/>
          <table:table-cell office:value-type="float" office:value="48.63" calcext:value-type="float">
            <text:p>48,63</text:p>
          </table:table-cell>
          <table:table-cell office:value-type="float" office:value="2.920729" calcext:value-type="float">
            <text:p>2,920729</text:p>
          </table:table-cell>
          <table:table-cell/>
          <table:table-cell office:value-type="float" office:value="1811.248" calcext:value-type="float">
            <text:p>1811,248</text:p>
          </table:table-cell>
          <table:table-cell office:value-type="float" office:value="749.275272" calcext:value-type="float">
            <text:p>749,275272</text:p>
          </table:table-cell>
          <table:table-cell table:number-columns-repeated="7"/>
        </table:table-row>
        <table:table-row table:style-name="ro1">
          <table:table-cell office:value-type="float" office:value="43.81" calcext:value-type="float">
            <text:p>43,81</text:p>
          </table:table-cell>
          <table:table-cell office:value-type="float" office:value="0.034573" calcext:value-type="float">
            <text:p>0,034573</text:p>
          </table:table-cell>
          <table:table-cell/>
          <table:table-cell office:value-type="float" office:value="57.206" calcext:value-type="float">
            <text:p>57,206</text:p>
          </table:table-cell>
          <table:table-cell office:value-type="float" office:value="2.919857" calcext:value-type="float">
            <text:p>2,919857</text:p>
          </table:table-cell>
          <table:table-cell/>
          <table:table-cell office:value-type="float" office:value="1807.853" calcext:value-type="float">
            <text:p>1807,853</text:p>
          </table:table-cell>
          <table:table-cell office:value-type="float" office:value="748.368189" calcext:value-type="float">
            <text:p>748,368189</text:p>
          </table:table-cell>
          <table:table-cell table:number-columns-repeated="7"/>
        </table:table-row>
        <table:table-row table:style-name="ro1">
          <table:table-cell office:value-type="float" office:value="41.683" calcext:value-type="float">
            <text:p>41,683</text:p>
          </table:table-cell>
          <table:table-cell office:value-type="float" office:value="0.034493" calcext:value-type="float">
            <text:p>0,034493</text:p>
          </table:table-cell>
          <table:table-cell/>
          <table:table-cell office:value-type="float" office:value="45.66" calcext:value-type="float">
            <text:p>45,66</text:p>
          </table:table-cell>
          <table:table-cell office:value-type="float" office:value="2.907644" calcext:value-type="float">
            <text:p>2,907644</text:p>
          </table:table-cell>
          <table:table-cell/>
          <table:table-cell office:value-type="float" office:value="1804.344" calcext:value-type="float">
            <text:p>1804,344</text:p>
          </table:table-cell>
          <table:table-cell office:value-type="float" office:value="745.170003" calcext:value-type="float">
            <text:p>745,170003</text:p>
          </table:table-cell>
          <table:table-cell table:number-columns-repeated="7"/>
        </table:table-row>
        <table:table-row table:style-name="ro1">
          <table:table-cell office:value-type="float" office:value="55.47" calcext:value-type="float">
            <text:p>55,47</text:p>
          </table:table-cell>
          <table:table-cell office:value-type="float" office:value="0.034295" calcext:value-type="float">
            <text:p>0,034295</text:p>
          </table:table-cell>
          <table:table-cell/>
          <table:table-cell office:value-type="float" office:value="55.067" calcext:value-type="float">
            <text:p>55,067</text:p>
          </table:table-cell>
          <table:table-cell office:value-type="float" office:value="2.893264" calcext:value-type="float">
            <text:p>2,893264</text:p>
          </table:table-cell>
          <table:table-cell/>
          <table:table-cell office:value-type="float" office:value="1794.752" calcext:value-type="float">
            <text:p>1794,752</text:p>
          </table:table-cell>
          <table:table-cell office:value-type="float" office:value="744.885672" calcext:value-type="float">
            <text:p>744,885672</text:p>
          </table:table-cell>
          <table:table-cell table:number-columns-repeated="7"/>
        </table:table-row>
        <table:table-row table:style-name="ro1">
          <table:table-cell office:value-type="float" office:value="44.906" calcext:value-type="float">
            <text:p>44,906</text:p>
          </table:table-cell>
          <table:table-cell office:value-type="float" office:value="0.034201" calcext:value-type="float">
            <text:p>0,034201</text:p>
          </table:table-cell>
          <table:table-cell/>
          <table:table-cell office:value-type="float" office:value="101.784" calcext:value-type="float">
            <text:p>101,784</text:p>
          </table:table-cell>
          <table:table-cell office:value-type="float" office:value="2.893263" calcext:value-type="float">
            <text:p>2,893263</text:p>
          </table:table-cell>
          <table:table-cell/>
          <table:table-cell office:value-type="float" office:value="1797.537" calcext:value-type="float">
            <text:p>1797,537</text:p>
          </table:table-cell>
          <table:table-cell office:value-type="float" office:value="738.944393" calcext:value-type="float">
            <text:p>738,944393</text:p>
          </table:table-cell>
          <table:table-cell table:number-columns-repeated="7"/>
        </table:table-row>
        <table:table-row table:style-name="ro1">
          <table:table-cell office:value-type="float" office:value="56.014" calcext:value-type="float">
            <text:p>56,014</text:p>
          </table:table-cell>
          <table:table-cell office:value-type="float" office:value="0.033955" calcext:value-type="float">
            <text:p>0,033955</text:p>
          </table:table-cell>
          <table:table-cell/>
          <table:table-cell office:value-type="float" office:value="49.433" calcext:value-type="float">
            <text:p>49,433</text:p>
          </table:table-cell>
          <table:table-cell office:value-type="float" office:value="2.892689" calcext:value-type="float">
            <text:p>2,892689</text:p>
          </table:table-cell>
          <table:table-cell/>
          <table:table-cell office:value-type="float" office:value="1805.241" calcext:value-type="float">
            <text:p>1805,241</text:p>
          </table:table-cell>
          <table:table-cell office:value-type="float" office:value="736.869036" calcext:value-type="float">
            <text:p>736,869036</text:p>
          </table:table-cell>
          <table:table-cell table:number-columns-repeated="7"/>
        </table:table-row>
        <table:table-row table:style-name="ro1">
          <table:table-cell office:value-type="float" office:value="76.238" calcext:value-type="float">
            <text:p>76,238</text:p>
          </table:table-cell>
          <table:table-cell office:value-type="float" office:value="0.033627" calcext:value-type="float">
            <text:p>0,033627</text:p>
          </table:table-cell>
          <table:table-cell/>
          <table:table-cell office:value-type="float" office:value="70.974" calcext:value-type="float">
            <text:p>70,974</text:p>
          </table:table-cell>
          <table:table-cell office:value-type="float" office:value="2.878883" calcext:value-type="float">
            <text:p>2,878883</text:p>
          </table:table-cell>
          <table:table-cell/>
          <table:table-cell office:value-type="float" office:value="1815.084" calcext:value-type="float">
            <text:p>1815,084</text:p>
          </table:table-cell>
          <table:table-cell office:value-type="float" office:value="735.756817" calcext:value-type="float">
            <text:p>735,756817</text:p>
          </table:table-cell>
          <table:table-cell table:number-columns-repeated="7"/>
        </table:table-row>
        <table:table-row table:style-name="ro1">
          <table:table-cell office:value-type="float" office:value="148.69" calcext:value-type="float">
            <text:p>148,69</text:p>
          </table:table-cell>
          <table:table-cell office:value-type="float" office:value="0.033611" calcext:value-type="float">
            <text:p>0,033611</text:p>
          </table:table-cell>
          <table:table-cell/>
          <table:table-cell office:value-type="float" office:value="71.64" calcext:value-type="float">
            <text:p>71,64</text:p>
          </table:table-cell>
          <table:table-cell office:value-type="float" office:value="2.874988" calcext:value-type="float">
            <text:p>2,874988</text:p>
          </table:table-cell>
          <table:table-cell/>
          <table:table-cell office:value-type="float" office:value="1792.562" calcext:value-type="float">
            <text:p>1792,562</text:p>
          </table:table-cell>
          <table:table-cell office:value-type="float" office:value="735.43122" calcext:value-type="float">
            <text:p>735,43122</text:p>
          </table:table-cell>
          <table:table-cell table:number-columns-repeated="7"/>
        </table:table-row>
        <table:table-row table:style-name="ro1">
          <table:table-cell office:value-type="float" office:value="48.146" calcext:value-type="float">
            <text:p>48,146</text:p>
          </table:table-cell>
          <table:table-cell office:value-type="float" office:value="0.033377" calcext:value-type="float">
            <text:p>0,033377</text:p>
          </table:table-cell>
          <table:table-cell/>
          <table:table-cell office:value-type="float" office:value="61.818" calcext:value-type="float">
            <text:p>61,818</text:p>
          </table:table-cell>
          <table:table-cell office:value-type="float" office:value="2.871677" calcext:value-type="float">
            <text:p>2,871677</text:p>
          </table:table-cell>
          <table:table-cell/>
          <table:table-cell office:value-type="float" office:value="1794.747" calcext:value-type="float">
            <text:p>1794,747</text:p>
          </table:table-cell>
          <table:table-cell office:value-type="float" office:value="718.947631" calcext:value-type="float">
            <text:p>718,947631</text:p>
          </table:table-cell>
          <table:table-cell table:number-columns-repeated="7"/>
        </table:table-row>
        <table:table-row table:style-name="ro1">
          <table:table-cell office:value-type="float" office:value="56.642" calcext:value-type="float">
            <text:p>56,642</text:p>
          </table:table-cell>
          <table:table-cell office:value-type="float" office:value="0.033359" calcext:value-type="float">
            <text:p>0,033359</text:p>
          </table:table-cell>
          <table:table-cell/>
          <table:table-cell office:value-type="float" office:value="285.95" calcext:value-type="float">
            <text:p>285,95</text:p>
          </table:table-cell>
          <table:table-cell office:value-type="float" office:value="2.867496" calcext:value-type="float">
            <text:p>2,867496</text:p>
          </table:table-cell>
          <table:table-cell/>
          <table:table-cell office:value-type="float" office:value="1799.902" calcext:value-type="float">
            <text:p>1799,902</text:p>
          </table:table-cell>
          <table:table-cell office:value-type="float" office:value="718.007686" calcext:value-type="float">
            <text:p>718,007686</text:p>
          </table:table-cell>
          <table:table-cell table:number-columns-repeated="7"/>
        </table:table-row>
        <table:table-row table:style-name="ro1">
          <table:table-cell office:value-type="float" office:value="53.756" calcext:value-type="float">
            <text:p>53,756</text:p>
          </table:table-cell>
          <table:table-cell office:value-type="float" office:value="0.032935" calcext:value-type="float">
            <text:p>0,032935</text:p>
          </table:table-cell>
          <table:table-cell/>
          <table:table-cell office:value-type="float" office:value="48.665" calcext:value-type="float">
            <text:p>48,665</text:p>
          </table:table-cell>
          <table:table-cell office:value-type="float" office:value="2.851002" calcext:value-type="float">
            <text:p>2,851002</text:p>
          </table:table-cell>
          <table:table-cell/>
          <table:table-cell office:value-type="float" office:value="1799.14" calcext:value-type="float">
            <text:p>1799,14</text:p>
          </table:table-cell>
          <table:table-cell office:value-type="float" office:value="717.845305" calcext:value-type="float">
            <text:p>717,845305</text:p>
          </table:table-cell>
          <table:table-cell table:number-columns-repeated="7"/>
        </table:table-row>
        <table:table-row table:style-name="ro1">
          <table:table-cell office:value-type="float" office:value="123.159" calcext:value-type="float">
            <text:p>123,159</text:p>
          </table:table-cell>
          <table:table-cell office:value-type="float" office:value="0.032682" calcext:value-type="float">
            <text:p>0,032682</text:p>
          </table:table-cell>
          <table:table-cell/>
          <table:table-cell office:value-type="float" office:value="41.857" calcext:value-type="float">
            <text:p>41,857</text:p>
          </table:table-cell>
          <table:table-cell office:value-type="float" office:value="2.843947" calcext:value-type="float">
            <text:p>2,843947</text:p>
          </table:table-cell>
          <table:table-cell/>
          <table:table-cell office:value-type="float" office:value="1817.778" calcext:value-type="float">
            <text:p>1817,778</text:p>
          </table:table-cell>
          <table:table-cell office:value-type="float" office:value="716.974519" calcext:value-type="float">
            <text:p>716,974519</text:p>
          </table:table-cell>
          <table:table-cell table:number-columns-repeated="7"/>
        </table:table-row>
        <table:table-row table:style-name="ro1">
          <table:table-cell office:value-type="float" office:value="52.912" calcext:value-type="float">
            <text:p>52,912</text:p>
          </table:table-cell>
          <table:table-cell office:value-type="float" office:value="0.03253" calcext:value-type="float">
            <text:p>0,03253</text:p>
          </table:table-cell>
          <table:table-cell/>
          <table:table-cell office:value-type="float" office:value="316.557" calcext:value-type="float">
            <text:p>316,557</text:p>
          </table:table-cell>
          <table:table-cell office:value-type="float" office:value="2.837323" calcext:value-type="float">
            <text:p>2,837323</text:p>
          </table:table-cell>
          <table:table-cell/>
          <table:table-cell office:value-type="float" office:value="1897.193" calcext:value-type="float">
            <text:p>1897,193</text:p>
          </table:table-cell>
          <table:table-cell office:value-type="float" office:value="716.271478" calcext:value-type="float">
            <text:p>716,271478</text:p>
          </table:table-cell>
          <table:table-cell table:number-columns-repeated="7"/>
        </table:table-row>
        <table:table-row table:style-name="ro1">
          <table:table-cell office:value-type="float" office:value="64.933" calcext:value-type="float">
            <text:p>64,933</text:p>
          </table:table-cell>
          <table:table-cell office:value-type="float" office:value="0.032018" calcext:value-type="float">
            <text:p>0,032018</text:p>
          </table:table-cell>
          <table:table-cell/>
          <table:table-cell office:value-type="float" office:value="53.216" calcext:value-type="float">
            <text:p>53,216</text:p>
          </table:table-cell>
          <table:table-cell office:value-type="float" office:value="2.82777" calcext:value-type="float">
            <text:p>2,82777</text:p>
          </table:table-cell>
          <table:table-cell/>
          <table:table-cell office:value-type="float" office:value="2215.553" calcext:value-type="float">
            <text:p>2215,553</text:p>
          </table:table-cell>
          <table:table-cell office:value-type="float" office:value="715.896097" calcext:value-type="float">
            <text:p>715,896097</text:p>
          </table:table-cell>
          <table:table-cell table:number-columns-repeated="7"/>
        </table:table-row>
        <table:table-row table:style-name="ro1">
          <table:table-cell office:value-type="float" office:value="58.877" calcext:value-type="float">
            <text:p>58,877</text:p>
          </table:table-cell>
          <table:table-cell office:value-type="float" office:value="0.031618" calcext:value-type="float">
            <text:p>0,031618</text:p>
          </table:table-cell>
          <table:table-cell/>
          <table:table-cell office:value-type="float" office:value="1038.348" calcext:value-type="float">
            <text:p>1038,348</text:p>
          </table:table-cell>
          <table:table-cell office:value-type="float" office:value="2.808468" calcext:value-type="float">
            <text:p>2,808468</text:p>
          </table:table-cell>
          <table:table-cell/>
          <table:table-cell office:value-type="float" office:value="2001.066" calcext:value-type="float">
            <text:p>2001,066</text:p>
          </table:table-cell>
          <table:table-cell office:value-type="float" office:value="712.40476" calcext:value-type="float">
            <text:p>712,40476</text:p>
          </table:table-cell>
          <table:table-cell table:number-columns-repeated="7"/>
        </table:table-row>
        <table:table-row table:style-name="ro1">
          <table:table-cell office:value-type="float" office:value="47.79" calcext:value-type="float">
            <text:p>47,79</text:p>
          </table:table-cell>
          <table:table-cell office:value-type="float" office:value="0.031561" calcext:value-type="float">
            <text:p>0,031561</text:p>
          </table:table-cell>
          <table:table-cell/>
          <table:table-cell office:value-type="float" office:value="49.777" calcext:value-type="float">
            <text:p>49,777</text:p>
          </table:table-cell>
          <table:table-cell office:value-type="float" office:value="2.800627" calcext:value-type="float">
            <text:p>2,800627</text:p>
          </table:table-cell>
          <table:table-cell/>
          <table:table-cell office:value-type="float" office:value="1807.861" calcext:value-type="float">
            <text:p>1807,861</text:p>
          </table:table-cell>
          <table:table-cell office:value-type="float" office:value="711.895529" calcext:value-type="float">
            <text:p>711,895529</text:p>
          </table:table-cell>
          <table:table-cell table:number-columns-repeated="7"/>
        </table:table-row>
        <table:table-row table:style-name="ro1">
          <table:table-cell office:value-type="float" office:value="54.246" calcext:value-type="float">
            <text:p>54,246</text:p>
          </table:table-cell>
          <table:table-cell office:value-type="float" office:value="0.031465" calcext:value-type="float">
            <text:p>0,031465</text:p>
          </table:table-cell>
          <table:table-cell/>
          <table:table-cell office:value-type="float" office:value="42.583" calcext:value-type="float">
            <text:p>42,583</text:p>
          </table:table-cell>
          <table:table-cell office:value-type="float" office:value="2.782876" calcext:value-type="float">
            <text:p>2,782876</text:p>
          </table:table-cell>
          <table:table-cell/>
          <table:table-cell office:value-type="float" office:value="20467.41" calcext:value-type="float">
            <text:p>20467,41</text:p>
          </table:table-cell>
          <table:table-cell office:value-type="float" office:value="710.314929" calcext:value-type="float">
            <text:p>710,314929</text:p>
          </table:table-cell>
          <table:table-cell table:number-columns-repeated="7"/>
        </table:table-row>
        <table:table-row table:style-name="ro1">
          <table:table-cell office:value-type="float" office:value="2161.95" calcext:value-type="float">
            <text:p>2161,95</text:p>
          </table:table-cell>
          <table:table-cell office:value-type="float" office:value="0.031409" calcext:value-type="float">
            <text:p>0,031409</text:p>
          </table:table-cell>
          <table:table-cell/>
          <table:table-cell office:value-type="float" office:value="57.089" calcext:value-type="float">
            <text:p>57,089</text:p>
          </table:table-cell>
          <table:table-cell office:value-type="float" office:value="2.75999" calcext:value-type="float">
            <text:p>2,75999</text:p>
          </table:table-cell>
          <table:table-cell/>
          <table:table-cell office:value-type="float" office:value="1773.9" calcext:value-type="float">
            <text:p>1773,9</text:p>
          </table:table-cell>
          <table:table-cell office:value-type="float" office:value="710.168455" calcext:value-type="float">
            <text:p>710,168455</text:p>
          </table:table-cell>
          <table:table-cell table:number-columns-repeated="7"/>
        </table:table-row>
        <table:table-row table:style-name="ro1">
          <table:table-cell office:value-type="float" office:value="83.585" calcext:value-type="float">
            <text:p>83,585</text:p>
          </table:table-cell>
          <table:table-cell office:value-type="float" office:value="0.031307" calcext:value-type="float">
            <text:p>0,031307</text:p>
          </table:table-cell>
          <table:table-cell/>
          <table:table-cell office:value-type="float" office:value="50.218" calcext:value-type="float">
            <text:p>50,218</text:p>
          </table:table-cell>
          <table:table-cell office:value-type="float" office:value="2.755718" calcext:value-type="float">
            <text:p>2,755718</text:p>
          </table:table-cell>
          <table:table-cell/>
          <table:table-cell office:value-type="float" office:value="1817.249" calcext:value-type="float">
            <text:p>1817,249</text:p>
          </table:table-cell>
          <table:table-cell office:value-type="float" office:value="709.775452" calcext:value-type="float">
            <text:p>709,775452</text:p>
          </table:table-cell>
          <table:table-cell table:number-columns-repeated="7"/>
        </table:table-row>
        <table:table-row table:style-name="ro1">
          <table:table-cell office:value-type="float" office:value="55.887" calcext:value-type="float">
            <text:p>55,887</text:p>
          </table:table-cell>
          <table:table-cell office:value-type="float" office:value="0.031068" calcext:value-type="float">
            <text:p>0,031068</text:p>
          </table:table-cell>
          <table:table-cell/>
          <table:table-cell office:value-type="float" office:value="51.193" calcext:value-type="float">
            <text:p>51,193</text:p>
          </table:table-cell>
          <table:table-cell office:value-type="float" office:value="2.750718" calcext:value-type="float">
            <text:p>2,750718</text:p>
          </table:table-cell>
          <table:table-cell/>
          <table:table-cell office:value-type="float" office:value="1789.797" calcext:value-type="float">
            <text:p>1789,797</text:p>
          </table:table-cell>
          <table:table-cell office:value-type="float" office:value="709.132763" calcext:value-type="float">
            <text:p>709,132763</text:p>
          </table:table-cell>
          <table:table-cell table:number-columns-repeated="7"/>
        </table:table-row>
        <table:table-row table:style-name="ro1">
          <table:table-cell office:value-type="float" office:value="152.5" calcext:value-type="float">
            <text:p>152,5</text:p>
          </table:table-cell>
          <table:table-cell office:value-type="float" office:value="0.031031" calcext:value-type="float">
            <text:p>0,031031</text:p>
          </table:table-cell>
          <table:table-cell/>
          <table:table-cell office:value-type="float" office:value="60.779" calcext:value-type="float">
            <text:p>60,779</text:p>
          </table:table-cell>
          <table:table-cell office:value-type="float" office:value="2.741346" calcext:value-type="float">
            <text:p>2,741346</text:p>
          </table:table-cell>
          <table:table-cell/>
          <table:table-cell office:value-type="float" office:value="2510.583" calcext:value-type="float">
            <text:p>2510,583</text:p>
          </table:table-cell>
          <table:table-cell office:value-type="float" office:value="708.452169" calcext:value-type="float">
            <text:p>708,452169</text:p>
          </table:table-cell>
          <table:table-cell table:number-columns-repeated="7"/>
        </table:table-row>
        <table:table-row table:style-name="ro1">
          <table:table-cell office:value-type="float" office:value="43.93" calcext:value-type="float">
            <text:p>43,93</text:p>
          </table:table-cell>
          <table:table-cell office:value-type="float" office:value="0.030998" calcext:value-type="float">
            <text:p>0,030998</text:p>
          </table:table-cell>
          <table:table-cell/>
          <table:table-cell office:value-type="float" office:value="56.068" calcext:value-type="float">
            <text:p>56,068</text:p>
          </table:table-cell>
          <table:table-cell office:value-type="float" office:value="2.738751" calcext:value-type="float">
            <text:p>2,738751</text:p>
          </table:table-cell>
          <table:table-cell/>
          <table:table-cell office:value-type="float" office:value="1837.59" calcext:value-type="float">
            <text:p>1837,59</text:p>
          </table:table-cell>
          <table:table-cell office:value-type="float" office:value="708.103218" calcext:value-type="float">
            <text:p>708,103218</text:p>
          </table:table-cell>
          <table:table-cell table:number-columns-repeated="7"/>
        </table:table-row>
        <table:table-row table:style-name="ro1">
          <table:table-cell office:value-type="float" office:value="66.031" calcext:value-type="float">
            <text:p>66,031</text:p>
          </table:table-cell>
          <table:table-cell office:value-type="float" office:value="0.030897" calcext:value-type="float">
            <text:p>0,030897</text:p>
          </table:table-cell>
          <table:table-cell/>
          <table:table-cell office:value-type="float" office:value="60.041" calcext:value-type="float">
            <text:p>60,041</text:p>
          </table:table-cell>
          <table:table-cell office:value-type="float" office:value="2.732321" calcext:value-type="float">
            <text:p>2,732321</text:p>
          </table:table-cell>
          <table:table-cell/>
          <table:table-cell office:value-type="float" office:value="1801.113" calcext:value-type="float">
            <text:p>1801,113</text:p>
          </table:table-cell>
          <table:table-cell office:value-type="float" office:value="707.217955" calcext:value-type="float">
            <text:p>707,217955</text:p>
          </table:table-cell>
          <table:table-cell table:number-columns-repeated="7"/>
        </table:table-row>
        <table:table-row table:style-name="ro1">
          <table:table-cell office:value-type="float" office:value="55.906" calcext:value-type="float">
            <text:p>55,906</text:p>
          </table:table-cell>
          <table:table-cell office:value-type="float" office:value="0.030602" calcext:value-type="float">
            <text:p>0,030602</text:p>
          </table:table-cell>
          <table:table-cell/>
          <table:table-cell office:value-type="float" office:value="114.201" calcext:value-type="float">
            <text:p>114,201</text:p>
          </table:table-cell>
          <table:table-cell office:value-type="float" office:value="2.731271" calcext:value-type="float">
            <text:p>2,731271</text:p>
          </table:table-cell>
          <table:table-cell/>
          <table:table-cell office:value-type="float" office:value="2003.759" calcext:value-type="float">
            <text:p>2003,759</text:p>
          </table:table-cell>
          <table:table-cell office:value-type="float" office:value="706.894747" calcext:value-type="float">
            <text:p>706,894747</text:p>
          </table:table-cell>
          <table:table-cell table:number-columns-repeated="7"/>
        </table:table-row>
        <table:table-row table:style-name="ro1">
          <table:table-cell office:value-type="float" office:value="44.523" calcext:value-type="float">
            <text:p>44,523</text:p>
          </table:table-cell>
          <table:table-cell office:value-type="float" office:value="0.030486" calcext:value-type="float">
            <text:p>0,030486</text:p>
          </table:table-cell>
          <table:table-cell/>
          <table:table-cell office:value-type="float" office:value="57.541" calcext:value-type="float">
            <text:p>57,541</text:p>
          </table:table-cell>
          <table:table-cell office:value-type="float" office:value="2.710921" calcext:value-type="float">
            <text:p>2,710921</text:p>
          </table:table-cell>
          <table:table-cell/>
          <table:table-cell office:value-type="float" office:value="1811.713" calcext:value-type="float">
            <text:p>1811,713</text:p>
          </table:table-cell>
          <table:table-cell office:value-type="float" office:value="706.328429" calcext:value-type="float">
            <text:p>706,328429</text:p>
          </table:table-cell>
          <table:table-cell table:number-columns-repeated="7"/>
        </table:table-row>
        <table:table-row table:style-name="ro1">
          <table:table-cell office:value-type="float" office:value="50.429" calcext:value-type="float">
            <text:p>50,429</text:p>
          </table:table-cell>
          <table:table-cell office:value-type="float" office:value="0.030434" calcext:value-type="float">
            <text:p>0,030434</text:p>
          </table:table-cell>
          <table:table-cell/>
          <table:table-cell office:value-type="float" office:value="74.722" calcext:value-type="float">
            <text:p>74,722</text:p>
          </table:table-cell>
          <table:table-cell office:value-type="float" office:value="2.709696" calcext:value-type="float">
            <text:p>2,709696</text:p>
          </table:table-cell>
          <table:table-cell/>
          <table:table-cell office:value-type="float" office:value="1830.499" calcext:value-type="float">
            <text:p>1830,499</text:p>
          </table:table-cell>
          <table:table-cell office:value-type="float" office:value="705.952417" calcext:value-type="float">
            <text:p>705,952417</text:p>
          </table:table-cell>
          <table:table-cell table:number-columns-repeated="7"/>
        </table:table-row>
        <table:table-row table:style-name="ro1">
          <table:table-cell office:value-type="float" office:value="50.461" calcext:value-type="float">
            <text:p>50,461</text:p>
          </table:table-cell>
          <table:table-cell office:value-type="float" office:value="0.030422" calcext:value-type="float">
            <text:p>0,030422</text:p>
          </table:table-cell>
          <table:table-cell/>
          <table:table-cell office:value-type="float" office:value="53.396" calcext:value-type="float">
            <text:p>53,396</text:p>
          </table:table-cell>
          <table:table-cell office:value-type="float" office:value="2.709244" calcext:value-type="float">
            <text:p>2,709244</text:p>
          </table:table-cell>
          <table:table-cell/>
          <table:table-cell office:value-type="float" office:value="1820.618" calcext:value-type="float">
            <text:p>1820,618</text:p>
          </table:table-cell>
          <table:table-cell office:value-type="float" office:value="705.948237" calcext:value-type="float">
            <text:p>705,948237</text:p>
          </table:table-cell>
          <table:table-cell table:number-columns-repeated="7"/>
        </table:table-row>
        <table:table-row table:style-name="ro1">
          <table:table-cell office:value-type="float" office:value="53.339" calcext:value-type="float">
            <text:p>53,339</text:p>
          </table:table-cell>
          <table:table-cell office:value-type="float" office:value="0.030346" calcext:value-type="float">
            <text:p>0,030346</text:p>
          </table:table-cell>
          <table:table-cell/>
          <table:table-cell office:value-type="float" office:value="41.881" calcext:value-type="float">
            <text:p>41,881</text:p>
          </table:table-cell>
          <table:table-cell office:value-type="float" office:value="2.701376" calcext:value-type="float">
            <text:p>2,701376</text:p>
          </table:table-cell>
          <table:table-cell/>
          <table:table-cell office:value-type="float" office:value="1802.526" calcext:value-type="float">
            <text:p>1802,526</text:p>
          </table:table-cell>
          <table:table-cell office:value-type="float" office:value="705.409913" calcext:value-type="float">
            <text:p>705,409913</text:p>
          </table:table-cell>
          <table:table-cell table:number-columns-repeated="7"/>
        </table:table-row>
        <table:table-row table:style-name="ro1">
          <table:table-cell office:value-type="float" office:value="49.515" calcext:value-type="float">
            <text:p>49,515</text:p>
          </table:table-cell>
          <table:table-cell office:value-type="float" office:value="0.030328" calcext:value-type="float">
            <text:p>0,030328</text:p>
          </table:table-cell>
          <table:table-cell/>
          <table:table-cell office:value-type="float" office:value="106.177" calcext:value-type="float">
            <text:p>106,177</text:p>
          </table:table-cell>
          <table:table-cell office:value-type="float" office:value="2.681705" calcext:value-type="float">
            <text:p>2,681705</text:p>
          </table:table-cell>
          <table:table-cell/>
          <table:table-cell office:value-type="float" office:value="1784.886" calcext:value-type="float">
            <text:p>1784,886</text:p>
          </table:table-cell>
          <table:table-cell office:value-type="float" office:value="704.197329" calcext:value-type="float">
            <text:p>704,197329</text:p>
          </table:table-cell>
          <table:table-cell table:number-columns-repeated="7"/>
        </table:table-row>
        <table:table-row table:style-name="ro1">
          <table:table-cell office:value-type="float" office:value="86.263" calcext:value-type="float">
            <text:p>86,263</text:p>
          </table:table-cell>
          <table:table-cell office:value-type="float" office:value="0.030096" calcext:value-type="float">
            <text:p>0,030096</text:p>
          </table:table-cell>
          <table:table-cell/>
          <table:table-cell office:value-type="float" office:value="73.516" calcext:value-type="float">
            <text:p>73,516</text:p>
          </table:table-cell>
          <table:table-cell office:value-type="float" office:value="2.678504" calcext:value-type="float">
            <text:p>2,678504</text:p>
          </table:table-cell>
          <table:table-cell/>
          <table:table-cell office:value-type="float" office:value="2306.825" calcext:value-type="float">
            <text:p>2306,825</text:p>
          </table:table-cell>
          <table:table-cell office:value-type="float" office:value="702.803969" calcext:value-type="float">
            <text:p>702,803969</text:p>
          </table:table-cell>
          <table:table-cell table:number-columns-repeated="7"/>
        </table:table-row>
        <table:table-row table:style-name="ro1">
          <table:table-cell office:value-type="float" office:value="87.116" calcext:value-type="float">
            <text:p>87,116</text:p>
          </table:table-cell>
          <table:table-cell office:value-type="float" office:value="0.03005" calcext:value-type="float">
            <text:p>0,03005</text:p>
          </table:table-cell>
          <table:table-cell/>
          <table:table-cell office:value-type="float" office:value="52.407" calcext:value-type="float">
            <text:p>52,407</text:p>
          </table:table-cell>
          <table:table-cell office:value-type="float" office:value="2.676049" calcext:value-type="float">
            <text:p>2,676049</text:p>
          </table:table-cell>
          <table:table-cell/>
          <table:table-cell office:value-type="float" office:value="1811.067" calcext:value-type="float">
            <text:p>1811,067</text:p>
          </table:table-cell>
          <table:table-cell office:value-type="float" office:value="702.658971" calcext:value-type="float">
            <text:p>702,658971</text:p>
          </table:table-cell>
          <table:table-cell table:number-columns-repeated="7"/>
        </table:table-row>
        <table:table-row table:style-name="ro1">
          <table:table-cell office:value-type="float" office:value="94.67" calcext:value-type="float">
            <text:p>94,67</text:p>
          </table:table-cell>
          <table:table-cell office:value-type="float" office:value="0.029999" calcext:value-type="float">
            <text:p>0,029999</text:p>
          </table:table-cell>
          <table:table-cell/>
          <table:table-cell office:value-type="float" office:value="43.813" calcext:value-type="float">
            <text:p>43,813</text:p>
          </table:table-cell>
          <table:table-cell office:value-type="float" office:value="2.669178" calcext:value-type="float">
            <text:p>2,669178</text:p>
          </table:table-cell>
          <table:table-cell/>
          <table:table-cell office:value-type="float" office:value="2069.691" calcext:value-type="float">
            <text:p>2069,691</text:p>
          </table:table-cell>
          <table:table-cell office:value-type="float" office:value="701.380797" calcext:value-type="float">
            <text:p>701,380797</text:p>
          </table:table-cell>
          <table:table-cell table:number-columns-repeated="7"/>
        </table:table-row>
        <table:table-row table:style-name="ro1">
          <table:table-cell office:value-type="float" office:value="47.696" calcext:value-type="float">
            <text:p>47,696</text:p>
          </table:table-cell>
          <table:table-cell office:value-type="float" office:value="0.02994" calcext:value-type="float">
            <text:p>0,02994</text:p>
          </table:table-cell>
          <table:table-cell/>
          <table:table-cell office:value-type="float" office:value="73.784" calcext:value-type="float">
            <text:p>73,784</text:p>
          </table:table-cell>
          <table:table-cell office:value-type="float" office:value="2.664166" calcext:value-type="float">
            <text:p>2,664166</text:p>
          </table:table-cell>
          <table:table-cell/>
          <table:table-cell office:value-type="float" office:value="1782.418" calcext:value-type="float">
            <text:p>1782,418</text:p>
          </table:table-cell>
          <table:table-cell office:value-type="float" office:value="700.030987" calcext:value-type="float">
            <text:p>700,030987</text:p>
          </table:table-cell>
          <table:table-cell table:number-columns-repeated="7"/>
        </table:table-row>
        <table:table-row table:style-name="ro1">
          <table:table-cell office:value-type="float" office:value="51.196" calcext:value-type="float">
            <text:p>51,196</text:p>
          </table:table-cell>
          <table:table-cell office:value-type="float" office:value="0.029897" calcext:value-type="float">
            <text:p>0,029897</text:p>
          </table:table-cell>
          <table:table-cell/>
          <table:table-cell office:value-type="float" office:value="41.127" calcext:value-type="float">
            <text:p>41,127</text:p>
          </table:table-cell>
          <table:table-cell office:value-type="float" office:value="2.66066" calcext:value-type="float">
            <text:p>2,66066</text:p>
          </table:table-cell>
          <table:table-cell/>
          <table:table-cell office:value-type="float" office:value="1779.543" calcext:value-type="float">
            <text:p>1779,543</text:p>
          </table:table-cell>
          <table:table-cell office:value-type="float" office:value="699.515168" calcext:value-type="float">
            <text:p>699,515168</text:p>
          </table:table-cell>
          <table:table-cell table:number-columns-repeated="7"/>
        </table:table-row>
        <table:table-row table:style-name="ro1">
          <table:table-cell office:value-type="float" office:value="72.458" calcext:value-type="float">
            <text:p>72,458</text:p>
          </table:table-cell>
          <table:table-cell office:value-type="float" office:value="0.029767" calcext:value-type="float">
            <text:p>0,029767</text:p>
          </table:table-cell>
          <table:table-cell/>
          <table:table-cell office:value-type="float" office:value="47.713" calcext:value-type="float">
            <text:p>47,713</text:p>
          </table:table-cell>
          <table:table-cell office:value-type="float" office:value="2.660578" calcext:value-type="float">
            <text:p>2,660578</text:p>
          </table:table-cell>
          <table:table-cell/>
          <table:table-cell office:value-type="float" office:value="1784.321" calcext:value-type="float">
            <text:p>1784,321</text:p>
          </table:table-cell>
          <table:table-cell office:value-type="float" office:value="699.218112" calcext:value-type="float">
            <text:p>699,218112</text:p>
          </table:table-cell>
          <table:table-cell table:number-columns-repeated="7"/>
        </table:table-row>
        <table:table-row table:style-name="ro1">
          <table:table-cell office:value-type="float" office:value="45.218" calcext:value-type="float">
            <text:p>45,218</text:p>
          </table:table-cell>
          <table:table-cell office:value-type="float" office:value="0.029436" calcext:value-type="float">
            <text:p>0,029436</text:p>
          </table:table-cell>
          <table:table-cell/>
          <table:table-cell office:value-type="float" office:value="47.378" calcext:value-type="float">
            <text:p>47,378</text:p>
          </table:table-cell>
          <table:table-cell office:value-type="float" office:value="2.649377" calcext:value-type="float">
            <text:p>2,649377</text:p>
          </table:table-cell>
          <table:table-cell/>
          <table:table-cell office:value-type="float" office:value="1788.096" calcext:value-type="float">
            <text:p>1788,096</text:p>
          </table:table-cell>
          <table:table-cell office:value-type="float" office:value="698.723565" calcext:value-type="float">
            <text:p>698,723565</text:p>
          </table:table-cell>
          <table:table-cell table:number-columns-repeated="7"/>
        </table:table-row>
        <table:table-row table:style-name="ro1">
          <table:table-cell office:value-type="float" office:value="59.627" calcext:value-type="float">
            <text:p>59,627</text:p>
          </table:table-cell>
          <table:table-cell office:value-type="float" office:value="0.029406" calcext:value-type="float">
            <text:p>0,029406</text:p>
          </table:table-cell>
          <table:table-cell/>
          <table:table-cell office:value-type="float" office:value="50.172" calcext:value-type="float">
            <text:p>50,172</text:p>
          </table:table-cell>
          <table:table-cell office:value-type="float" office:value="2.648278" calcext:value-type="float">
            <text:p>2,648278</text:p>
          </table:table-cell>
          <table:table-cell/>
          <table:table-cell office:value-type="float" office:value="1783.411" calcext:value-type="float">
            <text:p>1783,411</text:p>
          </table:table-cell>
          <table:table-cell office:value-type="float" office:value="697.332665" calcext:value-type="float">
            <text:p>697,332665</text:p>
          </table:table-cell>
          <table:table-cell table:number-columns-repeated="7"/>
        </table:table-row>
        <table:table-row table:style-name="ro1">
          <table:table-cell office:value-type="float" office:value="117.817" calcext:value-type="float">
            <text:p>117,817</text:p>
          </table:table-cell>
          <table:table-cell office:value-type="float" office:value="0.029329" calcext:value-type="float">
            <text:p>0,029329</text:p>
          </table:table-cell>
          <table:table-cell/>
          <table:table-cell office:value-type="float" office:value="46.659" calcext:value-type="float">
            <text:p>46,659</text:p>
          </table:table-cell>
          <table:table-cell office:value-type="float" office:value="2.646664" calcext:value-type="float">
            <text:p>2,646664</text:p>
          </table:table-cell>
          <table:table-cell/>
          <table:table-cell office:value-type="float" office:value="1720.34" calcext:value-type="float">
            <text:p>1720,34</text:p>
          </table:table-cell>
          <table:table-cell office:value-type="float" office:value="662.003395" calcext:value-type="float">
            <text:p>662,003395</text:p>
          </table:table-cell>
          <table:table-cell table:number-columns-repeated="7"/>
        </table:table-row>
        <table:table-row table:style-name="ro1">
          <table:table-cell office:value-type="float" office:value="44.247" calcext:value-type="float">
            <text:p>44,247</text:p>
          </table:table-cell>
          <table:table-cell office:value-type="float" office:value="0.02928" calcext:value-type="float">
            <text:p>0,02928</text:p>
          </table:table-cell>
          <table:table-cell/>
          <table:table-cell office:value-type="float" office:value="750.93" calcext:value-type="float">
            <text:p>750,93</text:p>
          </table:table-cell>
          <table:table-cell office:value-type="float" office:value="2.6305" calcext:value-type="float">
            <text:p>2,6305</text:p>
          </table:table-cell>
          <table:table-cell/>
          <table:table-cell office:value-type="float" office:value="1709.561" calcext:value-type="float">
            <text:p>1709,561</text:p>
          </table:table-cell>
          <table:table-cell office:value-type="float" office:value="655.588629" calcext:value-type="float">
            <text:p>655,588629</text:p>
          </table:table-cell>
          <table:table-cell table:number-columns-repeated="7"/>
        </table:table-row>
        <table:table-row table:style-name="ro1">
          <table:table-cell office:value-type="float" office:value="47.208" calcext:value-type="float">
            <text:p>47,208</text:p>
          </table:table-cell>
          <table:table-cell office:value-type="float" office:value="0.028915" calcext:value-type="float">
            <text:p>0,028915</text:p>
          </table:table-cell>
          <table:table-cell/>
          <table:table-cell office:value-type="float" office:value="78.476" calcext:value-type="float">
            <text:p>78,476</text:p>
          </table:table-cell>
          <table:table-cell office:value-type="float" office:value="2.629316" calcext:value-type="float">
            <text:p>2,629316</text:p>
          </table:table-cell>
          <table:table-cell/>
          <table:table-cell office:value-type="float" office:value="1706.174" calcext:value-type="float">
            <text:p>1706,174</text:p>
          </table:table-cell>
          <table:table-cell office:value-type="float" office:value="655.334592" calcext:value-type="float">
            <text:p>655,334592</text:p>
          </table:table-cell>
          <table:table-cell table:number-columns-repeated="7"/>
        </table:table-row>
        <table:table-row table:style-name="ro1">
          <table:table-cell office:value-type="float" office:value="52.829" calcext:value-type="float">
            <text:p>52,829</text:p>
          </table:table-cell>
          <table:table-cell office:value-type="float" office:value="0.02875" calcext:value-type="float">
            <text:p>0,02875</text:p>
          </table:table-cell>
          <table:table-cell/>
          <table:table-cell office:value-type="float" office:value="53.734" calcext:value-type="float">
            <text:p>53,734</text:p>
          </table:table-cell>
          <table:table-cell office:value-type="float" office:value="2.623048" calcext:value-type="float">
            <text:p>2,623048</text:p>
          </table:table-cell>
          <table:table-cell/>
          <table:table-cell office:value-type="float" office:value="1971.336" calcext:value-type="float">
            <text:p>1971,336</text:p>
          </table:table-cell>
          <table:table-cell office:value-type="float" office:value="648.106818" calcext:value-type="float">
            <text:p>648,106818</text:p>
          </table:table-cell>
          <table:table-cell table:number-columns-repeated="7"/>
        </table:table-row>
        <table:table-row table:style-name="ro1">
          <table:table-cell office:value-type="float" office:value="46.771" calcext:value-type="float">
            <text:p>46,771</text:p>
          </table:table-cell>
          <table:table-cell office:value-type="float" office:value="0.028675" calcext:value-type="float">
            <text:p>0,028675</text:p>
          </table:table-cell>
          <table:table-cell/>
          <table:table-cell office:value-type="float" office:value="44.735" calcext:value-type="float">
            <text:p>44,735</text:p>
          </table:table-cell>
          <table:table-cell office:value-type="float" office:value="2.60435" calcext:value-type="float">
            <text:p>2,60435</text:p>
          </table:table-cell>
          <table:table-cell/>
          <table:table-cell office:value-type="float" office:value="1796.431" calcext:value-type="float">
            <text:p>1796,431</text:p>
          </table:table-cell>
          <table:table-cell office:value-type="float" office:value="646.695283" calcext:value-type="float">
            <text:p>646,695283</text:p>
          </table:table-cell>
          <table:table-cell table:number-columns-repeated="7"/>
        </table:table-row>
        <table:table-row table:style-name="ro1">
          <table:table-cell office:value-type="float" office:value="623.62" calcext:value-type="float">
            <text:p>623,62</text:p>
          </table:table-cell>
          <table:table-cell office:value-type="float" office:value="0.028187" calcext:value-type="float">
            <text:p>0,028187</text:p>
          </table:table-cell>
          <table:table-cell/>
          <table:table-cell office:value-type="float" office:value="68.208" calcext:value-type="float">
            <text:p>68,208</text:p>
          </table:table-cell>
          <table:table-cell office:value-type="float" office:value="2.573506" calcext:value-type="float">
            <text:p>2,573506</text:p>
          </table:table-cell>
          <table:table-cell/>
          <table:table-cell office:value-type="float" office:value="1941.182" calcext:value-type="float">
            <text:p>1941,182</text:p>
          </table:table-cell>
          <table:table-cell office:value-type="float" office:value="626.227164" calcext:value-type="float">
            <text:p>626,227164</text:p>
          </table:table-cell>
          <table:table-cell table:number-columns-repeated="7"/>
        </table:table-row>
        <table:table-row table:style-name="ro1">
          <table:table-cell office:value-type="float" office:value="63.429" calcext:value-type="float">
            <text:p>63,429</text:p>
          </table:table-cell>
          <table:table-cell office:value-type="float" office:value="0.028031" calcext:value-type="float">
            <text:p>0,028031</text:p>
          </table:table-cell>
          <table:table-cell/>
          <table:table-cell office:value-type="float" office:value="46.872" calcext:value-type="float">
            <text:p>46,872</text:p>
          </table:table-cell>
          <table:table-cell office:value-type="float" office:value="2.456493" calcext:value-type="float">
            <text:p>2,456493</text:p>
          </table:table-cell>
          <table:table-cell/>
          <table:table-cell office:value-type="float" office:value="1949.202" calcext:value-type="float">
            <text:p>1949,202</text:p>
          </table:table-cell>
          <table:table-cell office:value-type="float" office:value="623.674119" calcext:value-type="float">
            <text:p>623,674119</text:p>
          </table:table-cell>
          <table:table-cell table:number-columns-repeated="7"/>
        </table:table-row>
        <table:table-row table:style-name="ro1">
          <table:table-cell office:value-type="float" office:value="41.216" calcext:value-type="float">
            <text:p>41,216</text:p>
          </table:table-cell>
          <table:table-cell office:value-type="float" office:value="0.027765" calcext:value-type="float">
            <text:p>0,027765</text:p>
          </table:table-cell>
          <table:table-cell/>
          <table:table-cell office:value-type="float" office:value="570.147" calcext:value-type="float">
            <text:p>570,147</text:p>
          </table:table-cell>
          <table:table-cell office:value-type="float" office:value="2.439228" calcext:value-type="float">
            <text:p>2,439228</text:p>
          </table:table-cell>
          <table:table-cell/>
          <table:table-cell office:value-type="float" office:value="1712.456" calcext:value-type="float">
            <text:p>1712,456</text:p>
          </table:table-cell>
          <table:table-cell office:value-type="float" office:value="613.662685" calcext:value-type="float">
            <text:p>613,662685</text:p>
          </table:table-cell>
          <table:table-cell table:number-columns-repeated="7"/>
        </table:table-row>
        <table:table-row table:style-name="ro1">
          <table:table-cell office:value-type="float" office:value="72.074" calcext:value-type="float">
            <text:p>72,074</text:p>
          </table:table-cell>
          <table:table-cell office:value-type="float" office:value="0.026098" calcext:value-type="float">
            <text:p>0,026098</text:p>
          </table:table-cell>
          <table:table-cell/>
          <table:table-cell office:value-type="float" office:value="42.97" calcext:value-type="float">
            <text:p>42,97</text:p>
          </table:table-cell>
          <table:table-cell office:value-type="float" office:value="2.399863" calcext:value-type="float">
            <text:p>2,399863</text:p>
          </table:table-cell>
          <table:table-cell/>
          <table:table-cell office:value-type="float" office:value="1749.591" calcext:value-type="float">
            <text:p>1749,591</text:p>
          </table:table-cell>
          <table:table-cell office:value-type="float" office:value="612.293182" calcext:value-type="float">
            <text:p>612,293182</text:p>
          </table:table-cell>
          <table:table-cell table:number-columns-repeated="7"/>
        </table:table-row>
      </table:table>
      <table:table table:name="NODEJS-512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65.098" calcext:value-type="float">
            <text:p>65,098</text:p>
          </table:table-cell>
          <table:table-cell table:number-columns-repeated="2"/>
          <table:table-cell office:value-type="float" office:value="418.579" calcext:value-type="float">
            <text:p>418,579</text:p>
          </table:table-cell>
          <table:table-cell table:number-columns-repeated="2"/>
          <table:table-cell office:value-type="float" office:value="940.4" calcext:value-type="float">
            <text:p>940,4</text:p>
          </table:table-cell>
          <table:table-cell table:number-columns-repeated="6"/>
          <table:table-cell table:formula="of:=['NODEJS-512MB'.N7]-['NODEJS-512MB'.$L7]" office:value-type="float" office:value="-0.0102155652173913" calcext:value-type="float">
            <text:p>-0,0102155652</text:p>
          </table:table-cell>
          <table:table-cell table:formula="of:=['NODEJS-512MB'.O7]-['NODEJS-512MB'.$L7]" office:value-type="float" office:value="0.0155874347826087" calcext:value-type="float">
            <text:p>0,0155874348</text:p>
          </table:table-cell>
        </table:table-row>
        <table:table-row table:style-name="ro1">
          <table:table-cell office:value-type="float" office:value="51.094" calcext:value-type="float">
            <text:p>51,094</text:p>
          </table:table-cell>
          <table:table-cell table:number-columns-repeated="2"/>
          <table:table-cell office:value-type="float" office:value="97.25" calcext:value-type="float">
            <text:p>97,25</text:p>
          </table:table-cell>
          <table:table-cell table:number-columns-repeated="2"/>
          <table:table-cell office:value-type="float" office:value="1204.851" calcext:value-type="float">
            <text:p>1204,851</text:p>
          </table:table-cell>
          <table:table-cell table:number-columns-repeated="5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46.951" calcext:value-type="float">
            <text:p>46,951</text:p>
          </table:table-cell>
          <table:table-cell table:number-columns-repeated="2"/>
          <table:table-cell office:value-type="float" office:value="6362.984" calcext:value-type="float">
            <text:p>6362,984</text:p>
          </table:table-cell>
          <table:table-cell table:number-columns-repeated="2"/>
          <table:table-cell office:value-type="float" office:value="885.014" calcext:value-type="float">
            <text:p>885,01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AVERAGE(['NODEJS-512MB'.$B$5:.$B$104])" office:value-type="float" office:value="0.0378865652173913" calcext:value-type="float">
            <text:p>0,0378865652</text:p>
          </table:table-cell>
          <table:table-cell table:formula="of:=STDEV(['NODEJS-512MB'.$B$5:.$B$104])" office:value-type="float" office:value="0.0059942086873005" calcext:value-type="float">
            <text:p>0,0059942087</text:p>
          </table:table-cell>
          <table:table-cell table:formula="of:=MIN(['NODEJS-512MB'.$B$5:.$B$104])" office:value-type="float" office:value="0.027671" calcext:value-type="float">
            <text:p>0,027671</text:p>
          </table:table-cell>
          <table:table-cell table:formula="of:=MAX(['NODEJS-512MB'.$B$5:.$B$104])" office:value-type="float" office:value="0.053474" calcext:value-type="float">
            <text:p>0,053474</text:p>
          </table:table-cell>
        </table:table-row>
        <table:table-row table:style-name="ro1">
          <table:table-cell office:value-type="float" office:value="534.323" calcext:value-type="float">
            <text:p>534,323</text:p>
          </table:table-cell>
          <table:table-cell table:number-columns-repeated="2"/>
          <table:table-cell office:value-type="float" office:value="74.223" calcext:value-type="float">
            <text:p>74,223</text:p>
          </table:table-cell>
          <table:table-cell table:number-columns-repeated="2"/>
          <table:table-cell office:value-type="float" office:value="907.659" calcext:value-type="float">
            <text:p>907,659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formula="of:=AVERAGE(['NODEJS-512MB'.$E$5:.$E$104])" office:value-type="float" office:value="2.8336595326087" calcext:value-type="float">
            <text:p>2,8336595326</text:p>
          </table:table-cell>
          <table:table-cell table:formula="of:=STDEV(['NODEJS-512MB'.$E$5:.$E$104])" office:value-type="float" office:value="0.459364102631602" calcext:value-type="float">
            <text:p>0,4593641026</text:p>
          </table:table-cell>
          <table:table-cell table:formula="of:=MIN(['NODEJS-512MB'.$E$5:.$E$104])" office:value-type="float" office:value="2.34152" calcext:value-type="float">
            <text:p>2,34152</text:p>
          </table:table-cell>
          <table:table-cell table:formula="of:=MAX(['NODEJS-512MB'.$E$5:.$E$104])" office:value-type="float" office:value="4.372245" calcext:value-type="float">
            <text:p>4,372245</text:p>
          </table:table-cell>
        </table:table-row>
        <table:table-row table:style-name="ro1">
          <table:table-cell office:value-type="float" office:value="48.145" calcext:value-type="float">
            <text:p>48,145</text:p>
          </table:table-cell>
          <table:table-cell table:number-columns-repeated="2"/>
          <table:table-cell office:value-type="float" office:value="341.215" calcext:value-type="float">
            <text:p>341,215</text:p>
          </table:table-cell>
          <table:table-cell table:number-columns-repeated="2"/>
          <table:table-cell office:value-type="float" office:value="876.233" calcext:value-type="float">
            <text:p>876,233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formula="of:=AVERAGE(['NODEJS-512MB'.$H$5:.$H$104])" office:value-type="float" office:value="682.843573611111" calcext:value-type="float">
            <text:p>682,8435736111</text:p>
          </table:table-cell>
          <table:table-cell table:formula="of:=STDEV(['NODEJS-512MB'.$H$5:.$H$104])" office:value-type="float" office:value="33.8922068669577" calcext:value-type="float">
            <text:p>33,892206867</text:p>
          </table:table-cell>
          <table:table-cell table:formula="of:=MIN(['NODEJS-512MB'.$H$5:.$H$104])" office:value-type="float" office:value="635.141953" calcext:value-type="float">
            <text:p>635,141953</text:p>
          </table:table-cell>
          <table:table-cell table:formula="of:=MAX(['NODEJS-512MB'.$H$5:.$H$104])" office:value-type="float" office:value="785.666166" calcext:value-type="float">
            <text:p>785,666166</text:p>
          </table:table-cell>
        </table:table-row>
        <table:table-row table:style-name="ro1">
          <table:table-cell office:value-type="float" office:value="49.997" calcext:value-type="float">
            <text:p>49,997</text:p>
          </table:table-cell>
          <table:table-cell table:number-columns-repeated="2"/>
          <table:table-cell office:value-type="float" office:value="50.083" calcext:value-type="float">
            <text:p>50,083</text:p>
          </table:table-cell>
          <table:table-cell table:number-columns-repeated="2"/>
          <table:table-cell office:value-type="float" office:value="1119.372" calcext:value-type="float">
            <text:p>1119,372</text:p>
          </table:table-cell>
          <table:table-cell table:number-columns-repeated="8"/>
        </table:table-row>
        <table:table-row table:style-name="ro1">
          <table:table-cell office:value-type="float" office:value="39.135" calcext:value-type="float">
            <text:p>39,135</text:p>
          </table:table-cell>
          <table:table-cell table:number-columns-repeated="2"/>
          <table:table-cell office:value-type="float" office:value="54.064" calcext:value-type="float">
            <text:p>54,064</text:p>
          </table:table-cell>
          <table:table-cell table:number-columns-repeated="2"/>
          <table:table-cell office:value-type="float" office:value="859.315" calcext:value-type="float">
            <text:p>859,315</text:p>
          </table:table-cell>
          <table:table-cell table:number-columns-repeated="8"/>
        </table:table-row>
        <table:table-row table:style-name="ro1">
          <table:table-cell office:value-type="float" office:value="354.316" calcext:value-type="float">
            <text:p>354,316</text:p>
          </table:table-cell>
          <table:table-cell table:number-columns-repeated="2"/>
          <table:table-cell office:value-type="float" office:value="53.778" calcext:value-type="float">
            <text:p>53,778</text:p>
          </table:table-cell>
          <table:table-cell table:number-columns-repeated="2"/>
          <table:table-cell office:value-type="float" office:value="865.783" calcext:value-type="float">
            <text:p>865,783</text:p>
          </table:table-cell>
          <table:table-cell table:number-columns-repeated="8"/>
        </table:table-row>
        <table:table-row table:style-name="ro1">
          <table:table-cell office:value-type="float" office:value="44.514" calcext:value-type="float">
            <text:p>44,514</text:p>
          </table:table-cell>
          <table:table-cell office:value-type="float" office:value="0.053474" calcext:value-type="float">
            <text:p>0,053474</text:p>
          </table:table-cell>
          <table:table-cell/>
          <table:table-cell office:value-type="float" office:value="75.221" calcext:value-type="float">
            <text:p>75,221</text:p>
          </table:table-cell>
          <table:table-cell office:value-type="float" office:value="4.372245" calcext:value-type="float">
            <text:p>4,372245</text:p>
          </table:table-cell>
          <table:table-cell/>
          <table:table-cell office:value-type="float" office:value="862.465" calcext:value-type="float">
            <text:p>862,465</text:p>
          </table:table-cell>
          <table:table-cell office:value-type="float" office:value="785.666166" calcext:value-type="float">
            <text:p>785,666166</text:p>
          </table:table-cell>
          <table:table-cell table:number-columns-repeated="7"/>
        </table:table-row>
        <table:table-row table:style-name="ro1">
          <table:table-cell office:value-type="float" office:value="300.662" calcext:value-type="float">
            <text:p>300,662</text:p>
          </table:table-cell>
          <table:table-cell office:value-type="float" office:value="0.052658" calcext:value-type="float">
            <text:p>0,052658</text:p>
          </table:table-cell>
          <table:table-cell/>
          <table:table-cell office:value-type="float" office:value="48.202" calcext:value-type="float">
            <text:p>48,202</text:p>
          </table:table-cell>
          <table:table-cell office:value-type="float" office:value="4.150598" calcext:value-type="float">
            <text:p>4,150598</text:p>
          </table:table-cell>
          <table:table-cell/>
          <table:table-cell office:value-type="float" office:value="898.844" calcext:value-type="float">
            <text:p>898,844</text:p>
          </table:table-cell>
          <table:table-cell office:value-type="float" office:value="777.017823" calcext:value-type="float">
            <text:p>777,017823</text:p>
          </table:table-cell>
          <table:table-cell table:number-columns-repeated="7"/>
        </table:table-row>
        <table:table-row table:style-name="ro1">
          <table:table-cell office:value-type="float" office:value="78.531" calcext:value-type="float">
            <text:p>78,531</text:p>
          </table:table-cell>
          <table:table-cell office:value-type="float" office:value="0.050046" calcext:value-type="float">
            <text:p>0,050046</text:p>
          </table:table-cell>
          <table:table-cell/>
          <table:table-cell office:value-type="float" office:value="47.155" calcext:value-type="float">
            <text:p>47,155</text:p>
          </table:table-cell>
          <table:table-cell office:value-type="float" office:value="4.063008" calcext:value-type="float">
            <text:p>4,063008</text:p>
          </table:table-cell>
          <table:table-cell/>
          <table:table-cell office:value-type="float" office:value="829.432" calcext:value-type="float">
            <text:p>829,432</text:p>
          </table:table-cell>
          <table:table-cell office:value-type="float" office:value="767.497248" calcext:value-type="float">
            <text:p>767,497248</text:p>
          </table:table-cell>
          <table:table-cell table:number-columns-repeated="7"/>
        </table:table-row>
        <table:table-row table:style-name="ro1">
          <table:table-cell office:value-type="float" office:value="49.105" calcext:value-type="float">
            <text:p>49,105</text:p>
          </table:table-cell>
          <table:table-cell office:value-type="float" office:value="0.049904" calcext:value-type="float">
            <text:p>0,049904</text:p>
          </table:table-cell>
          <table:table-cell/>
          <table:table-cell office:value-type="float" office:value="47.674" calcext:value-type="float">
            <text:p>47,674</text:p>
          </table:table-cell>
          <table:table-cell office:value-type="float" office:value="4.025209" calcext:value-type="float">
            <text:p>4,025209</text:p>
          </table:table-cell>
          <table:table-cell/>
          <table:table-cell office:value-type="float" office:value="801.827" calcext:value-type="float">
            <text:p>801,827</text:p>
          </table:table-cell>
          <table:table-cell office:value-type="float" office:value="746.587103" calcext:value-type="float">
            <text:p>746,587103</text:p>
          </table:table-cell>
          <table:table-cell table:number-columns-repeated="7"/>
        </table:table-row>
        <table:table-row table:style-name="ro1">
          <table:table-cell office:value-type="float" office:value="45.583" calcext:value-type="float">
            <text:p>45,583</text:p>
          </table:table-cell>
          <table:table-cell office:value-type="float" office:value="0.048392" calcext:value-type="float">
            <text:p>0,048392</text:p>
          </table:table-cell>
          <table:table-cell/>
          <table:table-cell office:value-type="float" office:value="98.613" calcext:value-type="float">
            <text:p>98,613</text:p>
          </table:table-cell>
          <table:table-cell office:value-type="float" office:value="3.660481" calcext:value-type="float">
            <text:p>3,660481</text:p>
          </table:table-cell>
          <table:table-cell/>
          <table:table-cell office:value-type="float" office:value="807.599" calcext:value-type="float">
            <text:p>807,599</text:p>
          </table:table-cell>
          <table:table-cell office:value-type="float" office:value="744.201553" calcext:value-type="float">
            <text:p>744,201553</text:p>
          </table:table-cell>
          <table:table-cell table:number-columns-repeated="7"/>
        </table:table-row>
        <table:table-row table:style-name="ro1">
          <table:table-cell office:value-type="float" office:value="46.017" calcext:value-type="float">
            <text:p>46,017</text:p>
          </table:table-cell>
          <table:table-cell office:value-type="float" office:value="0.048376" calcext:value-type="float">
            <text:p>0,048376</text:p>
          </table:table-cell>
          <table:table-cell/>
          <table:table-cell office:value-type="float" office:value="296.359" calcext:value-type="float">
            <text:p>296,359</text:p>
          </table:table-cell>
          <table:table-cell office:value-type="float" office:value="3.653753" calcext:value-type="float">
            <text:p>3,653753</text:p>
          </table:table-cell>
          <table:table-cell/>
          <table:table-cell office:value-type="float" office:value="799.766" calcext:value-type="float">
            <text:p>799,766</text:p>
          </table:table-cell>
          <table:table-cell office:value-type="float" office:value="737.738395" calcext:value-type="float">
            <text:p>737,738395</text:p>
          </table:table-cell>
          <table:table-cell table:number-columns-repeated="7"/>
        </table:table-row>
        <table:table-row table:style-name="ro1">
          <table:table-cell office:value-type="float" office:value="48.741" calcext:value-type="float">
            <text:p>48,741</text:p>
          </table:table-cell>
          <table:table-cell office:value-type="float" office:value="0.047154" calcext:value-type="float">
            <text:p>0,047154</text:p>
          </table:table-cell>
          <table:table-cell/>
          <table:table-cell office:value-type="float" office:value="53.493" calcext:value-type="float">
            <text:p>53,493</text:p>
          </table:table-cell>
          <table:table-cell office:value-type="float" office:value="3.644808" calcext:value-type="float">
            <text:p>3,644808</text:p>
          </table:table-cell>
          <table:table-cell/>
          <table:table-cell office:value-type="float" office:value="800.435" calcext:value-type="float">
            <text:p>800,435</text:p>
          </table:table-cell>
          <table:table-cell office:value-type="float" office:value="735.214334" calcext:value-type="float">
            <text:p>735,214334</text:p>
          </table:table-cell>
          <table:table-cell table:number-columns-repeated="7"/>
        </table:table-row>
        <table:table-row table:style-name="ro1">
          <table:table-cell office:value-type="float" office:value="78.607" calcext:value-type="float">
            <text:p>78,607</text:p>
          </table:table-cell>
          <table:table-cell office:value-type="float" office:value="0.046861" calcext:value-type="float">
            <text:p>0,046861</text:p>
          </table:table-cell>
          <table:table-cell/>
          <table:table-cell office:value-type="float" office:value="308.958" calcext:value-type="float">
            <text:p>308,958</text:p>
          </table:table-cell>
          <table:table-cell office:value-type="float" office:value="3.593276" calcext:value-type="float">
            <text:p>3,593276</text:p>
          </table:table-cell>
          <table:table-cell/>
          <table:table-cell office:value-type="float" office:value="828.124" calcext:value-type="float">
            <text:p>828,124</text:p>
          </table:table-cell>
          <table:table-cell office:value-type="float" office:value="727.883857" calcext:value-type="float">
            <text:p>727,883857</text:p>
          </table:table-cell>
          <table:table-cell table:number-columns-repeated="7"/>
        </table:table-row>
        <table:table-row table:style-name="ro1">
          <table:table-cell office:value-type="float" office:value="47.989" calcext:value-type="float">
            <text:p>47,989</text:p>
          </table:table-cell>
          <table:table-cell office:value-type="float" office:value="0.046252" calcext:value-type="float">
            <text:p>0,046252</text:p>
          </table:table-cell>
          <table:table-cell/>
          <table:table-cell office:value-type="float" office:value="202.893" calcext:value-type="float">
            <text:p>202,893</text:p>
          </table:table-cell>
          <table:table-cell office:value-type="float" office:value="3.585989" calcext:value-type="float">
            <text:p>3,585989</text:p>
          </table:table-cell>
          <table:table-cell/>
          <table:table-cell office:value-type="float" office:value="811.185" calcext:value-type="float">
            <text:p>811,185</text:p>
          </table:table-cell>
          <table:table-cell office:value-type="float" office:value="726.841618" calcext:value-type="float">
            <text:p>726,841618</text:p>
          </table:table-cell>
          <table:table-cell table:number-columns-repeated="7"/>
        </table:table-row>
        <table:table-row table:style-name="ro1">
          <table:table-cell office:value-type="float" office:value="803.396" calcext:value-type="float">
            <text:p>803,396</text:p>
          </table:table-cell>
          <table:table-cell office:value-type="float" office:value="0.045986" calcext:value-type="float">
            <text:p>0,045986</text:p>
          </table:table-cell>
          <table:table-cell/>
          <table:table-cell office:value-type="float" office:value="58.742" calcext:value-type="float">
            <text:p>58,742</text:p>
          </table:table-cell>
          <table:table-cell office:value-type="float" office:value="3.581065" calcext:value-type="float">
            <text:p>3,581065</text:p>
          </table:table-cell>
          <table:table-cell/>
          <table:table-cell office:value-type="float" office:value="3914.328" calcext:value-type="float">
            <text:p>3914,328</text:p>
          </table:table-cell>
          <table:table-cell office:value-type="float" office:value="726.744342" calcext:value-type="float">
            <text:p>726,744342</text:p>
          </table:table-cell>
          <table:table-cell table:number-columns-repeated="7"/>
        </table:table-row>
        <table:table-row table:style-name="ro1">
          <table:table-cell office:value-type="float" office:value="43.995" calcext:value-type="float">
            <text:p>43,995</text:p>
          </table:table-cell>
          <table:table-cell office:value-type="float" office:value="0.045931" calcext:value-type="float">
            <text:p>0,045931</text:p>
          </table:table-cell>
          <table:table-cell/>
          <table:table-cell office:value-type="float" office:value="45.02" calcext:value-type="float">
            <text:p>45,02</text:p>
          </table:table-cell>
          <table:table-cell office:value-type="float" office:value="3.522174" calcext:value-type="float">
            <text:p>3,522174</text:p>
          </table:table-cell>
          <table:table-cell/>
          <table:table-cell office:value-type="float" office:value="796.235" calcext:value-type="float">
            <text:p>796,235</text:p>
          </table:table-cell>
          <table:table-cell office:value-type="float" office:value="723.644122" calcext:value-type="float">
            <text:p>723,644122</text:p>
          </table:table-cell>
          <table:table-cell table:number-columns-repeated="7"/>
        </table:table-row>
        <table:table-row table:style-name="ro1">
          <table:table-cell office:value-type="float" office:value="76.394" calcext:value-type="float">
            <text:p>76,394</text:p>
          </table:table-cell>
          <table:table-cell office:value-type="float" office:value="0.045208" calcext:value-type="float">
            <text:p>0,045208</text:p>
          </table:table-cell>
          <table:table-cell/>
          <table:table-cell office:value-type="float" office:value="58.039" calcext:value-type="float">
            <text:p>58,039</text:p>
          </table:table-cell>
          <table:table-cell office:value-type="float" office:value="3.496449" calcext:value-type="float">
            <text:p>3,496449</text:p>
          </table:table-cell>
          <table:table-cell/>
          <table:table-cell office:value-type="float" office:value="835.458" calcext:value-type="float">
            <text:p>835,458</text:p>
          </table:table-cell>
          <table:table-cell office:value-type="float" office:value="721.51471" calcext:value-type="float">
            <text:p>721,51471</text:p>
          </table:table-cell>
          <table:table-cell table:number-columns-repeated="7"/>
        </table:table-row>
        <table:table-row table:style-name="ro1">
          <table:table-cell office:value-type="float" office:value="76.786" calcext:value-type="float">
            <text:p>76,786</text:p>
          </table:table-cell>
          <table:table-cell office:value-type="float" office:value="0.045016" calcext:value-type="float">
            <text:p>0,045016</text:p>
          </table:table-cell>
          <table:table-cell/>
          <table:table-cell office:value-type="float" office:value="46.06" calcext:value-type="float">
            <text:p>46,06</text:p>
          </table:table-cell>
          <table:table-cell office:value-type="float" office:value="3.481305" calcext:value-type="float">
            <text:p>3,481305</text:p>
          </table:table-cell>
          <table:table-cell/>
          <table:table-cell office:value-type="float" office:value="791.255" calcext:value-type="float">
            <text:p>791,255</text:p>
          </table:table-cell>
          <table:table-cell office:value-type="float" office:value="720.122384" calcext:value-type="float">
            <text:p>720,122384</text:p>
          </table:table-cell>
          <table:table-cell table:number-columns-repeated="7"/>
        </table:table-row>
        <table:table-row table:style-name="ro1">
          <table:table-cell office:value-type="float" office:value="43.8" calcext:value-type="float">
            <text:p>43,8</text:p>
          </table:table-cell>
          <table:table-cell office:value-type="float" office:value="0.044814" calcext:value-type="float">
            <text:p>0,044814</text:p>
          </table:table-cell>
          <table:table-cell/>
          <table:table-cell office:value-type="float" office:value="46.553" calcext:value-type="float">
            <text:p>46,553</text:p>
          </table:table-cell>
          <table:table-cell office:value-type="float" office:value="3.468781" calcext:value-type="float">
            <text:p>3,468781</text:p>
          </table:table-cell>
          <table:table-cell/>
          <table:table-cell office:value-type="float" office:value="1125.123" calcext:value-type="float">
            <text:p>1125,123</text:p>
          </table:table-cell>
          <table:table-cell office:value-type="float" office:value="720.064701" calcext:value-type="float">
            <text:p>720,064701</text:p>
          </table:table-cell>
          <table:table-cell table:number-columns-repeated="7"/>
        </table:table-row>
        <table:table-row table:style-name="ro1">
          <table:table-cell office:value-type="float" office:value="40.118" calcext:value-type="float">
            <text:p>40,118</text:p>
          </table:table-cell>
          <table:table-cell office:value-type="float" office:value="0.043911" calcext:value-type="float">
            <text:p>0,043911</text:p>
          </table:table-cell>
          <table:table-cell/>
          <table:table-cell office:value-type="float" office:value="1134.153" calcext:value-type="float">
            <text:p>1134,153</text:p>
          </table:table-cell>
          <table:table-cell office:value-type="float" office:value="3.461316" calcext:value-type="float">
            <text:p>3,461316</text:p>
          </table:table-cell>
          <table:table-cell/>
          <table:table-cell office:value-type="float" office:value="805.16" calcext:value-type="float">
            <text:p>805,16</text:p>
          </table:table-cell>
          <table:table-cell office:value-type="float" office:value="711.233671" calcext:value-type="float">
            <text:p>711,233671</text:p>
          </table:table-cell>
          <table:table-cell table:number-columns-repeated="7"/>
        </table:table-row>
        <table:table-row table:style-name="ro1">
          <table:table-cell office:value-type="float" office:value="41.745" calcext:value-type="float">
            <text:p>41,745</text:p>
          </table:table-cell>
          <table:table-cell office:value-type="float" office:value="0.043456" calcext:value-type="float">
            <text:p>0,043456</text:p>
          </table:table-cell>
          <table:table-cell/>
          <table:table-cell office:value-type="float" office:value="50.355" calcext:value-type="float">
            <text:p>50,355</text:p>
          </table:table-cell>
          <table:table-cell office:value-type="float" office:value="3.392648" calcext:value-type="float">
            <text:p>3,392648</text:p>
          </table:table-cell>
          <table:table-cell/>
          <table:table-cell office:value-type="float" office:value="822.152" calcext:value-type="float">
            <text:p>822,152</text:p>
          </table:table-cell>
          <table:table-cell office:value-type="float" office:value="710.247912" calcext:value-type="float">
            <text:p>710,247912</text:p>
          </table:table-cell>
          <table:table-cell table:number-columns-repeated="7"/>
        </table:table-row>
        <table:table-row table:style-name="ro1">
          <table:table-cell office:value-type="float" office:value="49.084" calcext:value-type="float">
            <text:p>49,084</text:p>
          </table:table-cell>
          <table:table-cell office:value-type="float" office:value="0.04332" calcext:value-type="float">
            <text:p>0,04332</text:p>
          </table:table-cell>
          <table:table-cell/>
          <table:table-cell office:value-type="float" office:value="58.883" calcext:value-type="float">
            <text:p>58,883</text:p>
          </table:table-cell>
          <table:table-cell office:value-type="float" office:value="3.304827" calcext:value-type="float">
            <text:p>3,304827</text:p>
          </table:table-cell>
          <table:table-cell/>
          <table:table-cell office:value-type="float" office:value="834.717" calcext:value-type="float">
            <text:p>834,717</text:p>
          </table:table-cell>
          <table:table-cell office:value-type="float" office:value="710.079775" calcext:value-type="float">
            <text:p>710,079775</text:p>
          </table:table-cell>
          <table:table-cell table:number-columns-repeated="7"/>
        </table:table-row>
        <table:table-row table:style-name="ro1">
          <table:table-cell office:value-type="float" office:value="54.855" calcext:value-type="float">
            <text:p>54,855</text:p>
          </table:table-cell>
          <table:table-cell office:value-type="float" office:value="0.043273" calcext:value-type="float">
            <text:p>0,043273</text:p>
          </table:table-cell>
          <table:table-cell/>
          <table:table-cell office:value-type="float" office:value="45.345" calcext:value-type="float">
            <text:p>45,345</text:p>
          </table:table-cell>
          <table:table-cell office:value-type="float" office:value="3.229541" calcext:value-type="float">
            <text:p>3,229541</text:p>
          </table:table-cell>
          <table:table-cell/>
          <table:table-cell office:value-type="float" office:value="784.463" calcext:value-type="float">
            <text:p>784,463</text:p>
          </table:table-cell>
          <table:table-cell office:value-type="float" office:value="709.76599" calcext:value-type="float">
            <text:p>709,76599</text:p>
          </table:table-cell>
          <table:table-cell table:number-columns-repeated="7"/>
        </table:table-row>
        <table:table-row table:style-name="ro1">
          <table:table-cell office:value-type="float" office:value="47.281" calcext:value-type="float">
            <text:p>47,281</text:p>
          </table:table-cell>
          <table:table-cell office:value-type="float" office:value="0.042832" calcext:value-type="float">
            <text:p>0,042832</text:p>
          </table:table-cell>
          <table:table-cell/>
          <table:table-cell office:value-type="float" office:value="48.08" calcext:value-type="float">
            <text:p>48,08</text:p>
          </table:table-cell>
          <table:table-cell office:value-type="float" office:value="3.167261" calcext:value-type="float">
            <text:p>3,167261</text:p>
          </table:table-cell>
          <table:table-cell/>
          <table:table-cell office:value-type="float" office:value="830.401" calcext:value-type="float">
            <text:p>830,401</text:p>
          </table:table-cell>
          <table:table-cell office:value-type="float" office:value="706.65513" calcext:value-type="float">
            <text:p>706,65513</text:p>
          </table:table-cell>
          <table:table-cell table:number-columns-repeated="7"/>
        </table:table-row>
        <table:table-row table:style-name="ro1">
          <table:table-cell office:value-type="float" office:value="295.583" calcext:value-type="float">
            <text:p>295,583</text:p>
          </table:table-cell>
          <table:table-cell office:value-type="float" office:value="0.042808" calcext:value-type="float">
            <text:p>0,042808</text:p>
          </table:table-cell>
          <table:table-cell/>
          <table:table-cell office:value-type="float" office:value="44.936" calcext:value-type="float">
            <text:p>44,936</text:p>
          </table:table-cell>
          <table:table-cell office:value-type="float" office:value="3.134138" calcext:value-type="float">
            <text:p>3,134138</text:p>
          </table:table-cell>
          <table:table-cell/>
          <table:table-cell office:value-type="float" office:value="770.907" calcext:value-type="float">
            <text:p>770,907</text:p>
          </table:table-cell>
          <table:table-cell office:value-type="float" office:value="705.921288" calcext:value-type="float">
            <text:p>705,921288</text:p>
          </table:table-cell>
          <table:table-cell table:number-columns-repeated="7"/>
        </table:table-row>
        <table:table-row table:style-name="ro1">
          <table:table-cell office:value-type="float" office:value="67.152" calcext:value-type="float">
            <text:p>67,152</text:p>
          </table:table-cell>
          <table:table-cell office:value-type="float" office:value="0.042637" calcext:value-type="float">
            <text:p>0,042637</text:p>
          </table:table-cell>
          <table:table-cell/>
          <table:table-cell office:value-type="float" office:value="43.083" calcext:value-type="float">
            <text:p>43,083</text:p>
          </table:table-cell>
          <table:table-cell office:value-type="float" office:value="3.10251" calcext:value-type="float">
            <text:p>3,10251</text:p>
          </table:table-cell>
          <table:table-cell/>
          <table:table-cell office:value-type="float" office:value="762.687" calcext:value-type="float">
            <text:p>762,687</text:p>
          </table:table-cell>
          <table:table-cell office:value-type="float" office:value="704.498856" calcext:value-type="float">
            <text:p>704,498856</text:p>
          </table:table-cell>
          <table:table-cell table:number-columns-repeated="7"/>
        </table:table-row>
        <table:table-row table:style-name="ro1">
          <table:table-cell office:value-type="float" office:value="588.454" calcext:value-type="float">
            <text:p>588,454</text:p>
          </table:table-cell>
          <table:table-cell office:value-type="float" office:value="0.04236" calcext:value-type="float">
            <text:p>0,04236</text:p>
          </table:table-cell>
          <table:table-cell/>
          <table:table-cell office:value-type="float" office:value="43.046" calcext:value-type="float">
            <text:p>43,046</text:p>
          </table:table-cell>
          <table:table-cell office:value-type="float" office:value="2.997538" calcext:value-type="float">
            <text:p>2,997538</text:p>
          </table:table-cell>
          <table:table-cell/>
          <table:table-cell office:value-type="float" office:value="820.834" calcext:value-type="float">
            <text:p>820,834</text:p>
          </table:table-cell>
          <table:table-cell office:value-type="float" office:value="704.377218" calcext:value-type="float">
            <text:p>704,377218</text:p>
          </table:table-cell>
          <table:table-cell table:number-columns-repeated="7"/>
        </table:table-row>
        <table:table-row table:style-name="ro1">
          <table:table-cell office:value-type="float" office:value="314.28" calcext:value-type="float">
            <text:p>314,28</text:p>
          </table:table-cell>
          <table:table-cell office:value-type="float" office:value="0.04191" calcext:value-type="float">
            <text:p>0,04191</text:p>
          </table:table-cell>
          <table:table-cell/>
          <table:table-cell office:value-type="float" office:value="54.184" calcext:value-type="float">
            <text:p>54,184</text:p>
          </table:table-cell>
          <table:table-cell office:value-type="float" office:value="2.979832" calcext:value-type="float">
            <text:p>2,979832</text:p>
          </table:table-cell>
          <table:table-cell/>
          <table:table-cell office:value-type="float" office:value="939.998" calcext:value-type="float">
            <text:p>939,998</text:p>
          </table:table-cell>
          <table:table-cell office:value-type="float" office:value="704.000502" calcext:value-type="float">
            <text:p>704,000502</text:p>
          </table:table-cell>
          <table:table-cell table:number-columns-repeated="7"/>
        </table:table-row>
        <table:table-row table:style-name="ro1">
          <table:table-cell office:value-type="float" office:value="46.692" calcext:value-type="float">
            <text:p>46,692</text:p>
          </table:table-cell>
          <table:table-cell office:value-type="float" office:value="0.041764" calcext:value-type="float">
            <text:p>0,041764</text:p>
          </table:table-cell>
          <table:table-cell/>
          <table:table-cell office:value-type="float" office:value="49.249" calcext:value-type="float">
            <text:p>49,249</text:p>
          </table:table-cell>
          <table:table-cell office:value-type="float" office:value="2.955893" calcext:value-type="float">
            <text:p>2,955893</text:p>
          </table:table-cell>
          <table:table-cell/>
          <table:table-cell office:value-type="float" office:value="778.732" calcext:value-type="float">
            <text:p>778,732</text:p>
          </table:table-cell>
          <table:table-cell office:value-type="float" office:value="703.882684" calcext:value-type="float">
            <text:p>703,882684</text:p>
          </table:table-cell>
          <table:table-cell table:number-columns-repeated="7"/>
        </table:table-row>
        <table:table-row table:style-name="ro1">
          <table:table-cell office:value-type="float" office:value="39.31" calcext:value-type="float">
            <text:p>39,31</text:p>
          </table:table-cell>
          <table:table-cell office:value-type="float" office:value="0.041723" calcext:value-type="float">
            <text:p>0,041723</text:p>
          </table:table-cell>
          <table:table-cell/>
          <table:table-cell office:value-type="float" office:value="53.743" calcext:value-type="float">
            <text:p>53,743</text:p>
          </table:table-cell>
          <table:table-cell office:value-type="float" office:value="2.940575" calcext:value-type="float">
            <text:p>2,940575</text:p>
          </table:table-cell>
          <table:table-cell/>
          <table:table-cell office:value-type="float" office:value="804.446" calcext:value-type="float">
            <text:p>804,446</text:p>
          </table:table-cell>
          <table:table-cell office:value-type="float" office:value="703.353781" calcext:value-type="float">
            <text:p>703,353781</text:p>
          </table:table-cell>
          <table:table-cell table:number-columns-repeated="7"/>
        </table:table-row>
        <table:table-row table:style-name="ro1">
          <table:table-cell office:value-type="float" office:value="77.779" calcext:value-type="float">
            <text:p>77,779</text:p>
          </table:table-cell>
          <table:table-cell office:value-type="float" office:value="0.04137" calcext:value-type="float">
            <text:p>0,04137</text:p>
          </table:table-cell>
          <table:table-cell/>
          <table:table-cell office:value-type="float" office:value="51.921" calcext:value-type="float">
            <text:p>51,921</text:p>
          </table:table-cell>
          <table:table-cell office:value-type="float" office:value="2.937906" calcext:value-type="float">
            <text:p>2,937906</text:p>
          </table:table-cell>
          <table:table-cell/>
          <table:table-cell office:value-type="float" office:value="1249.058" calcext:value-type="float">
            <text:p>1249,058</text:p>
          </table:table-cell>
          <table:table-cell office:value-type="float" office:value="702.611497" calcext:value-type="float">
            <text:p>702,611497</text:p>
          </table:table-cell>
          <table:table-cell table:number-columns-repeated="7"/>
        </table:table-row>
        <table:table-row table:style-name="ro1">
          <table:table-cell office:value-type="float" office:value="55.356" calcext:value-type="float">
            <text:p>55,356</text:p>
          </table:table-cell>
          <table:table-cell office:value-type="float" office:value="0.041009" calcext:value-type="float">
            <text:p>0,041009</text:p>
          </table:table-cell>
          <table:table-cell/>
          <table:table-cell office:value-type="float" office:value="1073.58" calcext:value-type="float">
            <text:p>1073,58</text:p>
          </table:table-cell>
          <table:table-cell office:value-type="float" office:value="2.915627" calcext:value-type="float">
            <text:p>2,915627</text:p>
          </table:table-cell>
          <table:table-cell/>
          <table:table-cell office:value-type="float" office:value="1070.06" calcext:value-type="float">
            <text:p>1070,06</text:p>
          </table:table-cell>
          <table:table-cell office:value-type="float" office:value="701.403075" calcext:value-type="float">
            <text:p>701,403075</text:p>
          </table:table-cell>
          <table:table-cell table:number-columns-repeated="7"/>
        </table:table-row>
        <table:table-row table:style-name="ro1">
          <table:table-cell office:value-type="float" office:value="842.562" calcext:value-type="float">
            <text:p>842,562</text:p>
          </table:table-cell>
          <table:table-cell office:value-type="float" office:value="0.040772" calcext:value-type="float">
            <text:p>0,040772</text:p>
          </table:table-cell>
          <table:table-cell/>
          <table:table-cell office:value-type="float" office:value="42.699" calcext:value-type="float">
            <text:p>42,699</text:p>
          </table:table-cell>
          <table:table-cell office:value-type="float" office:value="2.908263" calcext:value-type="float">
            <text:p>2,908263</text:p>
          </table:table-cell>
          <table:table-cell/>
          <table:table-cell office:value-type="float" office:value="781.28" calcext:value-type="float">
            <text:p>781,28</text:p>
          </table:table-cell>
          <table:table-cell office:value-type="float" office:value="701.202194" calcext:value-type="float">
            <text:p>701,202194</text:p>
          </table:table-cell>
          <table:table-cell table:number-columns-repeated="7"/>
        </table:table-row>
        <table:table-row table:style-name="ro1">
          <table:table-cell office:value-type="float" office:value="78.959" calcext:value-type="float">
            <text:p>78,959</text:p>
          </table:table-cell>
          <table:table-cell office:value-type="float" office:value="0.040743" calcext:value-type="float">
            <text:p>0,040743</text:p>
          </table:table-cell>
          <table:table-cell/>
          <table:table-cell office:value-type="float" office:value="51.572" calcext:value-type="float">
            <text:p>51,572</text:p>
          </table:table-cell>
          <table:table-cell office:value-type="float" office:value="2.887363" calcext:value-type="float">
            <text:p>2,887363</text:p>
          </table:table-cell>
          <table:table-cell/>
          <table:table-cell office:value-type="float" office:value="775.576" calcext:value-type="float">
            <text:p>775,576</text:p>
          </table:table-cell>
          <table:table-cell office:value-type="float" office:value="700.561662" calcext:value-type="float">
            <text:p>700,561662</text:p>
          </table:table-cell>
          <table:table-cell table:number-columns-repeated="7"/>
        </table:table-row>
        <table:table-row table:style-name="ro1">
          <table:table-cell office:value-type="float" office:value="45.123" calcext:value-type="float">
            <text:p>45,123</text:p>
          </table:table-cell>
          <table:table-cell office:value-type="float" office:value="0.04066" calcext:value-type="float">
            <text:p>0,04066</text:p>
          </table:table-cell>
          <table:table-cell/>
          <table:table-cell office:value-type="float" office:value="324.387" calcext:value-type="float">
            <text:p>324,387</text:p>
          </table:table-cell>
          <table:table-cell office:value-type="float" office:value="2.884928" calcext:value-type="float">
            <text:p>2,884928</text:p>
          </table:table-cell>
          <table:table-cell/>
          <table:table-cell office:value-type="float" office:value="760.298" calcext:value-type="float">
            <text:p>760,298</text:p>
          </table:table-cell>
          <table:table-cell office:value-type="float" office:value="698.246371" calcext:value-type="float">
            <text:p>698,246371</text:p>
          </table:table-cell>
          <table:table-cell table:number-columns-repeated="7"/>
        </table:table-row>
        <table:table-row table:style-name="ro1">
          <table:table-cell office:value-type="float" office:value="50.11" calcext:value-type="float">
            <text:p>50,11</text:p>
          </table:table-cell>
          <table:table-cell office:value-type="float" office:value="0.04053" calcext:value-type="float">
            <text:p>0,04053</text:p>
          </table:table-cell>
          <table:table-cell/>
          <table:table-cell office:value-type="float" office:value="73.198" calcext:value-type="float">
            <text:p>73,198</text:p>
          </table:table-cell>
          <table:table-cell office:value-type="float" office:value="2.868651" calcext:value-type="float">
            <text:p>2,868651</text:p>
          </table:table-cell>
          <table:table-cell/>
          <table:table-cell office:value-type="float" office:value="825.427" calcext:value-type="float">
            <text:p>825,427</text:p>
          </table:table-cell>
          <table:table-cell office:value-type="float" office:value="697.499309" calcext:value-type="float">
            <text:p>697,499309</text:p>
          </table:table-cell>
          <table:table-cell table:number-columns-repeated="7"/>
        </table:table-row>
        <table:table-row table:style-name="ro1">
          <table:table-cell office:value-type="float" office:value="46.889" calcext:value-type="float">
            <text:p>46,889</text:p>
          </table:table-cell>
          <table:table-cell office:value-type="float" office:value="0.040297" calcext:value-type="float">
            <text:p>0,040297</text:p>
          </table:table-cell>
          <table:table-cell/>
          <table:table-cell office:value-type="float" office:value="50.068" calcext:value-type="float">
            <text:p>50,068</text:p>
          </table:table-cell>
          <table:table-cell office:value-type="float" office:value="2.855542" calcext:value-type="float">
            <text:p>2,855542</text:p>
          </table:table-cell>
          <table:table-cell/>
          <table:table-cell office:value-type="float" office:value="760.302" calcext:value-type="float">
            <text:p>760,302</text:p>
          </table:table-cell>
          <table:table-cell office:value-type="float" office:value="696.743332" calcext:value-type="float">
            <text:p>696,743332</text:p>
          </table:table-cell>
          <table:table-cell table:number-columns-repeated="7"/>
        </table:table-row>
        <table:table-row table:style-name="ro1">
          <table:table-cell office:value-type="float" office:value="60.283" calcext:value-type="float">
            <text:p>60,283</text:p>
          </table:table-cell>
          <table:table-cell office:value-type="float" office:value="0.040068" calcext:value-type="float">
            <text:p>0,040068</text:p>
          </table:table-cell>
          <table:table-cell/>
          <table:table-cell office:value-type="float" office:value="42.762" calcext:value-type="float">
            <text:p>42,762</text:p>
          </table:table-cell>
          <table:table-cell office:value-type="float" office:value="2.835559" calcext:value-type="float">
            <text:p>2,835559</text:p>
          </table:table-cell>
          <table:table-cell/>
          <table:table-cell office:value-type="float" office:value="946.555" calcext:value-type="float">
            <text:p>946,555</text:p>
          </table:table-cell>
          <table:table-cell office:value-type="float" office:value="696.70727" calcext:value-type="float">
            <text:p>696,70727</text:p>
          </table:table-cell>
          <table:table-cell table:number-columns-repeated="7"/>
        </table:table-row>
        <table:table-row table:style-name="ro1">
          <table:table-cell office:value-type="float" office:value="57.392" calcext:value-type="float">
            <text:p>57,392</text:p>
          </table:table-cell>
          <table:table-cell office:value-type="float" office:value="0.039683" calcext:value-type="float">
            <text:p>0,039683</text:p>
          </table:table-cell>
          <table:table-cell/>
          <table:table-cell office:value-type="float" office:value="60.053" calcext:value-type="float">
            <text:p>60,053</text:p>
          </table:table-cell>
          <table:table-cell office:value-type="float" office:value="2.793396" calcext:value-type="float">
            <text:p>2,793396</text:p>
          </table:table-cell>
          <table:table-cell/>
          <table:table-cell office:value-type="float" office:value="765.526" calcext:value-type="float">
            <text:p>765,526</text:p>
          </table:table-cell>
          <table:table-cell office:value-type="float" office:value="696.036695" calcext:value-type="float">
            <text:p>696,036695</text:p>
          </table:table-cell>
          <table:table-cell table:number-columns-repeated="7"/>
        </table:table-row>
        <table:table-row table:style-name="ro1">
          <table:table-cell office:value-type="float" office:value="37.969" calcext:value-type="float">
            <text:p>37,969</text:p>
          </table:table-cell>
          <table:table-cell office:value-type="float" office:value="0.03966" calcext:value-type="float">
            <text:p>0,03966</text:p>
          </table:table-cell>
          <table:table-cell/>
          <table:table-cell office:value-type="float" office:value="53.251" calcext:value-type="float">
            <text:p>53,251</text:p>
          </table:table-cell>
          <table:table-cell office:value-type="float" office:value="2.777719" calcext:value-type="float">
            <text:p>2,777719</text:p>
          </table:table-cell>
          <table:table-cell/>
          <table:table-cell office:value-type="float" office:value="752.264" calcext:value-type="float">
            <text:p>752,264</text:p>
          </table:table-cell>
          <table:table-cell office:value-type="float" office:value="695.64544" calcext:value-type="float">
            <text:p>695,64544</text:p>
          </table:table-cell>
          <table:table-cell table:number-columns-repeated="7"/>
        </table:table-row>
        <table:table-row table:style-name="ro1">
          <table:table-cell office:value-type="float" office:value="52.81" calcext:value-type="float">
            <text:p>52,81</text:p>
          </table:table-cell>
          <table:table-cell office:value-type="float" office:value="0.039473" calcext:value-type="float">
            <text:p>0,039473</text:p>
          </table:table-cell>
          <table:table-cell/>
          <table:table-cell office:value-type="float" office:value="61.029" calcext:value-type="float">
            <text:p>61,029</text:p>
          </table:table-cell>
          <table:table-cell office:value-type="float" office:value="2.768379" calcext:value-type="float">
            <text:p>2,768379</text:p>
          </table:table-cell>
          <table:table-cell/>
          <table:table-cell office:value-type="float" office:value="763.944" calcext:value-type="float">
            <text:p>763,944</text:p>
          </table:table-cell>
          <table:table-cell office:value-type="float" office:value="693.530225" calcext:value-type="float">
            <text:p>693,530225</text:p>
          </table:table-cell>
          <table:table-cell table:number-columns-repeated="7"/>
        </table:table-row>
        <table:table-row table:style-name="ro1">
          <table:table-cell office:value-type="float" office:value="56.814" calcext:value-type="float">
            <text:p>56,814</text:p>
          </table:table-cell>
          <table:table-cell office:value-type="float" office:value="0.0394" calcext:value-type="float">
            <text:p>0,0394</text:p>
          </table:table-cell>
          <table:table-cell/>
          <table:table-cell office:value-type="float" office:value="564.165" calcext:value-type="float">
            <text:p>564,165</text:p>
          </table:table-cell>
          <table:table-cell office:value-type="float" office:value="2.747809" calcext:value-type="float">
            <text:p>2,747809</text:p>
          </table:table-cell>
          <table:table-cell/>
          <table:table-cell office:value-type="float" office:value="1072.501" calcext:value-type="float">
            <text:p>1072,501</text:p>
          </table:table-cell>
          <table:table-cell office:value-type="float" office:value="689.825778" calcext:value-type="float">
            <text:p>689,825778</text:p>
          </table:table-cell>
          <table:table-cell table:number-columns-repeated="7"/>
        </table:table-row>
        <table:table-row table:style-name="ro1">
          <table:table-cell office:value-type="float" office:value="314.789" calcext:value-type="float">
            <text:p>314,789</text:p>
          </table:table-cell>
          <table:table-cell office:value-type="float" office:value="0.039197" calcext:value-type="float">
            <text:p>0,039197</text:p>
          </table:table-cell>
          <table:table-cell/>
          <table:table-cell office:value-type="float" office:value="312.23" calcext:value-type="float">
            <text:p>312,23</text:p>
          </table:table-cell>
          <table:table-cell office:value-type="float" office:value="2.731472" calcext:value-type="float">
            <text:p>2,731472</text:p>
          </table:table-cell>
          <table:table-cell/>
          <table:table-cell office:value-type="float" office:value="1061.292" calcext:value-type="float">
            <text:p>1061,292</text:p>
          </table:table-cell>
          <table:table-cell office:value-type="float" office:value="689.466321" calcext:value-type="float">
            <text:p>689,466321</text:p>
          </table:table-cell>
          <table:table-cell table:number-columns-repeated="7"/>
        </table:table-row>
        <table:table-row table:style-name="ro1">
          <table:table-cell office:value-type="float" office:value="37.637" calcext:value-type="float">
            <text:p>37,637</text:p>
          </table:table-cell>
          <table:table-cell office:value-type="float" office:value="0.039172" calcext:value-type="float">
            <text:p>0,039172</text:p>
          </table:table-cell>
          <table:table-cell/>
          <table:table-cell office:value-type="float" office:value="1299.492" calcext:value-type="float">
            <text:p>1299,492</text:p>
          </table:table-cell>
          <table:table-cell office:value-type="float" office:value="2.693698" calcext:value-type="float">
            <text:p>2,693698</text:p>
          </table:table-cell>
          <table:table-cell/>
          <table:table-cell office:value-type="float" office:value="809.372" calcext:value-type="float">
            <text:p>809,372</text:p>
          </table:table-cell>
          <table:table-cell office:value-type="float" office:value="689.030503" calcext:value-type="float">
            <text:p>689,030503</text:p>
          </table:table-cell>
          <table:table-cell table:number-columns-repeated="7"/>
        </table:table-row>
        <table:table-row table:style-name="ro1">
          <table:table-cell office:value-type="float" office:value="49.296" calcext:value-type="float">
            <text:p>49,296</text:p>
          </table:table-cell>
          <table:table-cell office:value-type="float" office:value="0.039034" calcext:value-type="float">
            <text:p>0,039034</text:p>
          </table:table-cell>
          <table:table-cell/>
          <table:table-cell office:value-type="float" office:value="87.471" calcext:value-type="float">
            <text:p>87,471</text:p>
          </table:table-cell>
          <table:table-cell office:value-type="float" office:value="2.68239" calcext:value-type="float">
            <text:p>2,68239</text:p>
          </table:table-cell>
          <table:table-cell/>
          <table:table-cell office:value-type="float" office:value="757.158" calcext:value-type="float">
            <text:p>757,158</text:p>
          </table:table-cell>
          <table:table-cell office:value-type="float" office:value="686.677735" calcext:value-type="float">
            <text:p>686,677735</text:p>
          </table:table-cell>
          <table:table-cell table:number-columns-repeated="7"/>
        </table:table-row>
        <table:table-row table:style-name="ro1">
          <table:table-cell office:value-type="float" office:value="305.195" calcext:value-type="float">
            <text:p>305,195</text:p>
          </table:table-cell>
          <table:table-cell office:value-type="float" office:value="0.038425" calcext:value-type="float">
            <text:p>0,038425</text:p>
          </table:table-cell>
          <table:table-cell/>
          <table:table-cell office:value-type="float" office:value="49.347" calcext:value-type="float">
            <text:p>49,347</text:p>
          </table:table-cell>
          <table:table-cell office:value-type="float" office:value="2.676405" calcext:value-type="float">
            <text:p>2,676405</text:p>
          </table:table-cell>
          <table:table-cell/>
          <table:table-cell office:value-type="float" office:value="985.126" calcext:value-type="float">
            <text:p>985,126</text:p>
          </table:table-cell>
          <table:table-cell office:value-type="float" office:value="686.196643" calcext:value-type="float">
            <text:p>686,196643</text:p>
          </table:table-cell>
          <table:table-cell table:number-columns-repeated="7"/>
        </table:table-row>
        <table:table-row table:style-name="ro1">
          <table:table-cell office:value-type="float" office:value="41.808" calcext:value-type="float">
            <text:p>41,808</text:p>
          </table:table-cell>
          <table:table-cell office:value-type="float" office:value="0.038374" calcext:value-type="float">
            <text:p>0,038374</text:p>
          </table:table-cell>
          <table:table-cell/>
          <table:table-cell office:value-type="float" office:value="59.515" calcext:value-type="float">
            <text:p>59,515</text:p>
          </table:table-cell>
          <table:table-cell office:value-type="float" office:value="2.646689" calcext:value-type="float">
            <text:p>2,646689</text:p>
          </table:table-cell>
          <table:table-cell/>
          <table:table-cell office:value-type="float" office:value="756.917" calcext:value-type="float">
            <text:p>756,917</text:p>
          </table:table-cell>
          <table:table-cell office:value-type="float" office:value="684.757443" calcext:value-type="float">
            <text:p>684,757443</text:p>
          </table:table-cell>
          <table:table-cell table:number-columns-repeated="7"/>
        </table:table-row>
        <table:table-row table:style-name="ro1">
          <table:table-cell office:value-type="float" office:value="40.695" calcext:value-type="float">
            <text:p>40,695</text:p>
          </table:table-cell>
          <table:table-cell office:value-type="float" office:value="0.037775" calcext:value-type="float">
            <text:p>0,037775</text:p>
          </table:table-cell>
          <table:table-cell/>
          <table:table-cell office:value-type="float" office:value="43.66" calcext:value-type="float">
            <text:p>43,66</text:p>
          </table:table-cell>
          <table:table-cell office:value-type="float" office:value="2.64485" calcext:value-type="float">
            <text:p>2,64485</text:p>
          </table:table-cell>
          <table:table-cell/>
          <table:table-cell office:value-type="float" office:value="887.077" calcext:value-type="float">
            <text:p>887,077</text:p>
          </table:table-cell>
          <table:table-cell office:value-type="float" office:value="684.515385" calcext:value-type="float">
            <text:p>684,515385</text:p>
          </table:table-cell>
          <table:table-cell table:number-columns-repeated="7"/>
        </table:table-row>
        <table:table-row table:style-name="ro1">
          <table:table-cell office:value-type="float" office:value="45.338" calcext:value-type="float">
            <text:p>45,338</text:p>
          </table:table-cell>
          <table:table-cell office:value-type="float" office:value="0.037752" calcext:value-type="float">
            <text:p>0,037752</text:p>
          </table:table-cell>
          <table:table-cell/>
          <table:table-cell office:value-type="float" office:value="844.377" calcext:value-type="float">
            <text:p>844,377</text:p>
          </table:table-cell>
          <table:table-cell office:value-type="float" office:value="2.643947" calcext:value-type="float">
            <text:p>2,643947</text:p>
          </table:table-cell>
          <table:table-cell/>
          <table:table-cell office:value-type="float" office:value="1196.847" calcext:value-type="float">
            <text:p>1196,847</text:p>
          </table:table-cell>
          <table:table-cell office:value-type="float" office:value="680.879668" calcext:value-type="float">
            <text:p>680,879668</text:p>
          </table:table-cell>
          <table:table-cell table:number-columns-repeated="7"/>
        </table:table-row>
        <table:table-row table:style-name="ro1">
          <table:table-cell office:value-type="float" office:value="37.694" calcext:value-type="float">
            <text:p>37,694</text:p>
          </table:table-cell>
          <table:table-cell office:value-type="float" office:value="0.037733" calcext:value-type="float">
            <text:p>0,037733</text:p>
          </table:table-cell>
          <table:table-cell/>
          <table:table-cell office:value-type="float" office:value="60.882" calcext:value-type="float">
            <text:p>60,882</text:p>
          </table:table-cell>
          <table:table-cell office:value-type="float" office:value="2.637988" calcext:value-type="float">
            <text:p>2,637988</text:p>
          </table:table-cell>
          <table:table-cell/>
          <table:table-cell office:value-type="float" office:value="938.074" calcext:value-type="float">
            <text:p>938,074</text:p>
          </table:table-cell>
          <table:table-cell office:value-type="float" office:value="678.610091" calcext:value-type="float">
            <text:p>678,610091</text:p>
          </table:table-cell>
          <table:table-cell table:number-columns-repeated="7"/>
        </table:table-row>
        <table:table-row table:style-name="ro1">
          <table:table-cell office:value-type="float" office:value="37.382" calcext:value-type="float">
            <text:p>37,382</text:p>
          </table:table-cell>
          <table:table-cell office:value-type="float" office:value="0.037715" calcext:value-type="float">
            <text:p>0,037715</text:p>
          </table:table-cell>
          <table:table-cell/>
          <table:table-cell office:value-type="float" office:value="70.858" calcext:value-type="float">
            <text:p>70,858</text:p>
          </table:table-cell>
          <table:table-cell office:value-type="float" office:value="2.631161" calcext:value-type="float">
            <text:p>2,631161</text:p>
          </table:table-cell>
          <table:table-cell/>
          <table:table-cell office:value-type="float" office:value="765.974" calcext:value-type="float">
            <text:p>765,974</text:p>
          </table:table-cell>
          <table:table-cell office:value-type="float" office:value="677.95828" calcext:value-type="float">
            <text:p>677,95828</text:p>
          </table:table-cell>
          <table:table-cell table:number-columns-repeated="7"/>
        </table:table-row>
        <table:table-row table:style-name="ro1">
          <table:table-cell office:value-type="float" office:value="71.422" calcext:value-type="float">
            <text:p>71,422</text:p>
          </table:table-cell>
          <table:table-cell office:value-type="float" office:value="0.037577" calcext:value-type="float">
            <text:p>0,037577</text:p>
          </table:table-cell>
          <table:table-cell/>
          <table:table-cell office:value-type="float" office:value="53.432" calcext:value-type="float">
            <text:p>53,432</text:p>
          </table:table-cell>
          <table:table-cell office:value-type="float" office:value="2.628932" calcext:value-type="float">
            <text:p>2,628932</text:p>
          </table:table-cell>
          <table:table-cell/>
          <table:table-cell office:value-type="float" office:value="748.18" calcext:value-type="float">
            <text:p>748,18</text:p>
          </table:table-cell>
          <table:table-cell office:value-type="float" office:value="676.277264" calcext:value-type="float">
            <text:p>676,277264</text:p>
          </table:table-cell>
          <table:table-cell table:number-columns-repeated="7"/>
        </table:table-row>
        <table:table-row table:style-name="ro1">
          <table:table-cell office:value-type="float" office:value="572.35" calcext:value-type="float">
            <text:p>572,35</text:p>
          </table:table-cell>
          <table:table-cell office:value-type="float" office:value="0.037144" calcext:value-type="float">
            <text:p>0,037144</text:p>
          </table:table-cell>
          <table:table-cell/>
          <table:table-cell office:value-type="float" office:value="78.333" calcext:value-type="float">
            <text:p>78,333</text:p>
          </table:table-cell>
          <table:table-cell office:value-type="float" office:value="2.616532" calcext:value-type="float">
            <text:p>2,616532</text:p>
          </table:table-cell>
          <table:table-cell/>
          <table:table-cell office:value-type="float" office:value="786.312" calcext:value-type="float">
            <text:p>786,312</text:p>
          </table:table-cell>
          <table:table-cell office:value-type="float" office:value="676.003149" calcext:value-type="float">
            <text:p>676,003149</text:p>
          </table:table-cell>
          <table:table-cell table:number-columns-repeated="7"/>
        </table:table-row>
        <table:table-row table:style-name="ro1">
          <table:table-cell office:value-type="float" office:value="47.252" calcext:value-type="float">
            <text:p>47,252</text:p>
          </table:table-cell>
          <table:table-cell office:value-type="float" office:value="0.03708" calcext:value-type="float">
            <text:p>0,03708</text:p>
          </table:table-cell>
          <table:table-cell/>
          <table:table-cell office:value-type="float" office:value="69.781" calcext:value-type="float">
            <text:p>69,781</text:p>
          </table:table-cell>
          <table:table-cell office:value-type="float" office:value="2.610879" calcext:value-type="float">
            <text:p>2,610879</text:p>
          </table:table-cell>
          <table:table-cell/>
          <table:table-cell office:value-type="float" office:value="763.312" calcext:value-type="float">
            <text:p>763,312</text:p>
          </table:table-cell>
          <table:table-cell office:value-type="float" office:value="675.584305" calcext:value-type="float">
            <text:p>675,584305</text:p>
          </table:table-cell>
          <table:table-cell table:number-columns-repeated="7"/>
        </table:table-row>
        <table:table-row table:style-name="ro1">
          <table:table-cell office:value-type="float" office:value="291.354" calcext:value-type="float">
            <text:p>291,354</text:p>
          </table:table-cell>
          <table:table-cell office:value-type="float" office:value="0.037075" calcext:value-type="float">
            <text:p>0,037075</text:p>
          </table:table-cell>
          <table:table-cell/>
          <table:table-cell office:value-type="float" office:value="367.614" calcext:value-type="float">
            <text:p>367,614</text:p>
          </table:table-cell>
          <table:table-cell office:value-type="float" office:value="2.608248" calcext:value-type="float">
            <text:p>2,608248</text:p>
          </table:table-cell>
          <table:table-cell/>
          <table:table-cell office:value-type="float" office:value="732.332" calcext:value-type="float">
            <text:p>732,332</text:p>
          </table:table-cell>
          <table:table-cell office:value-type="float" office:value="671.7014" calcext:value-type="float">
            <text:p>671,7014</text:p>
          </table:table-cell>
          <table:table-cell table:number-columns-repeated="7"/>
        </table:table-row>
        <table:table-row table:style-name="ro1">
          <table:table-cell office:value-type="float" office:value="67.74" calcext:value-type="float">
            <text:p>67,74</text:p>
          </table:table-cell>
          <table:table-cell office:value-type="float" office:value="0.036761" calcext:value-type="float">
            <text:p>0,036761</text:p>
          </table:table-cell>
          <table:table-cell/>
          <table:table-cell office:value-type="float" office:value="47.577" calcext:value-type="float">
            <text:p>47,577</text:p>
          </table:table-cell>
          <table:table-cell office:value-type="float" office:value="2.602235" calcext:value-type="float">
            <text:p>2,602235</text:p>
          </table:table-cell>
          <table:table-cell/>
          <table:table-cell office:value-type="float" office:value="730.484" calcext:value-type="float">
            <text:p>730,484</text:p>
          </table:table-cell>
          <table:table-cell office:value-type="float" office:value="669.703011" calcext:value-type="float">
            <text:p>669,703011</text:p>
          </table:table-cell>
          <table:table-cell table:number-columns-repeated="7"/>
        </table:table-row>
        <table:table-row table:style-name="ro1">
          <table:table-cell office:value-type="float" office:value="37.842" calcext:value-type="float">
            <text:p>37,842</text:p>
          </table:table-cell>
          <table:table-cell office:value-type="float" office:value="0.036572" calcext:value-type="float">
            <text:p>0,036572</text:p>
          </table:table-cell>
          <table:table-cell/>
          <table:table-cell office:value-type="float" office:value="77.169" calcext:value-type="float">
            <text:p>77,169</text:p>
          </table:table-cell>
          <table:table-cell office:value-type="float" office:value="2.589468" calcext:value-type="float">
            <text:p>2,589468</text:p>
          </table:table-cell>
          <table:table-cell/>
          <table:table-cell office:value-type="float" office:value="734.196" calcext:value-type="float">
            <text:p>734,196</text:p>
          </table:table-cell>
          <table:table-cell office:value-type="float" office:value="666.454417" calcext:value-type="float">
            <text:p>666,454417</text:p>
          </table:table-cell>
          <table:table-cell table:number-columns-repeated="7"/>
        </table:table-row>
        <table:table-row table:style-name="ro1">
          <table:table-cell office:value-type="float" office:value="50.042" calcext:value-type="float">
            <text:p>50,042</text:p>
          </table:table-cell>
          <table:table-cell office:value-type="float" office:value="0.036404" calcext:value-type="float">
            <text:p>0,036404</text:p>
          </table:table-cell>
          <table:table-cell/>
          <table:table-cell office:value-type="float" office:value="280.928" calcext:value-type="float">
            <text:p>280,928</text:p>
          </table:table-cell>
          <table:table-cell office:value-type="float" office:value="2.581159" calcext:value-type="float">
            <text:p>2,581159</text:p>
          </table:table-cell>
          <table:table-cell/>
          <table:table-cell office:value-type="float" office:value="747.471" calcext:value-type="float">
            <text:p>747,471</text:p>
          </table:table-cell>
          <table:table-cell office:value-type="float" office:value="665.854507" calcext:value-type="float">
            <text:p>665,854507</text:p>
          </table:table-cell>
          <table:table-cell table:number-columns-repeated="7"/>
        </table:table-row>
        <table:table-row table:style-name="ro1">
          <table:table-cell office:value-type="float" office:value="46.88" calcext:value-type="float">
            <text:p>46,88</text:p>
          </table:table-cell>
          <table:table-cell office:value-type="float" office:value="0.035489" calcext:value-type="float">
            <text:p>0,035489</text:p>
          </table:table-cell>
          <table:table-cell/>
          <table:table-cell office:value-type="float" office:value="315.707" calcext:value-type="float">
            <text:p>315,707</text:p>
          </table:table-cell>
          <table:table-cell office:value-type="float" office:value="2.580631" calcext:value-type="float">
            <text:p>2,580631</text:p>
          </table:table-cell>
          <table:table-cell/>
          <table:table-cell office:value-type="float" office:value="960.168" calcext:value-type="float">
            <text:p>960,168</text:p>
          </table:table-cell>
          <table:table-cell office:value-type="float" office:value="664.827566" calcext:value-type="float">
            <text:p>664,827566</text:p>
          </table:table-cell>
          <table:table-cell table:number-columns-repeated="7"/>
        </table:table-row>
        <table:table-row table:style-name="ro1">
          <table:table-cell office:value-type="float" office:value="39.04" calcext:value-type="float">
            <text:p>39,04</text:p>
          </table:table-cell>
          <table:table-cell office:value-type="float" office:value="0.035468" calcext:value-type="float">
            <text:p>0,035468</text:p>
          </table:table-cell>
          <table:table-cell/>
          <table:table-cell office:value-type="float" office:value="62.698" calcext:value-type="float">
            <text:p>62,698</text:p>
          </table:table-cell>
          <table:table-cell office:value-type="float" office:value="2.570148" calcext:value-type="float">
            <text:p>2,570148</text:p>
          </table:table-cell>
          <table:table-cell/>
          <table:table-cell office:value-type="float" office:value="719.55" calcext:value-type="float">
            <text:p>719,55</text:p>
          </table:table-cell>
          <table:table-cell office:value-type="float" office:value="664.059098" calcext:value-type="float">
            <text:p>664,059098</text:p>
          </table:table-cell>
          <table:table-cell table:number-columns-repeated="7"/>
        </table:table-row>
        <table:table-row table:style-name="ro1">
          <table:table-cell office:value-type="float" office:value="45.663" calcext:value-type="float">
            <text:p>45,663</text:p>
          </table:table-cell>
          <table:table-cell office:value-type="float" office:value="0.03538" calcext:value-type="float">
            <text:p>0,03538</text:p>
          </table:table-cell>
          <table:table-cell/>
          <table:table-cell office:value-type="float" office:value="57.668" calcext:value-type="float">
            <text:p>57,668</text:p>
          </table:table-cell>
          <table:table-cell office:value-type="float" office:value="2.56906" calcext:value-type="float">
            <text:p>2,56906</text:p>
          </table:table-cell>
          <table:table-cell/>
          <table:table-cell office:value-type="float" office:value="725.761" calcext:value-type="float">
            <text:p>725,761</text:p>
          </table:table-cell>
          <table:table-cell office:value-type="float" office:value="662.039829" calcext:value-type="float">
            <text:p>662,039829</text:p>
          </table:table-cell>
          <table:table-cell table:number-columns-repeated="7"/>
        </table:table-row>
        <table:table-row table:style-name="ro1">
          <table:table-cell office:value-type="float" office:value="119.18" calcext:value-type="float">
            <text:p>119,18</text:p>
          </table:table-cell>
          <table:table-cell office:value-type="float" office:value="0.035373" calcext:value-type="float">
            <text:p>0,035373</text:p>
          </table:table-cell>
          <table:table-cell/>
          <table:table-cell office:value-type="float" office:value="44.033" calcext:value-type="float">
            <text:p>44,033</text:p>
          </table:table-cell>
          <table:table-cell office:value-type="float" office:value="2.565291" calcext:value-type="float">
            <text:p>2,565291</text:p>
          </table:table-cell>
          <table:table-cell/>
          <table:table-cell office:value-type="float" office:value="716.155" calcext:value-type="float">
            <text:p>716,155</text:p>
          </table:table-cell>
          <table:table-cell office:value-type="float" office:value="661.999508" calcext:value-type="float">
            <text:p>661,999508</text:p>
          </table:table-cell>
          <table:table-cell table:number-columns-repeated="7"/>
        </table:table-row>
        <table:table-row table:style-name="ro1">
          <table:table-cell office:value-type="float" office:value="70.115" calcext:value-type="float">
            <text:p>70,115</text:p>
          </table:table-cell>
          <table:table-cell office:value-type="float" office:value="0.035269" calcext:value-type="float">
            <text:p>0,035269</text:p>
          </table:table-cell>
          <table:table-cell/>
          <table:table-cell office:value-type="float" office:value="326.372" calcext:value-type="float">
            <text:p>326,372</text:p>
          </table:table-cell>
          <table:table-cell office:value-type="float" office:value="2.561864" calcext:value-type="float">
            <text:p>2,561864</text:p>
          </table:table-cell>
          <table:table-cell/>
          <table:table-cell office:value-type="float" office:value="1030.556" calcext:value-type="float">
            <text:p>1030,556</text:p>
          </table:table-cell>
          <table:table-cell office:value-type="float" office:value="661.269698" calcext:value-type="float">
            <text:p>661,269698</text:p>
          </table:table-cell>
          <table:table-cell table:number-columns-repeated="7"/>
        </table:table-row>
        <table:table-row table:style-name="ro1">
          <table:table-cell office:value-type="float" office:value="38.987" calcext:value-type="float">
            <text:p>38,987</text:p>
          </table:table-cell>
          <table:table-cell office:value-type="float" office:value="0.035187" calcext:value-type="float">
            <text:p>0,035187</text:p>
          </table:table-cell>
          <table:table-cell/>
          <table:table-cell office:value-type="float" office:value="51.541" calcext:value-type="float">
            <text:p>51,541</text:p>
          </table:table-cell>
          <table:table-cell office:value-type="float" office:value="2.558872" calcext:value-type="float">
            <text:p>2,558872</text:p>
          </table:table-cell>
          <table:table-cell/>
          <table:table-cell office:value-type="float" office:value="745.928" calcext:value-type="float">
            <text:p>745,928</text:p>
          </table:table-cell>
          <table:table-cell office:value-type="float" office:value="660.068291" calcext:value-type="float">
            <text:p>660,068291</text:p>
          </table:table-cell>
          <table:table-cell table:number-columns-repeated="7"/>
        </table:table-row>
        <table:table-row table:style-name="ro1">
          <table:table-cell office:value-type="float" office:value="47.08" calcext:value-type="float">
            <text:p>47,08</text:p>
          </table:table-cell>
          <table:table-cell office:value-type="float" office:value="0.034855" calcext:value-type="float">
            <text:p>0,034855</text:p>
          </table:table-cell>
          <table:table-cell/>
          <table:table-cell office:value-type="float" office:value="53.303" calcext:value-type="float">
            <text:p>53,303</text:p>
          </table:table-cell>
          <table:table-cell office:value-type="float" office:value="2.555611" calcext:value-type="float">
            <text:p>2,555611</text:p>
          </table:table-cell>
          <table:table-cell/>
          <table:table-cell office:value-type="float" office:value="717.933" calcext:value-type="float">
            <text:p>717,933</text:p>
          </table:table-cell>
          <table:table-cell office:value-type="float" office:value="658.605857" calcext:value-type="float">
            <text:p>658,605857</text:p>
          </table:table-cell>
          <table:table-cell table:number-columns-repeated="7"/>
        </table:table-row>
        <table:table-row table:style-name="ro1">
          <table:table-cell office:value-type="float" office:value="38.972" calcext:value-type="float">
            <text:p>38,972</text:p>
          </table:table-cell>
          <table:table-cell office:value-type="float" office:value="0.034633" calcext:value-type="float">
            <text:p>0,034633</text:p>
          </table:table-cell>
          <table:table-cell/>
          <table:table-cell office:value-type="float" office:value="49.766" calcext:value-type="float">
            <text:p>49,766</text:p>
          </table:table-cell>
          <table:table-cell office:value-type="float" office:value="2.551417" calcext:value-type="float">
            <text:p>2,551417</text:p>
          </table:table-cell>
          <table:table-cell/>
          <table:table-cell office:value-type="float" office:value="722.933" calcext:value-type="float">
            <text:p>722,933</text:p>
          </table:table-cell>
          <table:table-cell office:value-type="float" office:value="658.550808" calcext:value-type="float">
            <text:p>658,550808</text:p>
          </table:table-cell>
          <table:table-cell table:number-columns-repeated="7"/>
        </table:table-row>
        <table:table-row table:style-name="ro1">
          <table:table-cell office:value-type="float" office:value="52.812" calcext:value-type="float">
            <text:p>52,812</text:p>
          </table:table-cell>
          <table:table-cell office:value-type="float" office:value="0.034614" calcext:value-type="float">
            <text:p>0,034614</text:p>
          </table:table-cell>
          <table:table-cell/>
          <table:table-cell office:value-type="float" office:value="69.915" calcext:value-type="float">
            <text:p>69,915</text:p>
          </table:table-cell>
          <table:table-cell office:value-type="float" office:value="2.548284" calcext:value-type="float">
            <text:p>2,548284</text:p>
          </table:table-cell>
          <table:table-cell/>
          <table:table-cell office:value-type="float" office:value="740.906" calcext:value-type="float">
            <text:p>740,906</text:p>
          </table:table-cell>
          <table:table-cell office:value-type="float" office:value="658.45145" calcext:value-type="float">
            <text:p>658,45145</text:p>
          </table:table-cell>
          <table:table-cell table:number-columns-repeated="7"/>
        </table:table-row>
        <table:table-row table:style-name="ro1">
          <table:table-cell office:value-type="float" office:value="42.622" calcext:value-type="float">
            <text:p>42,622</text:p>
          </table:table-cell>
          <table:table-cell office:value-type="float" office:value="0.034516" calcext:value-type="float">
            <text:p>0,034516</text:p>
          </table:table-cell>
          <table:table-cell/>
          <table:table-cell office:value-type="float" office:value="328.332" calcext:value-type="float">
            <text:p>328,332</text:p>
          </table:table-cell>
          <table:table-cell office:value-type="float" office:value="2.548225" calcext:value-type="float">
            <text:p>2,548225</text:p>
          </table:table-cell>
          <table:table-cell/>
          <table:table-cell office:value-type="float" office:value="727.316" calcext:value-type="float">
            <text:p>727,316</text:p>
          </table:table-cell>
          <table:table-cell office:value-type="float" office:value="658.228565" calcext:value-type="float">
            <text:p>658,228565</text:p>
          </table:table-cell>
          <table:table-cell table:number-columns-repeated="7"/>
        </table:table-row>
        <table:table-row table:style-name="ro1">
          <table:table-cell office:value-type="float" office:value="59.619" calcext:value-type="float">
            <text:p>59,619</text:p>
          </table:table-cell>
          <table:table-cell office:value-type="float" office:value="0.03443" calcext:value-type="float">
            <text:p>0,03443</text:p>
          </table:table-cell>
          <table:table-cell/>
          <table:table-cell office:value-type="float" office:value="67.696" calcext:value-type="float">
            <text:p>67,696</text:p>
          </table:table-cell>
          <table:table-cell office:value-type="float" office:value="2.545621" calcext:value-type="float">
            <text:p>2,545621</text:p>
          </table:table-cell>
          <table:table-cell/>
          <table:table-cell office:value-type="float" office:value="852.74" calcext:value-type="float">
            <text:p>852,74</text:p>
          </table:table-cell>
          <table:table-cell office:value-type="float" office:value="658.032568" calcext:value-type="float">
            <text:p>658,032568</text:p>
          </table:table-cell>
          <table:table-cell table:number-columns-repeated="7"/>
        </table:table-row>
        <table:table-row table:style-name="ro1">
          <table:table-cell office:value-type="float" office:value="46.555" calcext:value-type="float">
            <text:p>46,555</text:p>
          </table:table-cell>
          <table:table-cell office:value-type="float" office:value="0.033558" calcext:value-type="float">
            <text:p>0,033558</text:p>
          </table:table-cell>
          <table:table-cell/>
          <table:table-cell office:value-type="float" office:value="308.392" calcext:value-type="float">
            <text:p>308,392</text:p>
          </table:table-cell>
          <table:table-cell office:value-type="float" office:value="2.545081" calcext:value-type="float">
            <text:p>2,545081</text:p>
          </table:table-cell>
          <table:table-cell/>
          <table:table-cell office:value-type="float" office:value="776.442" calcext:value-type="float">
            <text:p>776,442</text:p>
          </table:table-cell>
          <table:table-cell office:value-type="float" office:value="657.639428" calcext:value-type="float">
            <text:p>657,639428</text:p>
          </table:table-cell>
          <table:table-cell table:number-columns-repeated="7"/>
        </table:table-row>
        <table:table-row table:style-name="ro1">
          <table:table-cell office:value-type="float" office:value="39.683" calcext:value-type="float">
            <text:p>39,683</text:p>
          </table:table-cell>
          <table:table-cell office:value-type="float" office:value="0.033301" calcext:value-type="float">
            <text:p>0,033301</text:p>
          </table:table-cell>
          <table:table-cell/>
          <table:table-cell office:value-type="float" office:value="155.153" calcext:value-type="float">
            <text:p>155,153</text:p>
          </table:table-cell>
          <table:table-cell office:value-type="float" office:value="2.544395" calcext:value-type="float">
            <text:p>2,544395</text:p>
          </table:table-cell>
          <table:table-cell/>
          <table:table-cell office:value-type="float" office:value="986.705" calcext:value-type="float">
            <text:p>986,705</text:p>
          </table:table-cell>
          <table:table-cell office:value-type="float" office:value="657.447846" calcext:value-type="float">
            <text:p>657,447846</text:p>
          </table:table-cell>
          <table:table-cell table:number-columns-repeated="7"/>
        </table:table-row>
        <table:table-row table:style-name="ro1">
          <table:table-cell office:value-type="float" office:value="46.408" calcext:value-type="float">
            <text:p>46,408</text:p>
          </table:table-cell>
          <table:table-cell office:value-type="float" office:value="0.032931" calcext:value-type="float">
            <text:p>0,032931</text:p>
          </table:table-cell>
          <table:table-cell/>
          <table:table-cell office:value-type="float" office:value="50.84" calcext:value-type="float">
            <text:p>50,84</text:p>
          </table:table-cell>
          <table:table-cell office:value-type="float" office:value="2.543971" calcext:value-type="float">
            <text:p>2,543971</text:p>
          </table:table-cell>
          <table:table-cell/>
          <table:table-cell office:value-type="float" office:value="715.97" calcext:value-type="float">
            <text:p>715,97</text:p>
          </table:table-cell>
          <table:table-cell office:value-type="float" office:value="656.936292" calcext:value-type="float">
            <text:p>656,936292</text:p>
          </table:table-cell>
          <table:table-cell table:number-columns-repeated="7"/>
        </table:table-row>
        <table:table-row table:style-name="ro1">
          <table:table-cell office:value-type="float" office:value="37.848" calcext:value-type="float">
            <text:p>37,848</text:p>
          </table:table-cell>
          <table:table-cell office:value-type="float" office:value="0.032806" calcext:value-type="float">
            <text:p>0,032806</text:p>
          </table:table-cell>
          <table:table-cell/>
          <table:table-cell office:value-type="float" office:value="569.162" calcext:value-type="float">
            <text:p>569,162</text:p>
          </table:table-cell>
          <table:table-cell office:value-type="float" office:value="2.53676" calcext:value-type="float">
            <text:p>2,53676</text:p>
          </table:table-cell>
          <table:table-cell/>
          <table:table-cell office:value-type="float" office:value="743.289" calcext:value-type="float">
            <text:p>743,289</text:p>
          </table:table-cell>
          <table:table-cell office:value-type="float" office:value="655.995377" calcext:value-type="float">
            <text:p>655,995377</text:p>
          </table:table-cell>
          <table:table-cell table:number-columns-repeated="7"/>
        </table:table-row>
        <table:table-row table:style-name="ro1">
          <table:table-cell office:value-type="float" office:value="39.216" calcext:value-type="float">
            <text:p>39,216</text:p>
          </table:table-cell>
          <table:table-cell office:value-type="float" office:value="0.032748" calcext:value-type="float">
            <text:p>0,032748</text:p>
          </table:table-cell>
          <table:table-cell/>
          <table:table-cell office:value-type="float" office:value="303.46" calcext:value-type="float">
            <text:p>303,46</text:p>
          </table:table-cell>
          <table:table-cell office:value-type="float" office:value="2.535051" calcext:value-type="float">
            <text:p>2,535051</text:p>
          </table:table-cell>
          <table:table-cell/>
          <table:table-cell office:value-type="float" office:value="722.962" calcext:value-type="float">
            <text:p>722,962</text:p>
          </table:table-cell>
          <table:table-cell office:value-type="float" office:value="655.690611" calcext:value-type="float">
            <text:p>655,690611</text:p>
          </table:table-cell>
          <table:table-cell table:number-columns-repeated="7"/>
        </table:table-row>
        <table:table-row table:style-name="ro1">
          <table:table-cell office:value-type="float" office:value="282.817" calcext:value-type="float">
            <text:p>282,817</text:p>
          </table:table-cell>
          <table:table-cell office:value-type="float" office:value="0.032719" calcext:value-type="float">
            <text:p>0,032719</text:p>
          </table:table-cell>
          <table:table-cell/>
          <table:table-cell office:value-type="float" office:value="81.608" calcext:value-type="float">
            <text:p>81,608</text:p>
          </table:table-cell>
          <table:table-cell office:value-type="float" office:value="2.525617" calcext:value-type="float">
            <text:p>2,525617</text:p>
          </table:table-cell>
          <table:table-cell/>
          <table:table-cell office:value-type="float" office:value="714.22" calcext:value-type="float">
            <text:p>714,22</text:p>
          </table:table-cell>
          <table:table-cell office:value-type="float" office:value="654.946486" calcext:value-type="float">
            <text:p>654,946486</text:p>
          </table:table-cell>
          <table:table-cell table:number-columns-repeated="7"/>
        </table:table-row>
        <table:table-row table:style-name="ro1">
          <table:table-cell office:value-type="float" office:value="37.575" calcext:value-type="float">
            <text:p>37,575</text:p>
          </table:table-cell>
          <table:table-cell office:value-type="float" office:value="0.03263" calcext:value-type="float">
            <text:p>0,03263</text:p>
          </table:table-cell>
          <table:table-cell/>
          <table:table-cell office:value-type="float" office:value="294.159" calcext:value-type="float">
            <text:p>294,159</text:p>
          </table:table-cell>
          <table:table-cell office:value-type="float" office:value="2.52344" calcext:value-type="float">
            <text:p>2,52344</text:p>
          </table:table-cell>
          <table:table-cell/>
          <table:table-cell office:value-type="float" office:value="2698.021" calcext:value-type="float">
            <text:p>2698,021</text:p>
          </table:table-cell>
          <table:table-cell office:value-type="float" office:value="654.832252" calcext:value-type="float">
            <text:p>654,832252</text:p>
          </table:table-cell>
          <table:table-cell table:number-columns-repeated="7"/>
        </table:table-row>
        <table:table-row table:style-name="ro1">
          <table:table-cell office:value-type="float" office:value="61.737" calcext:value-type="float">
            <text:p>61,737</text:p>
          </table:table-cell>
          <table:table-cell office:value-type="float" office:value="0.032427" calcext:value-type="float">
            <text:p>0,032427</text:p>
          </table:table-cell>
          <table:table-cell/>
          <table:table-cell office:value-type="float" office:value="50.879" calcext:value-type="float">
            <text:p>50,879</text:p>
          </table:table-cell>
          <table:table-cell office:value-type="float" office:value="2.52059" calcext:value-type="float">
            <text:p>2,52059</text:p>
          </table:table-cell>
          <table:table-cell/>
          <table:table-cell office:value-type="float" office:value="724.571" calcext:value-type="float">
            <text:p>724,571</text:p>
          </table:table-cell>
          <table:table-cell office:value-type="float" office:value="651.873935" calcext:value-type="float">
            <text:p>651,873935</text:p>
          </table:table-cell>
          <table:table-cell table:number-columns-repeated="7"/>
        </table:table-row>
        <table:table-row table:style-name="ro1">
          <table:table-cell office:value-type="float" office:value="54.392" calcext:value-type="float">
            <text:p>54,392</text:p>
          </table:table-cell>
          <table:table-cell office:value-type="float" office:value="0.032353" calcext:value-type="float">
            <text:p>0,032353</text:p>
          </table:table-cell>
          <table:table-cell/>
          <table:table-cell office:value-type="float" office:value="56.8" calcext:value-type="float">
            <text:p>56,8</text:p>
          </table:table-cell>
          <table:table-cell office:value-type="float" office:value="2.511982" calcext:value-type="float">
            <text:p>2,511982</text:p>
          </table:table-cell>
          <table:table-cell/>
          <table:table-cell office:value-type="float" office:value="781.958" calcext:value-type="float">
            <text:p>781,958</text:p>
          </table:table-cell>
          <table:table-cell office:value-type="float" office:value="651.585527" calcext:value-type="float">
            <text:p>651,585527</text:p>
          </table:table-cell>
          <table:table-cell table:number-columns-repeated="7"/>
        </table:table-row>
        <table:table-row table:style-name="ro1">
          <table:table-cell office:value-type="float" office:value="51.645" calcext:value-type="float">
            <text:p>51,645</text:p>
          </table:table-cell>
          <table:table-cell office:value-type="float" office:value="0.032279" calcext:value-type="float">
            <text:p>0,032279</text:p>
          </table:table-cell>
          <table:table-cell/>
          <table:table-cell office:value-type="float" office:value="58.739" calcext:value-type="float">
            <text:p>58,739</text:p>
          </table:table-cell>
          <table:table-cell office:value-type="float" office:value="2.507721" calcext:value-type="float">
            <text:p>2,507721</text:p>
          </table:table-cell>
          <table:table-cell/>
          <table:table-cell office:value-type="float" office:value="712.983" calcext:value-type="float">
            <text:p>712,983</text:p>
          </table:table-cell>
          <table:table-cell office:value-type="float" office:value="650.650205" calcext:value-type="float">
            <text:p>650,650205</text:p>
          </table:table-cell>
          <table:table-cell table:number-columns-repeated="7"/>
        </table:table-row>
        <table:table-row table:style-name="ro1">
          <table:table-cell office:value-type="float" office:value="38.721" calcext:value-type="float">
            <text:p>38,721</text:p>
          </table:table-cell>
          <table:table-cell office:value-type="float" office:value="0.032102" calcext:value-type="float">
            <text:p>0,032102</text:p>
          </table:table-cell>
          <table:table-cell/>
          <table:table-cell office:value-type="float" office:value="49.836" calcext:value-type="float">
            <text:p>49,836</text:p>
          </table:table-cell>
          <table:table-cell office:value-type="float" office:value="2.48639" calcext:value-type="float">
            <text:p>2,48639</text:p>
          </table:table-cell>
          <table:table-cell/>
          <table:table-cell office:value-type="float" office:value="937.739" calcext:value-type="float">
            <text:p>937,739</text:p>
          </table:table-cell>
          <table:table-cell office:value-type="float" office:value="650.098344" calcext:value-type="float">
            <text:p>650,098344</text:p>
          </table:table-cell>
          <table:table-cell table:number-columns-repeated="7"/>
        </table:table-row>
        <table:table-row table:style-name="ro1">
          <table:table-cell office:value-type="float" office:value="39.17" calcext:value-type="float">
            <text:p>39,17</text:p>
          </table:table-cell>
          <table:table-cell office:value-type="float" office:value="0.032067" calcext:value-type="float">
            <text:p>0,032067</text:p>
          </table:table-cell>
          <table:table-cell/>
          <table:table-cell office:value-type="float" office:value="45.872" calcext:value-type="float">
            <text:p>45,872</text:p>
          </table:table-cell>
          <table:table-cell office:value-type="float" office:value="2.479443" calcext:value-type="float">
            <text:p>2,479443</text:p>
          </table:table-cell>
          <table:table-cell/>
          <table:table-cell office:value-type="float" office:value="713.264" calcext:value-type="float">
            <text:p>713,264</text:p>
          </table:table-cell>
          <table:table-cell office:value-type="float" office:value="648.326466" calcext:value-type="float">
            <text:p>648,326466</text:p>
          </table:table-cell>
          <table:table-cell table:number-columns-repeated="7"/>
        </table:table-row>
        <table:table-row table:style-name="ro1">
          <table:table-cell office:value-type="float" office:value="59.226" calcext:value-type="float">
            <text:p>59,226</text:p>
          </table:table-cell>
          <table:table-cell office:value-type="float" office:value="0.031915" calcext:value-type="float">
            <text:p>0,031915</text:p>
          </table:table-cell>
          <table:table-cell/>
          <table:table-cell office:value-type="float" office:value="49.213" calcext:value-type="float">
            <text:p>49,213</text:p>
          </table:table-cell>
          <table:table-cell office:value-type="float" office:value="2.475874" calcext:value-type="float">
            <text:p>2,475874</text:p>
          </table:table-cell>
          <table:table-cell/>
          <table:table-cell office:value-type="float" office:value="866.882" calcext:value-type="float">
            <text:p>866,882</text:p>
          </table:table-cell>
          <table:table-cell office:value-type="float" office:value="646.560604" calcext:value-type="float">
            <text:p>646,560604</text:p>
          </table:table-cell>
          <table:table-cell table:number-columns-repeated="7"/>
        </table:table-row>
        <table:table-row table:style-name="ro1">
          <table:table-cell office:value-type="float" office:value="339.017" calcext:value-type="float">
            <text:p>339,017</text:p>
          </table:table-cell>
          <table:table-cell office:value-type="float" office:value="0.031913" calcext:value-type="float">
            <text:p>0,031913</text:p>
          </table:table-cell>
          <table:table-cell/>
          <table:table-cell office:value-type="float" office:value="330.562" calcext:value-type="float">
            <text:p>330,562</text:p>
          </table:table-cell>
          <table:table-cell office:value-type="float" office:value="2.470695" calcext:value-type="float">
            <text:p>2,470695</text:p>
          </table:table-cell>
          <table:table-cell/>
          <table:table-cell office:value-type="float" office:value="973.891" calcext:value-type="float">
            <text:p>973,891</text:p>
          </table:table-cell>
          <table:table-cell office:value-type="float" office:value="645.573441" calcext:value-type="float">
            <text:p>645,573441</text:p>
          </table:table-cell>
          <table:table-cell table:number-columns-repeated="7"/>
        </table:table-row>
        <table:table-row table:style-name="ro1">
          <table:table-cell office:value-type="float" office:value="46.128" calcext:value-type="float">
            <text:p>46,128</text:p>
          </table:table-cell>
          <table:table-cell office:value-type="float" office:value="0.031737" calcext:value-type="float">
            <text:p>0,031737</text:p>
          </table:table-cell>
          <table:table-cell/>
          <table:table-cell office:value-type="float" office:value="47.957" calcext:value-type="float">
            <text:p>47,957</text:p>
          </table:table-cell>
          <table:table-cell office:value-type="float" office:value="2.470441" calcext:value-type="float">
            <text:p>2,470441</text:p>
          </table:table-cell>
          <table:table-cell/>
          <table:table-cell office:value-type="float" office:value="705.732" calcext:value-type="float">
            <text:p>705,732</text:p>
          </table:table-cell>
          <table:table-cell office:value-type="float" office:value="645.114335" calcext:value-type="float">
            <text:p>645,114335</text:p>
          </table:table-cell>
          <table:table-cell table:number-columns-repeated="7"/>
        </table:table-row>
        <table:table-row table:style-name="ro1">
          <table:table-cell office:value-type="float" office:value="45.783" calcext:value-type="float">
            <text:p>45,783</text:p>
          </table:table-cell>
          <table:table-cell office:value-type="float" office:value="0.03125" calcext:value-type="float">
            <text:p>0,03125</text:p>
          </table:table-cell>
          <table:table-cell/>
          <table:table-cell office:value-type="float" office:value="47.939" calcext:value-type="float">
            <text:p>47,939</text:p>
          </table:table-cell>
          <table:table-cell office:value-type="float" office:value="2.469227" calcext:value-type="float">
            <text:p>2,469227</text:p>
          </table:table-cell>
          <table:table-cell/>
          <table:table-cell office:value-type="float" office:value="713.443" calcext:value-type="float">
            <text:p>713,443</text:p>
          </table:table-cell>
          <table:table-cell office:value-type="float" office:value="644.429189" calcext:value-type="float">
            <text:p>644,429189</text:p>
          </table:table-cell>
          <table:table-cell table:number-columns-repeated="7"/>
        </table:table-row>
        <table:table-row table:style-name="ro1">
          <table:table-cell office:value-type="float" office:value="67.824" calcext:value-type="float">
            <text:p>67,824</text:p>
          </table:table-cell>
          <table:table-cell office:value-type="float" office:value="0.030608" calcext:value-type="float">
            <text:p>0,030608</text:p>
          </table:table-cell>
          <table:table-cell/>
          <table:table-cell office:value-type="float" office:value="58.021" calcext:value-type="float">
            <text:p>58,021</text:p>
          </table:table-cell>
          <table:table-cell office:value-type="float" office:value="2.468606" calcext:value-type="float">
            <text:p>2,468606</text:p>
          </table:table-cell>
          <table:table-cell/>
          <table:table-cell office:value-type="float" office:value="886.483" calcext:value-type="float">
            <text:p>886,483</text:p>
          </table:table-cell>
          <table:table-cell office:value-type="float" office:value="643.73212" calcext:value-type="float">
            <text:p>643,73212</text:p>
          </table:table-cell>
          <table:table-cell table:number-columns-repeated="7"/>
        </table:table-row>
        <table:table-row table:style-name="ro1">
          <table:table-cell office:value-type="float" office:value="41.785" calcext:value-type="float">
            <text:p>41,785</text:p>
          </table:table-cell>
          <table:table-cell office:value-type="float" office:value="0.030384" calcext:value-type="float">
            <text:p>0,030384</text:p>
          </table:table-cell>
          <table:table-cell/>
          <table:table-cell office:value-type="float" office:value="44.682" calcext:value-type="float">
            <text:p>44,682</text:p>
          </table:table-cell>
          <table:table-cell office:value-type="float" office:value="2.454621" calcext:value-type="float">
            <text:p>2,454621</text:p>
          </table:table-cell>
          <table:table-cell/>
          <table:table-cell office:value-type="float" office:value="1090.286" calcext:value-type="float">
            <text:p>1090,286</text:p>
          </table:table-cell>
          <table:table-cell office:value-type="float" office:value="643.433727" calcext:value-type="float">
            <text:p>643,433727</text:p>
          </table:table-cell>
          <table:table-cell table:number-columns-repeated="7"/>
        </table:table-row>
        <table:table-row table:style-name="ro1">
          <table:table-cell office:value-type="float" office:value="43.973" calcext:value-type="float">
            <text:p>43,973</text:p>
          </table:table-cell>
          <table:table-cell office:value-type="float" office:value="0.030297" calcext:value-type="float">
            <text:p>0,030297</text:p>
          </table:table-cell>
          <table:table-cell/>
          <table:table-cell office:value-type="float" office:value="59.498" calcext:value-type="float">
            <text:p>59,498</text:p>
          </table:table-cell>
          <table:table-cell office:value-type="float" office:value="2.447711" calcext:value-type="float">
            <text:p>2,447711</text:p>
          </table:table-cell>
          <table:table-cell/>
          <table:table-cell office:value-type="float" office:value="1053.84" calcext:value-type="float">
            <text:p>1053,84</text:p>
          </table:table-cell>
          <table:table-cell office:value-type="float" office:value="642.336997" calcext:value-type="float">
            <text:p>642,336997</text:p>
          </table:table-cell>
          <table:table-cell table:number-columns-repeated="7"/>
        </table:table-row>
        <table:table-row table:style-name="ro1">
          <table:table-cell office:value-type="float" office:value="41.505" calcext:value-type="float">
            <text:p>41,505</text:p>
          </table:table-cell>
          <table:table-cell office:value-type="float" office:value="0.030235" calcext:value-type="float">
            <text:p>0,030235</text:p>
          </table:table-cell>
          <table:table-cell/>
          <table:table-cell office:value-type="float" office:value="49.434" calcext:value-type="float">
            <text:p>49,434</text:p>
          </table:table-cell>
          <table:table-cell office:value-type="float" office:value="2.445276" calcext:value-type="float">
            <text:p>2,445276</text:p>
          </table:table-cell>
          <table:table-cell/>
          <table:table-cell office:value-type="float" office:value="737.807" calcext:value-type="float">
            <text:p>737,807</text:p>
          </table:table-cell>
          <table:table-cell office:value-type="float" office:value="640.660295" calcext:value-type="float">
            <text:p>640,660295</text:p>
          </table:table-cell>
          <table:table-cell table:number-columns-repeated="7"/>
        </table:table-row>
        <table:table-row table:style-name="ro1">
          <table:table-cell office:value-type="float" office:value="43.342" calcext:value-type="float">
            <text:p>43,342</text:p>
          </table:table-cell>
          <table:table-cell office:value-type="float" office:value="0.029948" calcext:value-type="float">
            <text:p>0,029948</text:p>
          </table:table-cell>
          <table:table-cell/>
          <table:table-cell office:value-type="float" office:value="41.455" calcext:value-type="float">
            <text:p>41,455</text:p>
          </table:table-cell>
          <table:table-cell office:value-type="float" office:value="2.442471" calcext:value-type="float">
            <text:p>2,442471</text:p>
          </table:table-cell>
          <table:table-cell/>
          <table:table-cell office:value-type="float" office:value="708.992" calcext:value-type="float">
            <text:p>708,992</text:p>
          </table:table-cell>
          <table:table-cell office:value-type="float" office:value="639.63943" calcext:value-type="float">
            <text:p>639,63943</text:p>
          </table:table-cell>
          <table:table-cell table:number-columns-repeated="7"/>
        </table:table-row>
        <table:table-row table:style-name="ro1">
          <table:table-cell office:value-type="float" office:value="41.557" calcext:value-type="float">
            <text:p>41,557</text:p>
          </table:table-cell>
          <table:table-cell office:value-type="float" office:value="0.029921" calcext:value-type="float">
            <text:p>0,029921</text:p>
          </table:table-cell>
          <table:table-cell/>
          <table:table-cell office:value-type="float" office:value="51.785" calcext:value-type="float">
            <text:p>51,785</text:p>
          </table:table-cell>
          <table:table-cell office:value-type="float" office:value="2.421412" calcext:value-type="float">
            <text:p>2,421412</text:p>
          </table:table-cell>
          <table:table-cell/>
          <table:table-cell office:value-type="float" office:value="734.598" calcext:value-type="float">
            <text:p>734,598</text:p>
          </table:table-cell>
          <table:table-cell office:value-type="float" office:value="639.485149" calcext:value-type="float">
            <text:p>639,485149</text:p>
          </table:table-cell>
          <table:table-cell table:number-columns-repeated="7"/>
        </table:table-row>
        <table:table-row table:style-name="ro1">
          <table:table-cell office:value-type="float" office:value="1109.914" calcext:value-type="float">
            <text:p>1109,914</text:p>
          </table:table-cell>
          <table:table-cell office:value-type="float" office:value="0.029565" calcext:value-type="float">
            <text:p>0,029565</text:p>
          </table:table-cell>
          <table:table-cell/>
          <table:table-cell office:value-type="float" office:value="447.516" calcext:value-type="float">
            <text:p>447,516</text:p>
          </table:table-cell>
          <table:table-cell office:value-type="float" office:value="2.41791" calcext:value-type="float">
            <text:p>2,41791</text:p>
          </table:table-cell>
          <table:table-cell/>
          <table:table-cell office:value-type="float" office:value="730.246" calcext:value-type="float">
            <text:p>730,246</text:p>
          </table:table-cell>
          <table:table-cell office:value-type="float" office:value="638.483626" calcext:value-type="float">
            <text:p>638,483626</text:p>
          </table:table-cell>
          <table:table-cell table:number-columns-repeated="7"/>
        </table:table-row>
        <table:table-row table:style-name="ro1">
          <table:table-cell office:value-type="float" office:value="38.579" calcext:value-type="float">
            <text:p>38,579</text:p>
          </table:table-cell>
          <table:table-cell office:value-type="float" office:value="0.028962" calcext:value-type="float">
            <text:p>0,028962</text:p>
          </table:table-cell>
          <table:table-cell/>
          <table:table-cell office:value-type="float" office:value="65.183" calcext:value-type="float">
            <text:p>65,183</text:p>
          </table:table-cell>
          <table:table-cell office:value-type="float" office:value="2.407201" calcext:value-type="float">
            <text:p>2,407201</text:p>
          </table:table-cell>
          <table:table-cell/>
          <table:table-cell office:value-type="float" office:value="1223.309" calcext:value-type="float">
            <text:p>1223,309</text:p>
          </table:table-cell>
          <table:table-cell office:value-type="float" office:value="637.971412" calcext:value-type="float">
            <text:p>637,971412</text:p>
          </table:table-cell>
          <table:table-cell table:number-columns-repeated="7"/>
        </table:table-row>
        <table:table-row table:style-name="ro1">
          <table:table-cell office:value-type="float" office:value="40.881" calcext:value-type="float">
            <text:p>40,881</text:p>
          </table:table-cell>
          <table:table-cell office:value-type="float" office:value="0.028938" calcext:value-type="float">
            <text:p>0,028938</text:p>
          </table:table-cell>
          <table:table-cell/>
          <table:table-cell office:value-type="float" office:value="61.31" calcext:value-type="float">
            <text:p>61,31</text:p>
          </table:table-cell>
          <table:table-cell office:value-type="float" office:value="2.40286" calcext:value-type="float">
            <text:p>2,40286</text:p>
          </table:table-cell>
          <table:table-cell/>
          <table:table-cell office:value-type="float" office:value="1151.738" calcext:value-type="float">
            <text:p>1151,738</text:p>
          </table:table-cell>
          <table:table-cell office:value-type="float" office:value="636.765207" calcext:value-type="float">
            <text:p>636,765207</text:p>
          </table:table-cell>
          <table:table-cell table:number-columns-repeated="7"/>
        </table:table-row>
        <table:table-row table:style-name="ro1">
          <table:table-cell office:value-type="float" office:value="42.297" calcext:value-type="float">
            <text:p>42,297</text:p>
          </table:table-cell>
          <table:table-cell office:value-type="float" office:value="0.02885" calcext:value-type="float">
            <text:p>0,02885</text:p>
          </table:table-cell>
          <table:table-cell/>
          <table:table-cell office:value-type="float" office:value="71.19" calcext:value-type="float">
            <text:p>71,19</text:p>
          </table:table-cell>
          <table:table-cell office:value-type="float" office:value="2.387861" calcext:value-type="float">
            <text:p>2,387861</text:p>
          </table:table-cell>
          <table:table-cell/>
          <table:table-cell office:value-type="float" office:value="880.913" calcext:value-type="float">
            <text:p>880,913</text:p>
          </table:table-cell>
          <table:table-cell office:value-type="float" office:value="635.141953" calcext:value-type="float">
            <text:p>635,141953</text:p>
          </table:table-cell>
          <table:table-cell table:number-columns-repeated="7"/>
        </table:table-row>
        <table:table-row table:style-name="ro1">
          <table:table-cell office:value-type="float" office:value="40.309" calcext:value-type="float">
            <text:p>40,309</text:p>
          </table:table-cell>
          <table:table-cell office:value-type="float" office:value="0.028714" calcext:value-type="float">
            <text:p>0,028714</text:p>
          </table:table-cell>
          <table:table-cell/>
          <table:table-cell office:value-type="float" office:value="54.425" calcext:value-type="float">
            <text:p>54,425</text:p>
          </table:table-cell>
          <table:table-cell office:value-type="float" office:value="2.385111" calcext:value-type="float">
            <text:p>2,385111</text:p>
          </table:table-cell>
          <table:table-cell/>
          <table:table-cell office:value-type="float" office:value="1354.247" calcext:value-type="float">
            <text:p>1354,247</text:p>
          </table:table-cell>
          <table:table-cell table:number-columns-repeated="8"/>
        </table:table-row>
        <table:table-row table:style-name="ro1">
          <table:table-cell office:value-type="float" office:value="49.177" calcext:value-type="float">
            <text:p>49,177</text:p>
          </table:table-cell>
          <table:table-cell office:value-type="float" office:value="0.027671" calcext:value-type="float">
            <text:p>0,027671</text:p>
          </table:table-cell>
          <table:table-cell/>
          <table:table-cell office:value-type="float" office:value="571.516" calcext:value-type="float">
            <text:p>571,516</text:p>
          </table:table-cell>
          <table:table-cell office:value-type="float" office:value="2.34152" calcext:value-type="float">
            <text:p>2,34152</text:p>
          </table:table-cell>
          <table:table-cell/>
          <table:table-cell office:value-type="float" office:value="1174.94" calcext:value-type="float">
            <text:p>1174,94</text:p>
          </table:table-cell>
          <table:table-cell table:number-columns-repeated="8"/>
        </table:table-row>
      </table:table>
      <table:table table:name="NODEJS-1024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46.15" calcext:value-type="float">
            <text:p>46,15</text:p>
          </table:table-cell>
          <table:table-cell table:number-columns-repeated="2"/>
          <table:table-cell office:value-type="float" office:value="7358.02" calcext:value-type="float">
            <text:p>7358,02</text:p>
          </table:table-cell>
          <table:table-cell table:number-columns-repeated="2"/>
          <table:table-cell office:value-type="float" office:value="555.007" calcext:value-type="float">
            <text:p>555,007</text:p>
          </table:table-cell>
          <table:table-cell table:number-columns-repeated="6"/>
          <table:table-cell table:formula="of:=['NODEJS-1024MB'.N7]-['NODEJS-1024MB'.$L7]" office:value-type="float" office:value="-0.0110793516483516" calcext:value-type="float">
            <text:p>-0,0110793516</text:p>
          </table:table-cell>
          <table:table-cell table:formula="of:=['NODEJS-1024MB'.O7]-['NODEJS-1024MB'.$L7]" office:value-type="float" office:value="0.0184476483516484" calcext:value-type="float">
            <text:p>0,0184476484</text:p>
          </table:table-cell>
        </table:table-row>
        <table:table-row table:style-name="ro1">
          <table:table-cell office:value-type="float" office:value="40.152" calcext:value-type="float">
            <text:p>40,152</text:p>
          </table:table-cell>
          <table:table-cell table:number-columns-repeated="2"/>
          <table:table-cell office:value-type="float" office:value="68.38" calcext:value-type="float">
            <text:p>68,38</text:p>
          </table:table-cell>
          <table:table-cell table:number-columns-repeated="2"/>
          <table:table-cell office:value-type="float" office:value="545.81" calcext:value-type="float">
            <text:p>545,81</text:p>
          </table:table-cell>
          <table:table-cell table:number-columns-repeated="5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2747.919" calcext:value-type="float">
            <text:p>2747,919</text:p>
          </table:table-cell>
          <table:table-cell table:number-columns-repeated="2"/>
          <table:table-cell office:value-type="float" office:value="80.652" calcext:value-type="float">
            <text:p>80,652</text:p>
          </table:table-cell>
          <table:table-cell table:number-columns-repeated="2"/>
          <table:table-cell office:value-type="float" office:value="543.518" calcext:value-type="float">
            <text:p>543,51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AVERAGE(['NODEJS-1024MB'.$B$5:.$B$104])" office:value-type="float" office:value="0.0375923516483516" calcext:value-type="float">
            <text:p>0,0375923516</text:p>
          </table:table-cell>
          <table:table-cell table:formula="of:=STDEV(['NODEJS-1024MB'.$B$5:.$B$104])" office:value-type="float" office:value="0.00624423608595893" calcext:value-type="float">
            <text:p>0,0062442361</text:p>
          </table:table-cell>
          <table:table-cell table:formula="of:=MIN(['NODEJS-1024MB'.$B$5:.$B$104])" office:value-type="float" office:value="0.026513" calcext:value-type="float">
            <text:p>0,026513</text:p>
          </table:table-cell>
          <table:table-cell table:formula="of:=MAX(['NODEJS-1024MB'.$B$5:.$B$104])" office:value-type="float" office:value="0.05604" calcext:value-type="float">
            <text:p>0,05604</text:p>
          </table:table-cell>
        </table:table-row>
        <table:table-row table:style-name="ro1">
          <table:table-cell office:value-type="float" office:value="44.11" calcext:value-type="float">
            <text:p>44,11</text:p>
          </table:table-cell>
          <table:table-cell table:number-columns-repeated="2"/>
          <table:table-cell office:value-type="float" office:value="1161.44" calcext:value-type="float">
            <text:p>1161,44</text:p>
          </table:table-cell>
          <table:table-cell table:number-columns-repeated="2"/>
          <table:table-cell office:value-type="float" office:value="534.508" calcext:value-type="float">
            <text:p>534,508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formula="of:=AVERAGE(['NODEJS-1024MB'.$E$5:.$E$104])" office:value-type="float" office:value="3.54313967032967" calcext:value-type="float">
            <text:p>3,5431396703</text:p>
          </table:table-cell>
          <table:table-cell table:formula="of:=STDEV(['NODEJS-1024MB'.$E$5:.$E$104])" office:value-type="float" office:value="0.334629083852257" calcext:value-type="float">
            <text:p>0,3346290839</text:p>
          </table:table-cell>
          <table:table-cell table:formula="of:=MIN(['NODEJS-1024MB'.$E$5:.$E$104])" office:value-type="float" office:value="3.138242" calcext:value-type="float">
            <text:p>3,138242</text:p>
          </table:table-cell>
          <table:table-cell table:formula="of:=MAX(['NODEJS-1024MB'.$E$5:.$E$104])" office:value-type="float" office:value="4.583526" calcext:value-type="float">
            <text:p>4,583526</text:p>
          </table:table-cell>
        </table:table-row>
        <table:table-row table:style-name="ro1">
          <table:table-cell office:value-type="float" office:value="41.977" calcext:value-type="float">
            <text:p>41,977</text:p>
          </table:table-cell>
          <table:table-cell table:number-columns-repeated="2"/>
          <table:table-cell office:value-type="float" office:value="54.463" calcext:value-type="float">
            <text:p>54,463</text:p>
          </table:table-cell>
          <table:table-cell table:number-columns-repeated="2"/>
          <table:table-cell office:value-type="float" office:value="529.584" calcext:value-type="float">
            <text:p>529,584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formula="of:=AVERAGE(['NODEJS-1024MB'.$H$5:.$H$104])" office:value-type="float" office:value="434.622222863158" calcext:value-type="float">
            <text:p>434,6222228632</text:p>
          </table:table-cell>
          <table:table-cell table:formula="of:=STDEV(['NODEJS-1024MB'.$H$5:.$H$104])" office:value-type="float" office:value="14.6774947580258" calcext:value-type="float">
            <text:p>14,677494758</text:p>
          </table:table-cell>
          <table:table-cell table:formula="of:=MIN(['NODEJS-1024MB'.$H$5:.$H$104])" office:value-type="float" office:value="400.044726" calcext:value-type="float">
            <text:p>400,044726</text:p>
          </table:table-cell>
          <table:table-cell table:formula="of:=MAX(['NODEJS-1024MB'.$H$5:.$H$104])" office:value-type="float" office:value="468.844317" calcext:value-type="float">
            <text:p>468,844317</text:p>
          </table:table-cell>
        </table:table-row>
        <table:table-row table:style-name="ro1">
          <table:table-cell office:value-type="float" office:value="46.464" calcext:value-type="float">
            <text:p>46,464</text:p>
          </table:table-cell>
          <table:table-cell table:number-columns-repeated="2"/>
          <table:table-cell office:value-type="float" office:value="58.156" calcext:value-type="float">
            <text:p>58,156</text:p>
          </table:table-cell>
          <table:table-cell table:number-columns-repeated="2"/>
          <table:table-cell office:value-type="float" office:value="528.447" calcext:value-type="float">
            <text:p>528,447</text:p>
          </table:table-cell>
          <table:table-cell office:value-type="float" office:value="468.844317" calcext:value-type="float">
            <text:p>468,844317</text:p>
          </table:table-cell>
          <table:table-cell table:number-columns-repeated="7"/>
        </table:table-row>
        <table:table-row table:style-name="ro1">
          <table:table-cell office:value-type="float" office:value="47.84" calcext:value-type="float">
            <text:p>47,84</text:p>
          </table:table-cell>
          <table:table-cell table:number-columns-repeated="2"/>
          <table:table-cell office:value-type="float" office:value="51.328" calcext:value-type="float">
            <text:p>51,328</text:p>
          </table:table-cell>
          <table:table-cell table:number-columns-repeated="2"/>
          <table:table-cell office:value-type="float" office:value="528.178" calcext:value-type="float">
            <text:p>528,178</text:p>
          </table:table-cell>
          <table:table-cell office:value-type="float" office:value="465.968309" calcext:value-type="float">
            <text:p>465,968309</text:p>
          </table:table-cell>
          <table:table-cell table:number-columns-repeated="7"/>
        </table:table-row>
        <table:table-row table:style-name="ro1">
          <table:table-cell office:value-type="float" office:value="101.021" calcext:value-type="float">
            <text:p>101,021</text:p>
          </table:table-cell>
          <table:table-cell table:number-columns-repeated="2"/>
          <table:table-cell office:value-type="float" office:value="73.694" calcext:value-type="float">
            <text:p>73,694</text:p>
          </table:table-cell>
          <table:table-cell table:number-columns-repeated="2"/>
          <table:table-cell office:value-type="float" office:value="525.609" calcext:value-type="float">
            <text:p>525,609</text:p>
          </table:table-cell>
          <table:table-cell office:value-type="float" office:value="464.053056" calcext:value-type="float">
            <text:p>464,053056</text:p>
          </table:table-cell>
          <table:table-cell table:number-columns-repeated="7"/>
        </table:table-row>
        <table:table-row table:style-name="ro1">
          <table:table-cell office:value-type="float" office:value="294.662" calcext:value-type="float">
            <text:p>294,662</text:p>
          </table:table-cell>
          <table:table-cell table:number-columns-repeated="2"/>
          <table:table-cell office:value-type="float" office:value="50.919" calcext:value-type="float">
            <text:p>50,919</text:p>
          </table:table-cell>
          <table:table-cell table:number-columns-repeated="2"/>
          <table:table-cell office:value-type="float" office:value="524.243" calcext:value-type="float">
            <text:p>524,243</text:p>
          </table:table-cell>
          <table:table-cell office:value-type="float" office:value="463.723864" calcext:value-type="float">
            <text:p>463,723864</text:p>
          </table:table-cell>
          <table:table-cell table:number-columns-repeated="7"/>
        </table:table-row>
        <table:table-row table:style-name="ro1">
          <table:table-cell office:value-type="float" office:value="37.694" calcext:value-type="float">
            <text:p>37,694</text:p>
          </table:table-cell>
          <table:table-cell office:value-type="float" office:value="0.05604" calcext:value-type="float">
            <text:p>0,05604</text:p>
          </table:table-cell>
          <table:table-cell/>
          <table:table-cell office:value-type="float" office:value="139.236" calcext:value-type="float">
            <text:p>139,236</text:p>
          </table:table-cell>
          <table:table-cell office:value-type="float" office:value="4.583526" calcext:value-type="float">
            <text:p>4,583526</text:p>
          </table:table-cell>
          <table:table-cell/>
          <table:table-cell office:value-type="float" office:value="521.026" calcext:value-type="float">
            <text:p>521,026</text:p>
          </table:table-cell>
          <table:table-cell office:value-type="float" office:value="462.799273" calcext:value-type="float">
            <text:p>462,799273</text:p>
          </table:table-cell>
          <table:table-cell table:number-columns-repeated="7"/>
        </table:table-row>
        <table:table-row table:style-name="ro1">
          <table:table-cell office:value-type="float" office:value="40.868" calcext:value-type="float">
            <text:p>40,868</text:p>
          </table:table-cell>
          <table:table-cell office:value-type="float" office:value="0.053166" calcext:value-type="float">
            <text:p>0,053166</text:p>
          </table:table-cell>
          <table:table-cell/>
          <table:table-cell office:value-type="float" office:value="60.879" calcext:value-type="float">
            <text:p>60,879</text:p>
          </table:table-cell>
          <table:table-cell office:value-type="float" office:value="4.49982" calcext:value-type="float">
            <text:p>4,49982</text:p>
          </table:table-cell>
          <table:table-cell/>
          <table:table-cell office:value-type="float" office:value="519.985" calcext:value-type="float">
            <text:p>519,985</text:p>
          </table:table-cell>
          <table:table-cell office:value-type="float" office:value="462.212957" calcext:value-type="float">
            <text:p>462,212957</text:p>
          </table:table-cell>
          <table:table-cell table:number-columns-repeated="7"/>
        </table:table-row>
        <table:table-row table:style-name="ro1">
          <table:table-cell office:value-type="float" office:value="46.2" calcext:value-type="float">
            <text:p>46,2</text:p>
          </table:table-cell>
          <table:table-cell office:value-type="float" office:value="0.05065" calcext:value-type="float">
            <text:p>0,05065</text:p>
          </table:table-cell>
          <table:table-cell/>
          <table:table-cell office:value-type="float" office:value="65.989" calcext:value-type="float">
            <text:p>65,989</text:p>
          </table:table-cell>
          <table:table-cell office:value-type="float" office:value="4.419853" calcext:value-type="float">
            <text:p>4,419853</text:p>
          </table:table-cell>
          <table:table-cell/>
          <table:table-cell office:value-type="float" office:value="530.965" calcext:value-type="float">
            <text:p>530,965</text:p>
          </table:table-cell>
          <table:table-cell office:value-type="float" office:value="461.368471" calcext:value-type="float">
            <text:p>461,368471</text:p>
          </table:table-cell>
          <table:table-cell table:number-columns-repeated="7"/>
        </table:table-row>
        <table:table-row table:style-name="ro1">
          <table:table-cell office:value-type="float" office:value="40.579" calcext:value-type="float">
            <text:p>40,579</text:p>
          </table:table-cell>
          <table:table-cell office:value-type="float" office:value="0.050483" calcext:value-type="float">
            <text:p>0,050483</text:p>
          </table:table-cell>
          <table:table-cell/>
          <table:table-cell office:value-type="float" office:value="47.6" calcext:value-type="float">
            <text:p>47,6</text:p>
          </table:table-cell>
          <table:table-cell office:value-type="float" office:value="4.385558" calcext:value-type="float">
            <text:p>4,385558</text:p>
          </table:table-cell>
          <table:table-cell/>
          <table:table-cell office:value-type="float" office:value="518.214" calcext:value-type="float">
            <text:p>518,214</text:p>
          </table:table-cell>
          <table:table-cell office:value-type="float" office:value="458.981174" calcext:value-type="float">
            <text:p>458,981174</text:p>
          </table:table-cell>
          <table:table-cell table:number-columns-repeated="7"/>
        </table:table-row>
        <table:table-row table:style-name="ro1">
          <table:table-cell office:value-type="float" office:value="57.8" calcext:value-type="float">
            <text:p>57,8</text:p>
          </table:table-cell>
          <table:table-cell office:value-type="float" office:value="0.048622" calcext:value-type="float">
            <text:p>0,048622</text:p>
          </table:table-cell>
          <table:table-cell/>
          <table:table-cell office:value-type="float" office:value="56.81" calcext:value-type="float">
            <text:p>56,81</text:p>
          </table:table-cell>
          <table:table-cell office:value-type="float" office:value="4.373685" calcext:value-type="float">
            <text:p>4,373685</text:p>
          </table:table-cell>
          <table:table-cell/>
          <table:table-cell office:value-type="float" office:value="519.482" calcext:value-type="float">
            <text:p>519,482</text:p>
          </table:table-cell>
          <table:table-cell office:value-type="float" office:value="457.260574" calcext:value-type="float">
            <text:p>457,260574</text:p>
          </table:table-cell>
          <table:table-cell table:number-columns-repeated="7"/>
        </table:table-row>
        <table:table-row table:style-name="ro1">
          <table:table-cell office:value-type="float" office:value="57.035" calcext:value-type="float">
            <text:p>57,035</text:p>
          </table:table-cell>
          <table:table-cell office:value-type="float" office:value="0.047442" calcext:value-type="float">
            <text:p>0,047442</text:p>
          </table:table-cell>
          <table:table-cell/>
          <table:table-cell office:value-type="float" office:value="51.804" calcext:value-type="float">
            <text:p>51,804</text:p>
          </table:table-cell>
          <table:table-cell office:value-type="float" office:value="4.317905" calcext:value-type="float">
            <text:p>4,317905</text:p>
          </table:table-cell>
          <table:table-cell/>
          <table:table-cell office:value-type="float" office:value="511.633" calcext:value-type="float">
            <text:p>511,633</text:p>
          </table:table-cell>
          <table:table-cell office:value-type="float" office:value="455.069104" calcext:value-type="float">
            <text:p>455,069104</text:p>
          </table:table-cell>
          <table:table-cell table:number-columns-repeated="7"/>
        </table:table-row>
        <table:table-row table:style-name="ro1">
          <table:table-cell office:value-type="float" office:value="605.513" calcext:value-type="float">
            <text:p>605,513</text:p>
          </table:table-cell>
          <table:table-cell office:value-type="float" office:value="0.047153" calcext:value-type="float">
            <text:p>0,047153</text:p>
          </table:table-cell>
          <table:table-cell/>
          <table:table-cell office:value-type="float" office:value="58.788" calcext:value-type="float">
            <text:p>58,788</text:p>
          </table:table-cell>
          <table:table-cell office:value-type="float" office:value="4.28445" calcext:value-type="float">
            <text:p>4,28445</text:p>
          </table:table-cell>
          <table:table-cell/>
          <table:table-cell office:value-type="float" office:value="518.757" calcext:value-type="float">
            <text:p>518,757</text:p>
          </table:table-cell>
          <table:table-cell office:value-type="float" office:value="453.296591" calcext:value-type="float">
            <text:p>453,296591</text:p>
          </table:table-cell>
          <table:table-cell table:number-columns-repeated="7"/>
        </table:table-row>
        <table:table-row table:style-name="ro1">
          <table:table-cell office:value-type="float" office:value="41.338" calcext:value-type="float">
            <text:p>41,338</text:p>
          </table:table-cell>
          <table:table-cell office:value-type="float" office:value="0.046477" calcext:value-type="float">
            <text:p>0,046477</text:p>
          </table:table-cell>
          <table:table-cell/>
          <table:table-cell office:value-type="float" office:value="49.386" calcext:value-type="float">
            <text:p>49,386</text:p>
          </table:table-cell>
          <table:table-cell office:value-type="float" office:value="4.239986" calcext:value-type="float">
            <text:p>4,239986</text:p>
          </table:table-cell>
          <table:table-cell/>
          <table:table-cell office:value-type="float" office:value="510.866" calcext:value-type="float">
            <text:p>510,866</text:p>
          </table:table-cell>
          <table:table-cell office:value-type="float" office:value="452.40675" calcext:value-type="float">
            <text:p>452,40675</text:p>
          </table:table-cell>
          <table:table-cell table:number-columns-repeated="7"/>
        </table:table-row>
        <table:table-row table:style-name="ro1">
          <table:table-cell office:value-type="float" office:value="383.834" calcext:value-type="float">
            <text:p>383,834</text:p>
          </table:table-cell>
          <table:table-cell office:value-type="float" office:value="0.046053" calcext:value-type="float">
            <text:p>0,046053</text:p>
          </table:table-cell>
          <table:table-cell/>
          <table:table-cell office:value-type="float" office:value="46.943" calcext:value-type="float">
            <text:p>46,943</text:p>
          </table:table-cell>
          <table:table-cell office:value-type="float" office:value="4.130642" calcext:value-type="float">
            <text:p>4,130642</text:p>
          </table:table-cell>
          <table:table-cell/>
          <table:table-cell office:value-type="float" office:value="509.052" calcext:value-type="float">
            <text:p>509,052</text:p>
          </table:table-cell>
          <table:table-cell office:value-type="float" office:value="450.753607" calcext:value-type="float">
            <text:p>450,753607</text:p>
          </table:table-cell>
          <table:table-cell table:number-columns-repeated="7"/>
        </table:table-row>
        <table:table-row table:style-name="ro1">
          <table:table-cell office:value-type="float" office:value="45.417" calcext:value-type="float">
            <text:p>45,417</text:p>
          </table:table-cell>
          <table:table-cell office:value-type="float" office:value="0.046015" calcext:value-type="float">
            <text:p>0,046015</text:p>
          </table:table-cell>
          <table:table-cell/>
          <table:table-cell office:value-type="float" office:value="56.854" calcext:value-type="float">
            <text:p>56,854</text:p>
          </table:table-cell>
          <table:table-cell office:value-type="float" office:value="4.09184" calcext:value-type="float">
            <text:p>4,09184</text:p>
          </table:table-cell>
          <table:table-cell/>
          <table:table-cell office:value-type="float" office:value="737.737" calcext:value-type="float">
            <text:p>737,737</text:p>
          </table:table-cell>
          <table:table-cell office:value-type="float" office:value="450.687125" calcext:value-type="float">
            <text:p>450,687125</text:p>
          </table:table-cell>
          <table:table-cell table:number-columns-repeated="7"/>
        </table:table-row>
        <table:table-row table:style-name="ro1">
          <table:table-cell office:value-type="float" office:value="88.886" calcext:value-type="float">
            <text:p>88,886</text:p>
          </table:table-cell>
          <table:table-cell office:value-type="float" office:value="0.046015" calcext:value-type="float">
            <text:p>0,046015</text:p>
          </table:table-cell>
          <table:table-cell/>
          <table:table-cell office:value-type="float" office:value="52.552" calcext:value-type="float">
            <text:p>52,552</text:p>
          </table:table-cell>
          <table:table-cell office:value-type="float" office:value="3.960077" calcext:value-type="float">
            <text:p>3,960077</text:p>
          </table:table-cell>
          <table:table-cell/>
          <table:table-cell office:value-type="float" office:value="509.088" calcext:value-type="float">
            <text:p>509,088</text:p>
          </table:table-cell>
          <table:table-cell office:value-type="float" office:value="450.05991" calcext:value-type="float">
            <text:p>450,05991</text:p>
          </table:table-cell>
          <table:table-cell table:number-columns-repeated="7"/>
        </table:table-row>
        <table:table-row table:style-name="ro1">
          <table:table-cell office:value-type="float" office:value="41.772" calcext:value-type="float">
            <text:p>41,772</text:p>
          </table:table-cell>
          <table:table-cell office:value-type="float" office:value="0.045929" calcext:value-type="float">
            <text:p>0,045929</text:p>
          </table:table-cell>
          <table:table-cell/>
          <table:table-cell office:value-type="float" office:value="368.671" calcext:value-type="float">
            <text:p>368,671</text:p>
          </table:table-cell>
          <table:table-cell office:value-type="float" office:value="3.93486" calcext:value-type="float">
            <text:p>3,93486</text:p>
          </table:table-cell>
          <table:table-cell/>
          <table:table-cell office:value-type="float" office:value="521.813" calcext:value-type="float">
            <text:p>521,813</text:p>
          </table:table-cell>
          <table:table-cell office:value-type="float" office:value="449.736403" calcext:value-type="float">
            <text:p>449,736403</text:p>
          </table:table-cell>
          <table:table-cell table:number-columns-repeated="7"/>
        </table:table-row>
        <table:table-row table:style-name="ro1">
          <table:table-cell office:value-type="float" office:value="68.706" calcext:value-type="float">
            <text:p>68,706</text:p>
          </table:table-cell>
          <table:table-cell office:value-type="float" office:value="0.045643" calcext:value-type="float">
            <text:p>0,045643</text:p>
          </table:table-cell>
          <table:table-cell/>
          <table:table-cell office:value-type="float" office:value="44.437" calcext:value-type="float">
            <text:p>44,437</text:p>
          </table:table-cell>
          <table:table-cell office:value-type="float" office:value="3.917692" calcext:value-type="float">
            <text:p>3,917692</text:p>
          </table:table-cell>
          <table:table-cell/>
          <table:table-cell office:value-type="float" office:value="507.707" calcext:value-type="float">
            <text:p>507,707</text:p>
          </table:table-cell>
          <table:table-cell office:value-type="float" office:value="446.277311" calcext:value-type="float">
            <text:p>446,277311</text:p>
          </table:table-cell>
          <table:table-cell table:number-columns-repeated="7"/>
        </table:table-row>
        <table:table-row table:style-name="ro1">
          <table:table-cell office:value-type="float" office:value="44.056" calcext:value-type="float">
            <text:p>44,056</text:p>
          </table:table-cell>
          <table:table-cell office:value-type="float" office:value="0.045382" calcext:value-type="float">
            <text:p>0,045382</text:p>
          </table:table-cell>
          <table:table-cell/>
          <table:table-cell office:value-type="float" office:value="45.27" calcext:value-type="float">
            <text:p>45,27</text:p>
          </table:table-cell>
          <table:table-cell office:value-type="float" office:value="3.848617" calcext:value-type="float">
            <text:p>3,848617</text:p>
          </table:table-cell>
          <table:table-cell/>
          <table:table-cell office:value-type="float" office:value="739.951" calcext:value-type="float">
            <text:p>739,951</text:p>
          </table:table-cell>
          <table:table-cell office:value-type="float" office:value="445.555604" calcext:value-type="float">
            <text:p>445,555604</text:p>
          </table:table-cell>
          <table:table-cell table:number-columns-repeated="7"/>
        </table:table-row>
        <table:table-row table:style-name="ro1">
          <table:table-cell office:value-type="float" office:value="40.202" calcext:value-type="float">
            <text:p>40,202</text:p>
          </table:table-cell>
          <table:table-cell office:value-type="float" office:value="0.044794" calcext:value-type="float">
            <text:p>0,044794</text:p>
          </table:table-cell>
          <table:table-cell/>
          <table:table-cell office:value-type="float" office:value="69.172" calcext:value-type="float">
            <text:p>69,172</text:p>
          </table:table-cell>
          <table:table-cell office:value-type="float" office:value="3.845526" calcext:value-type="float">
            <text:p>3,845526</text:p>
          </table:table-cell>
          <table:table-cell/>
          <table:table-cell office:value-type="float" office:value="510.555" calcext:value-type="float">
            <text:p>510,555</text:p>
          </table:table-cell>
          <table:table-cell office:value-type="float" office:value="445.038106" calcext:value-type="float">
            <text:p>445,038106</text:p>
          </table:table-cell>
          <table:table-cell table:number-columns-repeated="7"/>
        </table:table-row>
        <table:table-row table:style-name="ro1">
          <table:table-cell office:value-type="float" office:value="46.837" calcext:value-type="float">
            <text:p>46,837</text:p>
          </table:table-cell>
          <table:table-cell office:value-type="float" office:value="0.044765" calcext:value-type="float">
            <text:p>0,044765</text:p>
          </table:table-cell>
          <table:table-cell/>
          <table:table-cell office:value-type="float" office:value="55.439" calcext:value-type="float">
            <text:p>55,439</text:p>
          </table:table-cell>
          <table:table-cell office:value-type="float" office:value="3.826106" calcext:value-type="float">
            <text:p>3,826106</text:p>
          </table:table-cell>
          <table:table-cell/>
          <table:table-cell office:value-type="float" office:value="512.744" calcext:value-type="float">
            <text:p>512,744</text:p>
          </table:table-cell>
          <table:table-cell office:value-type="float" office:value="444.867809" calcext:value-type="float">
            <text:p>444,867809</text:p>
          </table:table-cell>
          <table:table-cell table:number-columns-repeated="7"/>
        </table:table-row>
        <table:table-row table:style-name="ro1">
          <table:table-cell office:value-type="float" office:value="43.296" calcext:value-type="float">
            <text:p>43,296</text:p>
          </table:table-cell>
          <table:table-cell office:value-type="float" office:value="0.043753" calcext:value-type="float">
            <text:p>0,043753</text:p>
          </table:table-cell>
          <table:table-cell/>
          <table:table-cell office:value-type="float" office:value="44.273" calcext:value-type="float">
            <text:p>44,273</text:p>
          </table:table-cell>
          <table:table-cell office:value-type="float" office:value="3.785339" calcext:value-type="float">
            <text:p>3,785339</text:p>
          </table:table-cell>
          <table:table-cell/>
          <table:table-cell office:value-type="float" office:value="526.87" calcext:value-type="float">
            <text:p>526,87</text:p>
          </table:table-cell>
          <table:table-cell office:value-type="float" office:value="443.562005" calcext:value-type="float">
            <text:p>443,562005</text:p>
          </table:table-cell>
          <table:table-cell table:number-columns-repeated="7"/>
        </table:table-row>
        <table:table-row table:style-name="ro1">
          <table:table-cell office:value-type="float" office:value="45.892" calcext:value-type="float">
            <text:p>45,892</text:p>
          </table:table-cell>
          <table:table-cell office:value-type="float" office:value="0.04373" calcext:value-type="float">
            <text:p>0,04373</text:p>
          </table:table-cell>
          <table:table-cell/>
          <table:table-cell office:value-type="float" office:value="48.617" calcext:value-type="float">
            <text:p>48,617</text:p>
          </table:table-cell>
          <table:table-cell office:value-type="float" office:value="3.758317" calcext:value-type="float">
            <text:p>3,758317</text:p>
          </table:table-cell>
          <table:table-cell/>
          <table:table-cell office:value-type="float" office:value="499.203" calcext:value-type="float">
            <text:p>499,203</text:p>
          </table:table-cell>
          <table:table-cell office:value-type="float" office:value="443.015915" calcext:value-type="float">
            <text:p>443,015915</text:p>
          </table:table-cell>
          <table:table-cell table:number-columns-repeated="7"/>
        </table:table-row>
        <table:table-row table:style-name="ro1">
          <table:table-cell office:value-type="float" office:value="2158.594" calcext:value-type="float">
            <text:p>2158,594</text:p>
          </table:table-cell>
          <table:table-cell office:value-type="float" office:value="0.043623" calcext:value-type="float">
            <text:p>0,043623</text:p>
          </table:table-cell>
          <table:table-cell/>
          <table:table-cell office:value-type="float" office:value="46.421" calcext:value-type="float">
            <text:p>46,421</text:p>
          </table:table-cell>
          <table:table-cell office:value-type="float" office:value="3.736416" calcext:value-type="float">
            <text:p>3,736416</text:p>
          </table:table-cell>
          <table:table-cell/>
          <table:table-cell office:value-type="float" office:value="513.807" calcext:value-type="float">
            <text:p>513,807</text:p>
          </table:table-cell>
          <table:table-cell office:value-type="float" office:value="442.654539" calcext:value-type="float">
            <text:p>442,654539</text:p>
          </table:table-cell>
          <table:table-cell table:number-columns-repeated="7"/>
        </table:table-row>
        <table:table-row table:style-name="ro1">
          <table:table-cell office:value-type="float" office:value="44.505" calcext:value-type="float">
            <text:p>44,505</text:p>
          </table:table-cell>
          <table:table-cell office:value-type="float" office:value="0.043262" calcext:value-type="float">
            <text:p>0,043262</text:p>
          </table:table-cell>
          <table:table-cell/>
          <table:table-cell office:value-type="float" office:value="45.318" calcext:value-type="float">
            <text:p>45,318</text:p>
          </table:table-cell>
          <table:table-cell office:value-type="float" office:value="3.700649" calcext:value-type="float">
            <text:p>3,700649</text:p>
          </table:table-cell>
          <table:table-cell/>
          <table:table-cell office:value-type="float" office:value="510.608" calcext:value-type="float">
            <text:p>510,608</text:p>
          </table:table-cell>
          <table:table-cell office:value-type="float" office:value="441.785277" calcext:value-type="float">
            <text:p>441,785277</text:p>
          </table:table-cell>
          <table:table-cell table:number-columns-repeated="7"/>
        </table:table-row>
        <table:table-row table:style-name="ro1">
          <table:table-cell office:value-type="float" office:value="48.443" calcext:value-type="float">
            <text:p>48,443</text:p>
          </table:table-cell>
          <table:table-cell office:value-type="float" office:value="0.042493" calcext:value-type="float">
            <text:p>0,042493</text:p>
          </table:table-cell>
          <table:table-cell/>
          <table:table-cell office:value-type="float" office:value="57.042" calcext:value-type="float">
            <text:p>57,042</text:p>
          </table:table-cell>
          <table:table-cell office:value-type="float" office:value="3.681479" calcext:value-type="float">
            <text:p>3,681479</text:p>
          </table:table-cell>
          <table:table-cell/>
          <table:table-cell office:value-type="float" office:value="537.605" calcext:value-type="float">
            <text:p>537,605</text:p>
          </table:table-cell>
          <table:table-cell office:value-type="float" office:value="441.41357" calcext:value-type="float">
            <text:p>441,41357</text:p>
          </table:table-cell>
          <table:table-cell table:number-columns-repeated="7"/>
        </table:table-row>
        <table:table-row table:style-name="ro1">
          <table:table-cell office:value-type="float" office:value="41.238" calcext:value-type="float">
            <text:p>41,238</text:p>
          </table:table-cell>
          <table:table-cell office:value-type="float" office:value="0.04238" calcext:value-type="float">
            <text:p>0,04238</text:p>
          </table:table-cell>
          <table:table-cell/>
          <table:table-cell office:value-type="float" office:value="59.728" calcext:value-type="float">
            <text:p>59,728</text:p>
          </table:table-cell>
          <table:table-cell office:value-type="float" office:value="3.674098" calcext:value-type="float">
            <text:p>3,674098</text:p>
          </table:table-cell>
          <table:table-cell/>
          <table:table-cell office:value-type="float" office:value="503.838" calcext:value-type="float">
            <text:p>503,838</text:p>
          </table:table-cell>
          <table:table-cell office:value-type="float" office:value="441.39062" calcext:value-type="float">
            <text:p>441,39062</text:p>
          </table:table-cell>
          <table:table-cell table:number-columns-repeated="7"/>
        </table:table-row>
        <table:table-row table:style-name="ro1">
          <table:table-cell office:value-type="float" office:value="47.819" calcext:value-type="float">
            <text:p>47,819</text:p>
          </table:table-cell>
          <table:table-cell office:value-type="float" office:value="0.04189" calcext:value-type="float">
            <text:p>0,04189</text:p>
          </table:table-cell>
          <table:table-cell/>
          <table:table-cell office:value-type="float" office:value="54.634" calcext:value-type="float">
            <text:p>54,634</text:p>
          </table:table-cell>
          <table:table-cell office:value-type="float" office:value="3.64979" calcext:value-type="float">
            <text:p>3,64979</text:p>
          </table:table-cell>
          <table:table-cell/>
          <table:table-cell office:value-type="float" office:value="499.669" calcext:value-type="float">
            <text:p>499,669</text:p>
          </table:table-cell>
          <table:table-cell office:value-type="float" office:value="441.380911" calcext:value-type="float">
            <text:p>441,380911</text:p>
          </table:table-cell>
          <table:table-cell table:number-columns-repeated="7"/>
        </table:table-row>
        <table:table-row table:style-name="ro1">
          <table:table-cell office:value-type="float" office:value="40.193" calcext:value-type="float">
            <text:p>40,193</text:p>
          </table:table-cell>
          <table:table-cell office:value-type="float" office:value="0.041654" calcext:value-type="float">
            <text:p>0,041654</text:p>
          </table:table-cell>
          <table:table-cell/>
          <table:table-cell office:value-type="float" office:value="81.746" calcext:value-type="float">
            <text:p>81,746</text:p>
          </table:table-cell>
          <table:table-cell office:value-type="float" office:value="3.643224" calcext:value-type="float">
            <text:p>3,643224</text:p>
          </table:table-cell>
          <table:table-cell/>
          <table:table-cell office:value-type="float" office:value="499.119" calcext:value-type="float">
            <text:p>499,119</text:p>
          </table:table-cell>
          <table:table-cell office:value-type="float" office:value="441.268264" calcext:value-type="float">
            <text:p>441,268264</text:p>
          </table:table-cell>
          <table:table-cell table:number-columns-repeated="7"/>
        </table:table-row>
        <table:table-row table:style-name="ro1">
          <table:table-cell office:value-type="float" office:value="50.789" calcext:value-type="float">
            <text:p>50,789</text:p>
          </table:table-cell>
          <table:table-cell office:value-type="float" office:value="0.041555" calcext:value-type="float">
            <text:p>0,041555</text:p>
          </table:table-cell>
          <table:table-cell/>
          <table:table-cell office:value-type="float" office:value="45.117" calcext:value-type="float">
            <text:p>45,117</text:p>
          </table:table-cell>
          <table:table-cell office:value-type="float" office:value="3.637577" calcext:value-type="float">
            <text:p>3,637577</text:p>
          </table:table-cell>
          <table:table-cell/>
          <table:table-cell office:value-type="float" office:value="497.398" calcext:value-type="float">
            <text:p>497,398</text:p>
          </table:table-cell>
          <table:table-cell office:value-type="float" office:value="440.649232" calcext:value-type="float">
            <text:p>440,649232</text:p>
          </table:table-cell>
          <table:table-cell table:number-columns-repeated="7"/>
        </table:table-row>
        <table:table-row table:style-name="ro1">
          <table:table-cell office:value-type="float" office:value="102.706" calcext:value-type="float">
            <text:p>102,706</text:p>
          </table:table-cell>
          <table:table-cell office:value-type="float" office:value="0.041414" calcext:value-type="float">
            <text:p>0,041414</text:p>
          </table:table-cell>
          <table:table-cell/>
          <table:table-cell office:value-type="float" office:value="44.447" calcext:value-type="float">
            <text:p>44,447</text:p>
          </table:table-cell>
          <table:table-cell office:value-type="float" office:value="3.632691" calcext:value-type="float">
            <text:p>3,632691</text:p>
          </table:table-cell>
          <table:table-cell/>
          <table:table-cell office:value-type="float" office:value="507.645" calcext:value-type="float">
            <text:p>507,645</text:p>
          </table:table-cell>
          <table:table-cell office:value-type="float" office:value="440.351803" calcext:value-type="float">
            <text:p>440,351803</text:p>
          </table:table-cell>
          <table:table-cell table:number-columns-repeated="7"/>
        </table:table-row>
        <table:table-row table:style-name="ro1">
          <table:table-cell office:value-type="float" office:value="417.942" calcext:value-type="float">
            <text:p>417,942</text:p>
          </table:table-cell>
          <table:table-cell office:value-type="float" office:value="0.041308" calcext:value-type="float">
            <text:p>0,041308</text:p>
          </table:table-cell>
          <table:table-cell/>
          <table:table-cell office:value-type="float" office:value="42.965" calcext:value-type="float">
            <text:p>42,965</text:p>
          </table:table-cell>
          <table:table-cell office:value-type="float" office:value="3.576617" calcext:value-type="float">
            <text:p>3,576617</text:p>
          </table:table-cell>
          <table:table-cell/>
          <table:table-cell office:value-type="float" office:value="503.204" calcext:value-type="float">
            <text:p>503,204</text:p>
          </table:table-cell>
          <table:table-cell office:value-type="float" office:value="439.816915" calcext:value-type="float">
            <text:p>439,816915</text:p>
          </table:table-cell>
          <table:table-cell table:number-columns-repeated="7"/>
        </table:table-row>
        <table:table-row table:style-name="ro1">
          <table:table-cell office:value-type="float" office:value="41.529" calcext:value-type="float">
            <text:p>41,529</text:p>
          </table:table-cell>
          <table:table-cell office:value-type="float" office:value="0.041267" calcext:value-type="float">
            <text:p>0,041267</text:p>
          </table:table-cell>
          <table:table-cell/>
          <table:table-cell office:value-type="float" office:value="49.049" calcext:value-type="float">
            <text:p>49,049</text:p>
          </table:table-cell>
          <table:table-cell office:value-type="float" office:value="3.562022" calcext:value-type="float">
            <text:p>3,562022</text:p>
          </table:table-cell>
          <table:table-cell/>
          <table:table-cell office:value-type="float" office:value="496.39" calcext:value-type="float">
            <text:p>496,39</text:p>
          </table:table-cell>
          <table:table-cell office:value-type="float" office:value="438.628562" calcext:value-type="float">
            <text:p>438,628562</text:p>
          </table:table-cell>
          <table:table-cell table:number-columns-repeated="7"/>
        </table:table-row>
        <table:table-row table:style-name="ro1">
          <table:table-cell office:value-type="float" office:value="43.269" calcext:value-type="float">
            <text:p>43,269</text:p>
          </table:table-cell>
          <table:table-cell office:value-type="float" office:value="0.041007" calcext:value-type="float">
            <text:p>0,041007</text:p>
          </table:table-cell>
          <table:table-cell/>
          <table:table-cell office:value-type="float" office:value="49.185" calcext:value-type="float">
            <text:p>49,185</text:p>
          </table:table-cell>
          <table:table-cell office:value-type="float" office:value="3.536796" calcext:value-type="float">
            <text:p>3,536796</text:p>
          </table:table-cell>
          <table:table-cell/>
          <table:table-cell office:value-type="float" office:value="554.543" calcext:value-type="float">
            <text:p>554,543</text:p>
          </table:table-cell>
          <table:table-cell office:value-type="float" office:value="438.324692" calcext:value-type="float">
            <text:p>438,324692</text:p>
          </table:table-cell>
          <table:table-cell table:number-columns-repeated="7"/>
        </table:table-row>
        <table:table-row table:style-name="ro1">
          <table:table-cell office:value-type="float" office:value="328.5" calcext:value-type="float">
            <text:p>328,5</text:p>
          </table:table-cell>
          <table:table-cell office:value-type="float" office:value="0.040833" calcext:value-type="float">
            <text:p>0,040833</text:p>
          </table:table-cell>
          <table:table-cell/>
          <table:table-cell office:value-type="float" office:value="47.062" calcext:value-type="float">
            <text:p>47,062</text:p>
          </table:table-cell>
          <table:table-cell office:value-type="float" office:value="3.535781" calcext:value-type="float">
            <text:p>3,535781</text:p>
          </table:table-cell>
          <table:table-cell/>
          <table:table-cell office:value-type="float" office:value="493.71" calcext:value-type="float">
            <text:p>493,71</text:p>
          </table:table-cell>
          <table:table-cell office:value-type="float" office:value="438.206676" calcext:value-type="float">
            <text:p>438,206676</text:p>
          </table:table-cell>
          <table:table-cell table:number-columns-repeated="7"/>
        </table:table-row>
        <table:table-row table:style-name="ro1">
          <table:table-cell office:value-type="float" office:value="41.575" calcext:value-type="float">
            <text:p>41,575</text:p>
          </table:table-cell>
          <table:table-cell office:value-type="float" office:value="0.040313" calcext:value-type="float">
            <text:p>0,040313</text:p>
          </table:table-cell>
          <table:table-cell/>
          <table:table-cell office:value-type="float" office:value="50.946" calcext:value-type="float">
            <text:p>50,946</text:p>
          </table:table-cell>
          <table:table-cell office:value-type="float" office:value="3.520718" calcext:value-type="float">
            <text:p>3,520718</text:p>
          </table:table-cell>
          <table:table-cell/>
          <table:table-cell office:value-type="float" office:value="511.056" calcext:value-type="float">
            <text:p>511,056</text:p>
          </table:table-cell>
          <table:table-cell office:value-type="float" office:value="438.087319" calcext:value-type="float">
            <text:p>438,087319</text:p>
          </table:table-cell>
          <table:table-cell table:number-columns-repeated="7"/>
        </table:table-row>
        <table:table-row table:style-name="ro1">
          <table:table-cell office:value-type="float" office:value="45.191" calcext:value-type="float">
            <text:p>45,191</text:p>
          </table:table-cell>
          <table:table-cell office:value-type="float" office:value="0.039728" calcext:value-type="float">
            <text:p>0,039728</text:p>
          </table:table-cell>
          <table:table-cell/>
          <table:table-cell office:value-type="float" office:value="51.486" calcext:value-type="float">
            <text:p>51,486</text:p>
          </table:table-cell>
          <table:table-cell office:value-type="float" office:value="3.513934" calcext:value-type="float">
            <text:p>3,513934</text:p>
          </table:table-cell>
          <table:table-cell/>
          <table:table-cell office:value-type="float" office:value="506.995" calcext:value-type="float">
            <text:p>506,995</text:p>
          </table:table-cell>
          <table:table-cell office:value-type="float" office:value="437.757053" calcext:value-type="float">
            <text:p>437,757053</text:p>
          </table:table-cell>
          <table:table-cell table:number-columns-repeated="7"/>
        </table:table-row>
        <table:table-row table:style-name="ro1">
          <table:table-cell office:value-type="float" office:value="1149.98" calcext:value-type="float">
            <text:p>1149,98</text:p>
          </table:table-cell>
          <table:table-cell office:value-type="float" office:value="0.039496" calcext:value-type="float">
            <text:p>0,039496</text:p>
          </table:table-cell>
          <table:table-cell/>
          <table:table-cell office:value-type="float" office:value="50.32" calcext:value-type="float">
            <text:p>50,32</text:p>
          </table:table-cell>
          <table:table-cell office:value-type="float" office:value="3.489915" calcext:value-type="float">
            <text:p>3,489915</text:p>
          </table:table-cell>
          <table:table-cell/>
          <table:table-cell office:value-type="float" office:value="493.502" calcext:value-type="float">
            <text:p>493,502</text:p>
          </table:table-cell>
          <table:table-cell office:value-type="float" office:value="437.756607" calcext:value-type="float">
            <text:p>437,756607</text:p>
          </table:table-cell>
          <table:table-cell table:number-columns-repeated="7"/>
        </table:table-row>
        <table:table-row table:style-name="ro1">
          <table:table-cell office:value-type="float" office:value="43.242" calcext:value-type="float">
            <text:p>43,242</text:p>
          </table:table-cell>
          <table:table-cell office:value-type="float" office:value="0.039218" calcext:value-type="float">
            <text:p>0,039218</text:p>
          </table:table-cell>
          <table:table-cell/>
          <table:table-cell office:value-type="float" office:value="57.289" calcext:value-type="float">
            <text:p>57,289</text:p>
          </table:table-cell>
          <table:table-cell office:value-type="float" office:value="3.487987" calcext:value-type="float">
            <text:p>3,487987</text:p>
          </table:table-cell>
          <table:table-cell/>
          <table:table-cell office:value-type="float" office:value="517.707" calcext:value-type="float">
            <text:p>517,707</text:p>
          </table:table-cell>
          <table:table-cell office:value-type="float" office:value="437.65247" calcext:value-type="float">
            <text:p>437,65247</text:p>
          </table:table-cell>
          <table:table-cell table:number-columns-repeated="7"/>
        </table:table-row>
        <table:table-row table:style-name="ro1">
          <table:table-cell office:value-type="float" office:value="40.762" calcext:value-type="float">
            <text:p>40,762</text:p>
          </table:table-cell>
          <table:table-cell office:value-type="float" office:value="0.038853" calcext:value-type="float">
            <text:p>0,038853</text:p>
          </table:table-cell>
          <table:table-cell/>
          <table:table-cell office:value-type="float" office:value="45.607" calcext:value-type="float">
            <text:p>45,607</text:p>
          </table:table-cell>
          <table:table-cell office:value-type="float" office:value="3.46772" calcext:value-type="float">
            <text:p>3,46772</text:p>
          </table:table-cell>
          <table:table-cell/>
          <table:table-cell office:value-type="float" office:value="811.953" calcext:value-type="float">
            <text:p>811,953</text:p>
          </table:table-cell>
          <table:table-cell office:value-type="float" office:value="437.39191" calcext:value-type="float">
            <text:p>437,39191</text:p>
          </table:table-cell>
          <table:table-cell table:number-columns-repeated="7"/>
        </table:table-row>
        <table:table-row table:style-name="ro1">
          <table:table-cell office:value-type="float" office:value="46.804" calcext:value-type="float">
            <text:p>46,804</text:p>
          </table:table-cell>
          <table:table-cell office:value-type="float" office:value="0.038543" calcext:value-type="float">
            <text:p>0,038543</text:p>
          </table:table-cell>
          <table:table-cell/>
          <table:table-cell office:value-type="float" office:value="49.523" calcext:value-type="float">
            <text:p>49,523</text:p>
          </table:table-cell>
          <table:table-cell office:value-type="float" office:value="3.462783" calcext:value-type="float">
            <text:p>3,462783</text:p>
          </table:table-cell>
          <table:table-cell/>
          <table:table-cell office:value-type="float" office:value="508.571" calcext:value-type="float">
            <text:p>508,571</text:p>
          </table:table-cell>
          <table:table-cell office:value-type="float" office:value="436.821645" calcext:value-type="float">
            <text:p>436,821645</text:p>
          </table:table-cell>
          <table:table-cell table:number-columns-repeated="7"/>
        </table:table-row>
        <table:table-row table:style-name="ro1">
          <table:table-cell office:value-type="float" office:value="50.651" calcext:value-type="float">
            <text:p>50,651</text:p>
          </table:table-cell>
          <table:table-cell office:value-type="float" office:value="0.038386" calcext:value-type="float">
            <text:p>0,038386</text:p>
          </table:table-cell>
          <table:table-cell/>
          <table:table-cell office:value-type="float" office:value="53.822" calcext:value-type="float">
            <text:p>53,822</text:p>
          </table:table-cell>
          <table:table-cell office:value-type="float" office:value="3.461522" calcext:value-type="float">
            <text:p>3,461522</text:p>
          </table:table-cell>
          <table:table-cell/>
          <table:table-cell office:value-type="float" office:value="537.259" calcext:value-type="float">
            <text:p>537,259</text:p>
          </table:table-cell>
          <table:table-cell office:value-type="float" office:value="436.749638" calcext:value-type="float">
            <text:p>436,749638</text:p>
          </table:table-cell>
          <table:table-cell table:number-columns-repeated="7"/>
        </table:table-row>
        <table:table-row table:style-name="ro1">
          <table:table-cell office:value-type="float" office:value="81.932" calcext:value-type="float">
            <text:p>81,932</text:p>
          </table:table-cell>
          <table:table-cell office:value-type="float" office:value="0.037609" calcext:value-type="float">
            <text:p>0,037609</text:p>
          </table:table-cell>
          <table:table-cell/>
          <table:table-cell office:value-type="float" office:value="48.851" calcext:value-type="float">
            <text:p>48,851</text:p>
          </table:table-cell>
          <table:table-cell office:value-type="float" office:value="3.455966" calcext:value-type="float">
            <text:p>3,455966</text:p>
          </table:table-cell>
          <table:table-cell/>
          <table:table-cell office:value-type="float" office:value="493.864" calcext:value-type="float">
            <text:p>493,864</text:p>
          </table:table-cell>
          <table:table-cell office:value-type="float" office:value="436.569191" calcext:value-type="float">
            <text:p>436,569191</text:p>
          </table:table-cell>
          <table:table-cell table:number-columns-repeated="7"/>
        </table:table-row>
        <table:table-row table:style-name="ro1">
          <table:table-cell office:value-type="float" office:value="40.078" calcext:value-type="float">
            <text:p>40,078</text:p>
          </table:table-cell>
          <table:table-cell office:value-type="float" office:value="0.037193" calcext:value-type="float">
            <text:p>0,037193</text:p>
          </table:table-cell>
          <table:table-cell/>
          <table:table-cell office:value-type="float" office:value="57.103" calcext:value-type="float">
            <text:p>57,103</text:p>
          </table:table-cell>
          <table:table-cell office:value-type="float" office:value="3.452791" calcext:value-type="float">
            <text:p>3,452791</text:p>
          </table:table-cell>
          <table:table-cell/>
          <table:table-cell office:value-type="float" office:value="499.21" calcext:value-type="float">
            <text:p>499,21</text:p>
          </table:table-cell>
          <table:table-cell office:value-type="float" office:value="436.485945" calcext:value-type="float">
            <text:p>436,485945</text:p>
          </table:table-cell>
          <table:table-cell table:number-columns-repeated="7"/>
        </table:table-row>
        <table:table-row table:style-name="ro1">
          <table:table-cell office:value-type="float" office:value="40.764" calcext:value-type="float">
            <text:p>40,764</text:p>
          </table:table-cell>
          <table:table-cell office:value-type="float" office:value="0.037063" calcext:value-type="float">
            <text:p>0,037063</text:p>
          </table:table-cell>
          <table:table-cell/>
          <table:table-cell office:value-type="float" office:value="46.842" calcext:value-type="float">
            <text:p>46,842</text:p>
          </table:table-cell>
          <table:table-cell office:value-type="float" office:value="3.452487" calcext:value-type="float">
            <text:p>3,452487</text:p>
          </table:table-cell>
          <table:table-cell/>
          <table:table-cell office:value-type="float" office:value="626.346" calcext:value-type="float">
            <text:p>626,346</text:p>
          </table:table-cell>
          <table:table-cell office:value-type="float" office:value="436.064609" calcext:value-type="float">
            <text:p>436,064609</text:p>
          </table:table-cell>
          <table:table-cell table:number-columns-repeated="7"/>
        </table:table-row>
        <table:table-row table:style-name="ro1">
          <table:table-cell office:value-type="float" office:value="88.279" calcext:value-type="float">
            <text:p>88,279</text:p>
          </table:table-cell>
          <table:table-cell office:value-type="float" office:value="0.036972" calcext:value-type="float">
            <text:p>0,036972</text:p>
          </table:table-cell>
          <table:table-cell/>
          <table:table-cell office:value-type="float" office:value="73.924" calcext:value-type="float">
            <text:p>73,924</text:p>
          </table:table-cell>
          <table:table-cell office:value-type="float" office:value="3.452448" calcext:value-type="float">
            <text:p>3,452448</text:p>
          </table:table-cell>
          <table:table-cell/>
          <table:table-cell office:value-type="float" office:value="495.93" calcext:value-type="float">
            <text:p>495,93</text:p>
          </table:table-cell>
          <table:table-cell office:value-type="float" office:value="435.075862" calcext:value-type="float">
            <text:p>435,075862</text:p>
          </table:table-cell>
          <table:table-cell table:number-columns-repeated="7"/>
        </table:table-row>
        <table:table-row table:style-name="ro1">
          <table:table-cell office:value-type="float" office:value="87.967" calcext:value-type="float">
            <text:p>87,967</text:p>
          </table:table-cell>
          <table:table-cell office:value-type="float" office:value="0.036954" calcext:value-type="float">
            <text:p>0,036954</text:p>
          </table:table-cell>
          <table:table-cell/>
          <table:table-cell office:value-type="float" office:value="54.671" calcext:value-type="float">
            <text:p>54,671</text:p>
          </table:table-cell>
          <table:table-cell office:value-type="float" office:value="3.450003" calcext:value-type="float">
            <text:p>3,450003</text:p>
          </table:table-cell>
          <table:table-cell/>
          <table:table-cell office:value-type="float" office:value="499.53" calcext:value-type="float">
            <text:p>499,53</text:p>
          </table:table-cell>
          <table:table-cell office:value-type="float" office:value="434.915127" calcext:value-type="float">
            <text:p>434,915127</text:p>
          </table:table-cell>
          <table:table-cell table:number-columns-repeated="7"/>
        </table:table-row>
        <table:table-row table:style-name="ro1">
          <table:table-cell office:value-type="float" office:value="48.866" calcext:value-type="float">
            <text:p>48,866</text:p>
          </table:table-cell>
          <table:table-cell office:value-type="float" office:value="0.036806" calcext:value-type="float">
            <text:p>0,036806</text:p>
          </table:table-cell>
          <table:table-cell/>
          <table:table-cell office:value-type="float" office:value="46.546" calcext:value-type="float">
            <text:p>46,546</text:p>
          </table:table-cell>
          <table:table-cell office:value-type="float" office:value="3.447731" calcext:value-type="float">
            <text:p>3,447731</text:p>
          </table:table-cell>
          <table:table-cell/>
          <table:table-cell office:value-type="float" office:value="1407.155" calcext:value-type="float">
            <text:p>1407,155</text:p>
          </table:table-cell>
          <table:table-cell office:value-type="float" office:value="434.58671" calcext:value-type="float">
            <text:p>434,58671</text:p>
          </table:table-cell>
          <table:table-cell table:number-columns-repeated="7"/>
        </table:table-row>
        <table:table-row table:style-name="ro1">
          <table:table-cell office:value-type="float" office:value="39.287" calcext:value-type="float">
            <text:p>39,287</text:p>
          </table:table-cell>
          <table:table-cell office:value-type="float" office:value="0.03664" calcext:value-type="float">
            <text:p>0,03664</text:p>
          </table:table-cell>
          <table:table-cell/>
          <table:table-cell office:value-type="float" office:value="48.074" calcext:value-type="float">
            <text:p>48,074</text:p>
          </table:table-cell>
          <table:table-cell office:value-type="float" office:value="3.430691" calcext:value-type="float">
            <text:p>3,430691</text:p>
          </table:table-cell>
          <table:table-cell/>
          <table:table-cell office:value-type="float" office:value="573.381" calcext:value-type="float">
            <text:p>573,381</text:p>
          </table:table-cell>
          <table:table-cell office:value-type="float" office:value="434.388457" calcext:value-type="float">
            <text:p>434,388457</text:p>
          </table:table-cell>
          <table:table-cell table:number-columns-repeated="7"/>
        </table:table-row>
        <table:table-row table:style-name="ro1">
          <table:table-cell office:value-type="float" office:value="39.483" calcext:value-type="float">
            <text:p>39,483</text:p>
          </table:table-cell>
          <table:table-cell office:value-type="float" office:value="0.036604" calcext:value-type="float">
            <text:p>0,036604</text:p>
          </table:table-cell>
          <table:table-cell/>
          <table:table-cell office:value-type="float" office:value="45.425" calcext:value-type="float">
            <text:p>45,425</text:p>
          </table:table-cell>
          <table:table-cell office:value-type="float" office:value="3.428632" calcext:value-type="float">
            <text:p>3,428632</text:p>
          </table:table-cell>
          <table:table-cell/>
          <table:table-cell office:value-type="float" office:value="508.74" calcext:value-type="float">
            <text:p>508,74</text:p>
          </table:table-cell>
          <table:table-cell office:value-type="float" office:value="434.031108" calcext:value-type="float">
            <text:p>434,031108</text:p>
          </table:table-cell>
          <table:table-cell table:number-columns-repeated="7"/>
        </table:table-row>
        <table:table-row table:style-name="ro1">
          <table:table-cell office:value-type="float" office:value="42.885" calcext:value-type="float">
            <text:p>42,885</text:p>
          </table:table-cell>
          <table:table-cell office:value-type="float" office:value="0.036206" calcext:value-type="float">
            <text:p>0,036206</text:p>
          </table:table-cell>
          <table:table-cell/>
          <table:table-cell office:value-type="float" office:value="45.938" calcext:value-type="float">
            <text:p>45,938</text:p>
          </table:table-cell>
          <table:table-cell office:value-type="float" office:value="3.428327" calcext:value-type="float">
            <text:p>3,428327</text:p>
          </table:table-cell>
          <table:table-cell/>
          <table:table-cell office:value-type="float" office:value="495.04" calcext:value-type="float">
            <text:p>495,04</text:p>
          </table:table-cell>
          <table:table-cell office:value-type="float" office:value="433.832464" calcext:value-type="float">
            <text:p>433,832464</text:p>
          </table:table-cell>
          <table:table-cell table:number-columns-repeated="7"/>
        </table:table-row>
        <table:table-row table:style-name="ro1">
          <table:table-cell office:value-type="float" office:value="344.359" calcext:value-type="float">
            <text:p>344,359</text:p>
          </table:table-cell>
          <table:table-cell office:value-type="float" office:value="0.036025" calcext:value-type="float">
            <text:p>0,036025</text:p>
          </table:table-cell>
          <table:table-cell/>
          <table:table-cell office:value-type="float" office:value="60.882" calcext:value-type="float">
            <text:p>60,882</text:p>
          </table:table-cell>
          <table:table-cell office:value-type="float" office:value="3.421439" calcext:value-type="float">
            <text:p>3,421439</text:p>
          </table:table-cell>
          <table:table-cell/>
          <table:table-cell office:value-type="float" office:value="491.911" calcext:value-type="float">
            <text:p>491,911</text:p>
          </table:table-cell>
          <table:table-cell office:value-type="float" office:value="433.383355" calcext:value-type="float">
            <text:p>433,383355</text:p>
          </table:table-cell>
          <table:table-cell table:number-columns-repeated="7"/>
        </table:table-row>
        <table:table-row table:style-name="ro1">
          <table:table-cell office:value-type="float" office:value="44.062" calcext:value-type="float">
            <text:p>44,062</text:p>
          </table:table-cell>
          <table:table-cell office:value-type="float" office:value="0.035854" calcext:value-type="float">
            <text:p>0,035854</text:p>
          </table:table-cell>
          <table:table-cell/>
          <table:table-cell office:value-type="float" office:value="44.44" calcext:value-type="float">
            <text:p>44,44</text:p>
          </table:table-cell>
          <table:table-cell office:value-type="float" office:value="3.421346" calcext:value-type="float">
            <text:p>3,421346</text:p>
          </table:table-cell>
          <table:table-cell/>
          <table:table-cell office:value-type="float" office:value="493.121" calcext:value-type="float">
            <text:p>493,121</text:p>
          </table:table-cell>
          <table:table-cell office:value-type="float" office:value="433.12305" calcext:value-type="float">
            <text:p>433,12305</text:p>
          </table:table-cell>
          <table:table-cell table:number-columns-repeated="7"/>
        </table:table-row>
        <table:table-row table:style-name="ro1">
          <table:table-cell office:value-type="float" office:value="50.55" calcext:value-type="float">
            <text:p>50,55</text:p>
          </table:table-cell>
          <table:table-cell office:value-type="float" office:value="0.035833" calcext:value-type="float">
            <text:p>0,035833</text:p>
          </table:table-cell>
          <table:table-cell/>
          <table:table-cell office:value-type="float" office:value="53.535" calcext:value-type="float">
            <text:p>53,535</text:p>
          </table:table-cell>
          <table:table-cell office:value-type="float" office:value="3.417144" calcext:value-type="float">
            <text:p>3,417144</text:p>
          </table:table-cell>
          <table:table-cell/>
          <table:table-cell office:value-type="float" office:value="494.042" calcext:value-type="float">
            <text:p>494,042</text:p>
          </table:table-cell>
          <table:table-cell office:value-type="float" office:value="432.974852" calcext:value-type="float">
            <text:p>432,974852</text:p>
          </table:table-cell>
          <table:table-cell table:number-columns-repeated="7"/>
        </table:table-row>
        <table:table-row table:style-name="ro1">
          <table:table-cell office:value-type="float" office:value="47.731" calcext:value-type="float">
            <text:p>47,731</text:p>
          </table:table-cell>
          <table:table-cell office:value-type="float" office:value="0.035781" calcext:value-type="float">
            <text:p>0,035781</text:p>
          </table:table-cell>
          <table:table-cell/>
          <table:table-cell office:value-type="float" office:value="44.667" calcext:value-type="float">
            <text:p>44,667</text:p>
          </table:table-cell>
          <table:table-cell office:value-type="float" office:value="3.408559" calcext:value-type="float">
            <text:p>3,408559</text:p>
          </table:table-cell>
          <table:table-cell/>
          <table:table-cell office:value-type="float" office:value="497.356" calcext:value-type="float">
            <text:p>497,356</text:p>
          </table:table-cell>
          <table:table-cell office:value-type="float" office:value="432.271634" calcext:value-type="float">
            <text:p>432,271634</text:p>
          </table:table-cell>
          <table:table-cell table:number-columns-repeated="7"/>
        </table:table-row>
        <table:table-row table:style-name="ro1">
          <table:table-cell office:value-type="float" office:value="66.112" calcext:value-type="float">
            <text:p>66,112</text:p>
          </table:table-cell>
          <table:table-cell office:value-type="float" office:value="0.035372" calcext:value-type="float">
            <text:p>0,035372</text:p>
          </table:table-cell>
          <table:table-cell/>
          <table:table-cell office:value-type="float" office:value="49.277" calcext:value-type="float">
            <text:p>49,277</text:p>
          </table:table-cell>
          <table:table-cell office:value-type="float" office:value="3.406332" calcext:value-type="float">
            <text:p>3,406332</text:p>
          </table:table-cell>
          <table:table-cell/>
          <table:table-cell office:value-type="float" office:value="494.74" calcext:value-type="float">
            <text:p>494,74</text:p>
          </table:table-cell>
          <table:table-cell office:value-type="float" office:value="432.190085" calcext:value-type="float">
            <text:p>432,190085</text:p>
          </table:table-cell>
          <table:table-cell table:number-columns-repeated="7"/>
        </table:table-row>
        <table:table-row table:style-name="ro1">
          <table:table-cell office:value-type="float" office:value="40.765" calcext:value-type="float">
            <text:p>40,765</text:p>
          </table:table-cell>
          <table:table-cell office:value-type="float" office:value="0.034761" calcext:value-type="float">
            <text:p>0,034761</text:p>
          </table:table-cell>
          <table:table-cell/>
          <table:table-cell office:value-type="float" office:value="58.124" calcext:value-type="float">
            <text:p>58,124</text:p>
          </table:table-cell>
          <table:table-cell office:value-type="float" office:value="3.397915" calcext:value-type="float">
            <text:p>3,397915</text:p>
          </table:table-cell>
          <table:table-cell/>
          <table:table-cell office:value-type="float" office:value="490.965" calcext:value-type="float">
            <text:p>490,965</text:p>
          </table:table-cell>
          <table:table-cell office:value-type="float" office:value="431.973942" calcext:value-type="float">
            <text:p>431,973942</text:p>
          </table:table-cell>
          <table:table-cell table:number-columns-repeated="7"/>
        </table:table-row>
        <table:table-row table:style-name="ro1">
          <table:table-cell office:value-type="float" office:value="42.905" calcext:value-type="float">
            <text:p>42,905</text:p>
          </table:table-cell>
          <table:table-cell office:value-type="float" office:value="0.034694" calcext:value-type="float">
            <text:p>0,034694</text:p>
          </table:table-cell>
          <table:table-cell/>
          <table:table-cell office:value-type="float" office:value="56.803" calcext:value-type="float">
            <text:p>56,803</text:p>
          </table:table-cell>
          <table:table-cell office:value-type="float" office:value="3.395397" calcext:value-type="float">
            <text:p>3,395397</text:p>
          </table:table-cell>
          <table:table-cell/>
          <table:table-cell office:value-type="float" office:value="491.605" calcext:value-type="float">
            <text:p>491,605</text:p>
          </table:table-cell>
          <table:table-cell office:value-type="float" office:value="431.894962" calcext:value-type="float">
            <text:p>431,894962</text:p>
          </table:table-cell>
          <table:table-cell table:number-columns-repeated="7"/>
        </table:table-row>
        <table:table-row table:style-name="ro1">
          <table:table-cell office:value-type="float" office:value="39.046" calcext:value-type="float">
            <text:p>39,046</text:p>
          </table:table-cell>
          <table:table-cell office:value-type="float" office:value="0.034163" calcext:value-type="float">
            <text:p>0,034163</text:p>
          </table:table-cell>
          <table:table-cell/>
          <table:table-cell office:value-type="float" office:value="47.357" calcext:value-type="float">
            <text:p>47,357</text:p>
          </table:table-cell>
          <table:table-cell office:value-type="float" office:value="3.394986" calcext:value-type="float">
            <text:p>3,394986</text:p>
          </table:table-cell>
          <table:table-cell/>
          <table:table-cell office:value-type="float" office:value="520.825" calcext:value-type="float">
            <text:p>520,825</text:p>
          </table:table-cell>
          <table:table-cell office:value-type="float" office:value="431.846014" calcext:value-type="float">
            <text:p>431,846014</text:p>
          </table:table-cell>
          <table:table-cell table:number-columns-repeated="7"/>
        </table:table-row>
        <table:table-row table:style-name="ro1">
          <table:table-cell office:value-type="float" office:value="572.75" calcext:value-type="float">
            <text:p>572,75</text:p>
          </table:table-cell>
          <table:table-cell office:value-type="float" office:value="0.033805" calcext:value-type="float">
            <text:p>0,033805</text:p>
          </table:table-cell>
          <table:table-cell/>
          <table:table-cell office:value-type="float" office:value="42.411" calcext:value-type="float">
            <text:p>42,411</text:p>
          </table:table-cell>
          <table:table-cell office:value-type="float" office:value="3.379049" calcext:value-type="float">
            <text:p>3,379049</text:p>
          </table:table-cell>
          <table:table-cell/>
          <table:table-cell office:value-type="float" office:value="491.148" calcext:value-type="float">
            <text:p>491,148</text:p>
          </table:table-cell>
          <table:table-cell office:value-type="float" office:value="431.608054" calcext:value-type="float">
            <text:p>431,608054</text:p>
          </table:table-cell>
          <table:table-cell table:number-columns-repeated="7"/>
        </table:table-row>
        <table:table-row table:style-name="ro1">
          <table:table-cell office:value-type="float" office:value="44.463" calcext:value-type="float">
            <text:p>44,463</text:p>
          </table:table-cell>
          <table:table-cell office:value-type="float" office:value="0.033789" calcext:value-type="float">
            <text:p>0,033789</text:p>
          </table:table-cell>
          <table:table-cell/>
          <table:table-cell office:value-type="float" office:value="53.321" calcext:value-type="float">
            <text:p>53,321</text:p>
          </table:table-cell>
          <table:table-cell office:value-type="float" office:value="3.37805" calcext:value-type="float">
            <text:p>3,37805</text:p>
          </table:table-cell>
          <table:table-cell/>
          <table:table-cell office:value-type="float" office:value="491.573" calcext:value-type="float">
            <text:p>491,573</text:p>
          </table:table-cell>
          <table:table-cell office:value-type="float" office:value="431.435879" calcext:value-type="float">
            <text:p>431,435879</text:p>
          </table:table-cell>
          <table:table-cell table:number-columns-repeated="7"/>
        </table:table-row>
        <table:table-row table:style-name="ro1">
          <table:table-cell office:value-type="float" office:value="64.844" calcext:value-type="float">
            <text:p>64,844</text:p>
          </table:table-cell>
          <table:table-cell office:value-type="float" office:value="0.033775" calcext:value-type="float">
            <text:p>0,033775</text:p>
          </table:table-cell>
          <table:table-cell/>
          <table:table-cell office:value-type="float" office:value="46.928" calcext:value-type="float">
            <text:p>46,928</text:p>
          </table:table-cell>
          <table:table-cell office:value-type="float" office:value="3.374182" calcext:value-type="float">
            <text:p>3,374182</text:p>
          </table:table-cell>
          <table:table-cell/>
          <table:table-cell office:value-type="float" office:value="499.381" calcext:value-type="float">
            <text:p>499,381</text:p>
          </table:table-cell>
          <table:table-cell office:value-type="float" office:value="431.418747" calcext:value-type="float">
            <text:p>431,418747</text:p>
          </table:table-cell>
          <table:table-cell table:number-columns-repeated="7"/>
        </table:table-row>
        <table:table-row table:style-name="ro1">
          <table:table-cell office:value-type="float" office:value="46.652" calcext:value-type="float">
            <text:p>46,652</text:p>
          </table:table-cell>
          <table:table-cell office:value-type="float" office:value="0.033498" calcext:value-type="float">
            <text:p>0,033498</text:p>
          </table:table-cell>
          <table:table-cell/>
          <table:table-cell office:value-type="float" office:value="55.785" calcext:value-type="float">
            <text:p>55,785</text:p>
          </table:table-cell>
          <table:table-cell office:value-type="float" office:value="3.371909" calcext:value-type="float">
            <text:p>3,371909</text:p>
          </table:table-cell>
          <table:table-cell/>
          <table:table-cell office:value-type="float" office:value="487.131" calcext:value-type="float">
            <text:p>487,131</text:p>
          </table:table-cell>
          <table:table-cell office:value-type="float" office:value="430.578294" calcext:value-type="float">
            <text:p>430,578294</text:p>
          </table:table-cell>
          <table:table-cell table:number-columns-repeated="7"/>
        </table:table-row>
        <table:table-row table:style-name="ro1">
          <table:table-cell office:value-type="float" office:value="42.229" calcext:value-type="float">
            <text:p>42,229</text:p>
          </table:table-cell>
          <table:table-cell office:value-type="float" office:value="0.033325" calcext:value-type="float">
            <text:p>0,033325</text:p>
          </table:table-cell>
          <table:table-cell/>
          <table:table-cell office:value-type="float" office:value="50.114" calcext:value-type="float">
            <text:p>50,114</text:p>
          </table:table-cell>
          <table:table-cell office:value-type="float" office:value="3.369971" calcext:value-type="float">
            <text:p>3,369971</text:p>
          </table:table-cell>
          <table:table-cell/>
          <table:table-cell office:value-type="float" office:value="488.051" calcext:value-type="float">
            <text:p>488,051</text:p>
          </table:table-cell>
          <table:table-cell office:value-type="float" office:value="429.846418" calcext:value-type="float">
            <text:p>429,846418</text:p>
          </table:table-cell>
          <table:table-cell table:number-columns-repeated="7"/>
        </table:table-row>
        <table:table-row table:style-name="ro1">
          <table:table-cell office:value-type="float" office:value="237.455" calcext:value-type="float">
            <text:p>237,455</text:p>
          </table:table-cell>
          <table:table-cell office:value-type="float" office:value="0.033313" calcext:value-type="float">
            <text:p>0,033313</text:p>
          </table:table-cell>
          <table:table-cell/>
          <table:table-cell office:value-type="float" office:value="68.593" calcext:value-type="float">
            <text:p>68,593</text:p>
          </table:table-cell>
          <table:table-cell office:value-type="float" office:value="3.364708" calcext:value-type="float">
            <text:p>3,364708</text:p>
          </table:table-cell>
          <table:table-cell/>
          <table:table-cell office:value-type="float" office:value="486.622" calcext:value-type="float">
            <text:p>486,622</text:p>
          </table:table-cell>
          <table:table-cell office:value-type="float" office:value="429.69023" calcext:value-type="float">
            <text:p>429,69023</text:p>
          </table:table-cell>
          <table:table-cell table:number-columns-repeated="7"/>
        </table:table-row>
        <table:table-row table:style-name="ro1">
          <table:table-cell office:value-type="float" office:value="566.458" calcext:value-type="float">
            <text:p>566,458</text:p>
          </table:table-cell>
          <table:table-cell office:value-type="float" office:value="0.033273" calcext:value-type="float">
            <text:p>0,033273</text:p>
          </table:table-cell>
          <table:table-cell/>
          <table:table-cell office:value-type="float" office:value="46.371" calcext:value-type="float">
            <text:p>46,371</text:p>
          </table:table-cell>
          <table:table-cell office:value-type="float" office:value="3.364487" calcext:value-type="float">
            <text:p>3,364487</text:p>
          </table:table-cell>
          <table:table-cell/>
          <table:table-cell office:value-type="float" office:value="702.899" calcext:value-type="float">
            <text:p>702,899</text:p>
          </table:table-cell>
          <table:table-cell office:value-type="float" office:value="428.471301" calcext:value-type="float">
            <text:p>428,471301</text:p>
          </table:table-cell>
          <table:table-cell table:number-columns-repeated="7"/>
        </table:table-row>
        <table:table-row table:style-name="ro1">
          <table:table-cell office:value-type="float" office:value="38.328" calcext:value-type="float">
            <text:p>38,328</text:p>
          </table:table-cell>
          <table:table-cell office:value-type="float" office:value="0.03302" calcext:value-type="float">
            <text:p>0,03302</text:p>
          </table:table-cell>
          <table:table-cell/>
          <table:table-cell office:value-type="float" office:value="116.864" calcext:value-type="float">
            <text:p>116,864</text:p>
          </table:table-cell>
          <table:table-cell office:value-type="float" office:value="3.36187" calcext:value-type="float">
            <text:p>3,36187</text:p>
          </table:table-cell>
          <table:table-cell/>
          <table:table-cell office:value-type="float" office:value="494.802" calcext:value-type="float">
            <text:p>494,802</text:p>
          </table:table-cell>
          <table:table-cell office:value-type="float" office:value="428.344998" calcext:value-type="float">
            <text:p>428,344998</text:p>
          </table:table-cell>
          <table:table-cell table:number-columns-repeated="7"/>
        </table:table-row>
        <table:table-row table:style-name="ro1">
          <table:table-cell office:value-type="float" office:value="1124.324" calcext:value-type="float">
            <text:p>1124,324</text:p>
          </table:table-cell>
          <table:table-cell office:value-type="float" office:value="0.032992" calcext:value-type="float">
            <text:p>0,032992</text:p>
          </table:table-cell>
          <table:table-cell/>
          <table:table-cell office:value-type="float" office:value="43.481" calcext:value-type="float">
            <text:p>43,481</text:p>
          </table:table-cell>
          <table:table-cell office:value-type="float" office:value="3.359834" calcext:value-type="float">
            <text:p>3,359834</text:p>
          </table:table-cell>
          <table:table-cell/>
          <table:table-cell office:value-type="float" office:value="487.409" calcext:value-type="float">
            <text:p>487,409</text:p>
          </table:table-cell>
          <table:table-cell office:value-type="float" office:value="428.150215" calcext:value-type="float">
            <text:p>428,150215</text:p>
          </table:table-cell>
          <table:table-cell table:number-columns-repeated="7"/>
        </table:table-row>
        <table:table-row table:style-name="ro1">
          <table:table-cell office:value-type="float" office:value="44.402" calcext:value-type="float">
            <text:p>44,402</text:p>
          </table:table-cell>
          <table:table-cell office:value-type="float" office:value="0.032919" calcext:value-type="float">
            <text:p>0,032919</text:p>
          </table:table-cell>
          <table:table-cell/>
          <table:table-cell office:value-type="float" office:value="64.848" calcext:value-type="float">
            <text:p>64,848</text:p>
          </table:table-cell>
          <table:table-cell office:value-type="float" office:value="3.358477" calcext:value-type="float">
            <text:p>3,358477</text:p>
          </table:table-cell>
          <table:table-cell/>
          <table:table-cell office:value-type="float" office:value="490.292" calcext:value-type="float">
            <text:p>490,292</text:p>
          </table:table-cell>
          <table:table-cell office:value-type="float" office:value="427.962788" calcext:value-type="float">
            <text:p>427,962788</text:p>
          </table:table-cell>
          <table:table-cell table:number-columns-repeated="7"/>
        </table:table-row>
        <table:table-row table:style-name="ro1">
          <table:table-cell office:value-type="float" office:value="43.444" calcext:value-type="float">
            <text:p>43,444</text:p>
          </table:table-cell>
          <table:table-cell office:value-type="float" office:value="0.032881" calcext:value-type="float">
            <text:p>0,032881</text:p>
          </table:table-cell>
          <table:table-cell/>
          <table:table-cell office:value-type="float" office:value="46.279" calcext:value-type="float">
            <text:p>46,279</text:p>
          </table:table-cell>
          <table:table-cell office:value-type="float" office:value="3.347129" calcext:value-type="float">
            <text:p>3,347129</text:p>
          </table:table-cell>
          <table:table-cell/>
          <table:table-cell office:value-type="float" office:value="485.443" calcext:value-type="float">
            <text:p>485,443</text:p>
          </table:table-cell>
          <table:table-cell office:value-type="float" office:value="427.872049" calcext:value-type="float">
            <text:p>427,872049</text:p>
          </table:table-cell>
          <table:table-cell table:number-columns-repeated="7"/>
        </table:table-row>
        <table:table-row table:style-name="ro1">
          <table:table-cell office:value-type="float" office:value="68.349" calcext:value-type="float">
            <text:p>68,349</text:p>
          </table:table-cell>
          <table:table-cell office:value-type="float" office:value="0.032777" calcext:value-type="float">
            <text:p>0,032777</text:p>
          </table:table-cell>
          <table:table-cell/>
          <table:table-cell office:value-type="float" office:value="44.024" calcext:value-type="float">
            <text:p>44,024</text:p>
          </table:table-cell>
          <table:table-cell office:value-type="float" office:value="3.344109" calcext:value-type="float">
            <text:p>3,344109</text:p>
          </table:table-cell>
          <table:table-cell/>
          <table:table-cell office:value-type="float" office:value="485.751" calcext:value-type="float">
            <text:p>485,751</text:p>
          </table:table-cell>
          <table:table-cell office:value-type="float" office:value="427.611796" calcext:value-type="float">
            <text:p>427,611796</text:p>
          </table:table-cell>
          <table:table-cell table:number-columns-repeated="7"/>
        </table:table-row>
        <table:table-row table:style-name="ro1">
          <table:table-cell office:value-type="float" office:value="39.999" calcext:value-type="float">
            <text:p>39,999</text:p>
          </table:table-cell>
          <table:table-cell office:value-type="float" office:value="0.032557" calcext:value-type="float">
            <text:p>0,032557</text:p>
          </table:table-cell>
          <table:table-cell/>
          <table:table-cell office:value-type="float" office:value="43.697" calcext:value-type="float">
            <text:p>43,697</text:p>
          </table:table-cell>
          <table:table-cell office:value-type="float" office:value="3.342002" calcext:value-type="float">
            <text:p>3,342002</text:p>
          </table:table-cell>
          <table:table-cell/>
          <table:table-cell office:value-type="float" office:value="489.127" calcext:value-type="float">
            <text:p>489,127</text:p>
          </table:table-cell>
          <table:table-cell office:value-type="float" office:value="427.603272" calcext:value-type="float">
            <text:p>427,603272</text:p>
          </table:table-cell>
          <table:table-cell table:number-columns-repeated="7"/>
        </table:table-row>
        <table:table-row table:style-name="ro1">
          <table:table-cell office:value-type="float" office:value="45.106" calcext:value-type="float">
            <text:p>45,106</text:p>
          </table:table-cell>
          <table:table-cell office:value-type="float" office:value="0.032485" calcext:value-type="float">
            <text:p>0,032485</text:p>
          </table:table-cell>
          <table:table-cell/>
          <table:table-cell office:value-type="float" office:value="45.309" calcext:value-type="float">
            <text:p>45,309</text:p>
          </table:table-cell>
          <table:table-cell office:value-type="float" office:value="3.324057" calcext:value-type="float">
            <text:p>3,324057</text:p>
          </table:table-cell>
          <table:table-cell/>
          <table:table-cell office:value-type="float" office:value="702.638" calcext:value-type="float">
            <text:p>702,638</text:p>
          </table:table-cell>
          <table:table-cell office:value-type="float" office:value="427.268649" calcext:value-type="float">
            <text:p>427,268649</text:p>
          </table:table-cell>
          <table:table-cell table:number-columns-repeated="7"/>
        </table:table-row>
        <table:table-row table:style-name="ro1">
          <table:table-cell office:value-type="float" office:value="56.349" calcext:value-type="float">
            <text:p>56,349</text:p>
          </table:table-cell>
          <table:table-cell office:value-type="float" office:value="0.032403" calcext:value-type="float">
            <text:p>0,032403</text:p>
          </table:table-cell>
          <table:table-cell/>
          <table:table-cell office:value-type="float" office:value="49.065" calcext:value-type="float">
            <text:p>49,065</text:p>
          </table:table-cell>
          <table:table-cell office:value-type="float" office:value="3.323896" calcext:value-type="float">
            <text:p>3,323896</text:p>
          </table:table-cell>
          <table:table-cell/>
          <table:table-cell office:value-type="float" office:value="482.847" calcext:value-type="float">
            <text:p>482,847</text:p>
          </table:table-cell>
          <table:table-cell office:value-type="float" office:value="425.109699" calcext:value-type="float">
            <text:p>425,109699</text:p>
          </table:table-cell>
          <table:table-cell table:number-columns-repeated="7"/>
        </table:table-row>
        <table:table-row table:style-name="ro1">
          <table:table-cell office:value-type="float" office:value="43.511" calcext:value-type="float">
            <text:p>43,511</text:p>
          </table:table-cell>
          <table:table-cell office:value-type="float" office:value="0.032242" calcext:value-type="float">
            <text:p>0,032242</text:p>
          </table:table-cell>
          <table:table-cell/>
          <table:table-cell office:value-type="float" office:value="44.908" calcext:value-type="float">
            <text:p>44,908</text:p>
          </table:table-cell>
          <table:table-cell office:value-type="float" office:value="3.320377" calcext:value-type="float">
            <text:p>3,320377</text:p>
          </table:table-cell>
          <table:table-cell/>
          <table:table-cell office:value-type="float" office:value="547.216" calcext:value-type="float">
            <text:p>547,216</text:p>
          </table:table-cell>
          <table:table-cell office:value-type="float" office:value="424.98082" calcext:value-type="float">
            <text:p>424,98082</text:p>
          </table:table-cell>
          <table:table-cell table:number-columns-repeated="7"/>
        </table:table-row>
        <table:table-row table:style-name="ro1">
          <table:table-cell office:value-type="float" office:value="41.764" calcext:value-type="float">
            <text:p>41,764</text:p>
          </table:table-cell>
          <table:table-cell office:value-type="float" office:value="0.032123" calcext:value-type="float">
            <text:p>0,032123</text:p>
          </table:table-cell>
          <table:table-cell/>
          <table:table-cell office:value-type="float" office:value="57.458" calcext:value-type="float">
            <text:p>57,458</text:p>
          </table:table-cell>
          <table:table-cell office:value-type="float" office:value="3.318873" calcext:value-type="float">
            <text:p>3,318873</text:p>
          </table:table-cell>
          <table:table-cell/>
          <table:table-cell office:value-type="float" office:value="484.7" calcext:value-type="float">
            <text:p>484,7</text:p>
          </table:table-cell>
          <table:table-cell office:value-type="float" office:value="424.647796" calcext:value-type="float">
            <text:p>424,647796</text:p>
          </table:table-cell>
          <table:table-cell table:number-columns-repeated="7"/>
        </table:table-row>
        <table:table-row table:style-name="ro1">
          <table:table-cell office:value-type="float" office:value="45.232" calcext:value-type="float">
            <text:p>45,232</text:p>
          </table:table-cell>
          <table:table-cell office:value-type="float" office:value="0.031908" calcext:value-type="float">
            <text:p>0,031908</text:p>
          </table:table-cell>
          <table:table-cell/>
          <table:table-cell office:value-type="float" office:value="49.171" calcext:value-type="float">
            <text:p>49,171</text:p>
          </table:table-cell>
          <table:table-cell office:value-type="float" office:value="3.315954" calcext:value-type="float">
            <text:p>3,315954</text:p>
          </table:table-cell>
          <table:table-cell/>
          <table:table-cell office:value-type="float" office:value="483.887" calcext:value-type="float">
            <text:p>483,887</text:p>
          </table:table-cell>
          <table:table-cell office:value-type="float" office:value="423.793849" calcext:value-type="float">
            <text:p>423,793849</text:p>
          </table:table-cell>
          <table:table-cell table:number-columns-repeated="7"/>
        </table:table-row>
        <table:table-row table:style-name="ro1">
          <table:table-cell office:value-type="float" office:value="325.12" calcext:value-type="float">
            <text:p>325,12</text:p>
          </table:table-cell>
          <table:table-cell office:value-type="float" office:value="0.031862" calcext:value-type="float">
            <text:p>0,031862</text:p>
          </table:table-cell>
          <table:table-cell/>
          <table:table-cell office:value-type="float" office:value="68.174" calcext:value-type="float">
            <text:p>68,174</text:p>
          </table:table-cell>
          <table:table-cell office:value-type="float" office:value="3.303434" calcext:value-type="float">
            <text:p>3,303434</text:p>
          </table:table-cell>
          <table:table-cell/>
          <table:table-cell office:value-type="float" office:value="479.634" calcext:value-type="float">
            <text:p>479,634</text:p>
          </table:table-cell>
          <table:table-cell office:value-type="float" office:value="423.071943" calcext:value-type="float">
            <text:p>423,071943</text:p>
          </table:table-cell>
          <table:table-cell table:number-columns-repeated="7"/>
        </table:table-row>
        <table:table-row table:style-name="ro1">
          <table:table-cell office:value-type="float" office:value="41.934" calcext:value-type="float">
            <text:p>41,934</text:p>
          </table:table-cell>
          <table:table-cell office:value-type="float" office:value="0.031847" calcext:value-type="float">
            <text:p>0,031847</text:p>
          </table:table-cell>
          <table:table-cell/>
          <table:table-cell office:value-type="float" office:value="48.663" calcext:value-type="float">
            <text:p>48,663</text:p>
          </table:table-cell>
          <table:table-cell office:value-type="float" office:value="3.298409" calcext:value-type="float">
            <text:p>3,298409</text:p>
          </table:table-cell>
          <table:table-cell/>
          <table:table-cell office:value-type="float" office:value="476.566" calcext:value-type="float">
            <text:p>476,566</text:p>
          </table:table-cell>
          <table:table-cell office:value-type="float" office:value="422.599516" calcext:value-type="float">
            <text:p>422,599516</text:p>
          </table:table-cell>
          <table:table-cell table:number-columns-repeated="7"/>
        </table:table-row>
        <table:table-row table:style-name="ro1">
          <table:table-cell office:value-type="float" office:value="44.337" calcext:value-type="float">
            <text:p>44,337</text:p>
          </table:table-cell>
          <table:table-cell office:value-type="float" office:value="0.031696" calcext:value-type="float">
            <text:p>0,031696</text:p>
          </table:table-cell>
          <table:table-cell/>
          <table:table-cell office:value-type="float" office:value="55.769" calcext:value-type="float">
            <text:p>55,769</text:p>
          </table:table-cell>
          <table:table-cell office:value-type="float" office:value="3.297914" calcext:value-type="float">
            <text:p>3,297914</text:p>
          </table:table-cell>
          <table:table-cell/>
          <table:table-cell office:value-type="float" office:value="478.233" calcext:value-type="float">
            <text:p>478,233</text:p>
          </table:table-cell>
          <table:table-cell office:value-type="float" office:value="421.442017" calcext:value-type="float">
            <text:p>421,442017</text:p>
          </table:table-cell>
          <table:table-cell table:number-columns-repeated="7"/>
        </table:table-row>
        <table:table-row table:style-name="ro1">
          <table:table-cell office:value-type="float" office:value="40.455" calcext:value-type="float">
            <text:p>40,455</text:p>
          </table:table-cell>
          <table:table-cell office:value-type="float" office:value="0.031446" calcext:value-type="float">
            <text:p>0,031446</text:p>
          </table:table-cell>
          <table:table-cell/>
          <table:table-cell office:value-type="float" office:value="43.727" calcext:value-type="float">
            <text:p>43,727</text:p>
          </table:table-cell>
          <table:table-cell office:value-type="float" office:value="3.294986" calcext:value-type="float">
            <text:p>3,294986</text:p>
          </table:table-cell>
          <table:table-cell/>
          <table:table-cell office:value-type="float" office:value="481.329" calcext:value-type="float">
            <text:p>481,329</text:p>
          </table:table-cell>
          <table:table-cell office:value-type="float" office:value="421.029175" calcext:value-type="float">
            <text:p>421,029175</text:p>
          </table:table-cell>
          <table:table-cell table:number-columns-repeated="7"/>
        </table:table-row>
        <table:table-row table:style-name="ro1">
          <table:table-cell office:value-type="float" office:value="43.499" calcext:value-type="float">
            <text:p>43,499</text:p>
          </table:table-cell>
          <table:table-cell office:value-type="float" office:value="0.031277" calcext:value-type="float">
            <text:p>0,031277</text:p>
          </table:table-cell>
          <table:table-cell/>
          <table:table-cell office:value-type="float" office:value="46.563" calcext:value-type="float">
            <text:p>46,563</text:p>
          </table:table-cell>
          <table:table-cell office:value-type="float" office:value="3.284925" calcext:value-type="float">
            <text:p>3,284925</text:p>
          </table:table-cell>
          <table:table-cell/>
          <table:table-cell office:value-type="float" office:value="683.224" calcext:value-type="float">
            <text:p>683,224</text:p>
          </table:table-cell>
          <table:table-cell office:value-type="float" office:value="418.518748" calcext:value-type="float">
            <text:p>418,518748</text:p>
          </table:table-cell>
          <table:table-cell table:number-columns-repeated="7"/>
        </table:table-row>
        <table:table-row table:style-name="ro1">
          <table:table-cell office:value-type="float" office:value="38.547" calcext:value-type="float">
            <text:p>38,547</text:p>
          </table:table-cell>
          <table:table-cell office:value-type="float" office:value="0.03127" calcext:value-type="float">
            <text:p>0,03127</text:p>
          </table:table-cell>
          <table:table-cell/>
          <table:table-cell office:value-type="float" office:value="44.798" calcext:value-type="float">
            <text:p>44,798</text:p>
          </table:table-cell>
          <table:table-cell office:value-type="float" office:value="3.278594" calcext:value-type="float">
            <text:p>3,278594</text:p>
          </table:table-cell>
          <table:table-cell/>
          <table:table-cell office:value-type="float" office:value="478.175" calcext:value-type="float">
            <text:p>478,175</text:p>
          </table:table-cell>
          <table:table-cell office:value-type="float" office:value="418.439301" calcext:value-type="float">
            <text:p>418,439301</text:p>
          </table:table-cell>
          <table:table-cell table:number-columns-repeated="7"/>
        </table:table-row>
        <table:table-row table:style-name="ro1">
          <table:table-cell office:value-type="float" office:value="417.881" calcext:value-type="float">
            <text:p>417,881</text:p>
          </table:table-cell>
          <table:table-cell office:value-type="float" office:value="0.031212" calcext:value-type="float">
            <text:p>0,031212</text:p>
          </table:table-cell>
          <table:table-cell/>
          <table:table-cell office:value-type="float" office:value="45.944" calcext:value-type="float">
            <text:p>45,944</text:p>
          </table:table-cell>
          <table:table-cell office:value-type="float" office:value="3.271724" calcext:value-type="float">
            <text:p>3,271724</text:p>
          </table:table-cell>
          <table:table-cell/>
          <table:table-cell office:value-type="float" office:value="482.822" calcext:value-type="float">
            <text:p>482,822</text:p>
          </table:table-cell>
          <table:table-cell office:value-type="float" office:value="416.785" calcext:value-type="float">
            <text:p>416,785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31084" calcext:value-type="float">
            <text:p>0,031084</text:p>
          </table:table-cell>
          <table:table-cell/>
          <table:table-cell office:value-type="float" office:value="57.118" calcext:value-type="float">
            <text:p>57,118</text:p>
          </table:table-cell>
          <table:table-cell office:value-type="float" office:value="3.271055" calcext:value-type="float">
            <text:p>3,271055</text:p>
          </table:table-cell>
          <table:table-cell/>
          <table:table-cell office:value-type="float" office:value="482.808" calcext:value-type="float">
            <text:p>482,808</text:p>
          </table:table-cell>
          <table:table-cell office:value-type="float" office:value="416.466011" calcext:value-type="float">
            <text:p>416,466011</text:p>
          </table:table-cell>
          <table:table-cell table:number-columns-repeated="7"/>
        </table:table-row>
        <table:table-row table:style-name="ro1">
          <table:table-cell office:value-type="float" office:value="43.737" calcext:value-type="float">
            <text:p>43,737</text:p>
          </table:table-cell>
          <table:table-cell office:value-type="float" office:value="0.030952" calcext:value-type="float">
            <text:p>0,030952</text:p>
          </table:table-cell>
          <table:table-cell/>
          <table:table-cell office:value-type="float" office:value="46.204" calcext:value-type="float">
            <text:p>46,204</text:p>
          </table:table-cell>
          <table:table-cell office:value-type="float" office:value="3.269311" calcext:value-type="float">
            <text:p>3,269311</text:p>
          </table:table-cell>
          <table:table-cell/>
          <table:table-cell office:value-type="float" office:value="478.511" calcext:value-type="float">
            <text:p>478,511</text:p>
          </table:table-cell>
          <table:table-cell office:value-type="float" office:value="415.586925" calcext:value-type="float">
            <text:p>415,586925</text:p>
          </table:table-cell>
          <table:table-cell table:number-columns-repeated="7"/>
        </table:table-row>
        <table:table-row table:style-name="ro1">
          <table:table-cell office:value-type="float" office:value="43.339" calcext:value-type="float">
            <text:p>43,339</text:p>
          </table:table-cell>
          <table:table-cell office:value-type="float" office:value="0.030756" calcext:value-type="float">
            <text:p>0,030756</text:p>
          </table:table-cell>
          <table:table-cell/>
          <table:table-cell office:value-type="float" office:value="49.999" calcext:value-type="float">
            <text:p>49,999</text:p>
          </table:table-cell>
          <table:table-cell office:value-type="float" office:value="3.250675" calcext:value-type="float">
            <text:p>3,250675</text:p>
          </table:table-cell>
          <table:table-cell/>
          <table:table-cell office:value-type="float" office:value="482.374" calcext:value-type="float">
            <text:p>482,374</text:p>
          </table:table-cell>
          <table:table-cell office:value-type="float" office:value="414.282468" calcext:value-type="float">
            <text:p>414,282468</text:p>
          </table:table-cell>
          <table:table-cell table:number-columns-repeated="7"/>
        </table:table-row>
        <table:table-row table:style-name="ro1">
          <table:table-cell office:value-type="float" office:value="42.454" calcext:value-type="float">
            <text:p>42,454</text:p>
          </table:table-cell>
          <table:table-cell office:value-type="float" office:value="0.03075" calcext:value-type="float">
            <text:p>0,03075</text:p>
          </table:table-cell>
          <table:table-cell/>
          <table:table-cell office:value-type="float" office:value="49.227" calcext:value-type="float">
            <text:p>49,227</text:p>
          </table:table-cell>
          <table:table-cell office:value-type="float" office:value="3.245954" calcext:value-type="float">
            <text:p>3,245954</text:p>
          </table:table-cell>
          <table:table-cell/>
          <table:table-cell office:value-type="float" office:value="471.47" calcext:value-type="float">
            <text:p>471,47</text:p>
          </table:table-cell>
          <table:table-cell office:value-type="float" office:value="413.830256" calcext:value-type="float">
            <text:p>413,830256</text:p>
          </table:table-cell>
          <table:table-cell table:number-columns-repeated="7"/>
        </table:table-row>
        <table:table-row table:style-name="ro1">
          <table:table-cell office:value-type="float" office:value="40.132" calcext:value-type="float">
            <text:p>40,132</text:p>
          </table:table-cell>
          <table:table-cell office:value-type="float" office:value="0.030728" calcext:value-type="float">
            <text:p>0,030728</text:p>
          </table:table-cell>
          <table:table-cell/>
          <table:table-cell office:value-type="float" office:value="44.257" calcext:value-type="float">
            <text:p>44,257</text:p>
          </table:table-cell>
          <table:table-cell office:value-type="float" office:value="3.241023" calcext:value-type="float">
            <text:p>3,241023</text:p>
          </table:table-cell>
          <table:table-cell/>
          <table:table-cell office:value-type="float" office:value="472.403" calcext:value-type="float">
            <text:p>472,403</text:p>
          </table:table-cell>
          <table:table-cell office:value-type="float" office:value="411.904683" calcext:value-type="float">
            <text:p>411,904683</text:p>
          </table:table-cell>
          <table:table-cell table:number-columns-repeated="7"/>
        </table:table-row>
        <table:table-row table:style-name="ro1">
          <table:table-cell office:value-type="float" office:value="61.569" calcext:value-type="float">
            <text:p>61,569</text:p>
          </table:table-cell>
          <table:table-cell office:value-type="float" office:value="0.030656" calcext:value-type="float">
            <text:p>0,030656</text:p>
          </table:table-cell>
          <table:table-cell/>
          <table:table-cell office:value-type="float" office:value="52.295" calcext:value-type="float">
            <text:p>52,295</text:p>
          </table:table-cell>
          <table:table-cell office:value-type="float" office:value="3.225775" calcext:value-type="float">
            <text:p>3,225775</text:p>
          </table:table-cell>
          <table:table-cell/>
          <table:table-cell office:value-type="float" office:value="472.685" calcext:value-type="float">
            <text:p>472,685</text:p>
          </table:table-cell>
          <table:table-cell office:value-type="float" office:value="410.930205" calcext:value-type="float">
            <text:p>410,930205</text:p>
          </table:table-cell>
          <table:table-cell table:number-columns-repeated="7"/>
        </table:table-row>
        <table:table-row table:style-name="ro1">
          <table:table-cell office:value-type="float" office:value="53.392" calcext:value-type="float">
            <text:p>53,392</text:p>
          </table:table-cell>
          <table:table-cell office:value-type="float" office:value="0.030626" calcext:value-type="float">
            <text:p>0,030626</text:p>
          </table:table-cell>
          <table:table-cell/>
          <table:table-cell office:value-type="float" office:value="73.906" calcext:value-type="float">
            <text:p>73,906</text:p>
          </table:table-cell>
          <table:table-cell office:value-type="float" office:value="3.218405" calcext:value-type="float">
            <text:p>3,218405</text:p>
          </table:table-cell>
          <table:table-cell/>
          <table:table-cell office:value-type="float" office:value="481.113" calcext:value-type="float">
            <text:p>481,113</text:p>
          </table:table-cell>
          <table:table-cell office:value-type="float" office:value="410.337111" calcext:value-type="float">
            <text:p>410,337111</text:p>
          </table:table-cell>
          <table:table-cell table:number-columns-repeated="7"/>
        </table:table-row>
        <table:table-row table:style-name="ro1">
          <table:table-cell office:value-type="float" office:value="58.754" calcext:value-type="float">
            <text:p>58,754</text:p>
          </table:table-cell>
          <table:table-cell office:value-type="float" office:value="0.030523" calcext:value-type="float">
            <text:p>0,030523</text:p>
          </table:table-cell>
          <table:table-cell/>
          <table:table-cell office:value-type="float" office:value="46.313" calcext:value-type="float">
            <text:p>46,313</text:p>
          </table:table-cell>
          <table:table-cell office:value-type="float" office:value="3.212079" calcext:value-type="float">
            <text:p>3,212079</text:p>
          </table:table-cell>
          <table:table-cell/>
          <table:table-cell office:value-type="float" office:value="470.345" calcext:value-type="float">
            <text:p>470,345</text:p>
          </table:table-cell>
          <table:table-cell office:value-type="float" office:value="408.462083" calcext:value-type="float">
            <text:p>408,462083</text:p>
          </table:table-cell>
          <table:table-cell table:number-columns-repeated="7"/>
        </table:table-row>
        <table:table-row table:style-name="ro1">
          <table:table-cell office:value-type="float" office:value="41.67" calcext:value-type="float">
            <text:p>41,67</text:p>
          </table:table-cell>
          <table:table-cell office:value-type="float" office:value="0.030485" calcext:value-type="float">
            <text:p>0,030485</text:p>
          </table:table-cell>
          <table:table-cell/>
          <table:table-cell office:value-type="float" office:value="59.469" calcext:value-type="float">
            <text:p>59,469</text:p>
          </table:table-cell>
          <table:table-cell office:value-type="float" office:value="3.205051" calcext:value-type="float">
            <text:p>3,205051</text:p>
          </table:table-cell>
          <table:table-cell/>
          <table:table-cell office:value-type="float" office:value="470.78" calcext:value-type="float">
            <text:p>470,78</text:p>
          </table:table-cell>
          <table:table-cell office:value-type="float" office:value="406.990495" calcext:value-type="float">
            <text:p>406,990495</text:p>
          </table:table-cell>
          <table:table-cell table:number-columns-repeated="7"/>
        </table:table-row>
        <table:table-row table:style-name="ro1">
          <table:table-cell office:value-type="float" office:value="55.321" calcext:value-type="float">
            <text:p>55,321</text:p>
          </table:table-cell>
          <table:table-cell office:value-type="float" office:value="0.030262" calcext:value-type="float">
            <text:p>0,030262</text:p>
          </table:table-cell>
          <table:table-cell/>
          <table:table-cell office:value-type="float" office:value="42.805" calcext:value-type="float">
            <text:p>42,805</text:p>
          </table:table-cell>
          <table:table-cell office:value-type="float" office:value="3.182335" calcext:value-type="float">
            <text:p>3,182335</text:p>
          </table:table-cell>
          <table:table-cell/>
          <table:table-cell office:value-type="float" office:value="470.47" calcext:value-type="float">
            <text:p>470,47</text:p>
          </table:table-cell>
          <table:table-cell office:value-type="float" office:value="406.860786" calcext:value-type="float">
            <text:p>406,860786</text:p>
          </table:table-cell>
          <table:table-cell table:number-columns-repeated="7"/>
        </table:table-row>
        <table:table-row table:style-name="ro1">
          <table:table-cell office:value-type="float" office:value="43.719" calcext:value-type="float">
            <text:p>43,719</text:p>
          </table:table-cell>
          <table:table-cell office:value-type="float" office:value="0.030009" calcext:value-type="float">
            <text:p>0,030009</text:p>
          </table:table-cell>
          <table:table-cell/>
          <table:table-cell office:value-type="float" office:value="294.808" calcext:value-type="float">
            <text:p>294,808</text:p>
          </table:table-cell>
          <table:table-cell office:value-type="float" office:value="3.179173" calcext:value-type="float">
            <text:p>3,179173</text:p>
          </table:table-cell>
          <table:table-cell/>
          <table:table-cell office:value-type="float" office:value="464.76" calcext:value-type="float">
            <text:p>464,76</text:p>
          </table:table-cell>
          <table:table-cell office:value-type="float" office:value="405.901564" calcext:value-type="float">
            <text:p>405,901564</text:p>
          </table:table-cell>
          <table:table-cell table:number-columns-repeated="7"/>
        </table:table-row>
        <table:table-row table:style-name="ro1">
          <table:table-cell office:value-type="float" office:value="53.187" calcext:value-type="float">
            <text:p>53,187</text:p>
          </table:table-cell>
          <table:table-cell office:value-type="float" office:value="0.026513" calcext:value-type="float">
            <text:p>0,026513</text:p>
          </table:table-cell>
          <table:table-cell/>
          <table:table-cell office:value-type="float" office:value="50.196" calcext:value-type="float">
            <text:p>50,196</text:p>
          </table:table-cell>
          <table:table-cell office:value-type="float" office:value="3.138242" calcext:value-type="float">
            <text:p>3,138242</text:p>
          </table:table-cell>
          <table:table-cell/>
          <table:table-cell office:value-type="float" office:value="457.793" calcext:value-type="float">
            <text:p>457,793</text:p>
          </table:table-cell>
          <table:table-cell office:value-type="float" office:value="400.044726" calcext:value-type="float">
            <text:p>400,044726</text:p>
          </table:table-cell>
          <table:table-cell table:number-columns-repeated="7"/>
        </table:table-row>
      </table:table>
      <table:table table:name="NODEJS-2048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58.918" calcext:value-type="float">
            <text:p>58,918</text:p>
          </table:table-cell>
          <table:table-cell table:number-columns-repeated="2"/>
          <table:table-cell office:value-type="float" office:value="1203.227" calcext:value-type="float">
            <text:p>1203,227</text:p>
          </table:table-cell>
          <table:table-cell table:number-columns-repeated="2"/>
          <table:table-cell office:value-type="float" office:value="519.368" calcext:value-type="float">
            <text:p>519,368</text:p>
          </table:table-cell>
          <table:table-cell table:number-columns-repeated="6"/>
          <table:table-cell table:formula="of:=['NODEJS-2048MB'.N7]-['NODEJS-2048MB'.$L7]" office:value-type="float" office:value="-0.0118950869565217" calcext:value-type="float">
            <text:p>-0,011895087</text:p>
          </table:table-cell>
          <table:table-cell table:formula="of:=['NODEJS-2048MB'.O7]-['NODEJS-2048MB'.$L7]" office:value-type="float" office:value="0.0156169130434783" calcext:value-type="float">
            <text:p>0,015616913</text:p>
          </table:table-cell>
        </table:table-row>
        <table:table-row table:style-name="ro1">
          <table:table-cell office:value-type="float" office:value="46.571" calcext:value-type="float">
            <text:p>46,571</text:p>
          </table:table-cell>
          <table:table-cell table:number-columns-repeated="2"/>
          <table:table-cell office:value-type="float" office:value="91.715" calcext:value-type="float">
            <text:p>91,715</text:p>
          </table:table-cell>
          <table:table-cell table:number-columns-repeated="2"/>
          <table:table-cell office:value-type="float" office:value="501.27" calcext:value-type="float">
            <text:p>501,27</text:p>
          </table:table-cell>
          <table:table-cell table:number-columns-repeated="5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49.823" calcext:value-type="float">
            <text:p>49,823</text:p>
          </table:table-cell>
          <table:table-cell table:number-columns-repeated="2"/>
          <table:table-cell office:value-type="float" office:value="64.69" calcext:value-type="float">
            <text:p>64,69</text:p>
          </table:table-cell>
          <table:table-cell table:number-columns-repeated="2"/>
          <table:table-cell office:value-type="float" office:value="485.383" calcext:value-type="float">
            <text:p>485,38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AVERAGE(['NODEJS-2048MB'.$B$5:.$B$104])" office:value-type="float" office:value="0.0407840869565217" calcext:value-type="float">
            <text:p>0,040784087</text:p>
          </table:table-cell>
          <table:table-cell table:formula="of:=STDEV(['NODEJS-2048MB'.$B$5:.$B$104])" office:value-type="float" office:value="0.00601291777676676" calcext:value-type="float">
            <text:p>0,0060129178</text:p>
          </table:table-cell>
          <table:table-cell table:formula="of:=MIN(['NODEJS-2048MB'.$B$5:.$B$104])" office:value-type="float" office:value="0.028889" calcext:value-type="float">
            <text:p>0,028889</text:p>
          </table:table-cell>
          <table:table-cell table:formula="of:=MAX(['NODEJS-2048MB'.$B$5:.$B$104])" office:value-type="float" office:value="0.056401" calcext:value-type="float">
            <text:p>0,056401</text:p>
          </table:table-cell>
        </table:table-row>
        <table:table-row table:style-name="ro1">
          <table:table-cell office:value-type="float" office:value="50.236" calcext:value-type="float">
            <text:p>50,236</text:p>
          </table:table-cell>
          <table:table-cell table:number-columns-repeated="2"/>
          <table:table-cell office:value-type="float" office:value="49.613" calcext:value-type="float">
            <text:p>49,613</text:p>
          </table:table-cell>
          <table:table-cell table:number-columns-repeated="2"/>
          <table:table-cell office:value-type="float" office:value="454.156" calcext:value-type="float">
            <text:p>454,156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formula="of:=AVERAGE(['NODEJS-2048MB'.$E$5:.$E$104])" office:value-type="float" office:value="3.0718900326087" calcext:value-type="float">
            <text:p>3,0718900326</text:p>
          </table:table-cell>
          <table:table-cell table:formula="of:=STDEV(['NODEJS-2048MB'.$E$5:.$E$104])" office:value-type="float" office:value="0.373509619604985" calcext:value-type="float">
            <text:p>0,3735096196</text:p>
          </table:table-cell>
          <table:table-cell table:formula="of:=MIN(['NODEJS-2048MB'.$E$5:.$E$104])" office:value-type="float" office:value="2.62111" calcext:value-type="float">
            <text:p>2,62111</text:p>
          </table:table-cell>
          <table:table-cell table:formula="of:=MAX(['NODEJS-2048MB'.$E$5:.$E$104])" office:value-type="float" office:value="4.306674" calcext:value-type="float">
            <text:p>4,306674</text:p>
          </table:table-cell>
        </table:table-row>
        <table:table-row table:style-name="ro1">
          <table:table-cell office:value-type="float" office:value="1133.528" calcext:value-type="float">
            <text:p>1133,528</text:p>
          </table:table-cell>
          <table:table-cell table:number-columns-repeated="2"/>
          <table:table-cell office:value-type="float" office:value="308.324" calcext:value-type="float">
            <text:p>308,324</text:p>
          </table:table-cell>
          <table:table-cell table:number-columns-repeated="2"/>
          <table:table-cell office:value-type="float" office:value="1843.562" calcext:value-type="float">
            <text:p>1843,562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formula="of:=AVERAGE(['NODEJS-2048MB'.$H$5:.$H$104])" office:value-type="float" office:value="361.812397677419" calcext:value-type="float">
            <text:p>361,8123976774</text:p>
          </table:table-cell>
          <table:table-cell table:formula="of:=STDEV(['NODEJS-2048MB'.$H$5:.$H$104])" office:value-type="float" office:value="12.4893740657997" calcext:value-type="float">
            <text:p>12,4893740658</text:p>
          </table:table-cell>
          <table:table-cell table:formula="of:=MIN(['NODEJS-2048MB'.$H$5:.$H$104])" office:value-type="float" office:value="342.421917" calcext:value-type="float">
            <text:p>342,421917</text:p>
          </table:table-cell>
          <table:table-cell table:formula="of:=MAX(['NODEJS-2048MB'.$H$5:.$H$104])" office:value-type="float" office:value="391.526174" calcext:value-type="float">
            <text:p>391,526174</text:p>
          </table:table-cell>
        </table:table-row>
        <table:table-row table:style-name="ro1">
          <table:table-cell office:value-type="float" office:value="69.439" calcext:value-type="float">
            <text:p>69,439</text:p>
          </table:table-cell>
          <table:table-cell table:number-columns-repeated="2"/>
          <table:table-cell office:value-type="float" office:value="303.457" calcext:value-type="float">
            <text:p>303,457</text:p>
          </table:table-cell>
          <table:table-cell table:number-columns-repeated="2"/>
          <table:table-cell office:value-type="float" office:value="464.253" calcext:value-type="float">
            <text:p>464,253</text:p>
          </table:table-cell>
          <table:table-cell table:number-columns-repeated="8"/>
        </table:table-row>
        <table:table-row table:style-name="ro1">
          <table:table-cell office:value-type="float" office:value="44.456" calcext:value-type="float">
            <text:p>44,456</text:p>
          </table:table-cell>
          <table:table-cell table:number-columns-repeated="2"/>
          <table:table-cell office:value-type="float" office:value="47.724" calcext:value-type="float">
            <text:p>47,724</text:p>
          </table:table-cell>
          <table:table-cell table:number-columns-repeated="2"/>
          <table:table-cell office:value-type="float" office:value="447.23" calcext:value-type="float">
            <text:p>447,23</text:p>
          </table:table-cell>
          <table:table-cell office:value-type="float" office:value="391.526174" calcext:value-type="float">
            <text:p>391,526174</text:p>
          </table:table-cell>
          <table:table-cell table:number-columns-repeated="7"/>
        </table:table-row>
        <table:table-row table:style-name="ro1">
          <table:table-cell office:value-type="float" office:value="54.394" calcext:value-type="float">
            <text:p>54,394</text:p>
          </table:table-cell>
          <table:table-cell table:number-columns-repeated="2"/>
          <table:table-cell office:value-type="float" office:value="53.523" calcext:value-type="float">
            <text:p>53,523</text:p>
          </table:table-cell>
          <table:table-cell table:number-columns-repeated="2"/>
          <table:table-cell office:value-type="float" office:value="447.151" calcext:value-type="float">
            <text:p>447,151</text:p>
          </table:table-cell>
          <table:table-cell office:value-type="float" office:value="391.383335" calcext:value-type="float">
            <text:p>391,383335</text:p>
          </table:table-cell>
          <table:table-cell table:number-columns-repeated="7"/>
        </table:table-row>
        <table:table-row table:style-name="ro1">
          <table:table-cell office:value-type="float" office:value="59.753" calcext:value-type="float">
            <text:p>59,753</text:p>
          </table:table-cell>
          <table:table-cell office:value-type="float" office:value="0.056401" calcext:value-type="float">
            <text:p>0,056401</text:p>
          </table:table-cell>
          <table:table-cell/>
          <table:table-cell office:value-type="float" office:value="43.631" calcext:value-type="float">
            <text:p>43,631</text:p>
          </table:table-cell>
          <table:table-cell office:value-type="float" office:value="4.306674" calcext:value-type="float">
            <text:p>4,306674</text:p>
          </table:table-cell>
          <table:table-cell/>
          <table:table-cell office:value-type="float" office:value="447.455" calcext:value-type="float">
            <text:p>447,455</text:p>
          </table:table-cell>
          <table:table-cell office:value-type="float" office:value="391.348286" calcext:value-type="float">
            <text:p>391,348286</text:p>
          </table:table-cell>
          <table:table-cell table:number-columns-repeated="7"/>
        </table:table-row>
        <table:table-row table:style-name="ro1">
          <table:table-cell office:value-type="float" office:value="303.406" calcext:value-type="float">
            <text:p>303,406</text:p>
          </table:table-cell>
          <table:table-cell office:value-type="float" office:value="0.05631" calcext:value-type="float">
            <text:p>0,05631</text:p>
          </table:table-cell>
          <table:table-cell/>
          <table:table-cell office:value-type="float" office:value="52.346" calcext:value-type="float">
            <text:p>52,346</text:p>
          </table:table-cell>
          <table:table-cell office:value-type="float" office:value="4.222838" calcext:value-type="float">
            <text:p>4,222838</text:p>
          </table:table-cell>
          <table:table-cell/>
          <table:table-cell office:value-type="float" office:value="454.693" calcext:value-type="float">
            <text:p>454,693</text:p>
          </table:table-cell>
          <table:table-cell office:value-type="float" office:value="389.83105" calcext:value-type="float">
            <text:p>389,83105</text:p>
          </table:table-cell>
          <table:table-cell table:number-columns-repeated="7"/>
        </table:table-row>
        <table:table-row table:style-name="ro1">
          <table:table-cell office:value-type="float" office:value="170.596" calcext:value-type="float">
            <text:p>170,596</text:p>
          </table:table-cell>
          <table:table-cell office:value-type="float" office:value="0.051905" calcext:value-type="float">
            <text:p>0,051905</text:p>
          </table:table-cell>
          <table:table-cell/>
          <table:table-cell office:value-type="float" office:value="295.557" calcext:value-type="float">
            <text:p>295,557</text:p>
          </table:table-cell>
          <table:table-cell office:value-type="float" office:value="4.042092" calcext:value-type="float">
            <text:p>4,042092</text:p>
          </table:table-cell>
          <table:table-cell/>
          <table:table-cell office:value-type="float" office:value="439.157" calcext:value-type="float">
            <text:p>439,157</text:p>
          </table:table-cell>
          <table:table-cell office:value-type="float" office:value="388.22081" calcext:value-type="float">
            <text:p>388,22081</text:p>
          </table:table-cell>
          <table:table-cell table:number-columns-repeated="7"/>
        </table:table-row>
        <table:table-row table:style-name="ro1">
          <table:table-cell office:value-type="float" office:value="55.911" calcext:value-type="float">
            <text:p>55,911</text:p>
          </table:table-cell>
          <table:table-cell office:value-type="float" office:value="0.051056" calcext:value-type="float">
            <text:p>0,051056</text:p>
          </table:table-cell>
          <table:table-cell/>
          <table:table-cell office:value-type="float" office:value="50.502" calcext:value-type="float">
            <text:p>50,502</text:p>
          </table:table-cell>
          <table:table-cell office:value-type="float" office:value="3.893486" calcext:value-type="float">
            <text:p>3,893486</text:p>
          </table:table-cell>
          <table:table-cell/>
          <table:table-cell office:value-type="float" office:value="439.37" calcext:value-type="float">
            <text:p>439,37</text:p>
          </table:table-cell>
          <table:table-cell office:value-type="float" office:value="385.463928" calcext:value-type="float">
            <text:p>385,463928</text:p>
          </table:table-cell>
          <table:table-cell table:number-columns-repeated="7"/>
        </table:table-row>
        <table:table-row table:style-name="ro1">
          <table:table-cell office:value-type="float" office:value="68.745" calcext:value-type="float">
            <text:p>68,745</text:p>
          </table:table-cell>
          <table:table-cell office:value-type="float" office:value="0.050958" calcext:value-type="float">
            <text:p>0,050958</text:p>
          </table:table-cell>
          <table:table-cell/>
          <table:table-cell office:value-type="float" office:value="49.462" calcext:value-type="float">
            <text:p>49,462</text:p>
          </table:table-cell>
          <table:table-cell office:value-type="float" office:value="3.884147" calcext:value-type="float">
            <text:p>3,884147</text:p>
          </table:table-cell>
          <table:table-cell/>
          <table:table-cell office:value-type="float" office:value="438.908" calcext:value-type="float">
            <text:p>438,908</text:p>
          </table:table-cell>
          <table:table-cell office:value-type="float" office:value="383.586421" calcext:value-type="float">
            <text:p>383,586421</text:p>
          </table:table-cell>
          <table:table-cell table:number-columns-repeated="7"/>
        </table:table-row>
        <table:table-row table:style-name="ro1">
          <table:table-cell office:value-type="float" office:value="54.765" calcext:value-type="float">
            <text:p>54,765</text:p>
          </table:table-cell>
          <table:table-cell office:value-type="float" office:value="0.050251" calcext:value-type="float">
            <text:p>0,050251</text:p>
          </table:table-cell>
          <table:table-cell/>
          <table:table-cell office:value-type="float" office:value="49.796" calcext:value-type="float">
            <text:p>49,796</text:p>
          </table:table-cell>
          <table:table-cell office:value-type="float" office:value="3.775281" calcext:value-type="float">
            <text:p>3,775281</text:p>
          </table:table-cell>
          <table:table-cell/>
          <table:table-cell office:value-type="float" office:value="431.988" calcext:value-type="float">
            <text:p>431,988</text:p>
          </table:table-cell>
          <table:table-cell office:value-type="float" office:value="380.726435" calcext:value-type="float">
            <text:p>380,726435</text:p>
          </table:table-cell>
          <table:table-cell table:number-columns-repeated="7"/>
        </table:table-row>
        <table:table-row table:style-name="ro1">
          <table:table-cell office:value-type="float" office:value="46.871" calcext:value-type="float">
            <text:p>46,871</text:p>
          </table:table-cell>
          <table:table-cell office:value-type="float" office:value="0.050051" calcext:value-type="float">
            <text:p>0,050051</text:p>
          </table:table-cell>
          <table:table-cell/>
          <table:table-cell office:value-type="float" office:value="50.761" calcext:value-type="float">
            <text:p>50,761</text:p>
          </table:table-cell>
          <table:table-cell office:value-type="float" office:value="3.703126" calcext:value-type="float">
            <text:p>3,703126</text:p>
          </table:table-cell>
          <table:table-cell/>
          <table:table-cell office:value-type="float" office:value="457.899" calcext:value-type="float">
            <text:p>457,899</text:p>
          </table:table-cell>
          <table:table-cell office:value-type="float" office:value="380.482562" calcext:value-type="float">
            <text:p>380,482562</text:p>
          </table:table-cell>
          <table:table-cell table:number-columns-repeated="7"/>
        </table:table-row>
        <table:table-row table:style-name="ro1">
          <table:table-cell office:value-type="float" office:value="41.264" calcext:value-type="float">
            <text:p>41,264</text:p>
          </table:table-cell>
          <table:table-cell office:value-type="float" office:value="0.049744" calcext:value-type="float">
            <text:p>0,049744</text:p>
          </table:table-cell>
          <table:table-cell/>
          <table:table-cell office:value-type="float" office:value="49.715" calcext:value-type="float">
            <text:p>49,715</text:p>
          </table:table-cell>
          <table:table-cell office:value-type="float" office:value="3.645814" calcext:value-type="float">
            <text:p>3,645814</text:p>
          </table:table-cell>
          <table:table-cell/>
          <table:table-cell office:value-type="float" office:value="433.586" calcext:value-type="float">
            <text:p>433,586</text:p>
          </table:table-cell>
          <table:table-cell office:value-type="float" office:value="379.793866" calcext:value-type="float">
            <text:p>379,793866</text:p>
          </table:table-cell>
          <table:table-cell table:number-columns-repeated="7"/>
        </table:table-row>
        <table:table-row table:style-name="ro1">
          <table:table-cell office:value-type="float" office:value="45.52" calcext:value-type="float">
            <text:p>45,52</text:p>
          </table:table-cell>
          <table:table-cell office:value-type="float" office:value="0.048477" calcext:value-type="float">
            <text:p>0,048477</text:p>
          </table:table-cell>
          <table:table-cell/>
          <table:table-cell office:value-type="float" office:value="54.677" calcext:value-type="float">
            <text:p>54,677</text:p>
          </table:table-cell>
          <table:table-cell office:value-type="float" office:value="3.607207" calcext:value-type="float">
            <text:p>3,607207</text:p>
          </table:table-cell>
          <table:table-cell/>
          <table:table-cell office:value-type="float" office:value="441.344" calcext:value-type="float">
            <text:p>441,344</text:p>
          </table:table-cell>
          <table:table-cell office:value-type="float" office:value="379.407967" calcext:value-type="float">
            <text:p>379,407967</text:p>
          </table:table-cell>
          <table:table-cell table:number-columns-repeated="7"/>
        </table:table-row>
        <table:table-row table:style-name="ro1">
          <table:table-cell office:value-type="float" office:value="98.035" calcext:value-type="float">
            <text:p>98,035</text:p>
          </table:table-cell>
          <table:table-cell office:value-type="float" office:value="0.048178" calcext:value-type="float">
            <text:p>0,048178</text:p>
          </table:table-cell>
          <table:table-cell/>
          <table:table-cell office:value-type="float" office:value="46.224" calcext:value-type="float">
            <text:p>46,224</text:p>
          </table:table-cell>
          <table:table-cell office:value-type="float" office:value="3.605661" calcext:value-type="float">
            <text:p>3,605661</text:p>
          </table:table-cell>
          <table:table-cell/>
          <table:table-cell office:value-type="float" office:value="497.16" calcext:value-type="float">
            <text:p>497,16</text:p>
          </table:table-cell>
          <table:table-cell office:value-type="float" office:value="377.907661" calcext:value-type="float">
            <text:p>377,907661</text:p>
          </table:table-cell>
          <table:table-cell table:number-columns-repeated="7"/>
        </table:table-row>
        <table:table-row table:style-name="ro1">
          <table:table-cell office:value-type="float" office:value="44.718" calcext:value-type="float">
            <text:p>44,718</text:p>
          </table:table-cell>
          <table:table-cell office:value-type="float" office:value="0.047265" calcext:value-type="float">
            <text:p>0,047265</text:p>
          </table:table-cell>
          <table:table-cell/>
          <table:table-cell office:value-type="float" office:value="46.048" calcext:value-type="float">
            <text:p>46,048</text:p>
          </table:table-cell>
          <table:table-cell office:value-type="float" office:value="3.571212" calcext:value-type="float">
            <text:p>3,571212</text:p>
          </table:table-cell>
          <table:table-cell/>
          <table:table-cell office:value-type="float" office:value="437.359" calcext:value-type="float">
            <text:p>437,359</text:p>
          </table:table-cell>
          <table:table-cell office:value-type="float" office:value="376.317867" calcext:value-type="float">
            <text:p>376,317867</text:p>
          </table:table-cell>
          <table:table-cell table:number-columns-repeated="7"/>
        </table:table-row>
        <table:table-row table:style-name="ro1">
          <table:table-cell office:value-type="float" office:value="52.077" calcext:value-type="float">
            <text:p>52,077</text:p>
          </table:table-cell>
          <table:table-cell office:value-type="float" office:value="0.046676" calcext:value-type="float">
            <text:p>0,046676</text:p>
          </table:table-cell>
          <table:table-cell/>
          <table:table-cell office:value-type="float" office:value="43.86" calcext:value-type="float">
            <text:p>43,86</text:p>
          </table:table-cell>
          <table:table-cell office:value-type="float" office:value="3.571108" calcext:value-type="float">
            <text:p>3,571108</text:p>
          </table:table-cell>
          <table:table-cell/>
          <table:table-cell office:value-type="float" office:value="429.481" calcext:value-type="float">
            <text:p>429,481</text:p>
          </table:table-cell>
          <table:table-cell office:value-type="float" office:value="374.960672" calcext:value-type="float">
            <text:p>374,960672</text:p>
          </table:table-cell>
          <table:table-cell table:number-columns-repeated="7"/>
        </table:table-row>
        <table:table-row table:style-name="ro1">
          <table:table-cell office:value-type="float" office:value="41.466" calcext:value-type="float">
            <text:p>41,466</text:p>
          </table:table-cell>
          <table:table-cell office:value-type="float" office:value="0.046549" calcext:value-type="float">
            <text:p>0,046549</text:p>
          </table:table-cell>
          <table:table-cell/>
          <table:table-cell office:value-type="float" office:value="48.618" calcext:value-type="float">
            <text:p>48,618</text:p>
          </table:table-cell>
          <table:table-cell office:value-type="float" office:value="3.543028" calcext:value-type="float">
            <text:p>3,543028</text:p>
          </table:table-cell>
          <table:table-cell/>
          <table:table-cell office:value-type="float" office:value="436.603" calcext:value-type="float">
            <text:p>436,603</text:p>
          </table:table-cell>
          <table:table-cell office:value-type="float" office:value="374.28663" calcext:value-type="float">
            <text:p>374,28663</text:p>
          </table:table-cell>
          <table:table-cell table:number-columns-repeated="7"/>
        </table:table-row>
        <table:table-row table:style-name="ro1">
          <table:table-cell office:value-type="float" office:value="53.343" calcext:value-type="float">
            <text:p>53,343</text:p>
          </table:table-cell>
          <table:table-cell office:value-type="float" office:value="0.04638" calcext:value-type="float">
            <text:p>0,04638</text:p>
          </table:table-cell>
          <table:table-cell/>
          <table:table-cell office:value-type="float" office:value="48.373" calcext:value-type="float">
            <text:p>48,373</text:p>
          </table:table-cell>
          <table:table-cell office:value-type="float" office:value="3.527724" calcext:value-type="float">
            <text:p>3,527724</text:p>
          </table:table-cell>
          <table:table-cell/>
          <table:table-cell office:value-type="float" office:value="428.793" calcext:value-type="float">
            <text:p>428,793</text:p>
          </table:table-cell>
          <table:table-cell office:value-type="float" office:value="373.840644" calcext:value-type="float">
            <text:p>373,840644</text:p>
          </table:table-cell>
          <table:table-cell table:number-columns-repeated="7"/>
        </table:table-row>
        <table:table-row table:style-name="ro1">
          <table:table-cell office:value-type="float" office:value="43.847" calcext:value-type="float">
            <text:p>43,847</text:p>
          </table:table-cell>
          <table:table-cell office:value-type="float" office:value="0.0457" calcext:value-type="float">
            <text:p>0,0457</text:p>
          </table:table-cell>
          <table:table-cell/>
          <table:table-cell office:value-type="float" office:value="45.424" calcext:value-type="float">
            <text:p>45,424</text:p>
          </table:table-cell>
          <table:table-cell office:value-type="float" office:value="3.470001" calcext:value-type="float">
            <text:p>3,470001</text:p>
          </table:table-cell>
          <table:table-cell/>
          <table:table-cell office:value-type="float" office:value="710.74" calcext:value-type="float">
            <text:p>710,74</text:p>
          </table:table-cell>
          <table:table-cell office:value-type="float" office:value="373.541823" calcext:value-type="float">
            <text:p>373,541823</text:p>
          </table:table-cell>
          <table:table-cell table:number-columns-repeated="7"/>
        </table:table-row>
        <table:table-row table:style-name="ro1">
          <table:table-cell office:value-type="float" office:value="41.703" calcext:value-type="float">
            <text:p>41,703</text:p>
          </table:table-cell>
          <table:table-cell office:value-type="float" office:value="0.045548" calcext:value-type="float">
            <text:p>0,045548</text:p>
          </table:table-cell>
          <table:table-cell/>
          <table:table-cell office:value-type="float" office:value="101.32" calcext:value-type="float">
            <text:p>101,32</text:p>
          </table:table-cell>
          <table:table-cell office:value-type="float" office:value="3.440886" calcext:value-type="float">
            <text:p>3,440886</text:p>
          </table:table-cell>
          <table:table-cell/>
          <table:table-cell office:value-type="float" office:value="425.966" calcext:value-type="float">
            <text:p>425,966</text:p>
          </table:table-cell>
          <table:table-cell office:value-type="float" office:value="373.012267" calcext:value-type="float">
            <text:p>373,012267</text:p>
          </table:table-cell>
          <table:table-cell table:number-columns-repeated="7"/>
        </table:table-row>
        <table:table-row table:style-name="ro1">
          <table:table-cell office:value-type="float" office:value="288.369" calcext:value-type="float">
            <text:p>288,369</text:p>
          </table:table-cell>
          <table:table-cell office:value-type="float" office:value="0.045536" calcext:value-type="float">
            <text:p>0,045536</text:p>
          </table:table-cell>
          <table:table-cell/>
          <table:table-cell office:value-type="float" office:value="44.813" calcext:value-type="float">
            <text:p>44,813</text:p>
          </table:table-cell>
          <table:table-cell office:value-type="float" office:value="3.374702" calcext:value-type="float">
            <text:p>3,374702</text:p>
          </table:table-cell>
          <table:table-cell/>
          <table:table-cell office:value-type="float" office:value="424.587" calcext:value-type="float">
            <text:p>424,587</text:p>
          </table:table-cell>
          <table:table-cell office:value-type="float" office:value="372.664539" calcext:value-type="float">
            <text:p>372,664539</text:p>
          </table:table-cell>
          <table:table-cell table:number-columns-repeated="7"/>
        </table:table-row>
        <table:table-row table:style-name="ro1">
          <table:table-cell office:value-type="float" office:value="38.261" calcext:value-type="float">
            <text:p>38,261</text:p>
          </table:table-cell>
          <table:table-cell office:value-type="float" office:value="0.045365" calcext:value-type="float">
            <text:p>0,045365</text:p>
          </table:table-cell>
          <table:table-cell/>
          <table:table-cell office:value-type="float" office:value="69.846" calcext:value-type="float">
            <text:p>69,846</text:p>
          </table:table-cell>
          <table:table-cell office:value-type="float" office:value="3.335265" calcext:value-type="float">
            <text:p>3,335265</text:p>
          </table:table-cell>
          <table:table-cell/>
          <table:table-cell office:value-type="float" office:value="434.018" calcext:value-type="float">
            <text:p>434,018</text:p>
          </table:table-cell>
          <table:table-cell office:value-type="float" office:value="371.69339" calcext:value-type="float">
            <text:p>371,69339</text:p>
          </table:table-cell>
          <table:table-cell table:number-columns-repeated="7"/>
        </table:table-row>
        <table:table-row table:style-name="ro1">
          <table:table-cell office:value-type="float" office:value="47.224" calcext:value-type="float">
            <text:p>47,224</text:p>
          </table:table-cell>
          <table:table-cell office:value-type="float" office:value="0.04514" calcext:value-type="float">
            <text:p>0,04514</text:p>
          </table:table-cell>
          <table:table-cell/>
          <table:table-cell office:value-type="float" office:value="55.977" calcext:value-type="float">
            <text:p>55,977</text:p>
          </table:table-cell>
          <table:table-cell office:value-type="float" office:value="3.334876" calcext:value-type="float">
            <text:p>3,334876</text:p>
          </table:table-cell>
          <table:table-cell/>
          <table:table-cell office:value-type="float" office:value="426.635" calcext:value-type="float">
            <text:p>426,635</text:p>
          </table:table-cell>
          <table:table-cell office:value-type="float" office:value="371.667844" calcext:value-type="float">
            <text:p>371,667844</text:p>
          </table:table-cell>
          <table:table-cell table:number-columns-repeated="7"/>
        </table:table-row>
        <table:table-row table:style-name="ro1">
          <table:table-cell office:value-type="float" office:value="51.198" calcext:value-type="float">
            <text:p>51,198</text:p>
          </table:table-cell>
          <table:table-cell office:value-type="float" office:value="0.04506" calcext:value-type="float">
            <text:p>0,04506</text:p>
          </table:table-cell>
          <table:table-cell/>
          <table:table-cell office:value-type="float" office:value="72.778" calcext:value-type="float">
            <text:p>72,778</text:p>
          </table:table-cell>
          <table:table-cell office:value-type="float" office:value="3.330207" calcext:value-type="float">
            <text:p>3,330207</text:p>
          </table:table-cell>
          <table:table-cell/>
          <table:table-cell office:value-type="float" office:value="426.463" calcext:value-type="float">
            <text:p>426,463</text:p>
          </table:table-cell>
          <table:table-cell office:value-type="float" office:value="371.206888" calcext:value-type="float">
            <text:p>371,206888</text:p>
          </table:table-cell>
          <table:table-cell table:number-columns-repeated="7"/>
        </table:table-row>
        <table:table-row table:style-name="ro1">
          <table:table-cell office:value-type="float" office:value="40.467" calcext:value-type="float">
            <text:p>40,467</text:p>
          </table:table-cell>
          <table:table-cell office:value-type="float" office:value="0.044864" calcext:value-type="float">
            <text:p>0,044864</text:p>
          </table:table-cell>
          <table:table-cell/>
          <table:table-cell office:value-type="float" office:value="46.613" calcext:value-type="float">
            <text:p>46,613</text:p>
          </table:table-cell>
          <table:table-cell office:value-type="float" office:value="3.329717" calcext:value-type="float">
            <text:p>3,329717</text:p>
          </table:table-cell>
          <table:table-cell/>
          <table:table-cell office:value-type="float" office:value="420.954" calcext:value-type="float">
            <text:p>420,954</text:p>
          </table:table-cell>
          <table:table-cell office:value-type="float" office:value="370.059297" calcext:value-type="float">
            <text:p>370,059297</text:p>
          </table:table-cell>
          <table:table-cell table:number-columns-repeated="7"/>
        </table:table-row>
        <table:table-row table:style-name="ro1">
          <table:table-cell office:value-type="float" office:value="77.663" calcext:value-type="float">
            <text:p>77,663</text:p>
          </table:table-cell>
          <table:table-cell office:value-type="float" office:value="0.044102" calcext:value-type="float">
            <text:p>0,044102</text:p>
          </table:table-cell>
          <table:table-cell/>
          <table:table-cell office:value-type="float" office:value="332.208" calcext:value-type="float">
            <text:p>332,208</text:p>
          </table:table-cell>
          <table:table-cell office:value-type="float" office:value="3.316513" calcext:value-type="float">
            <text:p>3,316513</text:p>
          </table:table-cell>
          <table:table-cell/>
          <table:table-cell office:value-type="float" office:value="431.539" calcext:value-type="float">
            <text:p>431,539</text:p>
          </table:table-cell>
          <table:table-cell office:value-type="float" office:value="369.802241" calcext:value-type="float">
            <text:p>369,802241</text:p>
          </table:table-cell>
          <table:table-cell table:number-columns-repeated="7"/>
        </table:table-row>
        <table:table-row table:style-name="ro1">
          <table:table-cell office:value-type="float" office:value="64.314" calcext:value-type="float">
            <text:p>64,314</text:p>
          </table:table-cell>
          <table:table-cell office:value-type="float" office:value="0.04379" calcext:value-type="float">
            <text:p>0,04379</text:p>
          </table:table-cell>
          <table:table-cell/>
          <table:table-cell office:value-type="float" office:value="47.376" calcext:value-type="float">
            <text:p>47,376</text:p>
          </table:table-cell>
          <table:table-cell office:value-type="float" office:value="3.285597" calcext:value-type="float">
            <text:p>3,285597</text:p>
          </table:table-cell>
          <table:table-cell/>
          <table:table-cell office:value-type="float" office:value="422.509" calcext:value-type="float">
            <text:p>422,509</text:p>
          </table:table-cell>
          <table:table-cell office:value-type="float" office:value="369.613043" calcext:value-type="float">
            <text:p>369,613043</text:p>
          </table:table-cell>
          <table:table-cell table:number-columns-repeated="7"/>
        </table:table-row>
        <table:table-row table:style-name="ro1">
          <table:table-cell office:value-type="float" office:value="44.797" calcext:value-type="float">
            <text:p>44,797</text:p>
          </table:table-cell>
          <table:table-cell office:value-type="float" office:value="0.043641" calcext:value-type="float">
            <text:p>0,043641</text:p>
          </table:table-cell>
          <table:table-cell/>
          <table:table-cell office:value-type="float" office:value="50.733" calcext:value-type="float">
            <text:p>50,733</text:p>
          </table:table-cell>
          <table:table-cell office:value-type="float" office:value="3.275845" calcext:value-type="float">
            <text:p>3,275845</text:p>
          </table:table-cell>
          <table:table-cell/>
          <table:table-cell office:value-type="float" office:value="425.032" calcext:value-type="float">
            <text:p>425,032</text:p>
          </table:table-cell>
          <table:table-cell office:value-type="float" office:value="369.36556" calcext:value-type="float">
            <text:p>369,36556</text:p>
          </table:table-cell>
          <table:table-cell table:number-columns-repeated="7"/>
        </table:table-row>
        <table:table-row table:style-name="ro1">
          <table:table-cell office:value-type="float" office:value="74.098" calcext:value-type="float">
            <text:p>74,098</text:p>
          </table:table-cell>
          <table:table-cell office:value-type="float" office:value="0.043621" calcext:value-type="float">
            <text:p>0,043621</text:p>
          </table:table-cell>
          <table:table-cell/>
          <table:table-cell office:value-type="float" office:value="58.705" calcext:value-type="float">
            <text:p>58,705</text:p>
          </table:table-cell>
          <table:table-cell office:value-type="float" office:value="3.268879" calcext:value-type="float">
            <text:p>3,268879</text:p>
          </table:table-cell>
          <table:table-cell/>
          <table:table-cell office:value-type="float" office:value="435.754" calcext:value-type="float">
            <text:p>435,754</text:p>
          </table:table-cell>
          <table:table-cell office:value-type="float" office:value="369.1756" calcext:value-type="float">
            <text:p>369,1756</text:p>
          </table:table-cell>
          <table:table-cell table:number-columns-repeated="7"/>
        </table:table-row>
        <table:table-row table:style-name="ro1">
          <table:table-cell office:value-type="float" office:value="55.496" calcext:value-type="float">
            <text:p>55,496</text:p>
          </table:table-cell>
          <table:table-cell office:value-type="float" office:value="0.043579" calcext:value-type="float">
            <text:p>0,043579</text:p>
          </table:table-cell>
          <table:table-cell/>
          <table:table-cell office:value-type="float" office:value="43.972" calcext:value-type="float">
            <text:p>43,972</text:p>
          </table:table-cell>
          <table:table-cell office:value-type="float" office:value="3.248655" calcext:value-type="float">
            <text:p>3,248655</text:p>
          </table:table-cell>
          <table:table-cell/>
          <table:table-cell office:value-type="float" office:value="425.4" calcext:value-type="float">
            <text:p>425,4</text:p>
          </table:table-cell>
          <table:table-cell office:value-type="float" office:value="369.044371" calcext:value-type="float">
            <text:p>369,044371</text:p>
          </table:table-cell>
          <table:table-cell table:number-columns-repeated="7"/>
        </table:table-row>
        <table:table-row table:style-name="ro1">
          <table:table-cell office:value-type="float" office:value="44.001" calcext:value-type="float">
            <text:p>44,001</text:p>
          </table:table-cell>
          <table:table-cell office:value-type="float" office:value="0.04357" calcext:value-type="float">
            <text:p>0,04357</text:p>
          </table:table-cell>
          <table:table-cell/>
          <table:table-cell office:value-type="float" office:value="56.923" calcext:value-type="float">
            <text:p>56,923</text:p>
          </table:table-cell>
          <table:table-cell office:value-type="float" office:value="3.211539" calcext:value-type="float">
            <text:p>3,211539</text:p>
          </table:table-cell>
          <table:table-cell/>
          <table:table-cell office:value-type="float" office:value="418.898" calcext:value-type="float">
            <text:p>418,898</text:p>
          </table:table-cell>
          <table:table-cell office:value-type="float" office:value="367.891412" calcext:value-type="float">
            <text:p>367,891412</text:p>
          </table:table-cell>
          <table:table-cell table:number-columns-repeated="7"/>
        </table:table-row>
        <table:table-row table:style-name="ro1">
          <table:table-cell office:value-type="float" office:value="350.64" calcext:value-type="float">
            <text:p>350,64</text:p>
          </table:table-cell>
          <table:table-cell office:value-type="float" office:value="0.043329" calcext:value-type="float">
            <text:p>0,043329</text:p>
          </table:table-cell>
          <table:table-cell/>
          <table:table-cell office:value-type="float" office:value="47.162" calcext:value-type="float">
            <text:p>47,162</text:p>
          </table:table-cell>
          <table:table-cell office:value-type="float" office:value="3.147452" calcext:value-type="float">
            <text:p>3,147452</text:p>
          </table:table-cell>
          <table:table-cell/>
          <table:table-cell office:value-type="float" office:value="434.33" calcext:value-type="float">
            <text:p>434,33</text:p>
          </table:table-cell>
          <table:table-cell office:value-type="float" office:value="367.497655" calcext:value-type="float">
            <text:p>367,497655</text:p>
          </table:table-cell>
          <table:table-cell table:number-columns-repeated="7"/>
        </table:table-row>
        <table:table-row table:style-name="ro1">
          <table:table-cell office:value-type="float" office:value="55.071" calcext:value-type="float">
            <text:p>55,071</text:p>
          </table:table-cell>
          <table:table-cell office:value-type="float" office:value="0.043272" calcext:value-type="float">
            <text:p>0,043272</text:p>
          </table:table-cell>
          <table:table-cell/>
          <table:table-cell office:value-type="float" office:value="50.608" calcext:value-type="float">
            <text:p>50,608</text:p>
          </table:table-cell>
          <table:table-cell office:value-type="float" office:value="3.146049" calcext:value-type="float">
            <text:p>3,146049</text:p>
          </table:table-cell>
          <table:table-cell/>
          <table:table-cell office:value-type="float" office:value="434.256" calcext:value-type="float">
            <text:p>434,256</text:p>
          </table:table-cell>
          <table:table-cell office:value-type="float" office:value="367.314077" calcext:value-type="float">
            <text:p>367,314077</text:p>
          </table:table-cell>
          <table:table-cell table:number-columns-repeated="7"/>
        </table:table-row>
        <table:table-row table:style-name="ro1">
          <table:table-cell office:value-type="float" office:value="55.77" calcext:value-type="float">
            <text:p>55,77</text:p>
          </table:table-cell>
          <table:table-cell office:value-type="float" office:value="0.043261" calcext:value-type="float">
            <text:p>0,043261</text:p>
          </table:table-cell>
          <table:table-cell/>
          <table:table-cell office:value-type="float" office:value="45.256" calcext:value-type="float">
            <text:p>45,256</text:p>
          </table:table-cell>
          <table:table-cell office:value-type="float" office:value="3.14497" calcext:value-type="float">
            <text:p>3,14497</text:p>
          </table:table-cell>
          <table:table-cell/>
          <table:table-cell office:value-type="float" office:value="415.524" calcext:value-type="float">
            <text:p>415,524</text:p>
          </table:table-cell>
          <table:table-cell office:value-type="float" office:value="366.958073" calcext:value-type="float">
            <text:p>366,958073</text:p>
          </table:table-cell>
          <table:table-cell table:number-columns-repeated="7"/>
        </table:table-row>
        <table:table-row table:style-name="ro1">
          <table:table-cell office:value-type="float" office:value="107.55" calcext:value-type="float">
            <text:p>107,55</text:p>
          </table:table-cell>
          <table:table-cell office:value-type="float" office:value="0.043167" calcext:value-type="float">
            <text:p>0,043167</text:p>
          </table:table-cell>
          <table:table-cell/>
          <table:table-cell office:value-type="float" office:value="53.415" calcext:value-type="float">
            <text:p>53,415</text:p>
          </table:table-cell>
          <table:table-cell office:value-type="float" office:value="3.116881" calcext:value-type="float">
            <text:p>3,116881</text:p>
          </table:table-cell>
          <table:table-cell/>
          <table:table-cell office:value-type="float" office:value="437.704" calcext:value-type="float">
            <text:p>437,704</text:p>
          </table:table-cell>
          <table:table-cell office:value-type="float" office:value="365.463118" calcext:value-type="float">
            <text:p>365,463118</text:p>
          </table:table-cell>
          <table:table-cell table:number-columns-repeated="7"/>
        </table:table-row>
        <table:table-row table:style-name="ro1">
          <table:table-cell office:value-type="float" office:value="41.125" calcext:value-type="float">
            <text:p>41,125</text:p>
          </table:table-cell>
          <table:table-cell office:value-type="float" office:value="0.042879" calcext:value-type="float">
            <text:p>0,042879</text:p>
          </table:table-cell>
          <table:table-cell/>
          <table:table-cell office:value-type="float" office:value="68.16" calcext:value-type="float">
            <text:p>68,16</text:p>
          </table:table-cell>
          <table:table-cell office:value-type="float" office:value="3.116323" calcext:value-type="float">
            <text:p>3,116323</text:p>
          </table:table-cell>
          <table:table-cell/>
          <table:table-cell office:value-type="float" office:value="420.499" calcext:value-type="float">
            <text:p>420,499</text:p>
          </table:table-cell>
          <table:table-cell office:value-type="float" office:value="365.402929" calcext:value-type="float">
            <text:p>365,402929</text:p>
          </table:table-cell>
          <table:table-cell table:number-columns-repeated="7"/>
        </table:table-row>
        <table:table-row table:style-name="ro1">
          <table:table-cell office:value-type="float" office:value="49.095" calcext:value-type="float">
            <text:p>49,095</text:p>
          </table:table-cell>
          <table:table-cell office:value-type="float" office:value="0.042816" calcext:value-type="float">
            <text:p>0,042816</text:p>
          </table:table-cell>
          <table:table-cell/>
          <table:table-cell office:value-type="float" office:value="43.457" calcext:value-type="float">
            <text:p>43,457</text:p>
          </table:table-cell>
          <table:table-cell office:value-type="float" office:value="3.111406" calcext:value-type="float">
            <text:p>3,111406</text:p>
          </table:table-cell>
          <table:table-cell/>
          <table:table-cell office:value-type="float" office:value="416.272" calcext:value-type="float">
            <text:p>416,272</text:p>
          </table:table-cell>
          <table:table-cell office:value-type="float" office:value="365.35631" calcext:value-type="float">
            <text:p>365,35631</text:p>
          </table:table-cell>
          <table:table-cell table:number-columns-repeated="7"/>
        </table:table-row>
        <table:table-row table:style-name="ro1">
          <table:table-cell office:value-type="float" office:value="45.951" calcext:value-type="float">
            <text:p>45,951</text:p>
          </table:table-cell>
          <table:table-cell office:value-type="float" office:value="0.042778" calcext:value-type="float">
            <text:p>0,042778</text:p>
          </table:table-cell>
          <table:table-cell/>
          <table:table-cell office:value-type="float" office:value="52.796" calcext:value-type="float">
            <text:p>52,796</text:p>
          </table:table-cell>
          <table:table-cell office:value-type="float" office:value="3.104661" calcext:value-type="float">
            <text:p>3,104661</text:p>
          </table:table-cell>
          <table:table-cell/>
          <table:table-cell office:value-type="float" office:value="416.034" calcext:value-type="float">
            <text:p>416,034</text:p>
          </table:table-cell>
          <table:table-cell office:value-type="float" office:value="363.748665" calcext:value-type="float">
            <text:p>363,748665</text:p>
          </table:table-cell>
          <table:table-cell table:number-columns-repeated="7"/>
        </table:table-row>
        <table:table-row table:style-name="ro1">
          <table:table-cell office:value-type="float" office:value="40.054" calcext:value-type="float">
            <text:p>40,054</text:p>
          </table:table-cell>
          <table:table-cell office:value-type="float" office:value="0.042641" calcext:value-type="float">
            <text:p>0,042641</text:p>
          </table:table-cell>
          <table:table-cell/>
          <table:table-cell office:value-type="float" office:value="53.349" calcext:value-type="float">
            <text:p>53,349</text:p>
          </table:table-cell>
          <table:table-cell office:value-type="float" office:value="3.067815" calcext:value-type="float">
            <text:p>3,067815</text:p>
          </table:table-cell>
          <table:table-cell/>
          <table:table-cell office:value-type="float" office:value="417.645" calcext:value-type="float">
            <text:p>417,645</text:p>
          </table:table-cell>
          <table:table-cell office:value-type="float" office:value="362.918935" calcext:value-type="float">
            <text:p>362,918935</text:p>
          </table:table-cell>
          <table:table-cell table:number-columns-repeated="7"/>
        </table:table-row>
        <table:table-row table:style-name="ro1">
          <table:table-cell office:value-type="float" office:value="57.389" calcext:value-type="float">
            <text:p>57,389</text:p>
          </table:table-cell>
          <table:table-cell office:value-type="float" office:value="0.042586" calcext:value-type="float">
            <text:p>0,042586</text:p>
          </table:table-cell>
          <table:table-cell/>
          <table:table-cell office:value-type="float" office:value="60.642" calcext:value-type="float">
            <text:p>60,642</text:p>
          </table:table-cell>
          <table:table-cell office:value-type="float" office:value="3.065512" calcext:value-type="float">
            <text:p>3,065512</text:p>
          </table:table-cell>
          <table:table-cell/>
          <table:table-cell office:value-type="float" office:value="412.631" calcext:value-type="float">
            <text:p>412,631</text:p>
          </table:table-cell>
          <table:table-cell office:value-type="float" office:value="362.279494" calcext:value-type="float">
            <text:p>362,279494</text:p>
          </table:table-cell>
          <table:table-cell table:number-columns-repeated="7"/>
        </table:table-row>
        <table:table-row table:style-name="ro1">
          <table:table-cell office:value-type="float" office:value="44.42" calcext:value-type="float">
            <text:p>44,42</text:p>
          </table:table-cell>
          <table:table-cell office:value-type="float" office:value="0.042507" calcext:value-type="float">
            <text:p>0,042507</text:p>
          </table:table-cell>
          <table:table-cell/>
          <table:table-cell office:value-type="float" office:value="44.164" calcext:value-type="float">
            <text:p>44,164</text:p>
          </table:table-cell>
          <table:table-cell office:value-type="float" office:value="3.065109" calcext:value-type="float">
            <text:p>3,065109</text:p>
          </table:table-cell>
          <table:table-cell/>
          <table:table-cell office:value-type="float" office:value="414.594" calcext:value-type="float">
            <text:p>414,594</text:p>
          </table:table-cell>
          <table:table-cell office:value-type="float" office:value="362.217725" calcext:value-type="float">
            <text:p>362,217725</text:p>
          </table:table-cell>
          <table:table-cell table:number-columns-repeated="7"/>
        </table:table-row>
        <table:table-row table:style-name="ro1">
          <table:table-cell office:value-type="float" office:value="40.808" calcext:value-type="float">
            <text:p>40,808</text:p>
          </table:table-cell>
          <table:table-cell office:value-type="float" office:value="0.042479" calcext:value-type="float">
            <text:p>0,042479</text:p>
          </table:table-cell>
          <table:table-cell/>
          <table:table-cell office:value-type="float" office:value="86.58" calcext:value-type="float">
            <text:p>86,58</text:p>
          </table:table-cell>
          <table:table-cell office:value-type="float" office:value="3.059255" calcext:value-type="float">
            <text:p>3,059255</text:p>
          </table:table-cell>
          <table:table-cell/>
          <table:table-cell office:value-type="float" office:value="415.161" calcext:value-type="float">
            <text:p>415,161</text:p>
          </table:table-cell>
          <table:table-cell office:value-type="float" office:value="362.207182" calcext:value-type="float">
            <text:p>362,207182</text:p>
          </table:table-cell>
          <table:table-cell table:number-columns-repeated="7"/>
        </table:table-row>
        <table:table-row table:style-name="ro1">
          <table:table-cell office:value-type="float" office:value="39.267" calcext:value-type="float">
            <text:p>39,267</text:p>
          </table:table-cell>
          <table:table-cell office:value-type="float" office:value="0.042448" calcext:value-type="float">
            <text:p>0,042448</text:p>
          </table:table-cell>
          <table:table-cell/>
          <table:table-cell office:value-type="float" office:value="63.327" calcext:value-type="float">
            <text:p>63,327</text:p>
          </table:table-cell>
          <table:table-cell office:value-type="float" office:value="3.036274" calcext:value-type="float">
            <text:p>3,036274</text:p>
          </table:table-cell>
          <table:table-cell/>
          <table:table-cell office:value-type="float" office:value="414.592" calcext:value-type="float">
            <text:p>414,592</text:p>
          </table:table-cell>
          <table:table-cell office:value-type="float" office:value="361.26976" calcext:value-type="float">
            <text:p>361,26976</text:p>
          </table:table-cell>
          <table:table-cell table:number-columns-repeated="7"/>
        </table:table-row>
        <table:table-row table:style-name="ro1">
          <table:table-cell office:value-type="float" office:value="49.679" calcext:value-type="float">
            <text:p>49,679</text:p>
          </table:table-cell>
          <table:table-cell office:value-type="float" office:value="0.042438" calcext:value-type="float">
            <text:p>0,042438</text:p>
          </table:table-cell>
          <table:table-cell/>
          <table:table-cell office:value-type="float" office:value="43.424" calcext:value-type="float">
            <text:p>43,424</text:p>
          </table:table-cell>
          <table:table-cell office:value-type="float" office:value="3.021107" calcext:value-type="float">
            <text:p>3,021107</text:p>
          </table:table-cell>
          <table:table-cell/>
          <table:table-cell office:value-type="float" office:value="662.897" calcext:value-type="float">
            <text:p>662,897</text:p>
          </table:table-cell>
          <table:table-cell office:value-type="float" office:value="360.849766" calcext:value-type="float">
            <text:p>360,849766</text:p>
          </table:table-cell>
          <table:table-cell table:number-columns-repeated="7"/>
        </table:table-row>
        <table:table-row table:style-name="ro1">
          <table:table-cell office:value-type="float" office:value="48.989" calcext:value-type="float">
            <text:p>48,989</text:p>
          </table:table-cell>
          <table:table-cell office:value-type="float" office:value="0.042422" calcext:value-type="float">
            <text:p>0,042422</text:p>
          </table:table-cell>
          <table:table-cell/>
          <table:table-cell office:value-type="float" office:value="45.341" calcext:value-type="float">
            <text:p>45,341</text:p>
          </table:table-cell>
          <table:table-cell office:value-type="float" office:value="2.988495" calcext:value-type="float">
            <text:p>2,988495</text:p>
          </table:table-cell>
          <table:table-cell/>
          <table:table-cell office:value-type="float" office:value="416.473" calcext:value-type="float">
            <text:p>416,473</text:p>
          </table:table-cell>
          <table:table-cell office:value-type="float" office:value="360.671974" calcext:value-type="float">
            <text:p>360,671974</text:p>
          </table:table-cell>
          <table:table-cell table:number-columns-repeated="7"/>
        </table:table-row>
        <table:table-row table:style-name="ro1">
          <table:table-cell office:value-type="float" office:value="54.722" calcext:value-type="float">
            <text:p>54,722</text:p>
          </table:table-cell>
          <table:table-cell office:value-type="float" office:value="0.042227" calcext:value-type="float">
            <text:p>0,042227</text:p>
          </table:table-cell>
          <table:table-cell/>
          <table:table-cell office:value-type="float" office:value="44.416" calcext:value-type="float">
            <text:p>44,416</text:p>
          </table:table-cell>
          <table:table-cell office:value-type="float" office:value="2.973536" calcext:value-type="float">
            <text:p>2,973536</text:p>
          </table:table-cell>
          <table:table-cell/>
          <table:table-cell office:value-type="float" office:value="413.469" calcext:value-type="float">
            <text:p>413,469</text:p>
          </table:table-cell>
          <table:table-cell office:value-type="float" office:value="360.467854" calcext:value-type="float">
            <text:p>360,467854</text:p>
          </table:table-cell>
          <table:table-cell table:number-columns-repeated="7"/>
        </table:table-row>
        <table:table-row table:style-name="ro1">
          <table:table-cell office:value-type="float" office:value="44.497" calcext:value-type="float">
            <text:p>44,497</text:p>
          </table:table-cell>
          <table:table-cell office:value-type="float" office:value="0.04211" calcext:value-type="float">
            <text:p>0,04211</text:p>
          </table:table-cell>
          <table:table-cell/>
          <table:table-cell office:value-type="float" office:value="43.045" calcext:value-type="float">
            <text:p>43,045</text:p>
          </table:table-cell>
          <table:table-cell office:value-type="float" office:value="2.960631" calcext:value-type="float">
            <text:p>2,960631</text:p>
          </table:table-cell>
          <table:table-cell/>
          <table:table-cell office:value-type="float" office:value="642.7" calcext:value-type="float">
            <text:p>642,7</text:p>
          </table:table-cell>
          <table:table-cell office:value-type="float" office:value="360.160338" calcext:value-type="float">
            <text:p>360,160338</text:p>
          </table:table-cell>
          <table:table-cell table:number-columns-repeated="7"/>
        </table:table-row>
        <table:table-row table:style-name="ro1">
          <table:table-cell office:value-type="float" office:value="39.097" calcext:value-type="float">
            <text:p>39,097</text:p>
          </table:table-cell>
          <table:table-cell office:value-type="float" office:value="0.042087" calcext:value-type="float">
            <text:p>0,042087</text:p>
          </table:table-cell>
          <table:table-cell/>
          <table:table-cell office:value-type="float" office:value="47.304" calcext:value-type="float">
            <text:p>47,304</text:p>
          </table:table-cell>
          <table:table-cell office:value-type="float" office:value="2.957904" calcext:value-type="float">
            <text:p>2,957904</text:p>
          </table:table-cell>
          <table:table-cell/>
          <table:table-cell office:value-type="float" office:value="412.995" calcext:value-type="float">
            <text:p>412,995</text:p>
          </table:table-cell>
          <table:table-cell office:value-type="float" office:value="360.022461" calcext:value-type="float">
            <text:p>360,022461</text:p>
          </table:table-cell>
          <table:table-cell table:number-columns-repeated="7"/>
        </table:table-row>
        <table:table-row table:style-name="ro1">
          <table:table-cell office:value-type="float" office:value="50.099" calcext:value-type="float">
            <text:p>50,099</text:p>
          </table:table-cell>
          <table:table-cell office:value-type="float" office:value="0.041983" calcext:value-type="float">
            <text:p>0,041983</text:p>
          </table:table-cell>
          <table:table-cell/>
          <table:table-cell office:value-type="float" office:value="816.496" calcext:value-type="float">
            <text:p>816,496</text:p>
          </table:table-cell>
          <table:table-cell office:value-type="float" office:value="2.94454" calcext:value-type="float">
            <text:p>2,94454</text:p>
          </table:table-cell>
          <table:table-cell/>
          <table:table-cell office:value-type="float" office:value="410.864" calcext:value-type="float">
            <text:p>410,864</text:p>
          </table:table-cell>
          <table:table-cell office:value-type="float" office:value="359.020458" calcext:value-type="float">
            <text:p>359,020458</text:p>
          </table:table-cell>
          <table:table-cell table:number-columns-repeated="7"/>
        </table:table-row>
        <table:table-row table:style-name="ro1">
          <table:table-cell office:value-type="float" office:value="59.285" calcext:value-type="float">
            <text:p>59,285</text:p>
          </table:table-cell>
          <table:table-cell office:value-type="float" office:value="0.041972" calcext:value-type="float">
            <text:p>0,041972</text:p>
          </table:table-cell>
          <table:table-cell/>
          <table:table-cell office:value-type="float" office:value="283.262" calcext:value-type="float">
            <text:p>283,262</text:p>
          </table:table-cell>
          <table:table-cell office:value-type="float" office:value="2.942983" calcext:value-type="float">
            <text:p>2,942983</text:p>
          </table:table-cell>
          <table:table-cell/>
          <table:table-cell office:value-type="float" office:value="411.149" calcext:value-type="float">
            <text:p>411,149</text:p>
          </table:table-cell>
          <table:table-cell office:value-type="float" office:value="358.820851" calcext:value-type="float">
            <text:p>358,820851</text:p>
          </table:table-cell>
          <table:table-cell table:number-columns-repeated="7"/>
        </table:table-row>
        <table:table-row table:style-name="ro1">
          <table:table-cell office:value-type="float" office:value="42.034" calcext:value-type="float">
            <text:p>42,034</text:p>
          </table:table-cell>
          <table:table-cell office:value-type="float" office:value="0.041857" calcext:value-type="float">
            <text:p>0,041857</text:p>
          </table:table-cell>
          <table:table-cell/>
          <table:table-cell office:value-type="float" office:value="46.239" calcext:value-type="float">
            <text:p>46,239</text:p>
          </table:table-cell>
          <table:table-cell office:value-type="float" office:value="2.939133" calcext:value-type="float">
            <text:p>2,939133</text:p>
          </table:table-cell>
          <table:table-cell/>
          <table:table-cell office:value-type="float" office:value="441.982" calcext:value-type="float">
            <text:p>441,982</text:p>
          </table:table-cell>
          <table:table-cell office:value-type="float" office:value="358.508978" calcext:value-type="float">
            <text:p>358,508978</text:p>
          </table:table-cell>
          <table:table-cell table:number-columns-repeated="7"/>
        </table:table-row>
        <table:table-row table:style-name="ro1">
          <table:table-cell office:value-type="float" office:value="64.822" calcext:value-type="float">
            <text:p>64,822</text:p>
          </table:table-cell>
          <table:table-cell office:value-type="float" office:value="0.041779" calcext:value-type="float">
            <text:p>0,041779</text:p>
          </table:table-cell>
          <table:table-cell/>
          <table:table-cell office:value-type="float" office:value="52.529" calcext:value-type="float">
            <text:p>52,529</text:p>
          </table:table-cell>
          <table:table-cell office:value-type="float" office:value="2.924466" calcext:value-type="float">
            <text:p>2,924466</text:p>
          </table:table-cell>
          <table:table-cell/>
          <table:table-cell office:value-type="float" office:value="422.727" calcext:value-type="float">
            <text:p>422,727</text:p>
          </table:table-cell>
          <table:table-cell office:value-type="float" office:value="358.435716" calcext:value-type="float">
            <text:p>358,435716</text:p>
          </table:table-cell>
          <table:table-cell table:number-columns-repeated="7"/>
        </table:table-row>
        <table:table-row table:style-name="ro1">
          <table:table-cell office:value-type="float" office:value="51.921" calcext:value-type="float">
            <text:p>51,921</text:p>
          </table:table-cell>
          <table:table-cell office:value-type="float" office:value="0.041498" calcext:value-type="float">
            <text:p>0,041498</text:p>
          </table:table-cell>
          <table:table-cell/>
          <table:table-cell office:value-type="float" office:value="60.975" calcext:value-type="float">
            <text:p>60,975</text:p>
          </table:table-cell>
          <table:table-cell office:value-type="float" office:value="2.909909" calcext:value-type="float">
            <text:p>2,909909</text:p>
          </table:table-cell>
          <table:table-cell/>
          <table:table-cell office:value-type="float" office:value="411.688" calcext:value-type="float">
            <text:p>411,688</text:p>
          </table:table-cell>
          <table:table-cell office:value-type="float" office:value="358.246258" calcext:value-type="float">
            <text:p>358,246258</text:p>
          </table:table-cell>
          <table:table-cell table:number-columns-repeated="7"/>
        </table:table-row>
        <table:table-row table:style-name="ro1">
          <table:table-cell office:value-type="float" office:value="59.039" calcext:value-type="float">
            <text:p>59,039</text:p>
          </table:table-cell>
          <table:table-cell office:value-type="float" office:value="0.041209" calcext:value-type="float">
            <text:p>0,041209</text:p>
          </table:table-cell>
          <table:table-cell/>
          <table:table-cell office:value-type="float" office:value="317.844" calcext:value-type="float">
            <text:p>317,844</text:p>
          </table:table-cell>
          <table:table-cell office:value-type="float" office:value="2.897858" calcext:value-type="float">
            <text:p>2,897858</text:p>
          </table:table-cell>
          <table:table-cell/>
          <table:table-cell office:value-type="float" office:value="412.598" calcext:value-type="float">
            <text:p>412,598</text:p>
          </table:table-cell>
          <table:table-cell office:value-type="float" office:value="357.800341" calcext:value-type="float">
            <text:p>357,800341</text:p>
          </table:table-cell>
          <table:table-cell table:number-columns-repeated="7"/>
        </table:table-row>
        <table:table-row table:style-name="ro1">
          <table:table-cell office:value-type="float" office:value="44.3" calcext:value-type="float">
            <text:p>44,3</text:p>
          </table:table-cell>
          <table:table-cell office:value-type="float" office:value="0.04113" calcext:value-type="float">
            <text:p>0,04113</text:p>
          </table:table-cell>
          <table:table-cell/>
          <table:table-cell office:value-type="float" office:value="44.758" calcext:value-type="float">
            <text:p>44,758</text:p>
          </table:table-cell>
          <table:table-cell office:value-type="float" office:value="2.893518" calcext:value-type="float">
            <text:p>2,893518</text:p>
          </table:table-cell>
          <table:table-cell/>
          <table:table-cell office:value-type="float" office:value="409.205" calcext:value-type="float">
            <text:p>409,205</text:p>
          </table:table-cell>
          <table:table-cell office:value-type="float" office:value="357.415463" calcext:value-type="float">
            <text:p>357,415463</text:p>
          </table:table-cell>
          <table:table-cell table:number-columns-repeated="7"/>
        </table:table-row>
        <table:table-row table:style-name="ro1">
          <table:table-cell office:value-type="float" office:value="58.825" calcext:value-type="float">
            <text:p>58,825</text:p>
          </table:table-cell>
          <table:table-cell office:value-type="float" office:value="0.040791" calcext:value-type="float">
            <text:p>0,040791</text:p>
          </table:table-cell>
          <table:table-cell/>
          <table:table-cell office:value-type="float" office:value="47.468" calcext:value-type="float">
            <text:p>47,468</text:p>
          </table:table-cell>
          <table:table-cell office:value-type="float" office:value="2.878529" calcext:value-type="float">
            <text:p>2,878529</text:p>
          </table:table-cell>
          <table:table-cell/>
          <table:table-cell office:value-type="float" office:value="418.697" calcext:value-type="float">
            <text:p>418,697</text:p>
          </table:table-cell>
          <table:table-cell office:value-type="float" office:value="357.344267" calcext:value-type="float">
            <text:p>357,344267</text:p>
          </table:table-cell>
          <table:table-cell table:number-columns-repeated="7"/>
        </table:table-row>
        <table:table-row table:style-name="ro1">
          <table:table-cell office:value-type="float" office:value="44.161" calcext:value-type="float">
            <text:p>44,161</text:p>
          </table:table-cell>
          <table:table-cell office:value-type="float" office:value="0.040705" calcext:value-type="float">
            <text:p>0,040705</text:p>
          </table:table-cell>
          <table:table-cell/>
          <table:table-cell office:value-type="float" office:value="44.867" calcext:value-type="float">
            <text:p>44,867</text:p>
          </table:table-cell>
          <table:table-cell office:value-type="float" office:value="2.87433" calcext:value-type="float">
            <text:p>2,87433</text:p>
          </table:table-cell>
          <table:table-cell/>
          <table:table-cell office:value-type="float" office:value="406.45" calcext:value-type="float">
            <text:p>406,45</text:p>
          </table:table-cell>
          <table:table-cell office:value-type="float" office:value="357.25854" calcext:value-type="float">
            <text:p>357,25854</text:p>
          </table:table-cell>
          <table:table-cell table:number-columns-repeated="7"/>
        </table:table-row>
        <table:table-row table:style-name="ro1">
          <table:table-cell office:value-type="float" office:value="57.984" calcext:value-type="float">
            <text:p>57,984</text:p>
          </table:table-cell>
          <table:table-cell office:value-type="float" office:value="0.040571" calcext:value-type="float">
            <text:p>0,040571</text:p>
          </table:table-cell>
          <table:table-cell/>
          <table:table-cell office:value-type="float" office:value="54.054" calcext:value-type="float">
            <text:p>54,054</text:p>
          </table:table-cell>
          <table:table-cell office:value-type="float" office:value="2.873185" calcext:value-type="float">
            <text:p>2,873185</text:p>
          </table:table-cell>
          <table:table-cell/>
          <table:table-cell office:value-type="float" office:value="406.058" calcext:value-type="float">
            <text:p>406,058</text:p>
          </table:table-cell>
          <table:table-cell office:value-type="float" office:value="355.855419" calcext:value-type="float">
            <text:p>355,855419</text:p>
          </table:table-cell>
          <table:table-cell table:number-columns-repeated="7"/>
        </table:table-row>
        <table:table-row table:style-name="ro1">
          <table:table-cell office:value-type="float" office:value="43.608" calcext:value-type="float">
            <text:p>43,608</text:p>
          </table:table-cell>
          <table:table-cell office:value-type="float" office:value="0.040483" calcext:value-type="float">
            <text:p>0,040483</text:p>
          </table:table-cell>
          <table:table-cell/>
          <table:table-cell office:value-type="float" office:value="43.863" calcext:value-type="float">
            <text:p>43,863</text:p>
          </table:table-cell>
          <table:table-cell office:value-type="float" office:value="2.86564" calcext:value-type="float">
            <text:p>2,86564</text:p>
          </table:table-cell>
          <table:table-cell/>
          <table:table-cell office:value-type="float" office:value="412.424" calcext:value-type="float">
            <text:p>412,424</text:p>
          </table:table-cell>
          <table:table-cell office:value-type="float" office:value="355.753657" calcext:value-type="float">
            <text:p>355,753657</text:p>
          </table:table-cell>
          <table:table-cell table:number-columns-repeated="7"/>
        </table:table-row>
        <table:table-row table:style-name="ro1">
          <table:table-cell office:value-type="float" office:value="71.899" calcext:value-type="float">
            <text:p>71,899</text:p>
          </table:table-cell>
          <table:table-cell office:value-type="float" office:value="0.040449" calcext:value-type="float">
            <text:p>0,040449</text:p>
          </table:table-cell>
          <table:table-cell/>
          <table:table-cell office:value-type="float" office:value="45.499" calcext:value-type="float">
            <text:p>45,499</text:p>
          </table:table-cell>
          <table:table-cell office:value-type="float" office:value="2.860426" calcext:value-type="float">
            <text:p>2,860426</text:p>
          </table:table-cell>
          <table:table-cell/>
          <table:table-cell office:value-type="float" office:value="409.787" calcext:value-type="float">
            <text:p>409,787</text:p>
          </table:table-cell>
          <table:table-cell office:value-type="float" office:value="355.405343" calcext:value-type="float">
            <text:p>355,405343</text:p>
          </table:table-cell>
          <table:table-cell table:number-columns-repeated="7"/>
        </table:table-row>
        <table:table-row table:style-name="ro1">
          <table:table-cell office:value-type="float" office:value="52.625" calcext:value-type="float">
            <text:p>52,625</text:p>
          </table:table-cell>
          <table:table-cell office:value-type="float" office:value="0.040411" calcext:value-type="float">
            <text:p>0,040411</text:p>
          </table:table-cell>
          <table:table-cell/>
          <table:table-cell office:value-type="float" office:value="42.855" calcext:value-type="float">
            <text:p>42,855</text:p>
          </table:table-cell>
          <table:table-cell office:value-type="float" office:value="2.859496" calcext:value-type="float">
            <text:p>2,859496</text:p>
          </table:table-cell>
          <table:table-cell/>
          <table:table-cell office:value-type="float" office:value="501.647" calcext:value-type="float">
            <text:p>501,647</text:p>
          </table:table-cell>
          <table:table-cell office:value-type="float" office:value="355.367962" calcext:value-type="float">
            <text:p>355,367962</text:p>
          </table:table-cell>
          <table:table-cell table:number-columns-repeated="7"/>
        </table:table-row>
        <table:table-row table:style-name="ro1">
          <table:table-cell office:value-type="float" office:value="50.187" calcext:value-type="float">
            <text:p>50,187</text:p>
          </table:table-cell>
          <table:table-cell office:value-type="float" office:value="0.04002" calcext:value-type="float">
            <text:p>0,04002</text:p>
          </table:table-cell>
          <table:table-cell/>
          <table:table-cell office:value-type="float" office:value="55.004" calcext:value-type="float">
            <text:p>55,004</text:p>
          </table:table-cell>
          <table:table-cell office:value-type="float" office:value="2.851892" calcext:value-type="float">
            <text:p>2,851892</text:p>
          </table:table-cell>
          <table:table-cell/>
          <table:table-cell office:value-type="float" office:value="408.826" calcext:value-type="float">
            <text:p>408,826</text:p>
          </table:table-cell>
          <table:table-cell office:value-type="float" office:value="354.967254" calcext:value-type="float">
            <text:p>354,967254</text:p>
          </table:table-cell>
          <table:table-cell table:number-columns-repeated="7"/>
        </table:table-row>
        <table:table-row table:style-name="ro1">
          <table:table-cell office:value-type="float" office:value="75.367" calcext:value-type="float">
            <text:p>75,367</text:p>
          </table:table-cell>
          <table:table-cell office:value-type="float" office:value="0.039565" calcext:value-type="float">
            <text:p>0,039565</text:p>
          </table:table-cell>
          <table:table-cell/>
          <table:table-cell office:value-type="float" office:value="46.468" calcext:value-type="float">
            <text:p>46,468</text:p>
          </table:table-cell>
          <table:table-cell office:value-type="float" office:value="2.849288" calcext:value-type="float">
            <text:p>2,849288</text:p>
          </table:table-cell>
          <table:table-cell/>
          <table:table-cell office:value-type="float" office:value="404.903" calcext:value-type="float">
            <text:p>404,903</text:p>
          </table:table-cell>
          <table:table-cell office:value-type="float" office:value="354.574753" calcext:value-type="float">
            <text:p>354,574753</text:p>
          </table:table-cell>
          <table:table-cell table:number-columns-repeated="7"/>
        </table:table-row>
        <table:table-row table:style-name="ro1">
          <table:table-cell office:value-type="float" office:value="45.13" calcext:value-type="float">
            <text:p>45,13</text:p>
          </table:table-cell>
          <table:table-cell office:value-type="float" office:value="0.039207" calcext:value-type="float">
            <text:p>0,039207</text:p>
          </table:table-cell>
          <table:table-cell/>
          <table:table-cell office:value-type="float" office:value="42.464" calcext:value-type="float">
            <text:p>42,464</text:p>
          </table:table-cell>
          <table:table-cell office:value-type="float" office:value="2.845045" calcext:value-type="float">
            <text:p>2,845045</text:p>
          </table:table-cell>
          <table:table-cell/>
          <table:table-cell office:value-type="float" office:value="432.013" calcext:value-type="float">
            <text:p>432,013</text:p>
          </table:table-cell>
          <table:table-cell office:value-type="float" office:value="354.40021" calcext:value-type="float">
            <text:p>354,40021</text:p>
          </table:table-cell>
          <table:table-cell table:number-columns-repeated="7"/>
        </table:table-row>
        <table:table-row table:style-name="ro1">
          <table:table-cell office:value-type="float" office:value="45.185" calcext:value-type="float">
            <text:p>45,185</text:p>
          </table:table-cell>
          <table:table-cell office:value-type="float" office:value="0.039159" calcext:value-type="float">
            <text:p>0,039159</text:p>
          </table:table-cell>
          <table:table-cell/>
          <table:table-cell office:value-type="float" office:value="66.248" calcext:value-type="float">
            <text:p>66,248</text:p>
          </table:table-cell>
          <table:table-cell office:value-type="float" office:value="2.843046" calcext:value-type="float">
            <text:p>2,843046</text:p>
          </table:table-cell>
          <table:table-cell/>
          <table:table-cell office:value-type="float" office:value="407.705" calcext:value-type="float">
            <text:p>407,705</text:p>
          </table:table-cell>
          <table:table-cell office:value-type="float" office:value="354.188473" calcext:value-type="float">
            <text:p>354,188473</text:p>
          </table:table-cell>
          <table:table-cell table:number-columns-repeated="7"/>
        </table:table-row>
        <table:table-row table:style-name="ro1">
          <table:table-cell office:value-type="float" office:value="44.58" calcext:value-type="float">
            <text:p>44,58</text:p>
          </table:table-cell>
          <table:table-cell office:value-type="float" office:value="0.039006" calcext:value-type="float">
            <text:p>0,039006</text:p>
          </table:table-cell>
          <table:table-cell/>
          <table:table-cell office:value-type="float" office:value="43.612" calcext:value-type="float">
            <text:p>43,612</text:p>
          </table:table-cell>
          <table:table-cell office:value-type="float" office:value="2.841892" calcext:value-type="float">
            <text:p>2,841892</text:p>
          </table:table-cell>
          <table:table-cell/>
          <table:table-cell office:value-type="float" office:value="404.539" calcext:value-type="float">
            <text:p>404,539</text:p>
          </table:table-cell>
          <table:table-cell office:value-type="float" office:value="353.673704" calcext:value-type="float">
            <text:p>353,67370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37753" calcext:value-type="float">
            <text:p>0,037753</text:p>
          </table:table-cell>
          <table:table-cell/>
          <table:table-cell office:value-type="float" office:value="551.452" calcext:value-type="float">
            <text:p>551,452</text:p>
          </table:table-cell>
          <table:table-cell office:value-type="float" office:value="2.840379" calcext:value-type="float">
            <text:p>2,840379</text:p>
          </table:table-cell>
          <table:table-cell/>
          <table:table-cell office:value-type="float" office:value="529.196" calcext:value-type="float">
            <text:p>529,196</text:p>
          </table:table-cell>
          <table:table-cell office:value-type="float" office:value="353.587647" calcext:value-type="float">
            <text:p>353,587647</text:p>
          </table:table-cell>
          <table:table-cell table:number-columns-repeated="7"/>
        </table:table-row>
        <table:table-row table:style-name="ro1">
          <table:table-cell office:value-type="float" office:value="48.285" calcext:value-type="float">
            <text:p>48,285</text:p>
          </table:table-cell>
          <table:table-cell office:value-type="float" office:value="0.037655" calcext:value-type="float">
            <text:p>0,037655</text:p>
          </table:table-cell>
          <table:table-cell/>
          <table:table-cell office:value-type="float" office:value="46.067" calcext:value-type="float">
            <text:p>46,067</text:p>
          </table:table-cell>
          <table:table-cell office:value-type="float" office:value="2.835366" calcext:value-type="float">
            <text:p>2,835366</text:p>
          </table:table-cell>
          <table:table-cell/>
          <table:table-cell office:value-type="float" office:value="411.321" calcext:value-type="float">
            <text:p>411,321</text:p>
          </table:table-cell>
          <table:table-cell office:value-type="float" office:value="353.392229" calcext:value-type="float">
            <text:p>353,392229</text:p>
          </table:table-cell>
          <table:table-cell table:number-columns-repeated="7"/>
        </table:table-row>
        <table:table-row table:style-name="ro1">
          <table:table-cell office:value-type="float" office:value="212.154" calcext:value-type="float">
            <text:p>212,154</text:p>
          </table:table-cell>
          <table:table-cell office:value-type="float" office:value="0.037186" calcext:value-type="float">
            <text:p>0,037186</text:p>
          </table:table-cell>
          <table:table-cell/>
          <table:table-cell office:value-type="float" office:value="308.654" calcext:value-type="float">
            <text:p>308,654</text:p>
          </table:table-cell>
          <table:table-cell office:value-type="float" office:value="2.830795" calcext:value-type="float">
            <text:p>2,830795</text:p>
          </table:table-cell>
          <table:table-cell/>
          <table:table-cell office:value-type="float" office:value="404.051" calcext:value-type="float">
            <text:p>404,051</text:p>
          </table:table-cell>
          <table:table-cell office:value-type="float" office:value="353.035498" calcext:value-type="float">
            <text:p>353,035498</text:p>
          </table:table-cell>
          <table:table-cell table:number-columns-repeated="7"/>
        </table:table-row>
        <table:table-row table:style-name="ro1">
          <table:table-cell office:value-type="float" office:value="61.214" calcext:value-type="float">
            <text:p>61,214</text:p>
          </table:table-cell>
          <table:table-cell office:value-type="float" office:value="0.037048" calcext:value-type="float">
            <text:p>0,037048</text:p>
          </table:table-cell>
          <table:table-cell/>
          <table:table-cell office:value-type="float" office:value="53.935" calcext:value-type="float">
            <text:p>53,935</text:p>
          </table:table-cell>
          <table:table-cell office:value-type="float" office:value="2.825722" calcext:value-type="float">
            <text:p>2,825722</text:p>
          </table:table-cell>
          <table:table-cell/>
          <table:table-cell office:value-type="float" office:value="402.589" calcext:value-type="float">
            <text:p>402,589</text:p>
          </table:table-cell>
          <table:table-cell office:value-type="float" office:value="352.513871" calcext:value-type="float">
            <text:p>352,513871</text:p>
          </table:table-cell>
          <table:table-cell table:number-columns-repeated="7"/>
        </table:table-row>
        <table:table-row table:style-name="ro1">
          <table:table-cell office:value-type="float" office:value="51.425" calcext:value-type="float">
            <text:p>51,425</text:p>
          </table:table-cell>
          <table:table-cell office:value-type="float" office:value="0.036926" calcext:value-type="float">
            <text:p>0,036926</text:p>
          </table:table-cell>
          <table:table-cell/>
          <table:table-cell office:value-type="float" office:value="43.421" calcext:value-type="float">
            <text:p>43,421</text:p>
          </table:table-cell>
          <table:table-cell office:value-type="float" office:value="2.808934" calcext:value-type="float">
            <text:p>2,808934</text:p>
          </table:table-cell>
          <table:table-cell/>
          <table:table-cell office:value-type="float" office:value="522.362" calcext:value-type="float">
            <text:p>522,362</text:p>
          </table:table-cell>
          <table:table-cell office:value-type="float" office:value="352.399865" calcext:value-type="float">
            <text:p>352,399865</text:p>
          </table:table-cell>
          <table:table-cell table:number-columns-repeated="7"/>
        </table:table-row>
        <table:table-row table:style-name="ro1">
          <table:table-cell office:value-type="float" office:value="45.275" calcext:value-type="float">
            <text:p>45,275</text:p>
          </table:table-cell>
          <table:table-cell office:value-type="float" office:value="0.036827" calcext:value-type="float">
            <text:p>0,036827</text:p>
          </table:table-cell>
          <table:table-cell/>
          <table:table-cell office:value-type="float" office:value="43.816" calcext:value-type="float">
            <text:p>43,816</text:p>
          </table:table-cell>
          <table:table-cell office:value-type="float" office:value="2.806622" calcext:value-type="float">
            <text:p>2,806622</text:p>
          </table:table-cell>
          <table:table-cell/>
          <table:table-cell office:value-type="float" office:value="444.818" calcext:value-type="float">
            <text:p>444,818</text:p>
          </table:table-cell>
          <table:table-cell office:value-type="float" office:value="352.183195" calcext:value-type="float">
            <text:p>352,183195</text:p>
          </table:table-cell>
          <table:table-cell table:number-columns-repeated="7"/>
        </table:table-row>
        <table:table-row table:style-name="ro1">
          <table:table-cell office:value-type="float" office:value="47.869" calcext:value-type="float">
            <text:p>47,869</text:p>
          </table:table-cell>
          <table:table-cell office:value-type="float" office:value="0.036567" calcext:value-type="float">
            <text:p>0,036567</text:p>
          </table:table-cell>
          <table:table-cell/>
          <table:table-cell office:value-type="float" office:value="42.302" calcext:value-type="float">
            <text:p>42,302</text:p>
          </table:table-cell>
          <table:table-cell office:value-type="float" office:value="2.803013" calcext:value-type="float">
            <text:p>2,803013</text:p>
          </table:table-cell>
          <table:table-cell/>
          <table:table-cell office:value-type="float" office:value="641.462" calcext:value-type="float">
            <text:p>641,462</text:p>
          </table:table-cell>
          <table:table-cell office:value-type="float" office:value="352.143124" calcext:value-type="float">
            <text:p>352,143124</text:p>
          </table:table-cell>
          <table:table-cell table:number-columns-repeated="7"/>
        </table:table-row>
        <table:table-row table:style-name="ro1">
          <table:table-cell office:value-type="float" office:value="50.168" calcext:value-type="float">
            <text:p>50,168</text:p>
          </table:table-cell>
          <table:table-cell office:value-type="float" office:value="0.036532" calcext:value-type="float">
            <text:p>0,036532</text:p>
          </table:table-cell>
          <table:table-cell/>
          <table:table-cell office:value-type="float" office:value="42.929" calcext:value-type="float">
            <text:p>42,929</text:p>
          </table:table-cell>
          <table:table-cell office:value-type="float" office:value="2.799866" calcext:value-type="float">
            <text:p>2,799866</text:p>
          </table:table-cell>
          <table:table-cell/>
          <table:table-cell office:value-type="float" office:value="406.45" calcext:value-type="float">
            <text:p>406,45</text:p>
          </table:table-cell>
          <table:table-cell office:value-type="float" office:value="352.020769" calcext:value-type="float">
            <text:p>352,020769</text:p>
          </table:table-cell>
          <table:table-cell table:number-columns-repeated="7"/>
        </table:table-row>
        <table:table-row table:style-name="ro1">
          <table:table-cell office:value-type="float" office:value="80.06" calcext:value-type="float">
            <text:p>80,06</text:p>
          </table:table-cell>
          <table:table-cell office:value-type="float" office:value="0.036239" calcext:value-type="float">
            <text:p>0,036239</text:p>
          </table:table-cell>
          <table:table-cell/>
          <table:table-cell office:value-type="float" office:value="47.317" calcext:value-type="float">
            <text:p>47,317</text:p>
          </table:table-cell>
          <table:table-cell office:value-type="float" office:value="2.797929" calcext:value-type="float">
            <text:p>2,797929</text:p>
          </table:table-cell>
          <table:table-cell/>
          <table:table-cell office:value-type="float" office:value="418.648" calcext:value-type="float">
            <text:p>418,648</text:p>
          </table:table-cell>
          <table:table-cell office:value-type="float" office:value="351.615104" calcext:value-type="float">
            <text:p>351,615104</text:p>
          </table:table-cell>
          <table:table-cell table:number-columns-repeated="7"/>
        </table:table-row>
        <table:table-row table:style-name="ro1">
          <table:table-cell office:value-type="float" office:value="39.869" calcext:value-type="float">
            <text:p>39,869</text:p>
          </table:table-cell>
          <table:table-cell office:value-type="float" office:value="0.036032" calcext:value-type="float">
            <text:p>0,036032</text:p>
          </table:table-cell>
          <table:table-cell/>
          <table:table-cell office:value-type="float" office:value="46.136" calcext:value-type="float">
            <text:p>46,136</text:p>
          </table:table-cell>
          <table:table-cell office:value-type="float" office:value="2.796962" calcext:value-type="float">
            <text:p>2,796962</text:p>
          </table:table-cell>
          <table:table-cell/>
          <table:table-cell office:value-type="float" office:value="404.537" calcext:value-type="float">
            <text:p>404,537</text:p>
          </table:table-cell>
          <table:table-cell office:value-type="float" office:value="351.543125" calcext:value-type="float">
            <text:p>351,543125</text:p>
          </table:table-cell>
          <table:table-cell table:number-columns-repeated="7"/>
        </table:table-row>
        <table:table-row table:style-name="ro1">
          <table:table-cell office:value-type="float" office:value="75.312" calcext:value-type="float">
            <text:p>75,312</text:p>
          </table:table-cell>
          <table:table-cell office:value-type="float" office:value="0.035945" calcext:value-type="float">
            <text:p>0,035945</text:p>
          </table:table-cell>
          <table:table-cell/>
          <table:table-cell office:value-type="float" office:value="48.51" calcext:value-type="float">
            <text:p>48,51</text:p>
          </table:table-cell>
          <table:table-cell office:value-type="float" office:value="2.792602" calcext:value-type="float">
            <text:p>2,792602</text:p>
          </table:table-cell>
          <table:table-cell/>
          <table:table-cell office:value-type="float" office:value="411.82" calcext:value-type="float">
            <text:p>411,82</text:p>
          </table:table-cell>
          <table:table-cell office:value-type="float" office:value="351.266105" calcext:value-type="float">
            <text:p>351,266105</text:p>
          </table:table-cell>
          <table:table-cell table:number-columns-repeated="7"/>
        </table:table-row>
        <table:table-row table:style-name="ro1">
          <table:table-cell office:value-type="float" office:value="44.259" calcext:value-type="float">
            <text:p>44,259</text:p>
          </table:table-cell>
          <table:table-cell office:value-type="float" office:value="0.035332" calcext:value-type="float">
            <text:p>0,035332</text:p>
          </table:table-cell>
          <table:table-cell/>
          <table:table-cell office:value-type="float" office:value="48.725" calcext:value-type="float">
            <text:p>48,725</text:p>
          </table:table-cell>
          <table:table-cell office:value-type="float" office:value="2.785493" calcext:value-type="float">
            <text:p>2,785493</text:p>
          </table:table-cell>
          <table:table-cell/>
          <table:table-cell office:value-type="float" office:value="404.748" calcext:value-type="float">
            <text:p>404,748</text:p>
          </table:table-cell>
          <table:table-cell office:value-type="float" office:value="350.838764" calcext:value-type="float">
            <text:p>350,838764</text:p>
          </table:table-cell>
          <table:table-cell table:number-columns-repeated="7"/>
        </table:table-row>
        <table:table-row table:style-name="ro1">
          <table:table-cell office:value-type="float" office:value="41.258" calcext:value-type="float">
            <text:p>41,258</text:p>
          </table:table-cell>
          <table:table-cell office:value-type="float" office:value="0.035173" calcext:value-type="float">
            <text:p>0,035173</text:p>
          </table:table-cell>
          <table:table-cell/>
          <table:table-cell office:value-type="float" office:value="46.189" calcext:value-type="float">
            <text:p>46,189</text:p>
          </table:table-cell>
          <table:table-cell office:value-type="float" office:value="2.782016" calcext:value-type="float">
            <text:p>2,782016</text:p>
          </table:table-cell>
          <table:table-cell/>
          <table:table-cell office:value-type="float" office:value="401.077" calcext:value-type="float">
            <text:p>401,077</text:p>
          </table:table-cell>
          <table:table-cell office:value-type="float" office:value="350.680478" calcext:value-type="float">
            <text:p>350,680478</text:p>
          </table:table-cell>
          <table:table-cell table:number-columns-repeated="7"/>
        </table:table-row>
        <table:table-row table:style-name="ro1">
          <table:table-cell office:value-type="float" office:value="40.697" calcext:value-type="float">
            <text:p>40,697</text:p>
          </table:table-cell>
          <table:table-cell office:value-type="float" office:value="0.035166" calcext:value-type="float">
            <text:p>0,035166</text:p>
          </table:table-cell>
          <table:table-cell/>
          <table:table-cell office:value-type="float" office:value="41.889" calcext:value-type="float">
            <text:p>41,889</text:p>
          </table:table-cell>
          <table:table-cell office:value-type="float" office:value="2.780238" calcext:value-type="float">
            <text:p>2,780238</text:p>
          </table:table-cell>
          <table:table-cell/>
          <table:table-cell office:value-type="float" office:value="420.832" calcext:value-type="float">
            <text:p>420,832</text:p>
          </table:table-cell>
          <table:table-cell office:value-type="float" office:value="349.913296" calcext:value-type="float">
            <text:p>349,913296</text:p>
          </table:table-cell>
          <table:table-cell table:number-columns-repeated="7"/>
        </table:table-row>
        <table:table-row table:style-name="ro1">
          <table:table-cell office:value-type="float" office:value="39.791" calcext:value-type="float">
            <text:p>39,791</text:p>
          </table:table-cell>
          <table:table-cell office:value-type="float" office:value="0.03507" calcext:value-type="float">
            <text:p>0,03507</text:p>
          </table:table-cell>
          <table:table-cell/>
          <table:table-cell office:value-type="float" office:value="44.516" calcext:value-type="float">
            <text:p>44,516</text:p>
          </table:table-cell>
          <table:table-cell office:value-type="float" office:value="2.777962" calcext:value-type="float">
            <text:p>2,777962</text:p>
          </table:table-cell>
          <table:table-cell/>
          <table:table-cell office:value-type="float" office:value="400.876" calcext:value-type="float">
            <text:p>400,876</text:p>
          </table:table-cell>
          <table:table-cell office:value-type="float" office:value="349.608834" calcext:value-type="float">
            <text:p>349,608834</text:p>
          </table:table-cell>
          <table:table-cell table:number-columns-repeated="7"/>
        </table:table-row>
        <table:table-row table:style-name="ro1">
          <table:table-cell office:value-type="float" office:value="45.735" calcext:value-type="float">
            <text:p>45,735</text:p>
          </table:table-cell>
          <table:table-cell office:value-type="float" office:value="0.033888" calcext:value-type="float">
            <text:p>0,033888</text:p>
          </table:table-cell>
          <table:table-cell/>
          <table:table-cell office:value-type="float" office:value="301.944" calcext:value-type="float">
            <text:p>301,944</text:p>
          </table:table-cell>
          <table:table-cell office:value-type="float" office:value="2.772722" calcext:value-type="float">
            <text:p>2,772722</text:p>
          </table:table-cell>
          <table:table-cell/>
          <table:table-cell office:value-type="float" office:value="409.31" calcext:value-type="float">
            <text:p>409,31</text:p>
          </table:table-cell>
          <table:table-cell office:value-type="float" office:value="349.367303" calcext:value-type="float">
            <text:p>349,367303</text:p>
          </table:table-cell>
          <table:table-cell table:number-columns-repeated="7"/>
        </table:table-row>
        <table:table-row table:style-name="ro1">
          <table:table-cell office:value-type="float" office:value="49.591" calcext:value-type="float">
            <text:p>49,591</text:p>
          </table:table-cell>
          <table:table-cell office:value-type="float" office:value="0.033796" calcext:value-type="float">
            <text:p>0,033796</text:p>
          </table:table-cell>
          <table:table-cell/>
          <table:table-cell office:value-type="float" office:value="41.672" calcext:value-type="float">
            <text:p>41,672</text:p>
          </table:table-cell>
          <table:table-cell office:value-type="float" office:value="2.747994" calcext:value-type="float">
            <text:p>2,747994</text:p>
          </table:table-cell>
          <table:table-cell/>
          <table:table-cell office:value-type="float" office:value="402.128" calcext:value-type="float">
            <text:p>402,128</text:p>
          </table:table-cell>
          <table:table-cell office:value-type="float" office:value="348.590634" calcext:value-type="float">
            <text:p>348,590634</text:p>
          </table:table-cell>
          <table:table-cell table:number-columns-repeated="7"/>
        </table:table-row>
        <table:table-row table:style-name="ro1">
          <table:table-cell office:value-type="float" office:value="44.878" calcext:value-type="float">
            <text:p>44,878</text:p>
          </table:table-cell>
          <table:table-cell office:value-type="float" office:value="0.032656" calcext:value-type="float">
            <text:p>0,032656</text:p>
          </table:table-cell>
          <table:table-cell/>
          <table:table-cell office:value-type="float" office:value="44.422" calcext:value-type="float">
            <text:p>44,422</text:p>
          </table:table-cell>
          <table:table-cell office:value-type="float" office:value="2.74487" calcext:value-type="float">
            <text:p>2,74487</text:p>
          </table:table-cell>
          <table:table-cell/>
          <table:table-cell office:value-type="float" office:value="428.55" calcext:value-type="float">
            <text:p>428,55</text:p>
          </table:table-cell>
          <table:table-cell office:value-type="float" office:value="348.336166" calcext:value-type="float">
            <text:p>348,336166</text:p>
          </table:table-cell>
          <table:table-cell table:number-columns-repeated="7"/>
        </table:table-row>
        <table:table-row table:style-name="ro1">
          <table:table-cell office:value-type="float" office:value="44.948" calcext:value-type="float">
            <text:p>44,948</text:p>
          </table:table-cell>
          <table:table-cell office:value-type="float" office:value="0.032632" calcext:value-type="float">
            <text:p>0,032632</text:p>
          </table:table-cell>
          <table:table-cell/>
          <table:table-cell office:value-type="float" office:value="63.027" calcext:value-type="float">
            <text:p>63,027</text:p>
          </table:table-cell>
          <table:table-cell office:value-type="float" office:value="2.729561" calcext:value-type="float">
            <text:p>2,729561</text:p>
          </table:table-cell>
          <table:table-cell/>
          <table:table-cell office:value-type="float" office:value="403.923" calcext:value-type="float">
            <text:p>403,923</text:p>
          </table:table-cell>
          <table:table-cell office:value-type="float" office:value="347.815255" calcext:value-type="float">
            <text:p>347,815255</text:p>
          </table:table-cell>
          <table:table-cell table:number-columns-repeated="7"/>
        </table:table-row>
        <table:table-row table:style-name="ro1">
          <table:table-cell office:value-type="float" office:value="38.838" calcext:value-type="float">
            <text:p>38,838</text:p>
          </table:table-cell>
          <table:table-cell office:value-type="float" office:value="0.032409" calcext:value-type="float">
            <text:p>0,032409</text:p>
          </table:table-cell>
          <table:table-cell/>
          <table:table-cell office:value-type="float" office:value="40.876" calcext:value-type="float">
            <text:p>40,876</text:p>
          </table:table-cell>
          <table:table-cell office:value-type="float" office:value="2.728195" calcext:value-type="float">
            <text:p>2,728195</text:p>
          </table:table-cell>
          <table:table-cell/>
          <table:table-cell office:value-type="float" office:value="411.167" calcext:value-type="float">
            <text:p>411,167</text:p>
          </table:table-cell>
          <table:table-cell office:value-type="float" office:value="347.432471" calcext:value-type="float">
            <text:p>347,432471</text:p>
          </table:table-cell>
          <table:table-cell table:number-columns-repeated="7"/>
        </table:table-row>
        <table:table-row table:style-name="ro1">
          <table:table-cell office:value-type="float" office:value="68.334" calcext:value-type="float">
            <text:p>68,334</text:p>
          </table:table-cell>
          <table:table-cell office:value-type="float" office:value="0.032239" calcext:value-type="float">
            <text:p>0,032239</text:p>
          </table:table-cell>
          <table:table-cell/>
          <table:table-cell office:value-type="float" office:value="45.638" calcext:value-type="float">
            <text:p>45,638</text:p>
          </table:table-cell>
          <table:table-cell office:value-type="float" office:value="2.719619" calcext:value-type="float">
            <text:p>2,719619</text:p>
          </table:table-cell>
          <table:table-cell/>
          <table:table-cell office:value-type="float" office:value="395.88" calcext:value-type="float">
            <text:p>395,88</text:p>
          </table:table-cell>
          <table:table-cell office:value-type="float" office:value="346.91474" calcext:value-type="float">
            <text:p>346,91474</text:p>
          </table:table-cell>
          <table:table-cell table:number-columns-repeated="7"/>
        </table:table-row>
        <table:table-row table:style-name="ro1">
          <table:table-cell office:value-type="float" office:value="39.205" calcext:value-type="float">
            <text:p>39,205</text:p>
          </table:table-cell>
          <table:table-cell office:value-type="float" office:value="0.032138" calcext:value-type="float">
            <text:p>0,032138</text:p>
          </table:table-cell>
          <table:table-cell/>
          <table:table-cell office:value-type="float" office:value="50.409" calcext:value-type="float">
            <text:p>50,409</text:p>
          </table:table-cell>
          <table:table-cell office:value-type="float" office:value="2.699277" calcext:value-type="float">
            <text:p>2,699277</text:p>
          </table:table-cell>
          <table:table-cell/>
          <table:table-cell office:value-type="float" office:value="399.378" calcext:value-type="float">
            <text:p>399,378</text:p>
          </table:table-cell>
          <table:table-cell office:value-type="float" office:value="346.834499" calcext:value-type="float">
            <text:p>346,834499</text:p>
          </table:table-cell>
          <table:table-cell table:number-columns-repeated="7"/>
        </table:table-row>
        <table:table-row table:style-name="ro1">
          <table:table-cell office:value-type="float" office:value="40.363" calcext:value-type="float">
            <text:p>40,363</text:p>
          </table:table-cell>
          <table:table-cell office:value-type="float" office:value="0.031083" calcext:value-type="float">
            <text:p>0,031083</text:p>
          </table:table-cell>
          <table:table-cell/>
          <table:table-cell office:value-type="float" office:value="55.186" calcext:value-type="float">
            <text:p>55,186</text:p>
          </table:table-cell>
          <table:table-cell office:value-type="float" office:value="2.698548" calcext:value-type="float">
            <text:p>2,698548</text:p>
          </table:table-cell>
          <table:table-cell/>
          <table:table-cell office:value-type="float" office:value="397.609" calcext:value-type="float">
            <text:p>397,609</text:p>
          </table:table-cell>
          <table:table-cell office:value-type="float" office:value="345.696943" calcext:value-type="float">
            <text:p>345,696943</text:p>
          </table:table-cell>
          <table:table-cell table:number-columns-repeated="7"/>
        </table:table-row>
        <table:table-row table:style-name="ro1">
          <table:table-cell office:value-type="float" office:value="38.914" calcext:value-type="float">
            <text:p>38,914</text:p>
          </table:table-cell>
          <table:table-cell office:value-type="float" office:value="0.03086" calcext:value-type="float">
            <text:p>0,03086</text:p>
          </table:table-cell>
          <table:table-cell/>
          <table:table-cell office:value-type="float" office:value="66.671" calcext:value-type="float">
            <text:p>66,671</text:p>
          </table:table-cell>
          <table:table-cell office:value-type="float" office:value="2.692888" calcext:value-type="float">
            <text:p>2,692888</text:p>
          </table:table-cell>
          <table:table-cell/>
          <table:table-cell office:value-type="float" office:value="649.161" calcext:value-type="float">
            <text:p>649,161</text:p>
          </table:table-cell>
          <table:table-cell office:value-type="float" office:value="345.212112" calcext:value-type="float">
            <text:p>345,212112</text:p>
          </table:table-cell>
          <table:table-cell table:number-columns-repeated="7"/>
        </table:table-row>
        <table:table-row table:style-name="ro1">
          <table:table-cell office:value-type="float" office:value="46.42" calcext:value-type="float">
            <text:p>46,42</text:p>
          </table:table-cell>
          <table:table-cell office:value-type="float" office:value="0.029966" calcext:value-type="float">
            <text:p>0,029966</text:p>
          </table:table-cell>
          <table:table-cell/>
          <table:table-cell office:value-type="float" office:value="48.559" calcext:value-type="float">
            <text:p>48,559</text:p>
          </table:table-cell>
          <table:table-cell office:value-type="float" office:value="2.679032" calcext:value-type="float">
            <text:p>2,679032</text:p>
          </table:table-cell>
          <table:table-cell/>
          <table:table-cell office:value-type="float" office:value="393.931" calcext:value-type="float">
            <text:p>393,931</text:p>
          </table:table-cell>
          <table:table-cell office:value-type="float" office:value="344.503715" calcext:value-type="float">
            <text:p>344,503715</text:p>
          </table:table-cell>
          <table:table-cell table:number-columns-repeated="7"/>
        </table:table-row>
        <table:table-row table:style-name="ro1">
          <table:table-cell office:value-type="float" office:value="64.135" calcext:value-type="float">
            <text:p>64,135</text:p>
          </table:table-cell>
          <table:table-cell office:value-type="float" office:value="0.029897" calcext:value-type="float">
            <text:p>0,029897</text:p>
          </table:table-cell>
          <table:table-cell/>
          <table:table-cell office:value-type="float" office:value="41.891" calcext:value-type="float">
            <text:p>41,891</text:p>
          </table:table-cell>
          <table:table-cell office:value-type="float" office:value="2.668427" calcext:value-type="float">
            <text:p>2,668427</text:p>
          </table:table-cell>
          <table:table-cell/>
          <table:table-cell office:value-type="float" office:value="396.616" calcext:value-type="float">
            <text:p>396,616</text:p>
          </table:table-cell>
          <table:table-cell office:value-type="float" office:value="343.706156" calcext:value-type="float">
            <text:p>343,706156</text:p>
          </table:table-cell>
          <table:table-cell table:number-columns-repeated="7"/>
        </table:table-row>
        <table:table-row table:style-name="ro1">
          <table:table-cell office:value-type="float" office:value="43.929" calcext:value-type="float">
            <text:p>43,929</text:p>
          </table:table-cell>
          <table:table-cell office:value-type="float" office:value="0.029856" calcext:value-type="float">
            <text:p>0,029856</text:p>
          </table:table-cell>
          <table:table-cell/>
          <table:table-cell office:value-type="float" office:value="50.636" calcext:value-type="float">
            <text:p>50,636</text:p>
          </table:table-cell>
          <table:table-cell office:value-type="float" office:value="2.658835" calcext:value-type="float">
            <text:p>2,658835</text:p>
          </table:table-cell>
          <table:table-cell/>
          <table:table-cell office:value-type="float" office:value="394.063" calcext:value-type="float">
            <text:p>394,063</text:p>
          </table:table-cell>
          <table:table-cell office:value-type="float" office:value="342.679954" calcext:value-type="float">
            <text:p>342,679954</text:p>
          </table:table-cell>
          <table:table-cell table:number-columns-repeated="7"/>
        </table:table-row>
        <table:table-row table:style-name="ro1">
          <table:table-cell office:value-type="float" office:value="41.796" calcext:value-type="float">
            <text:p>41,796</text:p>
          </table:table-cell>
          <table:table-cell office:value-type="float" office:value="0.029845" calcext:value-type="float">
            <text:p>0,029845</text:p>
          </table:table-cell>
          <table:table-cell/>
          <table:table-cell office:value-type="float" office:value="55.029" calcext:value-type="float">
            <text:p>55,029</text:p>
          </table:table-cell>
          <table:table-cell office:value-type="float" office:value="2.65612" calcext:value-type="float">
            <text:p>2,65612</text:p>
          </table:table-cell>
          <table:table-cell/>
          <table:table-cell office:value-type="float" office:value="397.575" calcext:value-type="float">
            <text:p>397,575</text:p>
          </table:table-cell>
          <table:table-cell office:value-type="float" office:value="342.632669" calcext:value-type="float">
            <text:p>342,632669</text:p>
          </table:table-cell>
          <table:table-cell table:number-columns-repeated="7"/>
        </table:table-row>
        <table:table-row table:style-name="ro1">
          <table:table-cell office:value-type="float" office:value="38.829" calcext:value-type="float">
            <text:p>38,829</text:p>
          </table:table-cell>
          <table:table-cell office:value-type="float" office:value="0.029572" calcext:value-type="float">
            <text:p>0,029572</text:p>
          </table:table-cell>
          <table:table-cell/>
          <table:table-cell office:value-type="float" office:value="341.313" calcext:value-type="float">
            <text:p>341,313</text:p>
          </table:table-cell>
          <table:table-cell office:value-type="float" office:value="2.63215" calcext:value-type="float">
            <text:p>2,63215</text:p>
          </table:table-cell>
          <table:table-cell/>
          <table:table-cell office:value-type="float" office:value="397.035" calcext:value-type="float">
            <text:p>397,035</text:p>
          </table:table-cell>
          <table:table-cell office:value-type="float" office:value="342.421917" calcext:value-type="float">
            <text:p>342,421917</text:p>
          </table:table-cell>
          <table:table-cell table:number-columns-repeated="7"/>
        </table:table-row>
        <table:table-row table:style-name="ro1">
          <table:table-cell office:value-type="float" office:value="43.076" calcext:value-type="float">
            <text:p>43,076</text:p>
          </table:table-cell>
          <table:table-cell office:value-type="float" office:value="0.028889" calcext:value-type="float">
            <text:p>0,028889</text:p>
          </table:table-cell>
          <table:table-cell/>
          <table:table-cell office:value-type="float" office:value="82.737" calcext:value-type="float">
            <text:p>82,737</text:p>
          </table:table-cell>
          <table:table-cell office:value-type="float" office:value="2.62111" calcext:value-type="float">
            <text:p>2,62111</text:p>
          </table:table-cell>
          <table:table-cell/>
          <table:table-cell office:value-type="float" office:value="3273.064" calcext:value-type="float">
            <text:p>3273,064</text:p>
          </table:table-cell>
          <table:table-cell table:number-columns-repeated="8"/>
        </table:table-row>
      </table:table>
      <table:table table:name="RESULT" table:style-name="ta1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0.038078099" calcext:value-type="float">
            <text:p>0,038078099</text:p>
          </table:table-cell>
          <table:table-cell office:value-type="float" office:value="4.340417353" calcext:value-type="float">
            <text:p>4,340417353</text:p>
          </table:table-cell>
          <table:table-cell office:value-type="float" office:value="936.3509939" calcext:value-type="float">
            <text:p>936,3509939</text:p>
          </table:table-cell>
        </table:table-row>
        <table:table-row table:style-name="ro1">
          <table:table-cell table:number-columns-repeated="2"/>
          <table:table-cell office:value-type="float" office:value="0.006798292" calcext:value-type="float">
            <text:p>0,006798292</text:p>
          </table:table-cell>
          <table:table-cell office:value-type="float" office:value="1.555196162" calcext:value-type="float">
            <text:p>1,555196162</text:p>
          </table:table-cell>
          <table:table-cell office:value-type="float" office:value="94.9458893" calcext:value-type="float">
            <text:p>94,945889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float" office:value="0.035173465" calcext:value-type="float">
            <text:p>0,035173465</text:p>
          </table:table-cell>
          <table:table-cell office:value-type="float" office:value="3.039654763" calcext:value-type="float">
            <text:p>3,039654763</text:p>
          </table:table-cell>
          <table:table-cell office:value-type="float" office:value="765.860611" calcext:value-type="float">
            <text:p>765,860611</text:p>
          </table:table-cell>
        </table:table-row>
        <table:table-row table:style-name="ro1">
          <table:table-cell table:number-columns-repeated="2"/>
          <table:table-cell office:value-type="float" office:value="0.00520832" calcext:value-type="float">
            <text:p>0,00520832</text:p>
          </table:table-cell>
          <table:table-cell office:value-type="float" office:value="0.440404337" calcext:value-type="float">
            <text:p>0,440404337</text:p>
          </table:table-cell>
          <table:table-cell office:value-type="float" office:value="75.46925938" calcext:value-type="float">
            <text:p>75,4692593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office:value-type="float" office:value="0.037886565" calcext:value-type="float">
            <text:p>0,037886565</text:p>
          </table:table-cell>
          <table:table-cell office:value-type="float" office:value="2.833659533" calcext:value-type="float">
            <text:p>2,833659533</text:p>
          </table:table-cell>
          <table:table-cell office:value-type="float" office:value="682.8435736" calcext:value-type="float">
            <text:p>682,8435736</text:p>
          </table:table-cell>
        </table:table-row>
        <table:table-row table:style-name="ro1">
          <table:table-cell table:number-columns-repeated="2"/>
          <table:table-cell office:value-type="float" office:value="0.005994209" calcext:value-type="float">
            <text:p>0,005994209</text:p>
          </table:table-cell>
          <table:table-cell office:value-type="float" office:value="0.459364103" calcext:value-type="float">
            <text:p>0,459364103</text:p>
          </table:table-cell>
          <table:table-cell office:value-type="float" office:value="33.89220687" calcext:value-type="float">
            <text:p>33,8922068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office:value-type="float" office:value="0.037592352" calcext:value-type="float">
            <text:p>0,037592352</text:p>
          </table:table-cell>
          <table:table-cell office:value-type="float" office:value="3.54313967" calcext:value-type="float">
            <text:p>3,54313967</text:p>
          </table:table-cell>
          <table:table-cell office:value-type="float" office:value="434.6222229" calcext:value-type="float">
            <text:p>434,6222229</text:p>
          </table:table-cell>
        </table:table-row>
        <table:table-row table:style-name="ro1">
          <table:table-cell table:number-columns-repeated="2"/>
          <table:table-cell office:value-type="float" office:value="0.006244236" calcext:value-type="float">
            <text:p>0,006244236</text:p>
          </table:table-cell>
          <table:table-cell office:value-type="float" office:value="0.334629084" calcext:value-type="float">
            <text:p>0,334629084</text:p>
          </table:table-cell>
          <table:table-cell office:value-type="float" office:value="14.67749476" calcext:value-type="float">
            <text:p>14,6774947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/>
          <table:table-cell office:value-type="float" office:value="0.040784087" calcext:value-type="float">
            <text:p>0,040784087</text:p>
          </table:table-cell>
          <table:table-cell office:value-type="float" office:value="3.071890033" calcext:value-type="float">
            <text:p>3,071890033</text:p>
          </table:table-cell>
          <table:table-cell office:value-type="float" office:value="361.8123977" calcext:value-type="float">
            <text:p>361,8123977</text:p>
          </table:table-cell>
        </table:table-row>
        <table:table-row table:style-name="ro1">
          <table:table-cell table:number-columns-repeated="2"/>
          <table:table-cell office:value-type="float" office:value="0.006012918" calcext:value-type="float">
            <text:p>0,006012918</text:p>
          </table:table-cell>
          <table:table-cell office:value-type="float" office:value="0.37350962" calcext:value-type="float">
            <text:p>0,37350962</text:p>
          </table:table-cell>
          <table:table-cell office:value-type="float" office:value="12.48937407" calcext:value-type="float">
            <text:p>12,48937407</text:p>
          </table:table-cell>
        </table:table-row>
      </table:table>
      <table:named-expressions/>
      <table:database-ranges>
        <table:database-range table:name="__Anonymous_Sheet_DB__0" table:target-range-address="'NODEJS-128MB'.G5:'NODEJS-128MB'.H1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NODEJS-256MB'.G5:'NODEJS-256MB'.H1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NODEJS-512MB'.G5:'NODEJS-512MB'.H1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NODEJS-1024MB'.G5:'NODEJS-1024MB'.H1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NODEJS-2048MB'.G5:'NODEJS-2048MB'.H10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9">00/00/0000</text:date>, <text:time style:data-style-name="N2" text:time-value="12:42:51.774410081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6:55:02.370663317</meta:creation-date>
    <dc:date>2019-03-19T15:41:54.058221968</dc:date>
    <meta:editing-duration>PT6H11M25S</meta:editing-duration>
    <meta:editing-cycles>22</meta:editing-cycles>
    <meta:generator>LibreOffice/5.1.6.2$Linux_X86_64 LibreOffice_project/10m0$Build-2</meta:generator>
    <meta:document-statistic meta:table-count="6" meta:cell-count="3030" meta:object-count="0"/>
  </office:meta>
</office:document-meta>
</file>